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47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ergyComparison" table:style-name="ta1">
        <table:shapes>
          <draw:frame draw:z-index="0" draw:style-name="gr1" draw:text-style-name="P1" svg:width="6.2988in" svg:height="3.5429in" svg:x="2.5047in" svg:y="3.6287in">
            <draw:object draw:notify-on-update-of-ranges="energyComparison.E4:energyComparison.E9 energyComparison.F4:energyComparison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1374in" svg:y="4.9067in">
            <draw:object draw:notify-on-update-of-ranges="energyComparison.E4:energyComparison.E9 energyComparison.G4:energyComparison.G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2815in" svg:y="1.0469in">
            <draw:object draw:notify-on-update-of-ranges="energyComparison.E4:energyComparison.E9 energyComparison.H4:energyComparison.H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<text:s text:c="5"/>SelfPos</text:p>
          </table:table-cell>
          <table:table-cell office:value-type="string" calcext:value-type="string">
            <text:p><text:s text:c="4"/>SelfPair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elfPos</text:p>
          </table:table-cell>
          <table:table-cell office:value-type="string" calcext:value-type="string">
            <text:p>SelfPair</text:p>
          </table:table-cell>
        </table:table-row>
        <table:table-row table:style-name="ro1">
          <table:table-cell office:value-type="float" office:value="-19.2168" calcext:value-type="float">
            <text:p>-19.2168</text:p>
          </table:table-cell>
          <table:table-cell office:value-type="float" office:value="-12.605" calcext:value-type="float">
            <text:p>-12.605</text:p>
          </table:table-cell>
          <table:table-cell office:value-type="float" office:value="-14.2492" calcext:value-type="float">
            <text:p>-14.2492</text:p>
          </table:table-cell>
          <table:table-cell/>
          <table:table-cell office:value-type="string" calcext:value-type="string">
            <text:p>Mean</text:p>
          </table:table-cell>
          <table:table-cell table:formula="of:=AVERAGE([.A2:.A1001])" office:value-type="float" office:value="6.3606884918" calcext:value-type="float">
            <text:p>6.3606884918</text:p>
          </table:table-cell>
          <table:table-cell table:formula="of:=AVERAGE([.B2:.B1001])" office:value-type="float" office:value="11.4864124367" calcext:value-type="float">
            <text:p>11.4864124367</text:p>
          </table:table-cell>
          <table:table-cell table:formula="of:=AVERAGE([.C2:.C1001])" office:value-type="float" office:value="-0.312446428579997" calcext:value-type="float">
            <text:p>-0.312446428579997</text:p>
          </table:table-cell>
        </table:table-row>
        <table:table-row table:style-name="ro1">
          <table:table-cell office:value-type="float" office:value="-19.0229" calcext:value-type="float">
            <text:p>-19.0229</text:p>
          </table:table-cell>
          <table:table-cell office:value-type="float" office:value="-11.2452" calcext:value-type="float">
            <text:p>-11.2452</text:p>
          </table:table-cell>
          <table:table-cell office:value-type="float" office:value="-13.4048" calcext:value-type="float">
            <text:p>-13.4048</text:p>
          </table:table-cell>
          <table:table-cell/>
          <table:table-cell office:value-type="string" calcext:value-type="string">
            <text:p>SD</text:p>
          </table:table-cell>
          <table:table-cell table:formula="of:=STDEV([.A2:.A1001])" office:value-type="float" office:value="8.56792531816121" calcext:value-type="float">
            <text:p>8.56792531816121</text:p>
          </table:table-cell>
          <table:table-cell table:formula="of:=STDEV([.B2:.B1001])" office:value-type="float" office:value="7.99788716987673" calcext:value-type="float">
            <text:p>7.99788716987673</text:p>
          </table:table-cell>
          <table:table-cell table:formula="of:=STDEV([.C2:.C1001])" office:value-type="float" office:value="5.74536436560304" calcext:value-type="float">
            <text:p>5.74536436560304</text:p>
          </table:table-cell>
        </table:table-row>
        <table:table-row table:style-name="ro1">
          <table:table-cell office:value-type="float" office:value="-18.0032" calcext:value-type="float">
            <text:p>-18.0032</text:p>
          </table:table-cell>
          <table:table-cell office:value-type="float" office:value="-10.4402" calcext:value-type="float">
            <text:p>-10.4402</text:p>
          </table:table-cell>
          <table:table-cell office:value-type="float" office:value="-13.196" calcext:value-type="float">
            <text:p>-13.196</text:p>
          </table:table-cell>
          <table:table-cell/>
          <table:table-cell office:value-type="string" calcext:value-type="string">
            <text:p>&lt;-10</text:p>
          </table:table-cell>
          <table:table-cell table:formula="of:=COUNT([.A2:.A28])" office:value-type="float" office:value="27" calcext:value-type="float">
            <text:p>27</text:p>
          </table:table-cell>
          <table:table-cell table:formula="of:=COUNT([.B2:.B5])" office:value-type="float" office:value="4" calcext:value-type="float">
            <text:p>4</text:p>
          </table:table-cell>
          <table:table-cell table:formula="of:=COUNT([.C2:.C25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5.7576" calcext:value-type="float">
            <text:p>-15.7576</text:p>
          </table:table-cell>
          <table:table-cell office:value-type="float" office:value="-10.2747" calcext:value-type="float">
            <text:p>-10.2747</text:p>
          </table:table-cell>
          <table:table-cell office:value-type="float" office:value="-13.1569" calcext:value-type="float">
            <text:p>-13.1569</text:p>
          </table:table-cell>
          <table:table-cell/>
          <table:table-cell office:value-type="string" calcext:value-type="string">
            <text:p>-10&lt;x&lt;-5</text:p>
          </table:table-cell>
          <table:table-cell table:formula="of:=COUNT([.A29:.A94])" office:value-type="float" office:value="66" calcext:value-type="float">
            <text:p>66</text:p>
          </table:table-cell>
          <table:table-cell table:formula="of:=COUNT([.B6:.B26])" office:value-type="float" office:value="21" calcext:value-type="float">
            <text:p>21</text:p>
          </table:table-cell>
          <table:table-cell table:formula="of:=COUNT([.C26:.C198]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-13.9512" calcext:value-type="float">
            <text:p>-13.9512</text:p>
          </table:table-cell>
          <table:table-cell office:value-type="float" office:value="-9.88377" calcext:value-type="float">
            <text:p>-9.88377</text:p>
          </table:table-cell>
          <table:table-cell office:value-type="float" office:value="-12.6275" calcext:value-type="float">
            <text:p>-12.6275</text:p>
          </table:table-cell>
          <table:table-cell/>
          <table:table-cell office:value-type="string" calcext:value-type="string">
            <text:p>-5&lt;x&lt;0</text:p>
          </table:table-cell>
          <table:table-cell table:formula="of:=COUNT([.A95:.A210])" office:value-type="float" office:value="116" calcext:value-type="float">
            <text:p>116</text:p>
          </table:table-cell>
          <table:table-cell table:formula="of:=COUNT([.B27:.B73])" office:value-type="float" office:value="47" calcext:value-type="float">
            <text:p>47</text:p>
          </table:table-cell>
          <table:table-cell table:formula="of:=COUNT([.C199:.C609]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-13.9261" calcext:value-type="float">
            <text:p>-13.9261</text:p>
          </table:table-cell>
          <table:table-cell office:value-type="float" office:value="-8.64096" calcext:value-type="float">
            <text:p>-8.64096</text:p>
          </table:table-cell>
          <table:table-cell office:value-type="float" office:value="-12.4527" calcext:value-type="float">
            <text:p>-12.4527</text:p>
          </table:table-cell>
          <table:table-cell/>
          <table:table-cell office:value-type="string" calcext:value-type="string">
            <text:p>0&lt;x&lt;5</text:p>
          </table:table-cell>
          <table:table-cell table:formula="of:=COUNT([.A211:.A448])" office:value-type="float" office:value="238" calcext:value-type="float">
            <text:p>238</text:p>
          </table:table-cell>
          <table:table-cell table:formula="of:=COUNT([.B74:.B207])" office:value-type="float" office:value="134" calcext:value-type="float">
            <text:p>134</text:p>
          </table:table-cell>
          <table:table-cell table:formula="of:=COUNT([.C610:.C803]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-13.8736" calcext:value-type="float">
            <text:p>-13.8736</text:p>
          </table:table-cell>
          <table:table-cell office:value-type="float" office:value="-8.57318" calcext:value-type="float">
            <text:p>-8.57318</text:p>
          </table:table-cell>
          <table:table-cell office:value-type="float" office:value="-11.8582" calcext:value-type="float">
            <text:p>-11.8582</text:p>
          </table:table-cell>
          <table:table-cell/>
          <table:table-cell office:value-type="string" calcext:value-type="string">
            <text:p>5&lt;x&lt;10</text:p>
          </table:table-cell>
          <table:table-cell table:formula="of:=COUNT([.A449:.A685])" office:value-type="float" office:value="237" calcext:value-type="float">
            <text:p>237</text:p>
          </table:table-cell>
          <table:table-cell table:formula="of:=COUNT([.B208:.B424])" office:value-type="float" office:value="217" calcext:value-type="float">
            <text:p>217</text:p>
          </table:table-cell>
          <table:table-cell table:formula="of:=COUNT([.C804:.C946]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13.5816" calcext:value-type="float">
            <text:p>-13.5816</text:p>
          </table:table-cell>
          <table:table-cell office:value-type="float" office:value="-8.40613" calcext:value-type="float">
            <text:p>-8.40613</text:p>
          </table:table-cell>
          <table:table-cell office:value-type="float" office:value="-11.8202" calcext:value-type="float">
            <text:p>-11.8202</text:p>
          </table:table-cell>
          <table:table-cell/>
          <table:table-cell office:value-type="string" calcext:value-type="string">
            <text:p>&gt;10</text:p>
          </table:table-cell>
          <table:table-cell table:formula="of:=COUNT([.A686:.A1001])" office:value-type="float" office:value="316" calcext:value-type="float">
            <text:p>316</text:p>
          </table:table-cell>
          <table:table-cell table:formula="of:=COUNT([.B425:.B1001])" office:value-type="float" office:value="577" calcext:value-type="float">
            <text:p>577</text:p>
          </table:table-cell>
          <table:table-cell table:formula="of:=COUNT([.C947:.C1001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3.3668" calcext:value-type="float">
            <text:p>-13.3668</text:p>
          </table:table-cell>
          <table:table-cell office:value-type="float" office:value="-7.70983" calcext:value-type="float">
            <text:p>-7.70983</text:p>
          </table:table-cell>
          <table:table-cell office:value-type="float" office:value="-11.6307" calcext:value-type="float">
            <text:p>-11.6307</text:p>
          </table:table-cell>
          <table:table-cell table:number-columns-repeated="5"/>
        </table:table-row>
        <table:table-row table:style-name="ro1">
          <table:table-cell office:value-type="float" office:value="-12.9964" calcext:value-type="float">
            <text:p>-12.9964</text:p>
          </table:table-cell>
          <table:table-cell office:value-type="float" office:value="-7.04867" calcext:value-type="float">
            <text:p>-7.04867</text:p>
          </table:table-cell>
          <table:table-cell office:value-type="float" office:value="-11.4525" calcext:value-type="float">
            <text:p>-11.4525</text:p>
          </table:table-cell>
          <table:table-cell table:number-columns-repeated="5"/>
        </table:table-row>
        <table:table-row table:style-name="ro1">
          <table:table-cell office:value-type="float" office:value="-12.4128" calcext:value-type="float">
            <text:p>-12.4128</text:p>
          </table:table-cell>
          <table:table-cell office:value-type="float" office:value="-6.93657" calcext:value-type="float">
            <text:p>-6.93657</text:p>
          </table:table-cell>
          <table:table-cell office:value-type="float" office:value="-11.3468" calcext:value-type="float">
            <text:p>-11.3468</text:p>
          </table:table-cell>
          <table:table-cell table:number-columns-repeated="5"/>
        </table:table-row>
        <table:table-row table:style-name="ro1">
          <table:table-cell office:value-type="float" office:value="-12.208" calcext:value-type="float">
            <text:p>-12.208</text:p>
          </table:table-cell>
          <table:table-cell office:value-type="float" office:value="-6.74195" calcext:value-type="float">
            <text:p>-6.74195</text:p>
          </table:table-cell>
          <table:table-cell office:value-type="float" office:value="-11.3028" calcext:value-type="float">
            <text:p>-11.3028</text:p>
          </table:table-cell>
          <table:table-cell table:number-columns-repeated="5"/>
        </table:table-row>
        <table:table-row table:style-name="ro1">
          <table:table-cell office:value-type="float" office:value="-12.0299" calcext:value-type="float">
            <text:p>-12.0299</text:p>
          </table:table-cell>
          <table:table-cell office:value-type="float" office:value="-6.48516" calcext:value-type="float">
            <text:p>-6.48516</text:p>
          </table:table-cell>
          <table:table-cell office:value-type="float" office:value="-11.2312" calcext:value-type="float">
            <text:p>-11.2312</text:p>
          </table:table-cell>
          <table:table-cell table:number-columns-repeated="5"/>
        </table:table-row>
        <table:table-row table:style-name="ro1">
          <table:table-cell office:value-type="float" office:value="-11.9915" calcext:value-type="float">
            <text:p>-11.9915</text:p>
          </table:table-cell>
          <table:table-cell office:value-type="float" office:value="-6.06602" calcext:value-type="float">
            <text:p>-6.06602</text:p>
          </table:table-cell>
          <table:table-cell office:value-type="float" office:value="-11.0112" calcext:value-type="float">
            <text:p>-11.0112</text:p>
          </table:table-cell>
          <table:table-cell table:number-columns-repeated="5"/>
        </table:table-row>
        <table:table-row table:style-name="ro1">
          <table:table-cell office:value-type="float" office:value="-11.8453" calcext:value-type="float">
            <text:p>-11.8453</text:p>
          </table:table-cell>
          <table:table-cell office:value-type="float" office:value="-6.02677" calcext:value-type="float">
            <text:p>-6.02677</text:p>
          </table:table-cell>
          <table:table-cell office:value-type="float" office:value="-10.8727" calcext:value-type="float">
            <text:p>-10.8727</text:p>
          </table:table-cell>
          <table:table-cell table:number-columns-repeated="5"/>
        </table:table-row>
        <table:table-row table:style-name="ro1">
          <table:table-cell office:value-type="float" office:value="-11.7606" calcext:value-type="float">
            <text:p>-11.7606</text:p>
          </table:table-cell>
          <table:table-cell office:value-type="float" office:value="-5.84351" calcext:value-type="float">
            <text:p>-5.84351</text:p>
          </table:table-cell>
          <table:table-cell office:value-type="float" office:value="-10.8588" calcext:value-type="float">
            <text:p>-10.8588</text:p>
          </table:table-cell>
          <table:table-cell table:number-columns-repeated="5"/>
        </table:table-row>
        <table:table-row table:style-name="ro1">
          <table:table-cell office:value-type="float" office:value="-11.6049" calcext:value-type="float">
            <text:p>-11.6049</text:p>
          </table:table-cell>
          <table:table-cell office:value-type="float" office:value="-5.80226" calcext:value-type="float">
            <text:p>-5.80226</text:p>
          </table:table-cell>
          <table:table-cell office:value-type="float" office:value="-10.5518" calcext:value-type="float">
            <text:p>-10.5518</text:p>
          </table:table-cell>
          <table:table-cell table:number-columns-repeated="5"/>
        </table:table-row>
        <table:table-row table:style-name="ro1">
          <table:table-cell office:value-type="float" office:value="-11.2888" calcext:value-type="float">
            <text:p>-11.2888</text:p>
          </table:table-cell>
          <table:table-cell office:value-type="float" office:value="-5.6931" calcext:value-type="float">
            <text:p>-5.6931</text:p>
          </table:table-cell>
          <table:table-cell office:value-type="float" office:value="-10.4489" calcext:value-type="float">
            <text:p>-10.4489</text:p>
          </table:table-cell>
          <table:table-cell table:number-columns-repeated="5"/>
        </table:table-row>
        <table:table-row table:style-name="ro1">
          <table:table-cell office:value-type="float" office:value="-11.1993" calcext:value-type="float">
            <text:p>-11.1993</text:p>
          </table:table-cell>
          <table:table-cell office:value-type="float" office:value="-5.68288" calcext:value-type="float">
            <text:p>-5.68288</text:p>
          </table:table-cell>
          <table:table-cell office:value-type="float" office:value="-10.4459" calcext:value-type="float">
            <text:p>-10.4459</text:p>
          </table:table-cell>
          <table:table-cell table:number-columns-repeated="5"/>
        </table:table-row>
        <table:table-row table:style-name="ro1">
          <table:table-cell office:value-type="float" office:value="-11.1085" calcext:value-type="float">
            <text:p>-11.1085</text:p>
          </table:table-cell>
          <table:table-cell office:value-type="float" office:value="-5.67968" calcext:value-type="float">
            <text:p>-5.67968</text:p>
          </table:table-cell>
          <table:table-cell office:value-type="float" office:value="-10.3461" calcext:value-type="float">
            <text:p>-10.3461</text:p>
          </table:table-cell>
          <table:table-cell table:number-columns-repeated="5"/>
        </table:table-row>
        <table:table-row table:style-name="ro1">
          <table:table-cell office:value-type="float" office:value="-10.9672" calcext:value-type="float">
            <text:p>-10.9672</text:p>
          </table:table-cell>
          <table:table-cell office:value-type="float" office:value="-5.50293" calcext:value-type="float">
            <text:p>-5.50293</text:p>
          </table:table-cell>
          <table:table-cell office:value-type="float" office:value="-10.2807" calcext:value-type="float">
            <text:p>-10.2807</text:p>
          </table:table-cell>
          <table:table-cell table:number-columns-repeated="5"/>
        </table:table-row>
        <table:table-row table:style-name="ro1">
          <table:table-cell office:value-type="float" office:value="-10.8746" calcext:value-type="float">
            <text:p>-10.8746</text:p>
          </table:table-cell>
          <table:table-cell office:value-type="float" office:value="-5.34568" calcext:value-type="float">
            <text:p>-5.34568</text:p>
          </table:table-cell>
          <table:table-cell office:value-type="float" office:value="-10.1843" calcext:value-type="float">
            <text:p>-10.1843</text:p>
          </table:table-cell>
          <table:table-cell table:number-columns-repeated="5"/>
        </table:table-row>
        <table:table-row table:style-name="ro1">
          <table:table-cell office:value-type="float" office:value="-10.7975" calcext:value-type="float">
            <text:p>-10.7975</text:p>
          </table:table-cell>
          <table:table-cell office:value-type="float" office:value="-5.31519" calcext:value-type="float">
            <text:p>-5.31519</text:p>
          </table:table-cell>
          <table:table-cell office:value-type="float" office:value="-10.1387" calcext:value-type="float">
            <text:p>-10.1387</text:p>
          </table:table-cell>
          <table:table-cell table:number-columns-repeated="5"/>
        </table:table-row>
        <table:table-row table:style-name="ro1">
          <table:table-cell office:value-type="float" office:value="-10.7006" calcext:value-type="float">
            <text:p>-10.7006</text:p>
          </table:table-cell>
          <table:table-cell office:value-type="float" office:value="-5.25131" calcext:value-type="float">
            <text:p>-5.25131</text:p>
          </table:table-cell>
          <table:table-cell office:value-type="float" office:value="-10.0837" calcext:value-type="float">
            <text:p>-10.0837</text:p>
          </table:table-cell>
          <table:table-cell table:number-columns-repeated="5"/>
        </table:table-row>
        <table:table-row table:style-name="ro1">
          <table:table-cell office:value-type="float" office:value="-10.364" calcext:value-type="float">
            <text:p>-10.364</text:p>
          </table:table-cell>
          <table:table-cell office:value-type="float" office:value="-5.0355" calcext:value-type="float">
            <text:p>-5.0355</text:p>
          </table:table-cell>
          <table:table-cell office:value-type="float" office:value="-9.68544" calcext:value-type="float">
            <text:p>-9.68544</text:p>
          </table:table-cell>
          <table:table-cell table:number-columns-repeated="5"/>
        </table:table-row>
        <table:table-row table:style-name="ro1">
          <table:table-cell office:value-type="float" office:value="-10.3376" calcext:value-type="float">
            <text:p>-10.3376</text:p>
          </table:table-cell>
          <table:table-cell office:value-type="float" office:value="-4.45569" calcext:value-type="float">
            <text:p>-4.45569</text:p>
          </table:table-cell>
          <table:table-cell office:value-type="float" office:value="-9.44613" calcext:value-type="float">
            <text:p>-9.44613</text:p>
          </table:table-cell>
          <table:table-cell table:number-columns-repeated="5"/>
        </table:table-row>
        <table:table-row table:style-name="ro1">
          <table:table-cell office:value-type="float" office:value="-10.084" calcext:value-type="float">
            <text:p>-10.084</text:p>
          </table:table-cell>
          <table:table-cell office:value-type="float" office:value="-4.37477" calcext:value-type="float">
            <text:p>-4.37477</text:p>
          </table:table-cell>
          <table:table-cell office:value-type="float" office:value="-9.31183" calcext:value-type="float">
            <text:p>-9.31183</text:p>
          </table:table-cell>
          <table:table-cell table:number-columns-repeated="5"/>
        </table:table-row>
        <table:table-row table:style-name="ro1">
          <table:table-cell office:value-type="float" office:value="-9.99911" calcext:value-type="float">
            <text:p>-9.99911</text:p>
          </table:table-cell>
          <table:table-cell office:value-type="float" office:value="-4.2023" calcext:value-type="float">
            <text:p>-4.2023</text:p>
          </table:table-cell>
          <table:table-cell office:value-type="float" office:value="-9.27995" calcext:value-type="float">
            <text:p>-9.27995</text:p>
          </table:table-cell>
          <table:table-cell table:number-columns-repeated="5"/>
        </table:table-row>
        <table:table-row table:style-name="ro1">
          <table:table-cell office:value-type="float" office:value="-9.98352" calcext:value-type="float">
            <text:p>-9.98352</text:p>
          </table:table-cell>
          <table:table-cell office:value-type="float" office:value="-4.19612" calcext:value-type="float">
            <text:p>-4.19612</text:p>
          </table:table-cell>
          <table:table-cell office:value-type="float" office:value="-9.22433" calcext:value-type="float">
            <text:p>-9.22433</text:p>
          </table:table-cell>
          <table:table-cell table:number-columns-repeated="5"/>
        </table:table-row>
        <table:table-row table:style-name="ro1">
          <table:table-cell office:value-type="float" office:value="-9.88311" calcext:value-type="float">
            <text:p>-9.88311</text:p>
          </table:table-cell>
          <table:table-cell office:value-type="float" office:value="-4.07369" calcext:value-type="float">
            <text:p>-4.07369</text:p>
          </table:table-cell>
          <table:table-cell office:value-type="float" office:value="-9.21765" calcext:value-type="float">
            <text:p>-9.21765</text:p>
          </table:table-cell>
          <table:table-cell table:number-columns-repeated="5"/>
        </table:table-row>
        <table:table-row table:style-name="ro1">
          <table:table-cell office:value-type="float" office:value="-9.69806" calcext:value-type="float">
            <text:p>-9.69806</text:p>
          </table:table-cell>
          <table:table-cell office:value-type="float" office:value="-4.07245" calcext:value-type="float">
            <text:p>-4.07245</text:p>
          </table:table-cell>
          <table:table-cell office:value-type="float" office:value="-9.15376" calcext:value-type="float">
            <text:p>-9.15376</text:p>
          </table:table-cell>
          <table:table-cell table:number-columns-repeated="5"/>
        </table:table-row>
        <table:table-row table:style-name="ro1">
          <table:table-cell office:value-type="float" office:value="-9.62232" calcext:value-type="float">
            <text:p>-9.62232</text:p>
          </table:table-cell>
          <table:table-cell office:value-type="float" office:value="-3.67144" calcext:value-type="float">
            <text:p>-3.67144</text:p>
          </table:table-cell>
          <table:table-cell office:value-type="float" office:value="-9.08429" calcext:value-type="float">
            <text:p>-9.08429</text:p>
          </table:table-cell>
          <table:table-cell table:number-columns-repeated="5"/>
        </table:table-row>
        <table:table-row table:style-name="ro1">
          <table:table-cell office:value-type="float" office:value="-9.39885" calcext:value-type="float">
            <text:p>-9.39885</text:p>
          </table:table-cell>
          <table:table-cell office:value-type="float" office:value="-3.64248" calcext:value-type="float">
            <text:p>-3.64248</text:p>
          </table:table-cell>
          <table:table-cell office:value-type="float" office:value="-9.05775" calcext:value-type="float">
            <text:p>-9.05775</text:p>
          </table:table-cell>
          <table:table-cell table:number-columns-repeated="5"/>
        </table:table-row>
        <table:table-row table:style-name="ro1">
          <table:table-cell office:value-type="float" office:value="-9.37919" calcext:value-type="float">
            <text:p>-9.37919</text:p>
          </table:table-cell>
          <table:table-cell office:value-type="float" office:value="-3.5676" calcext:value-type="float">
            <text:p>-3.5676</text:p>
          </table:table-cell>
          <table:table-cell office:value-type="float" office:value="-9.01065" calcext:value-type="float">
            <text:p>-9.01065</text:p>
          </table:table-cell>
          <table:table-cell table:number-columns-repeated="5"/>
        </table:table-row>
        <table:table-row table:style-name="ro1">
          <table:table-cell office:value-type="float" office:value="-9.25068" calcext:value-type="float">
            <text:p>-9.25068</text:p>
          </table:table-cell>
          <table:table-cell office:value-type="float" office:value="-3.24484" calcext:value-type="float">
            <text:p>-3.24484</text:p>
          </table:table-cell>
          <table:table-cell office:value-type="float" office:value="-8.82242" calcext:value-type="float">
            <text:p>-8.82242</text:p>
          </table:table-cell>
          <table:table-cell table:number-columns-repeated="5"/>
        </table:table-row>
        <table:table-row table:style-name="ro1">
          <table:table-cell office:value-type="float" office:value="-9.2487" calcext:value-type="float">
            <text:p>-9.2487</text:p>
          </table:table-cell>
          <table:table-cell office:value-type="float" office:value="-3.11169" calcext:value-type="float">
            <text:p>-3.11169</text:p>
          </table:table-cell>
          <table:table-cell office:value-type="float" office:value="-8.8142" calcext:value-type="float">
            <text:p>-8.8142</text:p>
          </table:table-cell>
          <table:table-cell table:number-columns-repeated="5"/>
        </table:table-row>
        <table:table-row table:style-name="ro1">
          <table:table-cell office:value-type="float" office:value="-8.98401" calcext:value-type="float">
            <text:p>-8.98401</text:p>
          </table:table-cell>
          <table:table-cell office:value-type="float" office:value="-3.02115" calcext:value-type="float">
            <text:p>-3.02115</text:p>
          </table:table-cell>
          <table:table-cell office:value-type="float" office:value="-8.79851" calcext:value-type="float">
            <text:p>-8.79851</text:p>
          </table:table-cell>
          <table:table-cell table:number-columns-repeated="5"/>
        </table:table-row>
        <table:table-row table:style-name="ro1">
          <table:table-cell office:value-type="float" office:value="-8.93192" calcext:value-type="float">
            <text:p>-8.93192</text:p>
          </table:table-cell>
          <table:table-cell office:value-type="float" office:value="-2.7929" calcext:value-type="float">
            <text:p>-2.7929</text:p>
          </table:table-cell>
          <table:table-cell office:value-type="float" office:value="-8.70093" calcext:value-type="float">
            <text:p>-8.70093</text:p>
          </table:table-cell>
          <table:table-cell table:number-columns-repeated="5"/>
        </table:table-row>
        <table:table-row table:style-name="ro1">
          <table:table-cell office:value-type="float" office:value="-8.81655" calcext:value-type="float">
            <text:p>-8.81655</text:p>
          </table:table-cell>
          <table:table-cell office:value-type="float" office:value="-2.46886" calcext:value-type="float">
            <text:p>-2.46886</text:p>
          </table:table-cell>
          <table:table-cell office:value-type="float" office:value="-8.69257" calcext:value-type="float">
            <text:p>-8.69257</text:p>
          </table:table-cell>
          <table:table-cell table:number-columns-repeated="5"/>
        </table:table-row>
        <table:table-row table:style-name="ro1">
          <table:table-cell office:value-type="float" office:value="-8.72229" calcext:value-type="float">
            <text:p>-8.72229</text:p>
          </table:table-cell>
          <table:table-cell office:value-type="float" office:value="-2.35248" calcext:value-type="float">
            <text:p>-2.35248</text:p>
          </table:table-cell>
          <table:table-cell office:value-type="float" office:value="-8.68871" calcext:value-type="float">
            <text:p>-8.68871</text:p>
          </table:table-cell>
          <table:table-cell table:number-columns-repeated="5"/>
        </table:table-row>
        <table:table-row table:style-name="ro1">
          <table:table-cell office:value-type="float" office:value="-8.50567" calcext:value-type="float">
            <text:p>-8.50567</text:p>
          </table:table-cell>
          <table:table-cell office:value-type="float" office:value="-1.94818" calcext:value-type="float">
            <text:p>-1.94818</text:p>
          </table:table-cell>
          <table:table-cell office:value-type="float" office:value="-8.62475" calcext:value-type="float">
            <text:p>-8.62475</text:p>
          </table:table-cell>
          <table:table-cell table:number-columns-repeated="5"/>
        </table:table-row>
        <table:table-row table:style-name="ro1">
          <table:table-cell office:value-type="float" office:value="-8.43998" calcext:value-type="float">
            <text:p>-8.43998</text:p>
          </table:table-cell>
          <table:table-cell office:value-type="float" office:value="-1.90718" calcext:value-type="float">
            <text:p>-1.90718</text:p>
          </table:table-cell>
          <table:table-cell office:value-type="float" office:value="-8.61253" calcext:value-type="float">
            <text:p>-8.61253</text:p>
          </table:table-cell>
          <table:table-cell table:number-columns-repeated="5"/>
        </table:table-row>
        <table:table-row table:style-name="ro1">
          <table:table-cell office:value-type="float" office:value="-8.39828" calcext:value-type="float">
            <text:p>-8.39828</text:p>
          </table:table-cell>
          <table:table-cell office:value-type="float" office:value="-1.84953" calcext:value-type="float">
            <text:p>-1.84953</text:p>
          </table:table-cell>
          <table:table-cell office:value-type="float" office:value="-8.52257" calcext:value-type="float">
            <text:p>-8.52257</text:p>
          </table:table-cell>
          <table:table-cell table:number-columns-repeated="5"/>
        </table:table-row>
        <table:table-row table:style-name="ro1">
          <table:table-cell office:value-type="float" office:value="-8.34533" calcext:value-type="float">
            <text:p>-8.34533</text:p>
          </table:table-cell>
          <table:table-cell office:value-type="float" office:value="-1.69406" calcext:value-type="float">
            <text:p>-1.69406</text:p>
          </table:table-cell>
          <table:table-cell office:value-type="float" office:value="-8.45396" calcext:value-type="float">
            <text:p>-8.45396</text:p>
          </table:table-cell>
          <table:table-cell table:number-columns-repeated="5"/>
        </table:table-row>
        <table:table-row table:style-name="ro1">
          <table:table-cell office:value-type="float" office:value="-8.28758" calcext:value-type="float">
            <text:p>-8.28758</text:p>
          </table:table-cell>
          <table:table-cell office:value-type="float" office:value="-1.69135" calcext:value-type="float">
            <text:p>-1.69135</text:p>
          </table:table-cell>
          <table:table-cell office:value-type="float" office:value="-8.3765" calcext:value-type="float">
            <text:p>-8.3765</text:p>
          </table:table-cell>
          <table:table-cell table:number-columns-repeated="5"/>
        </table:table-row>
        <table:table-row table:style-name="ro1">
          <table:table-cell office:value-type="float" office:value="-8.13177" calcext:value-type="float">
            <text:p>-8.13177</text:p>
          </table:table-cell>
          <table:table-cell office:value-type="float" office:value="-1.48619" calcext:value-type="float">
            <text:p>-1.48619</text:p>
          </table:table-cell>
          <table:table-cell office:value-type="float" office:value="-8.34732" calcext:value-type="float">
            <text:p>-8.34732</text:p>
          </table:table-cell>
          <table:table-cell table:number-columns-repeated="5"/>
        </table:table-row>
        <table:table-row table:style-name="ro1">
          <table:table-cell office:value-type="float" office:value="-8.10525" calcext:value-type="float">
            <text:p>-8.10525</text:p>
          </table:table-cell>
          <table:table-cell office:value-type="float" office:value="-1.44319" calcext:value-type="float">
            <text:p>-1.44319</text:p>
          </table:table-cell>
          <table:table-cell office:value-type="float" office:value="-8.34384" calcext:value-type="float">
            <text:p>-8.34384</text:p>
          </table:table-cell>
          <table:table-cell table:number-columns-repeated="5"/>
        </table:table-row>
        <table:table-row table:style-name="ro1">
          <table:table-cell office:value-type="float" office:value="-8.09429" calcext:value-type="float">
            <text:p>-8.09429</text:p>
          </table:table-cell>
          <table:table-cell office:value-type="float" office:value="-1.41689" calcext:value-type="float">
            <text:p>-1.41689</text:p>
          </table:table-cell>
          <table:table-cell office:value-type="float" office:value="-8.32903" calcext:value-type="float">
            <text:p>-8.32903</text:p>
          </table:table-cell>
          <table:table-cell table:number-columns-repeated="5"/>
        </table:table-row>
        <table:table-row table:style-name="ro1">
          <table:table-cell office:value-type="float" office:value="-7.99186" calcext:value-type="float">
            <text:p>-7.99186</text:p>
          </table:table-cell>
          <table:table-cell office:value-type="float" office:value="-1.26753" calcext:value-type="float">
            <text:p>-1.26753</text:p>
          </table:table-cell>
          <table:table-cell office:value-type="float" office:value="-8.31755" calcext:value-type="float">
            <text:p>-8.31755</text:p>
          </table:table-cell>
          <table:table-cell table:number-columns-repeated="5"/>
        </table:table-row>
        <table:table-row table:style-name="ro1">
          <table:table-cell office:value-type="float" office:value="-7.9661" calcext:value-type="float">
            <text:p>-7.9661</text:p>
          </table:table-cell>
          <table:table-cell office:value-type="float" office:value="-1.20754" calcext:value-type="float">
            <text:p>-1.20754</text:p>
          </table:table-cell>
          <table:table-cell office:value-type="float" office:value="-8.3093" calcext:value-type="float">
            <text:p>-8.3093</text:p>
          </table:table-cell>
          <table:table-cell table:number-columns-repeated="5"/>
        </table:table-row>
        <table:table-row table:style-name="ro1">
          <table:table-cell office:value-type="float" office:value="-7.95118" calcext:value-type="float">
            <text:p>-7.95118</text:p>
          </table:table-cell>
          <table:table-cell office:value-type="float" office:value="-1.15615" calcext:value-type="float">
            <text:p>-1.15615</text:p>
          </table:table-cell>
          <table:table-cell office:value-type="float" office:value="-8.305" calcext:value-type="float">
            <text:p>-8.305</text:p>
          </table:table-cell>
          <table:table-cell table:number-columns-repeated="5"/>
        </table:table-row>
        <table:table-row table:style-name="ro1">
          <table:table-cell office:value-type="float" office:value="-7.89081" calcext:value-type="float">
            <text:p>-7.89081</text:p>
          </table:table-cell>
          <table:table-cell office:value-type="float" office:value="-1.13693" calcext:value-type="float">
            <text:p>-1.13693</text:p>
          </table:table-cell>
          <table:table-cell office:value-type="float" office:value="-8.25374" calcext:value-type="float">
            <text:p>-8.25374</text:p>
          </table:table-cell>
          <table:table-cell table:number-columns-repeated="5"/>
        </table:table-row>
        <table:table-row table:style-name="ro1">
          <table:table-cell office:value-type="float" office:value="-7.76376" calcext:value-type="float">
            <text:p>-7.76376</text:p>
          </table:table-cell>
          <table:table-cell office:value-type="float" office:value="-1.07935" calcext:value-type="float">
            <text:p>-1.07935</text:p>
          </table:table-cell>
          <table:table-cell office:value-type="float" office:value="-8.22886" calcext:value-type="float">
            <text:p>-8.22886</text:p>
          </table:table-cell>
          <table:table-cell table:number-columns-repeated="5"/>
        </table:table-row>
        <table:table-row table:style-name="ro1">
          <table:table-cell office:value-type="float" office:value="-7.70329" calcext:value-type="float">
            <text:p>-7.70329</text:p>
          </table:table-cell>
          <table:table-cell office:value-type="float" office:value="-1.01936" calcext:value-type="float">
            <text:p>-1.01936</text:p>
          </table:table-cell>
          <table:table-cell office:value-type="float" office:value="-8.14489" calcext:value-type="float">
            <text:p>-8.14489</text:p>
          </table:table-cell>
          <table:table-cell table:number-columns-repeated="5"/>
        </table:table-row>
        <table:table-row table:style-name="ro1">
          <table:table-cell office:value-type="float" office:value="-7.66812" calcext:value-type="float">
            <text:p>-7.66812</text:p>
          </table:table-cell>
          <table:table-cell office:value-type="float" office:value="-0.93314" calcext:value-type="float">
            <text:p>-0.93314</text:p>
          </table:table-cell>
          <table:table-cell office:value-type="float" office:value="-8.13186" calcext:value-type="float">
            <text:p>-8.13186</text:p>
          </table:table-cell>
          <table:table-cell table:number-columns-repeated="5"/>
        </table:table-row>
        <table:table-row table:style-name="ro1">
          <table:table-cell office:value-type="float" office:value="-7.60661" calcext:value-type="float">
            <text:p>-7.60661</text:p>
          </table:table-cell>
          <table:table-cell office:value-type="float" office:value="-0.861493" calcext:value-type="float">
            <text:p>-0.861493</text:p>
          </table:table-cell>
          <table:table-cell office:value-type="float" office:value="-8.06418" calcext:value-type="float">
            <text:p>-8.06418</text:p>
          </table:table-cell>
          <table:table-cell table:number-columns-repeated="5"/>
        </table:table-row>
        <table:table-row table:style-name="ro1">
          <table:table-cell office:value-type="float" office:value="-7.56194" calcext:value-type="float">
            <text:p>-7.56194</text:p>
          </table:table-cell>
          <table:table-cell office:value-type="float" office:value="-0.834381" calcext:value-type="float">
            <text:p>-0.834381</text:p>
          </table:table-cell>
          <table:table-cell office:value-type="float" office:value="-8.05384" calcext:value-type="float">
            <text:p>-8.05384</text:p>
          </table:table-cell>
          <table:table-cell table:number-columns-repeated="5"/>
        </table:table-row>
        <table:table-row table:style-name="ro1">
          <table:table-cell office:value-type="float" office:value="-7.51197" calcext:value-type="float">
            <text:p>-7.51197</text:p>
          </table:table-cell>
          <table:table-cell office:value-type="float" office:value="-0.772516" calcext:value-type="float">
            <text:p>-0.772516</text:p>
          </table:table-cell>
          <table:table-cell office:value-type="float" office:value="-7.99734" calcext:value-type="float">
            <text:p>-7.99734</text:p>
          </table:table-cell>
          <table:table-cell table:number-columns-repeated="5"/>
        </table:table-row>
        <table:table-row table:style-name="ro1">
          <table:table-cell office:value-type="float" office:value="-7.50902" calcext:value-type="float">
            <text:p>-7.50902</text:p>
          </table:table-cell>
          <table:table-cell office:value-type="float" office:value="-0.688569" calcext:value-type="float">
            <text:p>-0.688569</text:p>
          </table:table-cell>
          <table:table-cell office:value-type="float" office:value="-7.97746" calcext:value-type="float">
            <text:p>-7.97746</text:p>
          </table:table-cell>
          <table:table-cell table:number-columns-repeated="5"/>
        </table:table-row>
        <table:table-row table:style-name="ro1">
          <table:table-cell office:value-type="float" office:value="-7.50185" calcext:value-type="float">
            <text:p>-7.50185</text:p>
          </table:table-cell>
          <table:table-cell office:value-type="float" office:value="-0.573572" calcext:value-type="float">
            <text:p>-0.573572</text:p>
          </table:table-cell>
          <table:table-cell office:value-type="float" office:value="-7.96796" calcext:value-type="float">
            <text:p>-7.96796</text:p>
          </table:table-cell>
          <table:table-cell table:number-columns-repeated="5"/>
        </table:table-row>
        <table:table-row table:style-name="ro1">
          <table:table-cell office:value-type="float" office:value="-7.43528" calcext:value-type="float">
            <text:p>-7.43528</text:p>
          </table:table-cell>
          <table:table-cell office:value-type="float" office:value="-0.561754" calcext:value-type="float">
            <text:p>-0.561754</text:p>
          </table:table-cell>
          <table:table-cell office:value-type="float" office:value="-7.946" calcext:value-type="float">
            <text:p>-7.946</text:p>
          </table:table-cell>
          <table:table-cell table:number-columns-repeated="5"/>
        </table:table-row>
        <table:table-row table:style-name="ro1">
          <table:table-cell office:value-type="float" office:value="-7.42883" calcext:value-type="float">
            <text:p>-7.42883</text:p>
          </table:table-cell>
          <table:table-cell office:value-type="float" office:value="-0.502455" calcext:value-type="float">
            <text:p>-0.502455</text:p>
          </table:table-cell>
          <table:table-cell office:value-type="float" office:value="-7.9311" calcext:value-type="float">
            <text:p>-7.9311</text:p>
          </table:table-cell>
          <table:table-cell table:number-columns-repeated="5"/>
        </table:table-row>
        <table:table-row table:style-name="ro1">
          <table:table-cell office:value-type="float" office:value="-7.42644" calcext:value-type="float">
            <text:p>-7.42644</text:p>
          </table:table-cell>
          <table:table-cell office:value-type="float" office:value="-0.47893" calcext:value-type="float">
            <text:p>-0.47893</text:p>
          </table:table-cell>
          <table:table-cell office:value-type="float" office:value="-7.89931" calcext:value-type="float">
            <text:p>-7.89931</text:p>
          </table:table-cell>
          <table:table-cell table:number-columns-repeated="5"/>
        </table:table-row>
        <table:table-row table:style-name="ro1">
          <table:table-cell office:value-type="float" office:value="-7.36096" calcext:value-type="float">
            <text:p>-7.36096</text:p>
          </table:table-cell>
          <table:table-cell office:value-type="float" office:value="-0.466884" calcext:value-type="float">
            <text:p>-0.466884</text:p>
          </table:table-cell>
          <table:table-cell office:value-type="float" office:value="-7.84902" calcext:value-type="float">
            <text:p>-7.84902</text:p>
          </table:table-cell>
          <table:table-cell table:number-columns-repeated="5"/>
        </table:table-row>
        <table:table-row table:style-name="ro1">
          <table:table-cell office:value-type="float" office:value="-7.06003" calcext:value-type="float">
            <text:p>-7.06003</text:p>
          </table:table-cell>
          <table:table-cell office:value-type="float" office:value="-0.390292" calcext:value-type="float">
            <text:p>-0.390292</text:p>
          </table:table-cell>
          <table:table-cell office:value-type="float" office:value="-7.7445" calcext:value-type="float">
            <text:p>-7.7445</text:p>
          </table:table-cell>
          <table:table-cell table:number-columns-repeated="5"/>
        </table:table-row>
        <table:table-row table:style-name="ro1">
          <table:table-cell office:value-type="float" office:value="-7.03886" calcext:value-type="float">
            <text:p>-7.03886</text:p>
          </table:table-cell>
          <table:table-cell office:value-type="float" office:value="-0.325882" calcext:value-type="float">
            <text:p>-0.325882</text:p>
          </table:table-cell>
          <table:table-cell office:value-type="float" office:value="-7.74092" calcext:value-type="float">
            <text:p>-7.74092</text:p>
          </table:table-cell>
          <table:table-cell table:number-columns-repeated="5"/>
        </table:table-row>
        <table:table-row table:style-name="ro1">
          <table:table-cell office:value-type="float" office:value="-6.94463" calcext:value-type="float">
            <text:p>-6.94463</text:p>
          </table:table-cell>
          <table:table-cell office:value-type="float" office:value="-0.314507" calcext:value-type="float">
            <text:p>-0.314507</text:p>
          </table:table-cell>
          <table:table-cell office:value-type="float" office:value="-7.64513" calcext:value-type="float">
            <text:p>-7.64513</text:p>
          </table:table-cell>
          <table:table-cell table:number-columns-repeated="5"/>
        </table:table-row>
        <table:table-row table:style-name="ro1">
          <table:table-cell office:value-type="float" office:value="-6.88208" calcext:value-type="float">
            <text:p>-6.88208</text:p>
          </table:table-cell>
          <table:table-cell office:value-type="float" office:value="-0.251526" calcext:value-type="float">
            <text:p>-0.251526</text:p>
          </table:table-cell>
          <table:table-cell office:value-type="float" office:value="-7.64259" calcext:value-type="float">
            <text:p>-7.64259</text:p>
          </table:table-cell>
          <table:table-cell table:number-columns-repeated="5"/>
        </table:table-row>
        <table:table-row table:style-name="ro1">
          <table:table-cell office:value-type="float" office:value="-6.86288" calcext:value-type="float">
            <text:p>-6.86288</text:p>
          </table:table-cell>
          <table:table-cell office:value-type="float" office:value="-0.23904" calcext:value-type="float">
            <text:p>-0.23904</text:p>
          </table:table-cell>
          <table:table-cell office:value-type="float" office:value="-7.57572" calcext:value-type="float">
            <text:p>-7.57572</text:p>
          </table:table-cell>
          <table:table-cell table:number-columns-repeated="5"/>
        </table:table-row>
        <table:table-row table:style-name="ro1">
          <table:table-cell office:value-type="float" office:value="-6.69538" calcext:value-type="float">
            <text:p>-6.69538</text:p>
          </table:table-cell>
          <table:table-cell office:value-type="float" office:value="-0.129119" calcext:value-type="float">
            <text:p>-0.129119</text:p>
          </table:table-cell>
          <table:table-cell office:value-type="float" office:value="-7.51072" calcext:value-type="float">
            <text:p>-7.51072</text:p>
          </table:table-cell>
          <table:table-cell table:number-columns-repeated="5"/>
        </table:table-row>
        <table:table-row table:style-name="ro1">
          <table:table-cell office:value-type="float" office:value="-6.59915" calcext:value-type="float">
            <text:p>-6.59915</text:p>
          </table:table-cell>
          <table:table-cell office:value-type="float" office:value="-0.0934877" calcext:value-type="float">
            <text:p>-0.0934877</text:p>
          </table:table-cell>
          <table:table-cell office:value-type="float" office:value="-7.38025" calcext:value-type="float">
            <text:p>-7.38025</text:p>
          </table:table-cell>
          <table:table-cell table:number-columns-repeated="5"/>
        </table:table-row>
        <table:table-row table:style-name="ro1">
          <table:table-cell office:value-type="float" office:value="-6.49621" calcext:value-type="float">
            <text:p>-6.49621</text:p>
          </table:table-cell>
          <table:table-cell office:value-type="float" office:value="-0.02209" calcext:value-type="float">
            <text:p>-0.02209</text:p>
          </table:table-cell>
          <table:table-cell office:value-type="float" office:value="-7.35081" calcext:value-type="float">
            <text:p>-7.35081</text:p>
          </table:table-cell>
          <table:table-cell table:number-columns-repeated="5"/>
        </table:table-row>
        <table:table-row table:style-name="ro1">
          <table:table-cell office:value-type="float" office:value="-6.40929" calcext:value-type="float">
            <text:p>-6.40929</text:p>
          </table:table-cell>
          <table:table-cell office:value-type="float" office:value="0.0337241" calcext:value-type="float">
            <text:p>0.0337241</text:p>
          </table:table-cell>
          <table:table-cell office:value-type="float" office:value="-7.29457" calcext:value-type="float">
            <text:p>-7.29457</text:p>
          </table:table-cell>
          <table:table-cell table:number-columns-repeated="5"/>
        </table:table-row>
        <table:table-row table:style-name="ro1">
          <table:table-cell office:value-type="float" office:value="-6.37495" calcext:value-type="float">
            <text:p>-6.37495</text:p>
          </table:table-cell>
          <table:table-cell office:value-type="float" office:value="0.0723583" calcext:value-type="float">
            <text:p>0.0723583</text:p>
          </table:table-cell>
          <table:table-cell office:value-type="float" office:value="-7.26153" calcext:value-type="float">
            <text:p>-7.26153</text:p>
          </table:table-cell>
          <table:table-cell table:number-columns-repeated="5"/>
        </table:table-row>
        <table:table-row table:style-name="ro1">
          <table:table-cell office:value-type="float" office:value="-6.37314" calcext:value-type="float">
            <text:p>-6.37314</text:p>
          </table:table-cell>
          <table:table-cell office:value-type="float" office:value="0.112935" calcext:value-type="float">
            <text:p>0.112935</text:p>
          </table:table-cell>
          <table:table-cell office:value-type="float" office:value="-7.21472" calcext:value-type="float">
            <text:p>-7.21472</text:p>
          </table:table-cell>
          <table:table-cell table:number-columns-repeated="5"/>
        </table:table-row>
        <table:table-row table:style-name="ro1">
          <table:table-cell office:value-type="float" office:value="-6.36128" calcext:value-type="float">
            <text:p>-6.36128</text:p>
          </table:table-cell>
          <table:table-cell office:value-type="float" office:value="0.243811" calcext:value-type="float">
            <text:p>0.243811</text:p>
          </table:table-cell>
          <table:table-cell office:value-type="float" office:value="-7.20766" calcext:value-type="float">
            <text:p>-7.20766</text:p>
          </table:table-cell>
          <table:table-cell table:number-columns-repeated="5"/>
        </table:table-row>
        <table:table-row table:style-name="ro1">
          <table:table-cell office:value-type="float" office:value="-6.20863" calcext:value-type="float">
            <text:p>-6.20863</text:p>
          </table:table-cell>
          <table:table-cell office:value-type="float" office:value="0.245728" calcext:value-type="float">
            <text:p>0.245728</text:p>
          </table:table-cell>
          <table:table-cell office:value-type="float" office:value="-7.17836" calcext:value-type="float">
            <text:p>-7.17836</text:p>
          </table:table-cell>
          <table:table-cell table:number-columns-repeated="5"/>
        </table:table-row>
        <table:table-row table:style-name="ro1">
          <table:table-cell office:value-type="float" office:value="-6.07364" calcext:value-type="float">
            <text:p>-6.07364</text:p>
          </table:table-cell>
          <table:table-cell office:value-type="float" office:value="0.342787" calcext:value-type="float">
            <text:p>0.342787</text:p>
          </table:table-cell>
          <table:table-cell office:value-type="float" office:value="-7.14307" calcext:value-type="float">
            <text:p>-7.14307</text:p>
          </table:table-cell>
          <table:table-cell table:number-columns-repeated="5"/>
        </table:table-row>
        <table:table-row table:style-name="ro1">
          <table:table-cell office:value-type="float" office:value="-5.96575" calcext:value-type="float">
            <text:p>-5.96575</text:p>
          </table:table-cell>
          <table:table-cell office:value-type="float" office:value="0.353022" calcext:value-type="float">
            <text:p>0.353022</text:p>
          </table:table-cell>
          <table:table-cell office:value-type="float" office:value="-7.13543" calcext:value-type="float">
            <text:p>-7.13543</text:p>
          </table:table-cell>
          <table:table-cell table:number-columns-repeated="5"/>
        </table:table-row>
        <table:table-row table:style-name="ro1">
          <table:table-cell office:value-type="float" office:value="-5.95661" calcext:value-type="float">
            <text:p>-5.95661</text:p>
          </table:table-cell>
          <table:table-cell office:value-type="float" office:value="0.367921" calcext:value-type="float">
            <text:p>0.367921</text:p>
          </table:table-cell>
          <table:table-cell office:value-type="float" office:value="-7.10176" calcext:value-type="float">
            <text:p>-7.10176</text:p>
          </table:table-cell>
          <table:table-cell table:number-columns-repeated="5"/>
        </table:table-row>
        <table:table-row table:style-name="ro1">
          <table:table-cell office:value-type="float" office:value="-5.89495" calcext:value-type="float">
            <text:p>-5.89495</text:p>
          </table:table-cell>
          <table:table-cell office:value-type="float" office:value="0.420616" calcext:value-type="float">
            <text:p>0.420616</text:p>
          </table:table-cell>
          <table:table-cell office:value-type="float" office:value="-7.09911" calcext:value-type="float">
            <text:p>-7.09911</text:p>
          </table:table-cell>
          <table:table-cell table:number-columns-repeated="5"/>
        </table:table-row>
        <table:table-row table:style-name="ro1">
          <table:table-cell office:value-type="float" office:value="-5.88481" calcext:value-type="float">
            <text:p>-5.88481</text:p>
          </table:table-cell>
          <table:table-cell office:value-type="float" office:value="0.495566" calcext:value-type="float">
            <text:p>0.495566</text:p>
          </table:table-cell>
          <table:table-cell office:value-type="float" office:value="-7.09641" calcext:value-type="float">
            <text:p>-7.09641</text:p>
          </table:table-cell>
          <table:table-cell table:number-columns-repeated="5"/>
        </table:table-row>
        <table:table-row table:style-name="ro1">
          <table:table-cell office:value-type="float" office:value="-5.84096" calcext:value-type="float">
            <text:p>-5.84096</text:p>
          </table:table-cell>
          <table:table-cell office:value-type="float" office:value="0.499251" calcext:value-type="float">
            <text:p>0.499251</text:p>
          </table:table-cell>
          <table:table-cell office:value-type="float" office:value="-7.06774" calcext:value-type="float">
            <text:p>-7.06774</text:p>
          </table:table-cell>
          <table:table-cell table:number-columns-repeated="5"/>
        </table:table-row>
        <table:table-row table:style-name="ro1">
          <table:table-cell office:value-type="float" office:value="-5.81266" calcext:value-type="float">
            <text:p>-5.81266</text:p>
          </table:table-cell>
          <table:table-cell office:value-type="float" office:value="0.51351" calcext:value-type="float">
            <text:p>0.51351</text:p>
          </table:table-cell>
          <table:table-cell office:value-type="float" office:value="-7.04585" calcext:value-type="float">
            <text:p>-7.04585</text:p>
          </table:table-cell>
          <table:table-cell table:number-columns-repeated="5"/>
        </table:table-row>
        <table:table-row table:style-name="ro1">
          <table:table-cell office:value-type="float" office:value="-5.6521" calcext:value-type="float">
            <text:p>-5.6521</text:p>
          </table:table-cell>
          <table:table-cell office:value-type="float" office:value="0.525452" calcext:value-type="float">
            <text:p>0.525452</text:p>
          </table:table-cell>
          <table:table-cell office:value-type="float" office:value="-6.97919" calcext:value-type="float">
            <text:p>-6.97919</text:p>
          </table:table-cell>
          <table:table-cell table:number-columns-repeated="5"/>
        </table:table-row>
        <table:table-row table:style-name="ro1">
          <table:table-cell office:value-type="float" office:value="-5.62117" calcext:value-type="float">
            <text:p>-5.62117</text:p>
          </table:table-cell>
          <table:table-cell office:value-type="float" office:value="0.536323" calcext:value-type="float">
            <text:p>0.536323</text:p>
          </table:table-cell>
          <table:table-cell office:value-type="float" office:value="-6.97468" calcext:value-type="float">
            <text:p>-6.97468</text:p>
          </table:table-cell>
          <table:table-cell table:number-columns-repeated="5"/>
        </table:table-row>
        <table:table-row table:style-name="ro1">
          <table:table-cell office:value-type="float" office:value="-5.57615" calcext:value-type="float">
            <text:p>-5.57615</text:p>
          </table:table-cell>
          <table:table-cell office:value-type="float" office:value="0.592157" calcext:value-type="float">
            <text:p>0.592157</text:p>
          </table:table-cell>
          <table:table-cell office:value-type="float" office:value="-6.9418" calcext:value-type="float">
            <text:p>-6.9418</text:p>
          </table:table-cell>
          <table:table-cell table:number-columns-repeated="5"/>
        </table:table-row>
        <table:table-row table:style-name="ro1">
          <table:table-cell office:value-type="float" office:value="-5.49681" calcext:value-type="float">
            <text:p>-5.49681</text:p>
          </table:table-cell>
          <table:table-cell office:value-type="float" office:value="0.667268" calcext:value-type="float">
            <text:p>0.667268</text:p>
          </table:table-cell>
          <table:table-cell office:value-type="float" office:value="-6.92793" calcext:value-type="float">
            <text:p>-6.92793</text:p>
          </table:table-cell>
          <table:table-cell table:number-columns-repeated="5"/>
        </table:table-row>
        <table:table-row table:style-name="ro1">
          <table:table-cell office:value-type="float" office:value="-5.42683" calcext:value-type="float">
            <text:p>-5.42683</text:p>
          </table:table-cell>
          <table:table-cell office:value-type="float" office:value="0.671603" calcext:value-type="float">
            <text:p>0.671603</text:p>
          </table:table-cell>
          <table:table-cell office:value-type="float" office:value="-6.9257" calcext:value-type="float">
            <text:p>-6.9257</text:p>
          </table:table-cell>
          <table:table-cell table:number-columns-repeated="5"/>
        </table:table-row>
        <table:table-row table:style-name="ro1">
          <table:table-cell office:value-type="float" office:value="-5.3297" calcext:value-type="float">
            <text:p>-5.3297</text:p>
          </table:table-cell>
          <table:table-cell office:value-type="float" office:value="0.698437" calcext:value-type="float">
            <text:p>0.698437</text:p>
          </table:table-cell>
          <table:table-cell office:value-type="float" office:value="-6.89964" calcext:value-type="float">
            <text:p>-6.89964</text:p>
          </table:table-cell>
          <table:table-cell table:number-columns-repeated="5"/>
        </table:table-row>
        <table:table-row table:style-name="ro1">
          <table:table-cell office:value-type="float" office:value="-5.29262" calcext:value-type="float">
            <text:p>-5.29262</text:p>
          </table:table-cell>
          <table:table-cell office:value-type="float" office:value="0.770133" calcext:value-type="float">
            <text:p>0.770133</text:p>
          </table:table-cell>
          <table:table-cell office:value-type="float" office:value="-6.88071" calcext:value-type="float">
            <text:p>-6.88071</text:p>
          </table:table-cell>
          <table:table-cell table:number-columns-repeated="5"/>
        </table:table-row>
        <table:table-row table:style-name="ro1">
          <table:table-cell office:value-type="float" office:value="-5.28542" calcext:value-type="float">
            <text:p>-5.28542</text:p>
          </table:table-cell>
          <table:table-cell office:value-type="float" office:value="0.816176" calcext:value-type="float">
            <text:p>0.816176</text:p>
          </table:table-cell>
          <table:table-cell office:value-type="float" office:value="-6.8711" calcext:value-type="float">
            <text:p>-6.8711</text:p>
          </table:table-cell>
          <table:table-cell table:number-columns-repeated="5"/>
        </table:table-row>
        <table:table-row table:style-name="ro1">
          <table:table-cell office:value-type="float" office:value="-5.26671" calcext:value-type="float">
            <text:p>-5.26671</text:p>
          </table:table-cell>
          <table:table-cell office:value-type="float" office:value="0.92319" calcext:value-type="float">
            <text:p>0.92319</text:p>
          </table:table-cell>
          <table:table-cell office:value-type="float" office:value="-6.86357" calcext:value-type="float">
            <text:p>-6.86357</text:p>
          </table:table-cell>
          <table:table-cell table:number-columns-repeated="5"/>
        </table:table-row>
        <table:table-row table:style-name="ro1">
          <table:table-cell office:value-type="float" office:value="-4.9791" calcext:value-type="float">
            <text:p>-4.9791</text:p>
          </table:table-cell>
          <table:table-cell office:value-type="float" office:value="0.938746" calcext:value-type="float">
            <text:p>0.938746</text:p>
          </table:table-cell>
          <table:table-cell office:value-type="float" office:value="-6.85836" calcext:value-type="float">
            <text:p>-6.85836</text:p>
          </table:table-cell>
          <table:table-cell table:number-columns-repeated="5"/>
        </table:table-row>
        <table:table-row table:style-name="ro1">
          <table:table-cell office:value-type="float" office:value="-4.83486" calcext:value-type="float">
            <text:p>-4.83486</text:p>
          </table:table-cell>
          <table:table-cell office:value-type="float" office:value="1.03736" calcext:value-type="float">
            <text:p>1.03736</text:p>
          </table:table-cell>
          <table:table-cell office:value-type="float" office:value="-6.85249" calcext:value-type="float">
            <text:p>-6.85249</text:p>
          </table:table-cell>
          <table:table-cell table:number-columns-repeated="5"/>
        </table:table-row>
        <table:table-row table:style-name="ro1">
          <table:table-cell office:value-type="float" office:value="-4.76203" calcext:value-type="float">
            <text:p>-4.76203</text:p>
          </table:table-cell>
          <table:table-cell office:value-type="float" office:value="1.31203" calcext:value-type="float">
            <text:p>1.31203</text:p>
          </table:table-cell>
          <table:table-cell office:value-type="float" office:value="-6.82849" calcext:value-type="float">
            <text:p>-6.82849</text:p>
          </table:table-cell>
          <table:table-cell table:number-columns-repeated="5"/>
        </table:table-row>
        <table:table-row table:style-name="ro1">
          <table:table-cell office:value-type="float" office:value="-4.70976" calcext:value-type="float">
            <text:p>-4.70976</text:p>
          </table:table-cell>
          <table:table-cell office:value-type="float" office:value="1.35811" calcext:value-type="float">
            <text:p>1.35811</text:p>
          </table:table-cell>
          <table:table-cell office:value-type="float" office:value="-6.80499" calcext:value-type="float">
            <text:p>-6.80499</text:p>
          </table:table-cell>
          <table:table-cell table:number-columns-repeated="5"/>
        </table:table-row>
        <table:table-row table:style-name="ro1">
          <table:table-cell office:value-type="float" office:value="-4.65871" calcext:value-type="float">
            <text:p>-4.65871</text:p>
          </table:table-cell>
          <table:table-cell office:value-type="float" office:value="1.40861" calcext:value-type="float">
            <text:p>1.40861</text:p>
          </table:table-cell>
          <table:table-cell office:value-type="float" office:value="-6.80014" calcext:value-type="float">
            <text:p>-6.80014</text:p>
          </table:table-cell>
          <table:table-cell table:number-columns-repeated="5"/>
        </table:table-row>
        <table:table-row table:style-name="ro1">
          <table:table-cell office:value-type="float" office:value="-4.64503" calcext:value-type="float">
            <text:p>-4.64503</text:p>
          </table:table-cell>
          <table:table-cell office:value-type="float" office:value="1.43553" calcext:value-type="float">
            <text:p>1.43553</text:p>
          </table:table-cell>
          <table:table-cell office:value-type="float" office:value="-6.80011" calcext:value-type="float">
            <text:p>-6.80011</text:p>
          </table:table-cell>
          <table:table-cell table:number-columns-repeated="5"/>
        </table:table-row>
        <table:table-row table:style-name="ro1">
          <table:table-cell office:value-type="float" office:value="-4.63" calcext:value-type="float">
            <text:p>-4.63</text:p>
          </table:table-cell>
          <table:table-cell office:value-type="float" office:value="1.46694" calcext:value-type="float">
            <text:p>1.46694</text:p>
          </table:table-cell>
          <table:table-cell office:value-type="float" office:value="-6.76933" calcext:value-type="float">
            <text:p>-6.76933</text:p>
          </table:table-cell>
          <table:table-cell table:number-columns-repeated="5"/>
        </table:table-row>
        <table:table-row table:style-name="ro1">
          <table:table-cell office:value-type="float" office:value="-4.50523" calcext:value-type="float">
            <text:p>-4.50523</text:p>
          </table:table-cell>
          <table:table-cell office:value-type="float" office:value="1.47899" calcext:value-type="float">
            <text:p>1.47899</text:p>
          </table:table-cell>
          <table:table-cell office:value-type="float" office:value="-6.74081" calcext:value-type="float">
            <text:p>-6.74081</text:p>
          </table:table-cell>
          <table:table-cell table:number-columns-repeated="5"/>
        </table:table-row>
        <table:table-row table:style-name="ro1">
          <table:table-cell office:value-type="float" office:value="-4.49481" calcext:value-type="float">
            <text:p>-4.49481</text:p>
          </table:table-cell>
          <table:table-cell office:value-type="float" office:value="1.53371" calcext:value-type="float">
            <text:p>1.53371</text:p>
          </table:table-cell>
          <table:table-cell office:value-type="float" office:value="-6.73717" calcext:value-type="float">
            <text:p>-6.73717</text:p>
          </table:table-cell>
          <table:table-cell table:number-columns-repeated="5"/>
        </table:table-row>
        <table:table-row table:style-name="ro1">
          <table:table-cell office:value-type="float" office:value="-4.42419" calcext:value-type="float">
            <text:p>-4.42419</text:p>
          </table:table-cell>
          <table:table-cell office:value-type="float" office:value="1.54505" calcext:value-type="float">
            <text:p>1.54505</text:p>
          </table:table-cell>
          <table:table-cell office:value-type="float" office:value="-6.6991" calcext:value-type="float">
            <text:p>-6.6991</text:p>
          </table:table-cell>
          <table:table-cell table:number-columns-repeated="5"/>
        </table:table-row>
        <table:table-row table:style-name="ro1">
          <table:table-cell office:value-type="float" office:value="-4.36022" calcext:value-type="float">
            <text:p>-4.36022</text:p>
          </table:table-cell>
          <table:table-cell office:value-type="float" office:value="1.56943" calcext:value-type="float">
            <text:p>1.56943</text:p>
          </table:table-cell>
          <table:table-cell office:value-type="float" office:value="-6.63997" calcext:value-type="float">
            <text:p>-6.63997</text:p>
          </table:table-cell>
          <table:table-cell table:number-columns-repeated="5"/>
        </table:table-row>
        <table:table-row table:style-name="ro1">
          <table:table-cell office:value-type="float" office:value="-4.34248" calcext:value-type="float">
            <text:p>-4.34248</text:p>
          </table:table-cell>
          <table:table-cell office:value-type="float" office:value="1.71009" calcext:value-type="float">
            <text:p>1.71009</text:p>
          </table:table-cell>
          <table:table-cell office:value-type="float" office:value="-6.60962" calcext:value-type="float">
            <text:p>-6.60962</text:p>
          </table:table-cell>
          <table:table-cell table:number-columns-repeated="5"/>
        </table:table-row>
        <table:table-row table:style-name="ro1">
          <table:table-cell office:value-type="float" office:value="-4.33582" calcext:value-type="float">
            <text:p>-4.33582</text:p>
          </table:table-cell>
          <table:table-cell office:value-type="float" office:value="1.74375" calcext:value-type="float">
            <text:p>1.74375</text:p>
          </table:table-cell>
          <table:table-cell office:value-type="float" office:value="-6.58593" calcext:value-type="float">
            <text:p>-6.58593</text:p>
          </table:table-cell>
          <table:table-cell table:number-columns-repeated="5"/>
        </table:table-row>
        <table:table-row table:style-name="ro1">
          <table:table-cell office:value-type="float" office:value="-4.33313" calcext:value-type="float">
            <text:p>-4.33313</text:p>
          </table:table-cell>
          <table:table-cell office:value-type="float" office:value="1.78238" calcext:value-type="float">
            <text:p>1.78238</text:p>
          </table:table-cell>
          <table:table-cell office:value-type="float" office:value="-6.563" calcext:value-type="float">
            <text:p>-6.563</text:p>
          </table:table-cell>
          <table:table-cell table:number-columns-repeated="5"/>
        </table:table-row>
        <table:table-row table:style-name="ro1">
          <table:table-cell office:value-type="float" office:value="-4.27951" calcext:value-type="float">
            <text:p>-4.27951</text:p>
          </table:table-cell>
          <table:table-cell office:value-type="float" office:value="1.79247" calcext:value-type="float">
            <text:p>1.79247</text:p>
          </table:table-cell>
          <table:table-cell office:value-type="float" office:value="-6.55363" calcext:value-type="float">
            <text:p>-6.55363</text:p>
          </table:table-cell>
          <table:table-cell table:number-columns-repeated="5"/>
        </table:table-row>
        <table:table-row table:style-name="ro1">
          <table:table-cell office:value-type="float" office:value="-4.12968" calcext:value-type="float">
            <text:p>-4.12968</text:p>
          </table:table-cell>
          <table:table-cell office:value-type="float" office:value="1.85816" calcext:value-type="float">
            <text:p>1.85816</text:p>
          </table:table-cell>
          <table:table-cell office:value-type="float" office:value="-6.5112" calcext:value-type="float">
            <text:p>-6.5112</text:p>
          </table:table-cell>
          <table:table-cell table:number-columns-repeated="5"/>
        </table:table-row>
        <table:table-row table:style-name="ro1">
          <table:table-cell office:value-type="float" office:value="-4.11358" calcext:value-type="float">
            <text:p>-4.11358</text:p>
          </table:table-cell>
          <table:table-cell office:value-type="float" office:value="1.93823" calcext:value-type="float">
            <text:p>1.93823</text:p>
          </table:table-cell>
          <table:table-cell office:value-type="float" office:value="-6.47947" calcext:value-type="float">
            <text:p>-6.47947</text:p>
          </table:table-cell>
          <table:table-cell table:number-columns-repeated="5"/>
        </table:table-row>
        <table:table-row table:style-name="ro1">
          <table:table-cell office:value-type="float" office:value="-4.07358" calcext:value-type="float">
            <text:p>-4.07358</text:p>
          </table:table-cell>
          <table:table-cell office:value-type="float" office:value="1.97224" calcext:value-type="float">
            <text:p>1.97224</text:p>
          </table:table-cell>
          <table:table-cell office:value-type="float" office:value="-6.47725" calcext:value-type="float">
            <text:p>-6.47725</text:p>
          </table:table-cell>
          <table:table-cell table:number-columns-repeated="5"/>
        </table:table-row>
        <table:table-row table:style-name="ro1">
          <table:table-cell office:value-type="float" office:value="-4.06923" calcext:value-type="float">
            <text:p>-4.06923</text:p>
          </table:table-cell>
          <table:table-cell office:value-type="float" office:value="1.97909" calcext:value-type="float">
            <text:p>1.97909</text:p>
          </table:table-cell>
          <table:table-cell office:value-type="float" office:value="-6.4696" calcext:value-type="float">
            <text:p>-6.4696</text:p>
          </table:table-cell>
          <table:table-cell table:number-columns-repeated="5"/>
        </table:table-row>
        <table:table-row table:style-name="ro1">
          <table:table-cell office:value-type="float" office:value="-4.03614" calcext:value-type="float">
            <text:p>-4.03614</text:p>
          </table:table-cell>
          <table:table-cell office:value-type="float" office:value="2.05753" calcext:value-type="float">
            <text:p>2.05753</text:p>
          </table:table-cell>
          <table:table-cell office:value-type="float" office:value="-6.46496" calcext:value-type="float">
            <text:p>-6.46496</text:p>
          </table:table-cell>
          <table:table-cell table:number-columns-repeated="5"/>
        </table:table-row>
        <table:table-row table:style-name="ro1">
          <table:table-cell office:value-type="float" office:value="-4.011" calcext:value-type="float">
            <text:p>-4.011</text:p>
          </table:table-cell>
          <table:table-cell office:value-type="float" office:value="2.07396" calcext:value-type="float">
            <text:p>2.07396</text:p>
          </table:table-cell>
          <table:table-cell office:value-type="float" office:value="-6.45929" calcext:value-type="float">
            <text:p>-6.45929</text:p>
          </table:table-cell>
          <table:table-cell table:number-columns-repeated="5"/>
        </table:table-row>
        <table:table-row table:style-name="ro1">
          <table:table-cell office:value-type="float" office:value="-3.98121" calcext:value-type="float">
            <text:p>-3.98121</text:p>
          </table:table-cell>
          <table:table-cell office:value-type="float" office:value="2.08875" calcext:value-type="float">
            <text:p>2.08875</text:p>
          </table:table-cell>
          <table:table-cell office:value-type="float" office:value="-6.42786" calcext:value-type="float">
            <text:p>-6.42786</text:p>
          </table:table-cell>
          <table:table-cell table:number-columns-repeated="5"/>
        </table:table-row>
        <table:table-row table:style-name="ro1">
          <table:table-cell office:value-type="float" office:value="-3.93393" calcext:value-type="float">
            <text:p>-3.93393</text:p>
          </table:table-cell>
          <table:table-cell office:value-type="float" office:value="2.24741" calcext:value-type="float">
            <text:p>2.24741</text:p>
          </table:table-cell>
          <table:table-cell office:value-type="float" office:value="-6.39212" calcext:value-type="float">
            <text:p>-6.39212</text:p>
          </table:table-cell>
          <table:table-cell table:number-columns-repeated="5"/>
        </table:table-row>
        <table:table-row table:style-name="ro1">
          <table:table-cell office:value-type="float" office:value="-3.90416" calcext:value-type="float">
            <text:p>-3.90416</text:p>
          </table:table-cell>
          <table:table-cell office:value-type="float" office:value="2.27209" calcext:value-type="float">
            <text:p>2.27209</text:p>
          </table:table-cell>
          <table:table-cell office:value-type="float" office:value="-6.35709" calcext:value-type="float">
            <text:p>-6.35709</text:p>
          </table:table-cell>
          <table:table-cell table:number-columns-repeated="5"/>
        </table:table-row>
        <table:table-row table:style-name="ro1">
          <table:table-cell office:value-type="float" office:value="-3.90186" calcext:value-type="float">
            <text:p>-3.90186</text:p>
          </table:table-cell>
          <table:table-cell office:value-type="float" office:value="2.2957" calcext:value-type="float">
            <text:p>2.2957</text:p>
          </table:table-cell>
          <table:table-cell office:value-type="float" office:value="-6.34715" calcext:value-type="float">
            <text:p>-6.34715</text:p>
          </table:table-cell>
          <table:table-cell table:number-columns-repeated="5"/>
        </table:table-row>
        <table:table-row table:style-name="ro1">
          <table:table-cell office:value-type="float" office:value="-3.87556" calcext:value-type="float">
            <text:p>-3.87556</text:p>
          </table:table-cell>
          <table:table-cell office:value-type="float" office:value="2.30119" calcext:value-type="float">
            <text:p>2.30119</text:p>
          </table:table-cell>
          <table:table-cell office:value-type="float" office:value="-6.3462" calcext:value-type="float">
            <text:p>-6.3462</text:p>
          </table:table-cell>
          <table:table-cell table:number-columns-repeated="5"/>
        </table:table-row>
        <table:table-row table:style-name="ro1">
          <table:table-cell office:value-type="float" office:value="-3.84288" calcext:value-type="float">
            <text:p>-3.84288</text:p>
          </table:table-cell>
          <table:table-cell office:value-type="float" office:value="2.34241" calcext:value-type="float">
            <text:p>2.34241</text:p>
          </table:table-cell>
          <table:table-cell office:value-type="float" office:value="-6.34269" calcext:value-type="float">
            <text:p>-6.34269</text:p>
          </table:table-cell>
          <table:table-cell table:number-columns-repeated="5"/>
        </table:table-row>
        <table:table-row table:style-name="ro1">
          <table:table-cell office:value-type="float" office:value="-3.75996" calcext:value-type="float">
            <text:p>-3.75996</text:p>
          </table:table-cell>
          <table:table-cell office:value-type="float" office:value="2.38327" calcext:value-type="float">
            <text:p>2.38327</text:p>
          </table:table-cell>
          <table:table-cell office:value-type="float" office:value="-6.3271" calcext:value-type="float">
            <text:p>-6.3271</text:p>
          </table:table-cell>
          <table:table-cell table:number-columns-repeated="5"/>
        </table:table-row>
        <table:table-row table:style-name="ro1">
          <table:table-cell office:value-type="float" office:value="-3.62108" calcext:value-type="float">
            <text:p>-3.62108</text:p>
          </table:table-cell>
          <table:table-cell office:value-type="float" office:value="2.51953" calcext:value-type="float">
            <text:p>2.51953</text:p>
          </table:table-cell>
          <table:table-cell office:value-type="float" office:value="-6.32543" calcext:value-type="float">
            <text:p>-6.32543</text:p>
          </table:table-cell>
          <table:table-cell table:number-columns-repeated="5"/>
        </table:table-row>
        <table:table-row table:style-name="ro1">
          <table:table-cell office:value-type="float" office:value="-3.59069" calcext:value-type="float">
            <text:p>-3.59069</text:p>
          </table:table-cell>
          <table:table-cell office:value-type="float" office:value="2.52002" calcext:value-type="float">
            <text:p>2.52002</text:p>
          </table:table-cell>
          <table:table-cell office:value-type="float" office:value="-6.32186" calcext:value-type="float">
            <text:p>-6.32186</text:p>
          </table:table-cell>
          <table:table-cell table:number-columns-repeated="5"/>
        </table:table-row>
        <table:table-row table:style-name="ro1">
          <table:table-cell office:value-type="float" office:value="-3.53297" calcext:value-type="float">
            <text:p>-3.53297</text:p>
          </table:table-cell>
          <table:table-cell office:value-type="float" office:value="2.52142" calcext:value-type="float">
            <text:p>2.52142</text:p>
          </table:table-cell>
          <table:table-cell office:value-type="float" office:value="-6.31303" calcext:value-type="float">
            <text:p>-6.31303</text:p>
          </table:table-cell>
          <table:table-cell table:number-columns-repeated="5"/>
        </table:table-row>
        <table:table-row table:style-name="ro1">
          <table:table-cell office:value-type="float" office:value="-3.51213" calcext:value-type="float">
            <text:p>-3.51213</text:p>
          </table:table-cell>
          <table:table-cell office:value-type="float" office:value="2.54327" calcext:value-type="float">
            <text:p>2.54327</text:p>
          </table:table-cell>
          <table:table-cell office:value-type="float" office:value="-6.29136" calcext:value-type="float">
            <text:p>-6.29136</text:p>
          </table:table-cell>
          <table:table-cell table:number-columns-repeated="5"/>
        </table:table-row>
        <table:table-row table:style-name="ro1">
          <table:table-cell office:value-type="float" office:value="-3.50371" calcext:value-type="float">
            <text:p>-3.50371</text:p>
          </table:table-cell>
          <table:table-cell office:value-type="float" office:value="2.54671" calcext:value-type="float">
            <text:p>2.54671</text:p>
          </table:table-cell>
          <table:table-cell office:value-type="float" office:value="-6.21133" calcext:value-type="float">
            <text:p>-6.21133</text:p>
          </table:table-cell>
          <table:table-cell table:number-columns-repeated="5"/>
        </table:table-row>
        <table:table-row table:style-name="ro1">
          <table:table-cell office:value-type="float" office:value="-3.44132" calcext:value-type="float">
            <text:p>-3.44132</text:p>
          </table:table-cell>
          <table:table-cell office:value-type="float" office:value="2.57929" calcext:value-type="float">
            <text:p>2.57929</text:p>
          </table:table-cell>
          <table:table-cell office:value-type="float" office:value="-6.1974" calcext:value-type="float">
            <text:p>-6.1974</text:p>
          </table:table-cell>
          <table:table-cell table:number-columns-repeated="5"/>
        </table:table-row>
        <table:table-row table:style-name="ro1">
          <table:table-cell office:value-type="float" office:value="-3.42073" calcext:value-type="float">
            <text:p>-3.42073</text:p>
          </table:table-cell>
          <table:table-cell office:value-type="float" office:value="2.59819" calcext:value-type="float">
            <text:p>2.59819</text:p>
          </table:table-cell>
          <table:table-cell office:value-type="float" office:value="-6.19625" calcext:value-type="float">
            <text:p>-6.19625</text:p>
          </table:table-cell>
          <table:table-cell table:number-columns-repeated="5"/>
        </table:table-row>
        <table:table-row table:style-name="ro1">
          <table:table-cell office:value-type="float" office:value="-3.39062" calcext:value-type="float">
            <text:p>-3.39062</text:p>
          </table:table-cell>
          <table:table-cell office:value-type="float" office:value="2.6403" calcext:value-type="float">
            <text:p>2.6403</text:p>
          </table:table-cell>
          <table:table-cell office:value-type="float" office:value="-6.19124" calcext:value-type="float">
            <text:p>-6.19124</text:p>
          </table:table-cell>
          <table:table-cell table:number-columns-repeated="5"/>
        </table:table-row>
        <table:table-row table:style-name="ro1">
          <table:table-cell office:value-type="float" office:value="-3.34205" calcext:value-type="float">
            <text:p>-3.34205</text:p>
          </table:table-cell>
          <table:table-cell office:value-type="float" office:value="2.6778" calcext:value-type="float">
            <text:p>2.6778</text:p>
          </table:table-cell>
          <table:table-cell office:value-type="float" office:value="-6.18971" calcext:value-type="float">
            <text:p>-6.18971</text:p>
          </table:table-cell>
          <table:table-cell table:number-columns-repeated="5"/>
        </table:table-row>
        <table:table-row table:style-name="ro1">
          <table:table-cell office:value-type="float" office:value="-3.31268" calcext:value-type="float">
            <text:p>-3.31268</text:p>
          </table:table-cell>
          <table:table-cell office:value-type="float" office:value="2.76571" calcext:value-type="float">
            <text:p>2.76571</text:p>
          </table:table-cell>
          <table:table-cell office:value-type="float" office:value="-6.15311" calcext:value-type="float">
            <text:p>-6.15311</text:p>
          </table:table-cell>
          <table:table-cell table:number-columns-repeated="5"/>
        </table:table-row>
        <table:table-row table:style-name="ro1">
          <table:table-cell office:value-type="float" office:value="-3.29532" calcext:value-type="float">
            <text:p>-3.29532</text:p>
          </table:table-cell>
          <table:table-cell office:value-type="float" office:value="2.82516" calcext:value-type="float">
            <text:p>2.82516</text:p>
          </table:table-cell>
          <table:table-cell office:value-type="float" office:value="-6.12716" calcext:value-type="float">
            <text:p>-6.12716</text:p>
          </table:table-cell>
          <table:table-cell table:number-columns-repeated="5"/>
        </table:table-row>
        <table:table-row table:style-name="ro1">
          <table:table-cell office:value-type="float" office:value="-3.2673" calcext:value-type="float">
            <text:p>-3.2673</text:p>
          </table:table-cell>
          <table:table-cell office:value-type="float" office:value="2.85508" calcext:value-type="float">
            <text:p>2.85508</text:p>
          </table:table-cell>
          <table:table-cell office:value-type="float" office:value="-6.08863" calcext:value-type="float">
            <text:p>-6.08863</text:p>
          </table:table-cell>
          <table:table-cell table:number-columns-repeated="5"/>
        </table:table-row>
        <table:table-row table:style-name="ro1">
          <table:table-cell office:value-type="float" office:value="-3.21766" calcext:value-type="float">
            <text:p>-3.21766</text:p>
          </table:table-cell>
          <table:table-cell office:value-type="float" office:value="2.89537" calcext:value-type="float">
            <text:p>2.89537</text:p>
          </table:table-cell>
          <table:table-cell office:value-type="float" office:value="-6.06584" calcext:value-type="float">
            <text:p>-6.06584</text:p>
          </table:table-cell>
          <table:table-cell table:number-columns-repeated="5"/>
        </table:table-row>
        <table:table-row table:style-name="ro1">
          <table:table-cell office:value-type="float" office:value="-3.08129" calcext:value-type="float">
            <text:p>-3.08129</text:p>
          </table:table-cell>
          <table:table-cell office:value-type="float" office:value="2.92682" calcext:value-type="float">
            <text:p>2.92682</text:p>
          </table:table-cell>
          <table:table-cell office:value-type="float" office:value="-6.05003" calcext:value-type="float">
            <text:p>-6.05003</text:p>
          </table:table-cell>
          <table:table-cell table:number-columns-repeated="5"/>
        </table:table-row>
        <table:table-row table:style-name="ro1">
          <table:table-cell office:value-type="float" office:value="-3.07598" calcext:value-type="float">
            <text:p>-3.07598</text:p>
          </table:table-cell>
          <table:table-cell office:value-type="float" office:value="2.9375" calcext:value-type="float">
            <text:p>2.9375</text:p>
          </table:table-cell>
          <table:table-cell office:value-type="float" office:value="-6.01956" calcext:value-type="float">
            <text:p>-6.01956</text:p>
          </table:table-cell>
          <table:table-cell table:number-columns-repeated="5"/>
        </table:table-row>
        <table:table-row table:style-name="ro1">
          <table:table-cell office:value-type="float" office:value="-2.97824" calcext:value-type="float">
            <text:p>-2.97824</text:p>
          </table:table-cell>
          <table:table-cell office:value-type="float" office:value="2.95214" calcext:value-type="float">
            <text:p>2.95214</text:p>
          </table:table-cell>
          <table:table-cell office:value-type="float" office:value="-6.01198" calcext:value-type="float">
            <text:p>-6.01198</text:p>
          </table:table-cell>
          <table:table-cell table:number-columns-repeated="5"/>
        </table:table-row>
        <table:table-row table:style-name="ro1">
          <table:table-cell office:value-type="float" office:value="-2.96935" calcext:value-type="float">
            <text:p>-2.96935</text:p>
          </table:table-cell>
          <table:table-cell office:value-type="float" office:value="3.02373" calcext:value-type="float">
            <text:p>3.02373</text:p>
          </table:table-cell>
          <table:table-cell office:value-type="float" office:value="-5.98731" calcext:value-type="float">
            <text:p>-5.98731</text:p>
          </table:table-cell>
          <table:table-cell table:number-columns-repeated="5"/>
        </table:table-row>
        <table:table-row table:style-name="ro1">
          <table:table-cell office:value-type="float" office:value="-2.94625" calcext:value-type="float">
            <text:p>-2.94625</text:p>
          </table:table-cell>
          <table:table-cell office:value-type="float" office:value="3.03156" calcext:value-type="float">
            <text:p>3.03156</text:p>
          </table:table-cell>
          <table:table-cell office:value-type="float" office:value="-5.95396" calcext:value-type="float">
            <text:p>-5.95396</text:p>
          </table:table-cell>
          <table:table-cell table:number-columns-repeated="5"/>
        </table:table-row>
        <table:table-row table:style-name="ro1">
          <table:table-cell office:value-type="float" office:value="-2.94461" calcext:value-type="float">
            <text:p>-2.94461</text:p>
          </table:table-cell>
          <table:table-cell office:value-type="float" office:value="3.07661" calcext:value-type="float">
            <text:p>3.07661</text:p>
          </table:table-cell>
          <table:table-cell office:value-type="float" office:value="-5.92549" calcext:value-type="float">
            <text:p>-5.92549</text:p>
          </table:table-cell>
          <table:table-cell table:number-columns-repeated="5"/>
        </table:table-row>
        <table:table-row table:style-name="ro1">
          <table:table-cell office:value-type="float" office:value="-2.92161" calcext:value-type="float">
            <text:p>-2.92161</text:p>
          </table:table-cell>
          <table:table-cell office:value-type="float" office:value="3.21215" calcext:value-type="float">
            <text:p>3.21215</text:p>
          </table:table-cell>
          <table:table-cell office:value-type="float" office:value="-5.89037" calcext:value-type="float">
            <text:p>-5.89037</text:p>
          </table:table-cell>
          <table:table-cell table:number-columns-repeated="5"/>
        </table:table-row>
        <table:table-row table:style-name="ro1">
          <table:table-cell office:value-type="float" office:value="-2.90427" calcext:value-type="float">
            <text:p>-2.90427</text:p>
          </table:table-cell>
          <table:table-cell office:value-type="float" office:value="3.23049" calcext:value-type="float">
            <text:p>3.23049</text:p>
          </table:table-cell>
          <table:table-cell office:value-type="float" office:value="-5.87325" calcext:value-type="float">
            <text:p>-5.87325</text:p>
          </table:table-cell>
          <table:table-cell table:number-columns-repeated="5"/>
        </table:table-row>
        <table:table-row table:style-name="ro1">
          <table:table-cell office:value-type="float" office:value="-2.78665" calcext:value-type="float">
            <text:p>-2.78665</text:p>
          </table:table-cell>
          <table:table-cell office:value-type="float" office:value="3.26107" calcext:value-type="float">
            <text:p>3.26107</text:p>
          </table:table-cell>
          <table:table-cell office:value-type="float" office:value="-5.86722" calcext:value-type="float">
            <text:p>-5.86722</text:p>
          </table:table-cell>
          <table:table-cell table:number-columns-repeated="5"/>
        </table:table-row>
        <table:table-row table:style-name="ro1">
          <table:table-cell office:value-type="float" office:value="-2.76049" calcext:value-type="float">
            <text:p>-2.76049</text:p>
          </table:table-cell>
          <table:table-cell office:value-type="float" office:value="3.31305" calcext:value-type="float">
            <text:p>3.31305</text:p>
          </table:table-cell>
          <table:table-cell office:value-type="float" office:value="-5.82388" calcext:value-type="float">
            <text:p>-5.82388</text:p>
          </table:table-cell>
          <table:table-cell table:number-columns-repeated="5"/>
        </table:table-row>
        <table:table-row table:style-name="ro1">
          <table:table-cell office:value-type="float" office:value="-2.75424" calcext:value-type="float">
            <text:p>-2.75424</text:p>
          </table:table-cell>
          <table:table-cell office:value-type="float" office:value="3.38262" calcext:value-type="float">
            <text:p>3.38262</text:p>
          </table:table-cell>
          <table:table-cell office:value-type="float" office:value="-5.82354" calcext:value-type="float">
            <text:p>-5.82354</text:p>
          </table:table-cell>
          <table:table-cell table:number-columns-repeated="5"/>
        </table:table-row>
        <table:table-row table:style-name="ro1">
          <table:table-cell office:value-type="float" office:value="-2.6512" calcext:value-type="float">
            <text:p>-2.6512</text:p>
          </table:table-cell>
          <table:table-cell office:value-type="float" office:value="3.48087" calcext:value-type="float">
            <text:p>3.48087</text:p>
          </table:table-cell>
          <table:table-cell office:value-type="float" office:value="-5.82343" calcext:value-type="float">
            <text:p>-5.82343</text:p>
          </table:table-cell>
          <table:table-cell table:number-columns-repeated="5"/>
        </table:table-row>
        <table:table-row table:style-name="ro1">
          <table:table-cell office:value-type="float" office:value="-2.61561" calcext:value-type="float">
            <text:p>-2.61561</text:p>
          </table:table-cell>
          <table:table-cell office:value-type="float" office:value="3.49553" calcext:value-type="float">
            <text:p>3.49553</text:p>
          </table:table-cell>
          <table:table-cell office:value-type="float" office:value="-5.82222" calcext:value-type="float">
            <text:p>-5.82222</text:p>
          </table:table-cell>
          <table:table-cell table:number-columns-repeated="5"/>
        </table:table-row>
        <table:table-row table:style-name="ro1">
          <table:table-cell office:value-type="float" office:value="-2.59341" calcext:value-type="float">
            <text:p>-2.59341</text:p>
          </table:table-cell>
          <table:table-cell office:value-type="float" office:value="3.53788" calcext:value-type="float">
            <text:p>3.53788</text:p>
          </table:table-cell>
          <table:table-cell office:value-type="float" office:value="-5.81737" calcext:value-type="float">
            <text:p>-5.81737</text:p>
          </table:table-cell>
          <table:table-cell table:number-columns-repeated="5"/>
        </table:table-row>
        <table:table-row table:style-name="ro1">
          <table:table-cell office:value-type="float" office:value="-2.55859" calcext:value-type="float">
            <text:p>-2.55859</text:p>
          </table:table-cell>
          <table:table-cell office:value-type="float" office:value="3.54468" calcext:value-type="float">
            <text:p>3.54468</text:p>
          </table:table-cell>
          <table:table-cell office:value-type="float" office:value="-5.81603" calcext:value-type="float">
            <text:p>-5.81603</text:p>
          </table:table-cell>
          <table:table-cell table:number-columns-repeated="5"/>
        </table:table-row>
        <table:table-row table:style-name="ro1">
          <table:table-cell office:value-type="float" office:value="-2.52593" calcext:value-type="float">
            <text:p>-2.52593</text:p>
          </table:table-cell>
          <table:table-cell office:value-type="float" office:value="3.57325" calcext:value-type="float">
            <text:p>3.57325</text:p>
          </table:table-cell>
          <table:table-cell office:value-type="float" office:value="-5.80259" calcext:value-type="float">
            <text:p>-5.80259</text:p>
          </table:table-cell>
          <table:table-cell table:number-columns-repeated="5"/>
        </table:table-row>
        <table:table-row table:style-name="ro1">
          <table:table-cell office:value-type="float" office:value="-2.46007" calcext:value-type="float">
            <text:p>-2.46007</text:p>
          </table:table-cell>
          <table:table-cell office:value-type="float" office:value="3.58942" calcext:value-type="float">
            <text:p>3.58942</text:p>
          </table:table-cell>
          <table:table-cell office:value-type="float" office:value="-5.7537" calcext:value-type="float">
            <text:p>-5.7537</text:p>
          </table:table-cell>
          <table:table-cell table:number-columns-repeated="5"/>
        </table:table-row>
        <table:table-row table:style-name="ro1">
          <table:table-cell office:value-type="float" office:value="-2.45304" calcext:value-type="float">
            <text:p>-2.45304</text:p>
          </table:table-cell>
          <table:table-cell office:value-type="float" office:value="3.58958" calcext:value-type="float">
            <text:p>3.58958</text:p>
          </table:table-cell>
          <table:table-cell office:value-type="float" office:value="-5.72015" calcext:value-type="float">
            <text:p>-5.72015</text:p>
          </table:table-cell>
          <table:table-cell table:number-columns-repeated="5"/>
        </table:table-row>
        <table:table-row table:style-name="ro1">
          <table:table-cell office:value-type="float" office:value="-2.32207" calcext:value-type="float">
            <text:p>-2.32207</text:p>
          </table:table-cell>
          <table:table-cell office:value-type="float" office:value="3.61733" calcext:value-type="float">
            <text:p>3.61733</text:p>
          </table:table-cell>
          <table:table-cell office:value-type="float" office:value="-5.6903" calcext:value-type="float">
            <text:p>-5.6903</text:p>
          </table:table-cell>
          <table:table-cell table:number-columns-repeated="5"/>
        </table:table-row>
        <table:table-row table:style-name="ro1">
          <table:table-cell office:value-type="float" office:value="-2.31131" calcext:value-type="float">
            <text:p>-2.31131</text:p>
          </table:table-cell>
          <table:table-cell office:value-type="float" office:value="3.67699" calcext:value-type="float">
            <text:p>3.67699</text:p>
          </table:table-cell>
          <table:table-cell office:value-type="float" office:value="-5.68049" calcext:value-type="float">
            <text:p>-5.68049</text:p>
          </table:table-cell>
          <table:table-cell table:number-columns-repeated="5"/>
        </table:table-row>
        <table:table-row table:style-name="ro1">
          <table:table-cell office:value-type="float" office:value="-2.23907" calcext:value-type="float">
            <text:p>-2.23907</text:p>
          </table:table-cell>
          <table:table-cell office:value-type="float" office:value="3.68135" calcext:value-type="float">
            <text:p>3.68135</text:p>
          </table:table-cell>
          <table:table-cell office:value-type="float" office:value="-5.67659" calcext:value-type="float">
            <text:p>-5.67659</text:p>
          </table:table-cell>
          <table:table-cell table:number-columns-repeated="5"/>
        </table:table-row>
        <table:table-row table:style-name="ro1">
          <table:table-cell office:value-type="float" office:value="-2.19938" calcext:value-type="float">
            <text:p>-2.19938</text:p>
          </table:table-cell>
          <table:table-cell office:value-type="float" office:value="3.69716" calcext:value-type="float">
            <text:p>3.69716</text:p>
          </table:table-cell>
          <table:table-cell office:value-type="float" office:value="-5.6581" calcext:value-type="float">
            <text:p>-5.6581</text:p>
          </table:table-cell>
          <table:table-cell table:number-columns-repeated="5"/>
        </table:table-row>
        <table:table-row table:style-name="ro1">
          <table:table-cell office:value-type="float" office:value="-2.18759" calcext:value-type="float">
            <text:p>-2.18759</text:p>
          </table:table-cell>
          <table:table-cell office:value-type="float" office:value="3.73146" calcext:value-type="float">
            <text:p>3.73146</text:p>
          </table:table-cell>
          <table:table-cell office:value-type="float" office:value="-5.65796" calcext:value-type="float">
            <text:p>-5.65796</text:p>
          </table:table-cell>
          <table:table-cell table:number-columns-repeated="5"/>
        </table:table-row>
        <table:table-row table:style-name="ro1">
          <table:table-cell office:value-type="float" office:value="-2.18396" calcext:value-type="float">
            <text:p>-2.18396</text:p>
          </table:table-cell>
          <table:table-cell office:value-type="float" office:value="3.7501" calcext:value-type="float">
            <text:p>3.7501</text:p>
          </table:table-cell>
          <table:table-cell office:value-type="float" office:value="-5.61962" calcext:value-type="float">
            <text:p>-5.61962</text:p>
          </table:table-cell>
          <table:table-cell table:number-columns-repeated="5"/>
        </table:table-row>
        <table:table-row table:style-name="ro1">
          <table:table-cell office:value-type="float" office:value="-2.17958" calcext:value-type="float">
            <text:p>-2.17958</text:p>
          </table:table-cell>
          <table:table-cell office:value-type="float" office:value="3.76685" calcext:value-type="float">
            <text:p>3.76685</text:p>
          </table:table-cell>
          <table:table-cell office:value-type="float" office:value="-5.56181" calcext:value-type="float">
            <text:p>-5.56181</text:p>
          </table:table-cell>
          <table:table-cell table:number-columns-repeated="5"/>
        </table:table-row>
        <table:table-row table:style-name="ro1">
          <table:table-cell office:value-type="float" office:value="-2.14625" calcext:value-type="float">
            <text:p>-2.14625</text:p>
          </table:table-cell>
          <table:table-cell office:value-type="float" office:value="3.78" calcext:value-type="float">
            <text:p>3.78</text:p>
          </table:table-cell>
          <table:table-cell office:value-type="float" office:value="-5.54992" calcext:value-type="float">
            <text:p>-5.54992</text:p>
          </table:table-cell>
          <table:table-cell table:number-columns-repeated="5"/>
        </table:table-row>
        <table:table-row table:style-name="ro1">
          <table:table-cell office:value-type="float" office:value="-2.12985" calcext:value-type="float">
            <text:p>-2.12985</text:p>
          </table:table-cell>
          <table:table-cell office:value-type="float" office:value="3.7857" calcext:value-type="float">
            <text:p>3.7857</text:p>
          </table:table-cell>
          <table:table-cell office:value-type="float" office:value="-5.52988" calcext:value-type="float">
            <text:p>-5.52988</text:p>
          </table:table-cell>
          <table:table-cell table:number-columns-repeated="5"/>
        </table:table-row>
        <table:table-row table:style-name="ro1">
          <table:table-cell office:value-type="float" office:value="-2.10998" calcext:value-type="float">
            <text:p>-2.10998</text:p>
          </table:table-cell>
          <table:table-cell office:value-type="float" office:value="3.80981" calcext:value-type="float">
            <text:p>3.80981</text:p>
          </table:table-cell>
          <table:table-cell office:value-type="float" office:value="-5.52322" calcext:value-type="float">
            <text:p>-5.52322</text:p>
          </table:table-cell>
          <table:table-cell table:number-columns-repeated="5"/>
        </table:table-row>
        <table:table-row table:style-name="ro1">
          <table:table-cell office:value-type="float" office:value="-2.06894" calcext:value-type="float">
            <text:p>-2.06894</text:p>
          </table:table-cell>
          <table:table-cell office:value-type="float" office:value="3.84791" calcext:value-type="float">
            <text:p>3.84791</text:p>
          </table:table-cell>
          <table:table-cell office:value-type="float" office:value="-5.52005" calcext:value-type="float">
            <text:p>-5.52005</text:p>
          </table:table-cell>
          <table:table-cell table:number-columns-repeated="5"/>
        </table:table-row>
        <table:table-row table:style-name="ro1">
          <table:table-cell office:value-type="float" office:value="-2.01389" calcext:value-type="float">
            <text:p>-2.01389</text:p>
          </table:table-cell>
          <table:table-cell office:value-type="float" office:value="3.87166" calcext:value-type="float">
            <text:p>3.87166</text:p>
          </table:table-cell>
          <table:table-cell office:value-type="float" office:value="-5.51132" calcext:value-type="float">
            <text:p>-5.51132</text:p>
          </table:table-cell>
          <table:table-cell table:number-columns-repeated="5"/>
        </table:table-row>
        <table:table-row table:style-name="ro1">
          <table:table-cell office:value-type="float" office:value="-1.9487" calcext:value-type="float">
            <text:p>-1.9487</text:p>
          </table:table-cell>
          <table:table-cell office:value-type="float" office:value="3.89403" calcext:value-type="float">
            <text:p>3.89403</text:p>
          </table:table-cell>
          <table:table-cell office:value-type="float" office:value="-5.50277" calcext:value-type="float">
            <text:p>-5.50277</text:p>
          </table:table-cell>
          <table:table-cell table:number-columns-repeated="5"/>
        </table:table-row>
        <table:table-row table:style-name="ro1">
          <table:table-cell office:value-type="float" office:value="-1.7802" calcext:value-type="float">
            <text:p>-1.7802</text:p>
          </table:table-cell>
          <table:table-cell office:value-type="float" office:value="3.95941" calcext:value-type="float">
            <text:p>3.95941</text:p>
          </table:table-cell>
          <table:table-cell office:value-type="float" office:value="-5.49261" calcext:value-type="float">
            <text:p>-5.49261</text:p>
          </table:table-cell>
          <table:table-cell table:number-columns-repeated="5"/>
        </table:table-row>
        <table:table-row table:style-name="ro1">
          <table:table-cell office:value-type="float" office:value="-1.74152" calcext:value-type="float">
            <text:p>-1.74152</text:p>
          </table:table-cell>
          <table:table-cell office:value-type="float" office:value="4.00329" calcext:value-type="float">
            <text:p>4.00329</text:p>
          </table:table-cell>
          <table:table-cell office:value-type="float" office:value="-5.48977" calcext:value-type="float">
            <text:p>-5.48977</text:p>
          </table:table-cell>
          <table:table-cell table:number-columns-repeated="5"/>
        </table:table-row>
        <table:table-row table:style-name="ro1">
          <table:table-cell office:value-type="float" office:value="-1.71362" calcext:value-type="float">
            <text:p>-1.71362</text:p>
          </table:table-cell>
          <table:table-cell office:value-type="float" office:value="4.00336" calcext:value-type="float">
            <text:p>4.00336</text:p>
          </table:table-cell>
          <table:table-cell office:value-type="float" office:value="-5.48112" calcext:value-type="float">
            <text:p>-5.48112</text:p>
          </table:table-cell>
          <table:table-cell table:number-columns-repeated="5"/>
        </table:table-row>
        <table:table-row table:style-name="ro1">
          <table:table-cell office:value-type="float" office:value="-1.6725" calcext:value-type="float">
            <text:p>-1.6725</text:p>
          </table:table-cell>
          <table:table-cell office:value-type="float" office:value="4.02409" calcext:value-type="float">
            <text:p>4.02409</text:p>
          </table:table-cell>
          <table:table-cell office:value-type="float" office:value="-5.48086" calcext:value-type="float">
            <text:p>-5.48086</text:p>
          </table:table-cell>
          <table:table-cell table:number-columns-repeated="5"/>
        </table:table-row>
        <table:table-row table:style-name="ro1">
          <table:table-cell office:value-type="float" office:value="-1.66616" calcext:value-type="float">
            <text:p>-1.66616</text:p>
          </table:table-cell>
          <table:table-cell office:value-type="float" office:value="4.06248" calcext:value-type="float">
            <text:p>4.06248</text:p>
          </table:table-cell>
          <table:table-cell office:value-type="float" office:value="-5.47158" calcext:value-type="float">
            <text:p>-5.47158</text:p>
          </table:table-cell>
          <table:table-cell table:number-columns-repeated="5"/>
        </table:table-row>
        <table:table-row table:style-name="ro1">
          <table:table-cell office:value-type="float" office:value="-1.45147" calcext:value-type="float">
            <text:p>-1.45147</text:p>
          </table:table-cell>
          <table:table-cell office:value-type="float" office:value="4.09152" calcext:value-type="float">
            <text:p>4.09152</text:p>
          </table:table-cell>
          <table:table-cell office:value-type="float" office:value="-5.46455" calcext:value-type="float">
            <text:p>-5.46455</text:p>
          </table:table-cell>
          <table:table-cell table:number-columns-repeated="5"/>
        </table:table-row>
        <table:table-row table:style-name="ro1">
          <table:table-cell office:value-type="float" office:value="-1.43186" calcext:value-type="float">
            <text:p>-1.43186</text:p>
          </table:table-cell>
          <table:table-cell office:value-type="float" office:value="4.09219" calcext:value-type="float">
            <text:p>4.09219</text:p>
          </table:table-cell>
          <table:table-cell office:value-type="float" office:value="-5.42657" calcext:value-type="float">
            <text:p>-5.42657</text:p>
          </table:table-cell>
          <table:table-cell table:number-columns-repeated="5"/>
        </table:table-row>
        <table:table-row table:style-name="ro1">
          <table:table-cell office:value-type="float" office:value="-1.42089" calcext:value-type="float">
            <text:p>-1.42089</text:p>
          </table:table-cell>
          <table:table-cell office:value-type="float" office:value="4.12984" calcext:value-type="float">
            <text:p>4.12984</text:p>
          </table:table-cell>
          <table:table-cell office:value-type="float" office:value="-5.4212" calcext:value-type="float">
            <text:p>-5.4212</text:p>
          </table:table-cell>
          <table:table-cell table:number-columns-repeated="5"/>
        </table:table-row>
        <table:table-row table:style-name="ro1">
          <table:table-cell office:value-type="float" office:value="-1.36534" calcext:value-type="float">
            <text:p>-1.36534</text:p>
          </table:table-cell>
          <table:table-cell office:value-type="float" office:value="4.13244" calcext:value-type="float">
            <text:p>4.13244</text:p>
          </table:table-cell>
          <table:table-cell office:value-type="float" office:value="-5.39584" calcext:value-type="float">
            <text:p>-5.39584</text:p>
          </table:table-cell>
          <table:table-cell table:number-columns-repeated="5"/>
        </table:table-row>
        <table:table-row table:style-name="ro1">
          <table:table-cell office:value-type="float" office:value="-1.28814" calcext:value-type="float">
            <text:p>-1.28814</text:p>
          </table:table-cell>
          <table:table-cell office:value-type="float" office:value="4.16046" calcext:value-type="float">
            <text:p>4.16046</text:p>
          </table:table-cell>
          <table:table-cell office:value-type="float" office:value="-5.39012" calcext:value-type="float">
            <text:p>-5.39012</text:p>
          </table:table-cell>
          <table:table-cell table:number-columns-repeated="5"/>
        </table:table-row>
        <table:table-row table:style-name="ro1">
          <table:table-cell office:value-type="float" office:value="-1.24132" calcext:value-type="float">
            <text:p>-1.24132</text:p>
          </table:table-cell>
          <table:table-cell office:value-type="float" office:value="4.16274" calcext:value-type="float">
            <text:p>4.16274</text:p>
          </table:table-cell>
          <table:table-cell office:value-type="float" office:value="-5.36267" calcext:value-type="float">
            <text:p>-5.36267</text:p>
          </table:table-cell>
          <table:table-cell table:number-columns-repeated="5"/>
        </table:table-row>
        <table:table-row table:style-name="ro1">
          <table:table-cell office:value-type="float" office:value="-1.21619" calcext:value-type="float">
            <text:p>-1.21619</text:p>
          </table:table-cell>
          <table:table-cell office:value-type="float" office:value="4.17375" calcext:value-type="float">
            <text:p>4.17375</text:p>
          </table:table-cell>
          <table:table-cell office:value-type="float" office:value="-5.35852" calcext:value-type="float">
            <text:p>-5.35852</text:p>
          </table:table-cell>
          <table:table-cell table:number-columns-repeated="5"/>
        </table:table-row>
        <table:table-row table:style-name="ro1">
          <table:table-cell office:value-type="float" office:value="-1.1659" calcext:value-type="float">
            <text:p>-1.1659</text:p>
          </table:table-cell>
          <table:table-cell office:value-type="float" office:value="4.1835" calcext:value-type="float">
            <text:p>4.1835</text:p>
          </table:table-cell>
          <table:table-cell office:value-type="float" office:value="-5.34816" calcext:value-type="float">
            <text:p>-5.34816</text:p>
          </table:table-cell>
          <table:table-cell table:number-columns-repeated="5"/>
        </table:table-row>
        <table:table-row table:style-name="ro1">
          <table:table-cell office:value-type="float" office:value="-1.09865" calcext:value-type="float">
            <text:p>-1.09865</text:p>
          </table:table-cell>
          <table:table-cell office:value-type="float" office:value="4.23901" calcext:value-type="float">
            <text:p>4.23901</text:p>
          </table:table-cell>
          <table:table-cell office:value-type="float" office:value="-5.30271" calcext:value-type="float">
            <text:p>-5.30271</text:p>
          </table:table-cell>
          <table:table-cell table:number-columns-repeated="5"/>
        </table:table-row>
        <table:table-row table:style-name="ro1">
          <table:table-cell office:value-type="float" office:value="-1.09463" calcext:value-type="float">
            <text:p>-1.09463</text:p>
          </table:table-cell>
          <table:table-cell office:value-type="float" office:value="4.24452" calcext:value-type="float">
            <text:p>4.24452</text:p>
          </table:table-cell>
          <table:table-cell office:value-type="float" office:value="-5.26433" calcext:value-type="float">
            <text:p>-5.26433</text:p>
          </table:table-cell>
          <table:table-cell table:number-columns-repeated="5"/>
        </table:table-row>
        <table:table-row table:style-name="ro1">
          <table:table-cell office:value-type="float" office:value="-1.03793" calcext:value-type="float">
            <text:p>-1.03793</text:p>
          </table:table-cell>
          <table:table-cell office:value-type="float" office:value="4.24673" calcext:value-type="float">
            <text:p>4.24673</text:p>
          </table:table-cell>
          <table:table-cell office:value-type="float" office:value="-5.25747" calcext:value-type="float">
            <text:p>-5.25747</text:p>
          </table:table-cell>
          <table:table-cell table:number-columns-repeated="5"/>
        </table:table-row>
        <table:table-row table:style-name="ro1">
          <table:table-cell office:value-type="float" office:value="-0.968224" calcext:value-type="float">
            <text:p>-0.968224</text:p>
          </table:table-cell>
          <table:table-cell office:value-type="float" office:value="4.25095" calcext:value-type="float">
            <text:p>4.25095</text:p>
          </table:table-cell>
          <table:table-cell office:value-type="float" office:value="-5.22983" calcext:value-type="float">
            <text:p>-5.22983</text:p>
          </table:table-cell>
          <table:table-cell table:number-columns-repeated="5"/>
        </table:table-row>
        <table:table-row table:style-name="ro1">
          <table:table-cell office:value-type="float" office:value="-0.91162" calcext:value-type="float">
            <text:p>-0.91162</text:p>
          </table:table-cell>
          <table:table-cell office:value-type="float" office:value="4.32544" calcext:value-type="float">
            <text:p>4.32544</text:p>
          </table:table-cell>
          <table:table-cell office:value-type="float" office:value="-5.22827" calcext:value-type="float">
            <text:p>-5.22827</text:p>
          </table:table-cell>
          <table:table-cell table:number-columns-repeated="5"/>
        </table:table-row>
        <table:table-row table:style-name="ro1">
          <table:table-cell office:value-type="float" office:value="-0.892413" calcext:value-type="float">
            <text:p>-0.892413</text:p>
          </table:table-cell>
          <table:table-cell office:value-type="float" office:value="4.37244" calcext:value-type="float">
            <text:p>4.37244</text:p>
          </table:table-cell>
          <table:table-cell office:value-type="float" office:value="-5.22299" calcext:value-type="float">
            <text:p>-5.22299</text:p>
          </table:table-cell>
          <table:table-cell table:number-columns-repeated="5"/>
        </table:table-row>
        <table:table-row table:style-name="ro1">
          <table:table-cell office:value-type="float" office:value="-0.849163" calcext:value-type="float">
            <text:p>-0.849163</text:p>
          </table:table-cell>
          <table:table-cell office:value-type="float" office:value="4.38776" calcext:value-type="float">
            <text:p>4.38776</text:p>
          </table:table-cell>
          <table:table-cell office:value-type="float" office:value="-5.21116" calcext:value-type="float">
            <text:p>-5.21116</text:p>
          </table:table-cell>
          <table:table-cell table:number-columns-repeated="5"/>
        </table:table-row>
        <table:table-row table:style-name="ro1">
          <table:table-cell office:value-type="float" office:value="-0.821403" calcext:value-type="float">
            <text:p>-0.821403</text:p>
          </table:table-cell>
          <table:table-cell office:value-type="float" office:value="4.42558" calcext:value-type="float">
            <text:p>4.42558</text:p>
          </table:table-cell>
          <table:table-cell office:value-type="float" office:value="-5.20517" calcext:value-type="float">
            <text:p>-5.20517</text:p>
          </table:table-cell>
          <table:table-cell table:number-columns-repeated="5"/>
        </table:table-row>
        <table:table-row table:style-name="ro1">
          <table:table-cell office:value-type="float" office:value="-0.694038" calcext:value-type="float">
            <text:p>-0.694038</text:p>
          </table:table-cell>
          <table:table-cell office:value-type="float" office:value="4.43097" calcext:value-type="float">
            <text:p>4.43097</text:p>
          </table:table-cell>
          <table:table-cell office:value-type="float" office:value="-5.20127" calcext:value-type="float">
            <text:p>-5.20127</text:p>
          </table:table-cell>
          <table:table-cell table:number-columns-repeated="5"/>
        </table:table-row>
        <table:table-row table:style-name="ro1">
          <table:table-cell office:value-type="float" office:value="-0.693404" calcext:value-type="float">
            <text:p>-0.693404</text:p>
          </table:table-cell>
          <table:table-cell office:value-type="float" office:value="4.48006" calcext:value-type="float">
            <text:p>4.48006</text:p>
          </table:table-cell>
          <table:table-cell office:value-type="float" office:value="-5.19059" calcext:value-type="float">
            <text:p>-5.19059</text:p>
          </table:table-cell>
          <table:table-cell table:number-columns-repeated="5"/>
        </table:table-row>
        <table:table-row table:style-name="ro1">
          <table:table-cell office:value-type="float" office:value="-0.650087" calcext:value-type="float">
            <text:p>-0.650087</text:p>
          </table:table-cell>
          <table:table-cell office:value-type="float" office:value="4.56291" calcext:value-type="float">
            <text:p>4.56291</text:p>
          </table:table-cell>
          <table:table-cell office:value-type="float" office:value="-5.17837" calcext:value-type="float">
            <text:p>-5.17837</text:p>
          </table:table-cell>
          <table:table-cell table:number-columns-repeated="5"/>
        </table:table-row>
        <table:table-row table:style-name="ro1">
          <table:table-cell office:value-type="float" office:value="-0.613401" calcext:value-type="float">
            <text:p>-0.613401</text:p>
          </table:table-cell>
          <table:table-cell office:value-type="float" office:value="4.58769" calcext:value-type="float">
            <text:p>4.58769</text:p>
          </table:table-cell>
          <table:table-cell office:value-type="float" office:value="-5.15979" calcext:value-type="float">
            <text:p>-5.15979</text:p>
          </table:table-cell>
          <table:table-cell table:number-columns-repeated="5"/>
        </table:table-row>
        <table:table-row table:style-name="ro1">
          <table:table-cell office:value-type="float" office:value="-0.613116" calcext:value-type="float">
            <text:p>-0.613116</text:p>
          </table:table-cell>
          <table:table-cell office:value-type="float" office:value="4.60614" calcext:value-type="float">
            <text:p>4.60614</text:p>
          </table:table-cell>
          <table:table-cell office:value-type="float" office:value="-5.15567" calcext:value-type="float">
            <text:p>-5.15567</text:p>
          </table:table-cell>
          <table:table-cell table:number-columns-repeated="5"/>
        </table:table-row>
        <table:table-row table:style-name="ro1">
          <table:table-cell office:value-type="float" office:value="-0.599873" calcext:value-type="float">
            <text:p>-0.599873</text:p>
          </table:table-cell>
          <table:table-cell office:value-type="float" office:value="4.62044" calcext:value-type="float">
            <text:p>4.62044</text:p>
          </table:table-cell>
          <table:table-cell office:value-type="float" office:value="-5.15447" calcext:value-type="float">
            <text:p>-5.15447</text:p>
          </table:table-cell>
          <table:table-cell table:number-columns-repeated="5"/>
        </table:table-row>
        <table:table-row table:style-name="ro1">
          <table:table-cell office:value-type="float" office:value="-0.59416" calcext:value-type="float">
            <text:p>-0.59416</text:p>
          </table:table-cell>
          <table:table-cell office:value-type="float" office:value="4.63412" calcext:value-type="float">
            <text:p>4.63412</text:p>
          </table:table-cell>
          <table:table-cell office:value-type="float" office:value="-5.12636" calcext:value-type="float">
            <text:p>-5.12636</text:p>
          </table:table-cell>
          <table:table-cell table:number-columns-repeated="5"/>
        </table:table-row>
        <table:table-row table:style-name="ro1">
          <table:table-cell office:value-type="float" office:value="-0.589381" calcext:value-type="float">
            <text:p>-0.589381</text:p>
          </table:table-cell>
          <table:table-cell office:value-type="float" office:value="4.75577" calcext:value-type="float">
            <text:p>4.75577</text:p>
          </table:table-cell>
          <table:table-cell office:value-type="float" office:value="-5.12066" calcext:value-type="float">
            <text:p>-5.12066</text:p>
          </table:table-cell>
          <table:table-cell table:number-columns-repeated="5"/>
        </table:table-row>
        <table:table-row table:style-name="ro1">
          <table:table-cell office:value-type="float" office:value="-0.58716" calcext:value-type="float">
            <text:p>-0.58716</text:p>
          </table:table-cell>
          <table:table-cell office:value-type="float" office:value="4.75579" calcext:value-type="float">
            <text:p>4.75579</text:p>
          </table:table-cell>
          <table:table-cell office:value-type="float" office:value="-5.06818" calcext:value-type="float">
            <text:p>-5.06818</text:p>
          </table:table-cell>
          <table:table-cell table:number-columns-repeated="5"/>
        </table:table-row>
        <table:table-row table:style-name="ro1">
          <table:table-cell office:value-type="float" office:value="-0.555155" calcext:value-type="float">
            <text:p>-0.555155</text:p>
          </table:table-cell>
          <table:table-cell office:value-type="float" office:value="4.75779" calcext:value-type="float">
            <text:p>4.75779</text:p>
          </table:table-cell>
          <table:table-cell office:value-type="float" office:value="-5.04013" calcext:value-type="float">
            <text:p>-5.04013</text:p>
          </table:table-cell>
          <table:table-cell table:number-columns-repeated="5"/>
        </table:table-row>
        <table:table-row table:style-name="ro1">
          <table:table-cell office:value-type="float" office:value="-0.54666" calcext:value-type="float">
            <text:p>-0.54666</text:p>
          </table:table-cell>
          <table:table-cell office:value-type="float" office:value="4.77057" calcext:value-type="float">
            <text:p>4.77057</text:p>
          </table:table-cell>
          <table:table-cell office:value-type="float" office:value="-5.02294" calcext:value-type="float">
            <text:p>-5.02294</text:p>
          </table:table-cell>
          <table:table-cell table:number-columns-repeated="5"/>
        </table:table-row>
        <table:table-row table:style-name="ro1">
          <table:table-cell office:value-type="float" office:value="-0.520904" calcext:value-type="float">
            <text:p>-0.520904</text:p>
          </table:table-cell>
          <table:table-cell office:value-type="float" office:value="4.82943" calcext:value-type="float">
            <text:p>4.82943</text:p>
          </table:table-cell>
          <table:table-cell office:value-type="float" office:value="-4.99423" calcext:value-type="float">
            <text:p>-4.99423</text:p>
          </table:table-cell>
          <table:table-cell table:number-columns-repeated="5"/>
        </table:table-row>
        <table:table-row table:style-name="ro1">
          <table:table-cell office:value-type="float" office:value="-0.495292" calcext:value-type="float">
            <text:p>-0.495292</text:p>
          </table:table-cell>
          <table:table-cell office:value-type="float" office:value="4.83202" calcext:value-type="float">
            <text:p>4.83202</text:p>
          </table:table-cell>
          <table:table-cell office:value-type="float" office:value="-4.96184" calcext:value-type="float">
            <text:p>-4.96184</text:p>
          </table:table-cell>
          <table:table-cell table:number-columns-repeated="5"/>
        </table:table-row>
        <table:table-row table:style-name="ro1">
          <table:table-cell office:value-type="float" office:value="-0.474539" calcext:value-type="float">
            <text:p>-0.474539</text:p>
          </table:table-cell>
          <table:table-cell office:value-type="float" office:value="4.83289" calcext:value-type="float">
            <text:p>4.83289</text:p>
          </table:table-cell>
          <table:table-cell office:value-type="float" office:value="-4.95768" calcext:value-type="float">
            <text:p>-4.95768</text:p>
          </table:table-cell>
          <table:table-cell table:number-columns-repeated="5"/>
        </table:table-row>
        <table:table-row table:style-name="ro1">
          <table:table-cell office:value-type="float" office:value="-0.461177" calcext:value-type="float">
            <text:p>-0.461177</text:p>
          </table:table-cell>
          <table:table-cell office:value-type="float" office:value="4.8398" calcext:value-type="float">
            <text:p>4.8398</text:p>
          </table:table-cell>
          <table:table-cell office:value-type="float" office:value="-4.94035" calcext:value-type="float">
            <text:p>-4.94035</text:p>
          </table:table-cell>
          <table:table-cell table:number-columns-repeated="5"/>
        </table:table-row>
        <table:table-row table:style-name="ro1">
          <table:table-cell office:value-type="float" office:value="-0.449834" calcext:value-type="float">
            <text:p>-0.449834</text:p>
          </table:table-cell>
          <table:table-cell office:value-type="float" office:value="4.86929" calcext:value-type="float">
            <text:p>4.86929</text:p>
          </table:table-cell>
          <table:table-cell office:value-type="float" office:value="-4.91598" calcext:value-type="float">
            <text:p>-4.91598</text:p>
          </table:table-cell>
          <table:table-cell table:number-columns-repeated="5"/>
        </table:table-row>
        <table:table-row table:style-name="ro1">
          <table:table-cell office:value-type="float" office:value="-0.44873" calcext:value-type="float">
            <text:p>-0.44873</text:p>
          </table:table-cell>
          <table:table-cell office:value-type="float" office:value="4.9043" calcext:value-type="float">
            <text:p>4.9043</text:p>
          </table:table-cell>
          <table:table-cell office:value-type="float" office:value="-4.88698" calcext:value-type="float">
            <text:p>-4.88698</text:p>
          </table:table-cell>
          <table:table-cell table:number-columns-repeated="5"/>
        </table:table-row>
        <table:table-row table:style-name="ro1">
          <table:table-cell office:value-type="float" office:value="-0.287983" calcext:value-type="float">
            <text:p>-0.287983</text:p>
          </table:table-cell>
          <table:table-cell office:value-type="float" office:value="4.91365" calcext:value-type="float">
            <text:p>4.91365</text:p>
          </table:table-cell>
          <table:table-cell office:value-type="float" office:value="-4.87018" calcext:value-type="float">
            <text:p>-4.87018</text:p>
          </table:table-cell>
          <table:table-cell table:number-columns-repeated="5"/>
        </table:table-row>
        <table:table-row table:style-name="ro1">
          <table:table-cell office:value-type="float" office:value="-0.133231" calcext:value-type="float">
            <text:p>-0.133231</text:p>
          </table:table-cell>
          <table:table-cell office:value-type="float" office:value="4.92293" calcext:value-type="float">
            <text:p>4.92293</text:p>
          </table:table-cell>
          <table:table-cell office:value-type="float" office:value="-4.83585" calcext:value-type="float">
            <text:p>-4.83585</text:p>
          </table:table-cell>
          <table:table-cell table:number-columns-repeated="5"/>
        </table:table-row>
        <table:table-row table:style-name="ro1">
          <table:table-cell office:value-type="float" office:value="-0.106798" calcext:value-type="float">
            <text:p>-0.106798</text:p>
          </table:table-cell>
          <table:table-cell office:value-type="float" office:value="4.936" calcext:value-type="float">
            <text:p>4.936</text:p>
          </table:table-cell>
          <table:table-cell office:value-type="float" office:value="-4.81408" calcext:value-type="float">
            <text:p>-4.81408</text:p>
          </table:table-cell>
          <table:table-cell table:number-columns-repeated="5"/>
        </table:table-row>
        <table:table-row table:style-name="ro1">
          <table:table-cell office:value-type="float" office:value="-0.105673" calcext:value-type="float">
            <text:p>-0.105673</text:p>
          </table:table-cell>
          <table:table-cell office:value-type="float" office:value="5.01457" calcext:value-type="float">
            <text:p>5.01457</text:p>
          </table:table-cell>
          <table:table-cell office:value-type="float" office:value="-4.7876" calcext:value-type="float">
            <text:p>-4.7876</text:p>
          </table:table-cell>
          <table:table-cell table:number-columns-repeated="5"/>
        </table:table-row>
        <table:table-row table:style-name="ro1">
          <table:table-cell office:value-type="float" office:value="-0.103084" calcext:value-type="float">
            <text:p>-0.103084</text:p>
          </table:table-cell>
          <table:table-cell office:value-type="float" office:value="5.0369" calcext:value-type="float">
            <text:p>5.0369</text:p>
          </table:table-cell>
          <table:table-cell office:value-type="float" office:value="-4.78253" calcext:value-type="float">
            <text:p>-4.78253</text:p>
          </table:table-cell>
          <table:table-cell table:number-columns-repeated="5"/>
        </table:table-row>
        <table:table-row table:style-name="ro1">
          <table:table-cell office:value-type="float" office:value="-0.0766339" calcext:value-type="float">
            <text:p>-0.0766339</text:p>
          </table:table-cell>
          <table:table-cell office:value-type="float" office:value="5.03741" calcext:value-type="float">
            <text:p>5.03741</text:p>
          </table:table-cell>
          <table:table-cell office:value-type="float" office:value="-4.76939" calcext:value-type="float">
            <text:p>-4.76939</text:p>
          </table:table-cell>
          <table:table-cell table:number-columns-repeated="5"/>
        </table:table-row>
        <table:table-row table:style-name="ro1">
          <table:table-cell office:value-type="float" office:value="0.0318878" calcext:value-type="float">
            <text:p>0.0318878</text:p>
          </table:table-cell>
          <table:table-cell office:value-type="float" office:value="5.05736" calcext:value-type="float">
            <text:p>5.05736</text:p>
          </table:table-cell>
          <table:table-cell office:value-type="float" office:value="-4.7598" calcext:value-type="float">
            <text:p>-4.7598</text:p>
          </table:table-cell>
          <table:table-cell table:number-columns-repeated="5"/>
        </table:table-row>
        <table:table-row table:style-name="ro1">
          <table:table-cell office:value-type="float" office:value="0.0871156" calcext:value-type="float">
            <text:p>0.0871156</text:p>
          </table:table-cell>
          <table:table-cell office:value-type="float" office:value="5.07415" calcext:value-type="float">
            <text:p>5.07415</text:p>
          </table:table-cell>
          <table:table-cell office:value-type="float" office:value="-4.75085" calcext:value-type="float">
            <text:p>-4.75085</text:p>
          </table:table-cell>
          <table:table-cell table:number-columns-repeated="5"/>
        </table:table-row>
        <table:table-row table:style-name="ro1">
          <table:table-cell office:value-type="float" office:value="0.0954793" calcext:value-type="float">
            <text:p>0.0954793</text:p>
          </table:table-cell>
          <table:table-cell office:value-type="float" office:value="5.07551" calcext:value-type="float">
            <text:p>5.07551</text:p>
          </table:table-cell>
          <table:table-cell office:value-type="float" office:value="-4.7149" calcext:value-type="float">
            <text:p>-4.7149</text:p>
          </table:table-cell>
          <table:table-cell table:number-columns-repeated="5"/>
        </table:table-row>
        <table:table-row table:style-name="ro1">
          <table:table-cell office:value-type="float" office:value="0.135579" calcext:value-type="float">
            <text:p>0.135579</text:p>
          </table:table-cell>
          <table:table-cell office:value-type="float" office:value="5.09593" calcext:value-type="float">
            <text:p>5.09593</text:p>
          </table:table-cell>
          <table:table-cell office:value-type="float" office:value="-4.71248" calcext:value-type="float">
            <text:p>-4.71248</text:p>
          </table:table-cell>
          <table:table-cell table:number-columns-repeated="5"/>
        </table:table-row>
        <table:table-row table:style-name="ro1">
          <table:table-cell office:value-type="float" office:value="0.139955" calcext:value-type="float">
            <text:p>0.139955</text:p>
          </table:table-cell>
          <table:table-cell office:value-type="float" office:value="5.12321" calcext:value-type="float">
            <text:p>5.12321</text:p>
          </table:table-cell>
          <table:table-cell office:value-type="float" office:value="-4.70655" calcext:value-type="float">
            <text:p>-4.70655</text:p>
          </table:table-cell>
          <table:table-cell table:number-columns-repeated="5"/>
        </table:table-row>
        <table:table-row table:style-name="ro1">
          <table:table-cell office:value-type="float" office:value="0.145779" calcext:value-type="float">
            <text:p>0.145779</text:p>
          </table:table-cell>
          <table:table-cell office:value-type="float" office:value="5.13584" calcext:value-type="float">
            <text:p>5.13584</text:p>
          </table:table-cell>
          <table:table-cell office:value-type="float" office:value="-4.70008" calcext:value-type="float">
            <text:p>-4.70008</text:p>
          </table:table-cell>
          <table:table-cell table:number-columns-repeated="5"/>
        </table:table-row>
        <table:table-row table:style-name="ro1">
          <table:table-cell office:value-type="float" office:value="0.170079" calcext:value-type="float">
            <text:p>0.170079</text:p>
          </table:table-cell>
          <table:table-cell office:value-type="float" office:value="5.13797" calcext:value-type="float">
            <text:p>5.13797</text:p>
          </table:table-cell>
          <table:table-cell office:value-type="float" office:value="-4.69007" calcext:value-type="float">
            <text:p>-4.69007</text:p>
          </table:table-cell>
          <table:table-cell table:number-columns-repeated="5"/>
        </table:table-row>
        <table:table-row table:style-name="ro1">
          <table:table-cell office:value-type="float" office:value="0.190468" calcext:value-type="float">
            <text:p>0.190468</text:p>
          </table:table-cell>
          <table:table-cell office:value-type="float" office:value="5.14478" calcext:value-type="float">
            <text:p>5.14478</text:p>
          </table:table-cell>
          <table:table-cell office:value-type="float" office:value="-4.68338" calcext:value-type="float">
            <text:p>-4.68338</text:p>
          </table:table-cell>
          <table:table-cell table:number-columns-repeated="5"/>
        </table:table-row>
        <table:table-row table:style-name="ro1">
          <table:table-cell office:value-type="float" office:value="0.191246" calcext:value-type="float">
            <text:p>0.191246</text:p>
          </table:table-cell>
          <table:table-cell office:value-type="float" office:value="5.15064" calcext:value-type="float">
            <text:p>5.15064</text:p>
          </table:table-cell>
          <table:table-cell office:value-type="float" office:value="-4.6788" calcext:value-type="float">
            <text:p>-4.6788</text:p>
          </table:table-cell>
          <table:table-cell table:number-columns-repeated="5"/>
        </table:table-row>
        <table:table-row table:style-name="ro1">
          <table:table-cell office:value-type="float" office:value="0.193611" calcext:value-type="float">
            <text:p>0.193611</text:p>
          </table:table-cell>
          <table:table-cell office:value-type="float" office:value="5.17298" calcext:value-type="float">
            <text:p>5.17298</text:p>
          </table:table-cell>
          <table:table-cell office:value-type="float" office:value="-4.6757" calcext:value-type="float">
            <text:p>-4.6757</text:p>
          </table:table-cell>
          <table:table-cell table:number-columns-repeated="5"/>
        </table:table-row>
        <table:table-row table:style-name="ro1">
          <table:table-cell office:value-type="float" office:value="0.19801" calcext:value-type="float">
            <text:p>0.19801</text:p>
          </table:table-cell>
          <table:table-cell office:value-type="float" office:value="5.17338" calcext:value-type="float">
            <text:p>5.17338</text:p>
          </table:table-cell>
          <table:table-cell office:value-type="float" office:value="-4.66646" calcext:value-type="float">
            <text:p>-4.66646</text:p>
          </table:table-cell>
          <table:table-cell table:number-columns-repeated="5"/>
        </table:table-row>
        <table:table-row table:style-name="ro1">
          <table:table-cell office:value-type="float" office:value="0.207036" calcext:value-type="float">
            <text:p>0.207036</text:p>
          </table:table-cell>
          <table:table-cell office:value-type="float" office:value="5.21301" calcext:value-type="float">
            <text:p>5.21301</text:p>
          </table:table-cell>
          <table:table-cell office:value-type="float" office:value="-4.63196" calcext:value-type="float">
            <text:p>-4.63196</text:p>
          </table:table-cell>
          <table:table-cell table:number-columns-repeated="5"/>
        </table:table-row>
        <table:table-row table:style-name="ro1">
          <table:table-cell office:value-type="float" office:value="0.225876" calcext:value-type="float">
            <text:p>0.225876</text:p>
          </table:table-cell>
          <table:table-cell office:value-type="float" office:value="5.23499" calcext:value-type="float">
            <text:p>5.23499</text:p>
          </table:table-cell>
          <table:table-cell office:value-type="float" office:value="-4.6077" calcext:value-type="float">
            <text:p>-4.6077</text:p>
          </table:table-cell>
          <table:table-cell table:number-columns-repeated="5"/>
        </table:table-row>
        <table:table-row table:style-name="ro1">
          <table:table-cell office:value-type="float" office:value="0.226401" calcext:value-type="float">
            <text:p>0.226401</text:p>
          </table:table-cell>
          <table:table-cell office:value-type="float" office:value="5.24501" calcext:value-type="float">
            <text:p>5.24501</text:p>
          </table:table-cell>
          <table:table-cell office:value-type="float" office:value="-4.60611" calcext:value-type="float">
            <text:p>-4.60611</text:p>
          </table:table-cell>
          <table:table-cell table:number-columns-repeated="5"/>
        </table:table-row>
        <table:table-row table:style-name="ro1">
          <table:table-cell office:value-type="float" office:value="0.264625" calcext:value-type="float">
            <text:p>0.264625</text:p>
          </table:table-cell>
          <table:table-cell office:value-type="float" office:value="5.28618" calcext:value-type="float">
            <text:p>5.28618</text:p>
          </table:table-cell>
          <table:table-cell office:value-type="float" office:value="-4.59542" calcext:value-type="float">
            <text:p>-4.59542</text:p>
          </table:table-cell>
          <table:table-cell table:number-columns-repeated="5"/>
        </table:table-row>
        <table:table-row table:style-name="ro1">
          <table:table-cell office:value-type="float" office:value="0.27676" calcext:value-type="float">
            <text:p>0.27676</text:p>
          </table:table-cell>
          <table:table-cell office:value-type="float" office:value="5.30546" calcext:value-type="float">
            <text:p>5.30546</text:p>
          </table:table-cell>
          <table:table-cell office:value-type="float" office:value="-4.58582" calcext:value-type="float">
            <text:p>-4.58582</text:p>
          </table:table-cell>
          <table:table-cell table:number-columns-repeated="5"/>
        </table:table-row>
        <table:table-row table:style-name="ro1">
          <table:table-cell office:value-type="float" office:value="0.299044" calcext:value-type="float">
            <text:p>0.299044</text:p>
          </table:table-cell>
          <table:table-cell office:value-type="float" office:value="5.37832" calcext:value-type="float">
            <text:p>5.37832</text:p>
          </table:table-cell>
          <table:table-cell office:value-type="float" office:value="-4.57757" calcext:value-type="float">
            <text:p>-4.57757</text:p>
          </table:table-cell>
          <table:table-cell table:number-columns-repeated="5"/>
        </table:table-row>
        <table:table-row table:style-name="ro1">
          <table:table-cell office:value-type="float" office:value="0.312684" calcext:value-type="float">
            <text:p>0.312684</text:p>
          </table:table-cell>
          <table:table-cell office:value-type="float" office:value="5.39046" calcext:value-type="float">
            <text:p>5.39046</text:p>
          </table:table-cell>
          <table:table-cell office:value-type="float" office:value="-4.54375" calcext:value-type="float">
            <text:p>-4.54375</text:p>
          </table:table-cell>
          <table:table-cell table:number-columns-repeated="5"/>
        </table:table-row>
        <table:table-row table:style-name="ro1">
          <table:table-cell office:value-type="float" office:value="0.364141" calcext:value-type="float">
            <text:p>0.364141</text:p>
          </table:table-cell>
          <table:table-cell office:value-type="float" office:value="5.39565" calcext:value-type="float">
            <text:p>5.39565</text:p>
          </table:table-cell>
          <table:table-cell office:value-type="float" office:value="-4.52876" calcext:value-type="float">
            <text:p>-4.52876</text:p>
          </table:table-cell>
          <table:table-cell table:number-columns-repeated="5"/>
        </table:table-row>
        <table:table-row table:style-name="ro1">
          <table:table-cell office:value-type="float" office:value="0.381391" calcext:value-type="float">
            <text:p>0.381391</text:p>
          </table:table-cell>
          <table:table-cell office:value-type="float" office:value="5.40604" calcext:value-type="float">
            <text:p>5.40604</text:p>
          </table:table-cell>
          <table:table-cell office:value-type="float" office:value="-4.5008" calcext:value-type="float">
            <text:p>-4.5008</text:p>
          </table:table-cell>
          <table:table-cell table:number-columns-repeated="5"/>
        </table:table-row>
        <table:table-row table:style-name="ro1">
          <table:table-cell office:value-type="float" office:value="0.410587" calcext:value-type="float">
            <text:p>0.410587</text:p>
          </table:table-cell>
          <table:table-cell office:value-type="float" office:value="5.40749" calcext:value-type="float">
            <text:p>5.40749</text:p>
          </table:table-cell>
          <table:table-cell office:value-type="float" office:value="-4.4366" calcext:value-type="float">
            <text:p>-4.4366</text:p>
          </table:table-cell>
          <table:table-cell table:number-columns-repeated="5"/>
        </table:table-row>
        <table:table-row table:style-name="ro1">
          <table:table-cell office:value-type="float" office:value="0.420533" calcext:value-type="float">
            <text:p>0.420533</text:p>
          </table:table-cell>
          <table:table-cell office:value-type="float" office:value="5.40843" calcext:value-type="float">
            <text:p>5.40843</text:p>
          </table:table-cell>
          <table:table-cell office:value-type="float" office:value="-4.43213" calcext:value-type="float">
            <text:p>-4.43213</text:p>
          </table:table-cell>
          <table:table-cell table:number-columns-repeated="5"/>
        </table:table-row>
        <table:table-row table:style-name="ro1">
          <table:table-cell office:value-type="float" office:value="0.440367" calcext:value-type="float">
            <text:p>0.440367</text:p>
          </table:table-cell>
          <table:table-cell office:value-type="float" office:value="5.46217" calcext:value-type="float">
            <text:p>5.46217</text:p>
          </table:table-cell>
          <table:table-cell office:value-type="float" office:value="-4.42394" calcext:value-type="float">
            <text:p>-4.42394</text:p>
          </table:table-cell>
          <table:table-cell table:number-columns-repeated="5"/>
        </table:table-row>
        <table:table-row table:style-name="ro1">
          <table:table-cell office:value-type="float" office:value="0.446566" calcext:value-type="float">
            <text:p>0.446566</text:p>
          </table:table-cell>
          <table:table-cell office:value-type="float" office:value="5.49512" calcext:value-type="float">
            <text:p>5.49512</text:p>
          </table:table-cell>
          <table:table-cell office:value-type="float" office:value="-4.42055" calcext:value-type="float">
            <text:p>-4.42055</text:p>
          </table:table-cell>
          <table:table-cell table:number-columns-repeated="5"/>
        </table:table-row>
        <table:table-row table:style-name="ro1">
          <table:table-cell office:value-type="float" office:value="0.465374" calcext:value-type="float">
            <text:p>0.465374</text:p>
          </table:table-cell>
          <table:table-cell office:value-type="float" office:value="5.52476" calcext:value-type="float">
            <text:p>5.52476</text:p>
          </table:table-cell>
          <table:table-cell office:value-type="float" office:value="-4.40164" calcext:value-type="float">
            <text:p>-4.40164</text:p>
          </table:table-cell>
          <table:table-cell table:number-columns-repeated="5"/>
        </table:table-row>
        <table:table-row table:style-name="ro1">
          <table:table-cell office:value-type="float" office:value="0.476154" calcext:value-type="float">
            <text:p>0.476154</text:p>
          </table:table-cell>
          <table:table-cell office:value-type="float" office:value="5.52549" calcext:value-type="float">
            <text:p>5.52549</text:p>
          </table:table-cell>
          <table:table-cell office:value-type="float" office:value="-4.39486" calcext:value-type="float">
            <text:p>-4.39486</text:p>
          </table:table-cell>
          <table:table-cell table:number-columns-repeated="5"/>
        </table:table-row>
        <table:table-row table:style-name="ro1">
          <table:table-cell office:value-type="float" office:value="0.489819" calcext:value-type="float">
            <text:p>0.489819</text:p>
          </table:table-cell>
          <table:table-cell office:value-type="float" office:value="5.55319" calcext:value-type="float">
            <text:p>5.55319</text:p>
          </table:table-cell>
          <table:table-cell office:value-type="float" office:value="-4.39062" calcext:value-type="float">
            <text:p>-4.39062</text:p>
          </table:table-cell>
          <table:table-cell table:number-columns-repeated="5"/>
        </table:table-row>
        <table:table-row table:style-name="ro1">
          <table:table-cell office:value-type="float" office:value="0.489862" calcext:value-type="float">
            <text:p>0.489862</text:p>
          </table:table-cell>
          <table:table-cell office:value-type="float" office:value="5.55372" calcext:value-type="float">
            <text:p>5.55372</text:p>
          </table:table-cell>
          <table:table-cell office:value-type="float" office:value="-4.38721" calcext:value-type="float">
            <text:p>-4.38721</text:p>
          </table:table-cell>
          <table:table-cell table:number-columns-repeated="5"/>
        </table:table-row>
        <table:table-row table:style-name="ro1">
          <table:table-cell office:value-type="float" office:value="0.540422" calcext:value-type="float">
            <text:p>0.540422</text:p>
          </table:table-cell>
          <table:table-cell office:value-type="float" office:value="5.6102" calcext:value-type="float">
            <text:p>5.6102</text:p>
          </table:table-cell>
          <table:table-cell office:value-type="float" office:value="-4.38135" calcext:value-type="float">
            <text:p>-4.38135</text:p>
          </table:table-cell>
          <table:table-cell table:number-columns-repeated="5"/>
        </table:table-row>
        <table:table-row table:style-name="ro1">
          <table:table-cell office:value-type="float" office:value="0.544332" calcext:value-type="float">
            <text:p>0.544332</text:p>
          </table:table-cell>
          <table:table-cell office:value-type="float" office:value="5.64199" calcext:value-type="float">
            <text:p>5.64199</text:p>
          </table:table-cell>
          <table:table-cell office:value-type="float" office:value="-4.35894" calcext:value-type="float">
            <text:p>-4.35894</text:p>
          </table:table-cell>
          <table:table-cell table:number-columns-repeated="5"/>
        </table:table-row>
        <table:table-row table:style-name="ro1">
          <table:table-cell office:value-type="float" office:value="0.611665" calcext:value-type="float">
            <text:p>0.611665</text:p>
          </table:table-cell>
          <table:table-cell office:value-type="float" office:value="5.64506" calcext:value-type="float">
            <text:p>5.64506</text:p>
          </table:table-cell>
          <table:table-cell office:value-type="float" office:value="-4.35718" calcext:value-type="float">
            <text:p>-4.35718</text:p>
          </table:table-cell>
          <table:table-cell table:number-columns-repeated="5"/>
        </table:table-row>
        <table:table-row table:style-name="ro1">
          <table:table-cell office:value-type="float" office:value="0.634835" calcext:value-type="float">
            <text:p>0.634835</text:p>
          </table:table-cell>
          <table:table-cell office:value-type="float" office:value="5.67954" calcext:value-type="float">
            <text:p>5.67954</text:p>
          </table:table-cell>
          <table:table-cell office:value-type="float" office:value="-4.35613" calcext:value-type="float">
            <text:p>-4.35613</text:p>
          </table:table-cell>
          <table:table-cell table:number-columns-repeated="5"/>
        </table:table-row>
        <table:table-row table:style-name="ro1">
          <table:table-cell office:value-type="float" office:value="0.636404" calcext:value-type="float">
            <text:p>0.636404</text:p>
          </table:table-cell>
          <table:table-cell office:value-type="float" office:value="5.72111" calcext:value-type="float">
            <text:p>5.72111</text:p>
          </table:table-cell>
          <table:table-cell office:value-type="float" office:value="-4.35188" calcext:value-type="float">
            <text:p>-4.35188</text:p>
          </table:table-cell>
          <table:table-cell table:number-columns-repeated="5"/>
        </table:table-row>
        <table:table-row table:style-name="ro1">
          <table:table-cell office:value-type="float" office:value="0.638609" calcext:value-type="float">
            <text:p>0.638609</text:p>
          </table:table-cell>
          <table:table-cell office:value-type="float" office:value="5.75809" calcext:value-type="float">
            <text:p>5.75809</text:p>
          </table:table-cell>
          <table:table-cell office:value-type="float" office:value="-4.3349" calcext:value-type="float">
            <text:p>-4.3349</text:p>
          </table:table-cell>
          <table:table-cell table:number-columns-repeated="5"/>
        </table:table-row>
        <table:table-row table:style-name="ro1">
          <table:table-cell office:value-type="float" office:value="0.673448" calcext:value-type="float">
            <text:p>0.673448</text:p>
          </table:table-cell>
          <table:table-cell office:value-type="float" office:value="5.77136" calcext:value-type="float">
            <text:p>5.77136</text:p>
          </table:table-cell>
          <table:table-cell office:value-type="float" office:value="-4.32399" calcext:value-type="float">
            <text:p>-4.32399</text:p>
          </table:table-cell>
          <table:table-cell table:number-columns-repeated="5"/>
        </table:table-row>
        <table:table-row table:style-name="ro1">
          <table:table-cell office:value-type="float" office:value="0.728744" calcext:value-type="float">
            <text:p>0.728744</text:p>
          </table:table-cell>
          <table:table-cell office:value-type="float" office:value="5.82574" calcext:value-type="float">
            <text:p>5.82574</text:p>
          </table:table-cell>
          <table:table-cell office:value-type="float" office:value="-4.3032" calcext:value-type="float">
            <text:p>-4.3032</text:p>
          </table:table-cell>
          <table:table-cell table:number-columns-repeated="5"/>
        </table:table-row>
        <table:table-row table:style-name="ro1">
          <table:table-cell office:value-type="float" office:value="0.731239" calcext:value-type="float">
            <text:p>0.731239</text:p>
          </table:table-cell>
          <table:table-cell office:value-type="float" office:value="5.83477" calcext:value-type="float">
            <text:p>5.83477</text:p>
          </table:table-cell>
          <table:table-cell office:value-type="float" office:value="-4.29191" calcext:value-type="float">
            <text:p>-4.29191</text:p>
          </table:table-cell>
          <table:table-cell table:number-columns-repeated="5"/>
        </table:table-row>
        <table:table-row table:style-name="ro1">
          <table:table-cell office:value-type="float" office:value="0.786862" calcext:value-type="float">
            <text:p>0.786862</text:p>
          </table:table-cell>
          <table:table-cell office:value-type="float" office:value="5.84501" calcext:value-type="float">
            <text:p>5.84501</text:p>
          </table:table-cell>
          <table:table-cell office:value-type="float" office:value="-4.26528" calcext:value-type="float">
            <text:p>-4.26528</text:p>
          </table:table-cell>
          <table:table-cell table:number-columns-repeated="5"/>
        </table:table-row>
        <table:table-row table:style-name="ro1">
          <table:table-cell office:value-type="float" office:value="0.802909" calcext:value-type="float">
            <text:p>0.802909</text:p>
          </table:table-cell>
          <table:table-cell office:value-type="float" office:value="5.86113" calcext:value-type="float">
            <text:p>5.86113</text:p>
          </table:table-cell>
          <table:table-cell office:value-type="float" office:value="-4.26135" calcext:value-type="float">
            <text:p>-4.26135</text:p>
          </table:table-cell>
          <table:table-cell table:number-columns-repeated="5"/>
        </table:table-row>
        <table:table-row table:style-name="ro1">
          <table:table-cell office:value-type="float" office:value="0.820031" calcext:value-type="float">
            <text:p>0.820031</text:p>
          </table:table-cell>
          <table:table-cell office:value-type="float" office:value="5.89963" calcext:value-type="float">
            <text:p>5.89963</text:p>
          </table:table-cell>
          <table:table-cell office:value-type="float" office:value="-4.23265" calcext:value-type="float">
            <text:p>-4.23265</text:p>
          </table:table-cell>
          <table:table-cell table:number-columns-repeated="5"/>
        </table:table-row>
        <table:table-row table:style-name="ro1">
          <table:table-cell office:value-type="float" office:value="0.847298" calcext:value-type="float">
            <text:p>0.847298</text:p>
          </table:table-cell>
          <table:table-cell office:value-type="float" office:value="5.90123" calcext:value-type="float">
            <text:p>5.90123</text:p>
          </table:table-cell>
          <table:table-cell office:value-type="float" office:value="-4.22949" calcext:value-type="float">
            <text:p>-4.22949</text:p>
          </table:table-cell>
          <table:table-cell table:number-columns-repeated="5"/>
        </table:table-row>
        <table:table-row table:style-name="ro1">
          <table:table-cell office:value-type="float" office:value="0.869326" calcext:value-type="float">
            <text:p>0.869326</text:p>
          </table:table-cell>
          <table:table-cell office:value-type="float" office:value="5.91096" calcext:value-type="float">
            <text:p>5.91096</text:p>
          </table:table-cell>
          <table:table-cell office:value-type="float" office:value="-4.21732" calcext:value-type="float">
            <text:p>-4.21732</text:p>
          </table:table-cell>
          <table:table-cell table:number-columns-repeated="5"/>
        </table:table-row>
        <table:table-row table:style-name="ro1">
          <table:table-cell office:value-type="float" office:value="0.936539" calcext:value-type="float">
            <text:p>0.936539</text:p>
          </table:table-cell>
          <table:table-cell office:value-type="float" office:value="5.91551" calcext:value-type="float">
            <text:p>5.91551</text:p>
          </table:table-cell>
          <table:table-cell office:value-type="float" office:value="-4.20249" calcext:value-type="float">
            <text:p>-4.20249</text:p>
          </table:table-cell>
          <table:table-cell table:number-columns-repeated="5"/>
        </table:table-row>
        <table:table-row table:style-name="ro1">
          <table:table-cell office:value-type="float" office:value="0.992412" calcext:value-type="float">
            <text:p>0.992412</text:p>
          </table:table-cell>
          <table:table-cell office:value-type="float" office:value="5.95927" calcext:value-type="float">
            <text:p>5.95927</text:p>
          </table:table-cell>
          <table:table-cell office:value-type="float" office:value="-4.20085" calcext:value-type="float">
            <text:p>-4.20085</text:p>
          </table:table-cell>
          <table:table-cell table:number-columns-repeated="5"/>
        </table:table-row>
        <table:table-row table:style-name="ro1">
          <table:table-cell office:value-type="float" office:value="0.996024" calcext:value-type="float">
            <text:p>0.996024</text:p>
          </table:table-cell>
          <table:table-cell office:value-type="float" office:value="5.96881" calcext:value-type="float">
            <text:p>5.96881</text:p>
          </table:table-cell>
          <table:table-cell office:value-type="float" office:value="-4.18045" calcext:value-type="float">
            <text:p>-4.18045</text:p>
          </table:table-cell>
          <table:table-cell table:number-columns-repeated="5"/>
        </table:table-row>
        <table:table-row table:style-name="ro1">
          <table:table-cell office:value-type="float" office:value="1.00684" calcext:value-type="float">
            <text:p>1.00684</text:p>
          </table:table-cell>
          <table:table-cell office:value-type="float" office:value="6.09914" calcext:value-type="float">
            <text:p>6.09914</text:p>
          </table:table-cell>
          <table:table-cell office:value-type="float" office:value="-4.17412" calcext:value-type="float">
            <text:p>-4.17412</text:p>
          </table:table-cell>
          <table:table-cell table:number-columns-repeated="5"/>
        </table:table-row>
        <table:table-row table:style-name="ro1">
          <table:table-cell office:value-type="float" office:value="1.09745" calcext:value-type="float">
            <text:p>1.09745</text:p>
          </table:table-cell>
          <table:table-cell office:value-type="float" office:value="6.14061" calcext:value-type="float">
            <text:p>6.14061</text:p>
          </table:table-cell>
          <table:table-cell office:value-type="float" office:value="-4.1665" calcext:value-type="float">
            <text:p>-4.1665</text:p>
          </table:table-cell>
          <table:table-cell table:number-columns-repeated="5"/>
        </table:table-row>
        <table:table-row table:style-name="ro1">
          <table:table-cell office:value-type="float" office:value="1.10326" calcext:value-type="float">
            <text:p>1.10326</text:p>
          </table:table-cell>
          <table:table-cell office:value-type="float" office:value="6.1482" calcext:value-type="float">
            <text:p>6.1482</text:p>
          </table:table-cell>
          <table:table-cell office:value-type="float" office:value="-4.15041" calcext:value-type="float">
            <text:p>-4.15041</text:p>
          </table:table-cell>
          <table:table-cell table:number-columns-repeated="5"/>
        </table:table-row>
        <table:table-row table:style-name="ro1">
          <table:table-cell office:value-type="float" office:value="1.12019" calcext:value-type="float">
            <text:p>1.12019</text:p>
          </table:table-cell>
          <table:table-cell office:value-type="float" office:value="6.17305" calcext:value-type="float">
            <text:p>6.17305</text:p>
          </table:table-cell>
          <table:table-cell office:value-type="float" office:value="-4.15015" calcext:value-type="float">
            <text:p>-4.15015</text:p>
          </table:table-cell>
          <table:table-cell table:number-columns-repeated="5"/>
        </table:table-row>
        <table:table-row table:style-name="ro1">
          <table:table-cell office:value-type="float" office:value="1.18098" calcext:value-type="float">
            <text:p>1.18098</text:p>
          </table:table-cell>
          <table:table-cell office:value-type="float" office:value="6.20267" calcext:value-type="float">
            <text:p>6.20267</text:p>
          </table:table-cell>
          <table:table-cell office:value-type="float" office:value="-4.13489" calcext:value-type="float">
            <text:p>-4.13489</text:p>
          </table:table-cell>
          <table:table-cell table:number-columns-repeated="5"/>
        </table:table-row>
        <table:table-row table:style-name="ro1">
          <table:table-cell office:value-type="float" office:value="1.20005" calcext:value-type="float">
            <text:p>1.20005</text:p>
          </table:table-cell>
          <table:table-cell office:value-type="float" office:value="6.29114" calcext:value-type="float">
            <text:p>6.29114</text:p>
          </table:table-cell>
          <table:table-cell office:value-type="float" office:value="-4.12716" calcext:value-type="float">
            <text:p>-4.12716</text:p>
          </table:table-cell>
          <table:table-cell table:number-columns-repeated="5"/>
        </table:table-row>
        <table:table-row table:style-name="ro1">
          <table:table-cell office:value-type="float" office:value="1.20566" calcext:value-type="float">
            <text:p>1.20566</text:p>
          </table:table-cell>
          <table:table-cell office:value-type="float" office:value="6.31474" calcext:value-type="float">
            <text:p>6.31474</text:p>
          </table:table-cell>
          <table:table-cell office:value-type="float" office:value="-4.09372" calcext:value-type="float">
            <text:p>-4.09372</text:p>
          </table:table-cell>
          <table:table-cell table:number-columns-repeated="5"/>
        </table:table-row>
        <table:table-row table:style-name="ro1">
          <table:table-cell office:value-type="float" office:value="1.22972" calcext:value-type="float">
            <text:p>1.22972</text:p>
          </table:table-cell>
          <table:table-cell office:value-type="float" office:value="6.34547" calcext:value-type="float">
            <text:p>6.34547</text:p>
          </table:table-cell>
          <table:table-cell office:value-type="float" office:value="-4.0915" calcext:value-type="float">
            <text:p>-4.0915</text:p>
          </table:table-cell>
          <table:table-cell table:number-columns-repeated="5"/>
        </table:table-row>
        <table:table-row table:style-name="ro1">
          <table:table-cell office:value-type="float" office:value="1.24476" calcext:value-type="float">
            <text:p>1.24476</text:p>
          </table:table-cell>
          <table:table-cell office:value-type="float" office:value="6.40147" calcext:value-type="float">
            <text:p>6.40147</text:p>
          </table:table-cell>
          <table:table-cell office:value-type="float" office:value="-4.08929" calcext:value-type="float">
            <text:p>-4.08929</text:p>
          </table:table-cell>
          <table:table-cell table:number-columns-repeated="5"/>
        </table:table-row>
        <table:table-row table:style-name="ro1">
          <table:table-cell office:value-type="float" office:value="1.31268" calcext:value-type="float">
            <text:p>1.31268</text:p>
          </table:table-cell>
          <table:table-cell office:value-type="float" office:value="6.42944" calcext:value-type="float">
            <text:p>6.42944</text:p>
          </table:table-cell>
          <table:table-cell office:value-type="float" office:value="-4.06853" calcext:value-type="float">
            <text:p>-4.06853</text:p>
          </table:table-cell>
          <table:table-cell table:number-columns-repeated="5"/>
        </table:table-row>
        <table:table-row table:style-name="ro1">
          <table:table-cell office:value-type="float" office:value="1.33108" calcext:value-type="float">
            <text:p>1.33108</text:p>
          </table:table-cell>
          <table:table-cell office:value-type="float" office:value="6.45201" calcext:value-type="float">
            <text:p>6.45201</text:p>
          </table:table-cell>
          <table:table-cell office:value-type="float" office:value="-4.06441" calcext:value-type="float">
            <text:p>-4.06441</text:p>
          </table:table-cell>
          <table:table-cell table:number-columns-repeated="5"/>
        </table:table-row>
        <table:table-row table:style-name="ro1">
          <table:table-cell office:value-type="float" office:value="1.33844" calcext:value-type="float">
            <text:p>1.33844</text:p>
          </table:table-cell>
          <table:table-cell office:value-type="float" office:value="6.47474" calcext:value-type="float">
            <text:p>6.47474</text:p>
          </table:table-cell>
          <table:table-cell office:value-type="float" office:value="-4.06205" calcext:value-type="float">
            <text:p>-4.06205</text:p>
          </table:table-cell>
          <table:table-cell table:number-columns-repeated="5"/>
        </table:table-row>
        <table:table-row table:style-name="ro1">
          <table:table-cell office:value-type="float" office:value="1.33874" calcext:value-type="float">
            <text:p>1.33874</text:p>
          </table:table-cell>
          <table:table-cell office:value-type="float" office:value="6.53103" calcext:value-type="float">
            <text:p>6.53103</text:p>
          </table:table-cell>
          <table:table-cell office:value-type="float" office:value="-4.05121" calcext:value-type="float">
            <text:p>-4.05121</text:p>
          </table:table-cell>
          <table:table-cell table:number-columns-repeated="5"/>
        </table:table-row>
        <table:table-row table:style-name="ro1">
          <table:table-cell office:value-type="float" office:value="1.44751" calcext:value-type="float">
            <text:p>1.44751</text:p>
          </table:table-cell>
          <table:table-cell office:value-type="float" office:value="6.56556" calcext:value-type="float">
            <text:p>6.56556</text:p>
          </table:table-cell>
          <table:table-cell office:value-type="float" office:value="-4.03877" calcext:value-type="float">
            <text:p>-4.03877</text:p>
          </table:table-cell>
          <table:table-cell table:number-columns-repeated="5"/>
        </table:table-row>
        <table:table-row table:style-name="ro1">
          <table:table-cell office:value-type="float" office:value="1.45504" calcext:value-type="float">
            <text:p>1.45504</text:p>
          </table:table-cell>
          <table:table-cell office:value-type="float" office:value="6.65071" calcext:value-type="float">
            <text:p>6.65071</text:p>
          </table:table-cell>
          <table:table-cell office:value-type="float" office:value="-4.01939" calcext:value-type="float">
            <text:p>-4.01939</text:p>
          </table:table-cell>
          <table:table-cell table:number-columns-repeated="5"/>
        </table:table-row>
        <table:table-row table:style-name="ro1">
          <table:table-cell office:value-type="float" office:value="1.45984" calcext:value-type="float">
            <text:p>1.45984</text:p>
          </table:table-cell>
          <table:table-cell office:value-type="float" office:value="6.65387" calcext:value-type="float">
            <text:p>6.65387</text:p>
          </table:table-cell>
          <table:table-cell office:value-type="float" office:value="-4.01595" calcext:value-type="float">
            <text:p>-4.01595</text:p>
          </table:table-cell>
          <table:table-cell table:number-columns-repeated="5"/>
        </table:table-row>
        <table:table-row table:style-name="ro1">
          <table:table-cell office:value-type="float" office:value="1.46255" calcext:value-type="float">
            <text:p>1.46255</text:p>
          </table:table-cell>
          <table:table-cell office:value-type="float" office:value="6.72489" calcext:value-type="float">
            <text:p>6.72489</text:p>
          </table:table-cell>
          <table:table-cell office:value-type="float" office:value="-4.01166" calcext:value-type="float">
            <text:p>-4.01166</text:p>
          </table:table-cell>
          <table:table-cell table:number-columns-repeated="5"/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6.73428" calcext:value-type="float">
            <text:p>6.73428</text:p>
          </table:table-cell>
          <table:table-cell office:value-type="float" office:value="-3.99666" calcext:value-type="float">
            <text:p>-3.99666</text:p>
          </table:table-cell>
          <table:table-cell table:number-columns-repeated="5"/>
        </table:table-row>
        <table:table-row table:style-name="ro1">
          <table:table-cell office:value-type="float" office:value="1.54579" calcext:value-type="float">
            <text:p>1.54579</text:p>
          </table:table-cell>
          <table:table-cell office:value-type="float" office:value="6.73847" calcext:value-type="float">
            <text:p>6.73847</text:p>
          </table:table-cell>
          <table:table-cell office:value-type="float" office:value="-3.97169" calcext:value-type="float">
            <text:p>-3.97169</text:p>
          </table:table-cell>
          <table:table-cell table:number-columns-repeated="5"/>
        </table:table-row>
        <table:table-row table:style-name="ro1">
          <table:table-cell office:value-type="float" office:value="1.59635" calcext:value-type="float">
            <text:p>1.59635</text:p>
          </table:table-cell>
          <table:table-cell office:value-type="float" office:value="6.74926" calcext:value-type="float">
            <text:p>6.74926</text:p>
          </table:table-cell>
          <table:table-cell office:value-type="float" office:value="-3.96905" calcext:value-type="float">
            <text:p>-3.96905</text:p>
          </table:table-cell>
          <table:table-cell table:number-columns-repeated="5"/>
        </table:table-row>
        <table:table-row table:style-name="ro1">
          <table:table-cell office:value-type="float" office:value="1.66195" calcext:value-type="float">
            <text:p>1.66195</text:p>
          </table:table-cell>
          <table:table-cell office:value-type="float" office:value="6.75105" calcext:value-type="float">
            <text:p>6.75105</text:p>
          </table:table-cell>
          <table:table-cell office:value-type="float" office:value="-3.96806" calcext:value-type="float">
            <text:p>-3.96806</text:p>
          </table:table-cell>
          <table:table-cell table:number-columns-repeated="5"/>
        </table:table-row>
        <table:table-row table:style-name="ro1">
          <table:table-cell office:value-type="float" office:value="1.69998" calcext:value-type="float">
            <text:p>1.69998</text:p>
          </table:table-cell>
          <table:table-cell office:value-type="float" office:value="6.75265" calcext:value-type="float">
            <text:p>6.75265</text:p>
          </table:table-cell>
          <table:table-cell office:value-type="float" office:value="-3.95743" calcext:value-type="float">
            <text:p>-3.95743</text:p>
          </table:table-cell>
          <table:table-cell table:number-columns-repeated="5"/>
        </table:table-row>
        <table:table-row table:style-name="ro1">
          <table:table-cell office:value-type="float" office:value="1.7238" calcext:value-type="float">
            <text:p>1.7238</text:p>
          </table:table-cell>
          <table:table-cell office:value-type="float" office:value="6.83253" calcext:value-type="float">
            <text:p>6.83253</text:p>
          </table:table-cell>
          <table:table-cell office:value-type="float" office:value="-3.95662" calcext:value-type="float">
            <text:p>-3.95662</text:p>
          </table:table-cell>
          <table:table-cell table:number-columns-repeated="5"/>
        </table:table-row>
        <table:table-row table:style-name="ro1">
          <table:table-cell office:value-type="float" office:value="1.72528" calcext:value-type="float">
            <text:p>1.72528</text:p>
          </table:table-cell>
          <table:table-cell office:value-type="float" office:value="6.86887" calcext:value-type="float">
            <text:p>6.86887</text:p>
          </table:table-cell>
          <table:table-cell office:value-type="float" office:value="-3.94106" calcext:value-type="float">
            <text:p>-3.94106</text:p>
          </table:table-cell>
          <table:table-cell table:number-columns-repeated="5"/>
        </table:table-row>
        <table:table-row table:style-name="ro1">
          <table:table-cell office:value-type="float" office:value="1.73941" calcext:value-type="float">
            <text:p>1.73941</text:p>
          </table:table-cell>
          <table:table-cell office:value-type="float" office:value="6.87552" calcext:value-type="float">
            <text:p>6.87552</text:p>
          </table:table-cell>
          <table:table-cell office:value-type="float" office:value="-3.93469" calcext:value-type="float">
            <text:p>-3.93469</text:p>
          </table:table-cell>
          <table:table-cell table:number-columns-repeated="5"/>
        </table:table-row>
        <table:table-row table:style-name="ro1">
          <table:table-cell office:value-type="float" office:value="1.85615" calcext:value-type="float">
            <text:p>1.85615</text:p>
          </table:table-cell>
          <table:table-cell office:value-type="float" office:value="6.88147" calcext:value-type="float">
            <text:p>6.88147</text:p>
          </table:table-cell>
          <table:table-cell office:value-type="float" office:value="-3.91048" calcext:value-type="float">
            <text:p>-3.91048</text:p>
          </table:table-cell>
          <table:table-cell table:number-columns-repeated="5"/>
        </table:table-row>
        <table:table-row table:style-name="ro1">
          <table:table-cell office:value-type="float" office:value="1.90066" calcext:value-type="float">
            <text:p>1.90066</text:p>
          </table:table-cell>
          <table:table-cell office:value-type="float" office:value="6.92672" calcext:value-type="float">
            <text:p>6.92672</text:p>
          </table:table-cell>
          <table:table-cell office:value-type="float" office:value="-3.90644" calcext:value-type="float">
            <text:p>-3.90644</text:p>
          </table:table-cell>
          <table:table-cell table:number-columns-repeated="5"/>
        </table:table-row>
        <table:table-row table:style-name="ro1">
          <table:table-cell office:value-type="float" office:value="1.90736" calcext:value-type="float">
            <text:p>1.90736</text:p>
          </table:table-cell>
          <table:table-cell office:value-type="float" office:value="6.92759" calcext:value-type="float">
            <text:p>6.92759</text:p>
          </table:table-cell>
          <table:table-cell office:value-type="float" office:value="-3.90555" calcext:value-type="float">
            <text:p>-3.90555</text:p>
          </table:table-cell>
          <table:table-cell table:number-columns-repeated="5"/>
        </table:table-row>
        <table:table-row table:style-name="ro1">
          <table:table-cell office:value-type="float" office:value="1.94049" calcext:value-type="float">
            <text:p>1.94049</text:p>
          </table:table-cell>
          <table:table-cell office:value-type="float" office:value="6.9516" calcext:value-type="float">
            <text:p>6.9516</text:p>
          </table:table-cell>
          <table:table-cell office:value-type="float" office:value="-3.89661" calcext:value-type="float">
            <text:p>-3.89661</text:p>
          </table:table-cell>
          <table:table-cell table:number-columns-repeated="5"/>
        </table:table-row>
        <table:table-row table:style-name="ro1">
          <table:table-cell office:value-type="float" office:value="1.94984" calcext:value-type="float">
            <text:p>1.94984</text:p>
          </table:table-cell>
          <table:table-cell office:value-type="float" office:value="6.97252" calcext:value-type="float">
            <text:p>6.97252</text:p>
          </table:table-cell>
          <table:table-cell office:value-type="float" office:value="-3.88859" calcext:value-type="float">
            <text:p>-3.88859</text:p>
          </table:table-cell>
          <table:table-cell table:number-columns-repeated="5"/>
        </table:table-row>
        <table:table-row table:style-name="ro1">
          <table:table-cell office:value-type="float" office:value="1.9926" calcext:value-type="float">
            <text:p>1.9926</text:p>
          </table:table-cell>
          <table:table-cell office:value-type="float" office:value="6.98076" calcext:value-type="float">
            <text:p>6.98076</text:p>
          </table:table-cell>
          <table:table-cell office:value-type="float" office:value="-3.8837" calcext:value-type="float">
            <text:p>-3.8837</text:p>
          </table:table-cell>
          <table:table-cell table:number-columns-repeated="5"/>
        </table:table-row>
        <table:table-row table:style-name="ro1">
          <table:table-cell office:value-type="float" office:value="2.00059" calcext:value-type="float">
            <text:p>2.00059</text:p>
          </table:table-cell>
          <table:table-cell office:value-type="float" office:value="7.00872" calcext:value-type="float">
            <text:p>7.00872</text:p>
          </table:table-cell>
          <table:table-cell office:value-type="float" office:value="-3.87413" calcext:value-type="float">
            <text:p>-3.87413</text:p>
          </table:table-cell>
          <table:table-cell table:number-columns-repeated="5"/>
        </table:table-row>
        <table:table-row table:style-name="ro1">
          <table:table-cell office:value-type="float" office:value="2.00754" calcext:value-type="float">
            <text:p>2.00754</text:p>
          </table:table-cell>
          <table:table-cell office:value-type="float" office:value="7.05862" calcext:value-type="float">
            <text:p>7.05862</text:p>
          </table:table-cell>
          <table:table-cell office:value-type="float" office:value="-3.84914" calcext:value-type="float">
            <text:p>-3.84914</text:p>
          </table:table-cell>
          <table:table-cell table:number-columns-repeated="5"/>
        </table:table-row>
        <table:table-row table:style-name="ro1">
          <table:table-cell office:value-type="float" office:value="2.02016" calcext:value-type="float">
            <text:p>2.02016</text:p>
          </table:table-cell>
          <table:table-cell office:value-type="float" office:value="7.07559" calcext:value-type="float">
            <text:p>7.07559</text:p>
          </table:table-cell>
          <table:table-cell office:value-type="float" office:value="-3.82667" calcext:value-type="float">
            <text:p>-3.82667</text:p>
          </table:table-cell>
          <table:table-cell table:number-columns-repeated="5"/>
        </table:table-row>
        <table:table-row table:style-name="ro1">
          <table:table-cell office:value-type="float" office:value="2.02082" calcext:value-type="float">
            <text:p>2.02082</text:p>
          </table:table-cell>
          <table:table-cell office:value-type="float" office:value="7.09734" calcext:value-type="float">
            <text:p>7.09734</text:p>
          </table:table-cell>
          <table:table-cell office:value-type="float" office:value="-3.81348" calcext:value-type="float">
            <text:p>-3.81348</text:p>
          </table:table-cell>
          <table:table-cell table:number-columns-repeated="5"/>
        </table:table-row>
        <table:table-row table:style-name="ro1">
          <table:table-cell office:value-type="float" office:value="2.03092" calcext:value-type="float">
            <text:p>2.03092</text:p>
          </table:table-cell>
          <table:table-cell office:value-type="float" office:value="7.12104" calcext:value-type="float">
            <text:p>7.12104</text:p>
          </table:table-cell>
          <table:table-cell office:value-type="float" office:value="-3.79333" calcext:value-type="float">
            <text:p>-3.79333</text:p>
          </table:table-cell>
          <table:table-cell table:number-columns-repeated="5"/>
        </table:table-row>
        <table:table-row table:style-name="ro1">
          <table:table-cell office:value-type="float" office:value="2.03205" calcext:value-type="float">
            <text:p>2.03205</text:p>
          </table:table-cell>
          <table:table-cell office:value-type="float" office:value="7.12777" calcext:value-type="float">
            <text:p>7.12777</text:p>
          </table:table-cell>
          <table:table-cell office:value-type="float" office:value="-3.77404" calcext:value-type="float">
            <text:p>-3.77404</text:p>
          </table:table-cell>
          <table:table-cell table:number-columns-repeated="5"/>
        </table:table-row>
        <table:table-row table:style-name="ro1">
          <table:table-cell office:value-type="float" office:value="2.03785" calcext:value-type="float">
            <text:p>2.03785</text:p>
          </table:table-cell>
          <table:table-cell office:value-type="float" office:value="7.13284" calcext:value-type="float">
            <text:p>7.13284</text:p>
          </table:table-cell>
          <table:table-cell office:value-type="float" office:value="-3.76942" calcext:value-type="float">
            <text:p>-3.76942</text:p>
          </table:table-cell>
          <table:table-cell table:number-columns-repeated="5"/>
        </table:table-row>
        <table:table-row table:style-name="ro1">
          <table:table-cell office:value-type="float" office:value="2.04684" calcext:value-type="float">
            <text:p>2.04684</text:p>
          </table:table-cell>
          <table:table-cell office:value-type="float" office:value="7.15907" calcext:value-type="float">
            <text:p>7.15907</text:p>
          </table:table-cell>
          <table:table-cell office:value-type="float" office:value="-3.76868" calcext:value-type="float">
            <text:p>-3.76868</text:p>
          </table:table-cell>
          <table:table-cell table:number-columns-repeated="5"/>
        </table:table-row>
        <table:table-row table:style-name="ro1">
          <table:table-cell office:value-type="float" office:value="2.04993" calcext:value-type="float">
            <text:p>2.04993</text:p>
          </table:table-cell>
          <table:table-cell office:value-type="float" office:value="7.18056" calcext:value-type="float">
            <text:p>7.18056</text:p>
          </table:table-cell>
          <table:table-cell office:value-type="float" office:value="-3.76725" calcext:value-type="float">
            <text:p>-3.76725</text:p>
          </table:table-cell>
          <table:table-cell table:number-columns-repeated="5"/>
        </table:table-row>
        <table:table-row table:style-name="ro1">
          <table:table-cell office:value-type="float" office:value="2.05891" calcext:value-type="float">
            <text:p>2.05891</text:p>
          </table:table-cell>
          <table:table-cell office:value-type="float" office:value="7.20095" calcext:value-type="float">
            <text:p>7.20095</text:p>
          </table:table-cell>
          <table:table-cell office:value-type="float" office:value="-3.76383" calcext:value-type="float">
            <text:p>-3.76383</text:p>
          </table:table-cell>
          <table:table-cell table:number-columns-repeated="5"/>
        </table:table-row>
        <table:table-row table:style-name="ro1">
          <table:table-cell office:value-type="float" office:value="2.07519" calcext:value-type="float">
            <text:p>2.07519</text:p>
          </table:table-cell>
          <table:table-cell office:value-type="float" office:value="7.23322" calcext:value-type="float">
            <text:p>7.23322</text:p>
          </table:table-cell>
          <table:table-cell office:value-type="float" office:value="-3.75717" calcext:value-type="float">
            <text:p>-3.75717</text:p>
          </table:table-cell>
          <table:table-cell table:number-columns-repeated="5"/>
        </table:table-row>
        <table:table-row table:style-name="ro1">
          <table:table-cell office:value-type="float" office:value="2.07948" calcext:value-type="float">
            <text:p>2.07948</text:p>
          </table:table-cell>
          <table:table-cell office:value-type="float" office:value="7.24203" calcext:value-type="float">
            <text:p>7.24203</text:p>
          </table:table-cell>
          <table:table-cell office:value-type="float" office:value="-3.75499" calcext:value-type="float">
            <text:p>-3.75499</text:p>
          </table:table-cell>
          <table:table-cell table:number-columns-repeated="5"/>
        </table:table-row>
        <table:table-row table:style-name="ro1">
          <table:table-cell office:value-type="float" office:value="2.08457" calcext:value-type="float">
            <text:p>2.08457</text:p>
          </table:table-cell>
          <table:table-cell office:value-type="float" office:value="7.29071" calcext:value-type="float">
            <text:p>7.29071</text:p>
          </table:table-cell>
          <table:table-cell office:value-type="float" office:value="-3.75156" calcext:value-type="float">
            <text:p>-3.75156</text:p>
          </table:table-cell>
          <table:table-cell table:number-columns-repeated="5"/>
        </table:table-row>
        <table:table-row table:style-name="ro1">
          <table:table-cell office:value-type="float" office:value="2.0958" calcext:value-type="float">
            <text:p>2.0958</text:p>
          </table:table-cell>
          <table:table-cell office:value-type="float" office:value="7.29696" calcext:value-type="float">
            <text:p>7.29696</text:p>
          </table:table-cell>
          <table:table-cell office:value-type="float" office:value="-3.73026" calcext:value-type="float">
            <text:p>-3.73026</text:p>
          </table:table-cell>
          <table:table-cell table:number-columns-repeated="5"/>
        </table:table-row>
        <table:table-row table:style-name="ro1">
          <table:table-cell office:value-type="float" office:value="2.10926" calcext:value-type="float">
            <text:p>2.10926</text:p>
          </table:table-cell>
          <table:table-cell office:value-type="float" office:value="7.31208" calcext:value-type="float">
            <text:p>7.31208</text:p>
          </table:table-cell>
          <table:table-cell office:value-type="float" office:value="-3.72704" calcext:value-type="float">
            <text:p>-3.72704</text:p>
          </table:table-cell>
          <table:table-cell table:number-columns-repeated="5"/>
        </table:table-row>
        <table:table-row table:style-name="ro1">
          <table:table-cell office:value-type="float" office:value="2.11092" calcext:value-type="float">
            <text:p>2.11092</text:p>
          </table:table-cell>
          <table:table-cell office:value-type="float" office:value="7.32314" calcext:value-type="float">
            <text:p>7.32314</text:p>
          </table:table-cell>
          <table:table-cell office:value-type="float" office:value="-3.7218" calcext:value-type="float">
            <text:p>-3.7218</text:p>
          </table:table-cell>
          <table:table-cell table:number-columns-repeated="5"/>
        </table:table-row>
        <table:table-row table:style-name="ro1">
          <table:table-cell office:value-type="float" office:value="2.13406" calcext:value-type="float">
            <text:p>2.13406</text:p>
          </table:table-cell>
          <table:table-cell office:value-type="float" office:value="7.34466" calcext:value-type="float">
            <text:p>7.34466</text:p>
          </table:table-cell>
          <table:table-cell office:value-type="float" office:value="-3.71155" calcext:value-type="float">
            <text:p>-3.71155</text:p>
          </table:table-cell>
          <table:table-cell table:number-columns-repeated="5"/>
        </table:table-row>
        <table:table-row table:style-name="ro1">
          <table:table-cell office:value-type="float" office:value="2.13998" calcext:value-type="float">
            <text:p>2.13998</text:p>
          </table:table-cell>
          <table:table-cell office:value-type="float" office:value="7.35838" calcext:value-type="float">
            <text:p>7.35838</text:p>
          </table:table-cell>
          <table:table-cell office:value-type="float" office:value="-3.70675" calcext:value-type="float">
            <text:p>-3.70675</text:p>
          </table:table-cell>
          <table:table-cell table:number-columns-repeated="5"/>
        </table:table-row>
        <table:table-row table:style-name="ro1">
          <table:table-cell office:value-type="float" office:value="2.16826" calcext:value-type="float">
            <text:p>2.16826</text:p>
          </table:table-cell>
          <table:table-cell office:value-type="float" office:value="7.39939" calcext:value-type="float">
            <text:p>7.39939</text:p>
          </table:table-cell>
          <table:table-cell office:value-type="float" office:value="-3.70573" calcext:value-type="float">
            <text:p>-3.70573</text:p>
          </table:table-cell>
          <table:table-cell table:number-columns-repeated="5"/>
        </table:table-row>
        <table:table-row table:style-name="ro1">
          <table:table-cell office:value-type="float" office:value="2.19438" calcext:value-type="float">
            <text:p>2.19438</text:p>
          </table:table-cell>
          <table:table-cell office:value-type="float" office:value="7.42611" calcext:value-type="float">
            <text:p>7.42611</text:p>
          </table:table-cell>
          <table:table-cell office:value-type="float" office:value="-3.68676" calcext:value-type="float">
            <text:p>-3.68676</text:p>
          </table:table-cell>
          <table:table-cell table:number-columns-repeated="5"/>
        </table:table-row>
        <table:table-row table:style-name="ro1">
          <table:table-cell office:value-type="float" office:value="2.20662" calcext:value-type="float">
            <text:p>2.20662</text:p>
          </table:table-cell>
          <table:table-cell office:value-type="float" office:value="7.45507" calcext:value-type="float">
            <text:p>7.45507</text:p>
          </table:table-cell>
          <table:table-cell office:value-type="float" office:value="-3.68475" calcext:value-type="float">
            <text:p>-3.68475</text:p>
          </table:table-cell>
          <table:table-cell table:number-columns-repeated="5"/>
        </table:table-row>
        <table:table-row table:style-name="ro1">
          <table:table-cell office:value-type="float" office:value="2.2104" calcext:value-type="float">
            <text:p>2.2104</text:p>
          </table:table-cell>
          <table:table-cell office:value-type="float" office:value="7.57308" calcext:value-type="float">
            <text:p>7.57308</text:p>
          </table:table-cell>
          <table:table-cell office:value-type="float" office:value="-3.67769" calcext:value-type="float">
            <text:p>-3.67769</text:p>
          </table:table-cell>
          <table:table-cell table:number-columns-repeated="5"/>
        </table:table-row>
        <table:table-row table:style-name="ro1">
          <table:table-cell office:value-type="float" office:value="2.22265" calcext:value-type="float">
            <text:p>2.22265</text:p>
          </table:table-cell>
          <table:table-cell office:value-type="float" office:value="7.58777" calcext:value-type="float">
            <text:p>7.58777</text:p>
          </table:table-cell>
          <table:table-cell office:value-type="float" office:value="-3.67669" calcext:value-type="float">
            <text:p>-3.67669</text:p>
          </table:table-cell>
          <table:table-cell table:number-columns-repeated="5"/>
        </table:table-row>
        <table:table-row table:style-name="ro1">
          <table:table-cell office:value-type="float" office:value="2.22991" calcext:value-type="float">
            <text:p>2.22991</text:p>
          </table:table-cell>
          <table:table-cell office:value-type="float" office:value="7.59337" calcext:value-type="float">
            <text:p>7.59337</text:p>
          </table:table-cell>
          <table:table-cell office:value-type="float" office:value="-3.66445" calcext:value-type="float">
            <text:p>-3.66445</text:p>
          </table:table-cell>
          <table:table-cell table:number-columns-repeated="5"/>
        </table:table-row>
        <table:table-row table:style-name="ro1">
          <table:table-cell office:value-type="float" office:value="2.25007" calcext:value-type="float">
            <text:p>2.25007</text:p>
          </table:table-cell>
          <table:table-cell office:value-type="float" office:value="7.59969" calcext:value-type="float">
            <text:p>7.59969</text:p>
          </table:table-cell>
          <table:table-cell office:value-type="float" office:value="-3.63787" calcext:value-type="float">
            <text:p>-3.63787</text:p>
          </table:table-cell>
          <table:table-cell table:number-columns-repeated="5"/>
        </table:table-row>
        <table:table-row table:style-name="ro1">
          <table:table-cell office:value-type="float" office:value="2.25902" calcext:value-type="float">
            <text:p>2.25902</text:p>
          </table:table-cell>
          <table:table-cell office:value-type="float" office:value="7.61394" calcext:value-type="float">
            <text:p>7.61394</text:p>
          </table:table-cell>
          <table:table-cell office:value-type="float" office:value="-3.62923" calcext:value-type="float">
            <text:p>-3.62923</text:p>
          </table:table-cell>
          <table:table-cell table:number-columns-repeated="5"/>
        </table:table-row>
        <table:table-row table:style-name="ro1">
          <table:table-cell office:value-type="float" office:value="2.26807" calcext:value-type="float">
            <text:p>2.26807</text:p>
          </table:table-cell>
          <table:table-cell office:value-type="float" office:value="7.64278" calcext:value-type="float">
            <text:p>7.64278</text:p>
          </table:table-cell>
          <table:table-cell office:value-type="float" office:value="-3.62002" calcext:value-type="float">
            <text:p>-3.62002</text:p>
          </table:table-cell>
          <table:table-cell table:number-columns-repeated="5"/>
        </table:table-row>
        <table:table-row table:style-name="ro1">
          <table:table-cell office:value-type="float" office:value="2.26938" calcext:value-type="float">
            <text:p>2.26938</text:p>
          </table:table-cell>
          <table:table-cell office:value-type="float" office:value="7.64907" calcext:value-type="float">
            <text:p>7.64907</text:p>
          </table:table-cell>
          <table:table-cell office:value-type="float" office:value="-3.61652" calcext:value-type="float">
            <text:p>-3.61652</text:p>
          </table:table-cell>
          <table:table-cell table:number-columns-repeated="5"/>
        </table:table-row>
        <table:table-row table:style-name="ro1">
          <table:table-cell office:value-type="float" office:value="2.28082" calcext:value-type="float">
            <text:p>2.28082</text:p>
          </table:table-cell>
          <table:table-cell office:value-type="float" office:value="7.65775" calcext:value-type="float">
            <text:p>7.65775</text:p>
          </table:table-cell>
          <table:table-cell office:value-type="float" office:value="-3.60847" calcext:value-type="float">
            <text:p>-3.60847</text:p>
          </table:table-cell>
          <table:table-cell table:number-columns-repeated="5"/>
        </table:table-row>
        <table:table-row table:style-name="ro1">
          <table:table-cell office:value-type="float" office:value="2.30411" calcext:value-type="float">
            <text:p>2.30411</text:p>
          </table:table-cell>
          <table:table-cell office:value-type="float" office:value="7.7282" calcext:value-type="float">
            <text:p>7.7282</text:p>
          </table:table-cell>
          <table:table-cell office:value-type="float" office:value="-3.60783" calcext:value-type="float">
            <text:p>-3.60783</text:p>
          </table:table-cell>
          <table:table-cell table:number-columns-repeated="5"/>
        </table:table-row>
        <table:table-row table:style-name="ro1">
          <table:table-cell office:value-type="float" office:value="2.30675" calcext:value-type="float">
            <text:p>2.30675</text:p>
          </table:table-cell>
          <table:table-cell office:value-type="float" office:value="7.74631" calcext:value-type="float">
            <text:p>7.74631</text:p>
          </table:table-cell>
          <table:table-cell office:value-type="float" office:value="-3.6073" calcext:value-type="float">
            <text:p>-3.6073</text:p>
          </table:table-cell>
          <table:table-cell table:number-columns-repeated="5"/>
        </table:table-row>
        <table:table-row table:style-name="ro1">
          <table:table-cell office:value-type="float" office:value="2.32186" calcext:value-type="float">
            <text:p>2.32186</text:p>
          </table:table-cell>
          <table:table-cell office:value-type="float" office:value="7.74894" calcext:value-type="float">
            <text:p>7.74894</text:p>
          </table:table-cell>
          <table:table-cell office:value-type="float" office:value="-3.60335" calcext:value-type="float">
            <text:p>-3.60335</text:p>
          </table:table-cell>
          <table:table-cell table:number-columns-repeated="5"/>
        </table:table-row>
        <table:table-row table:style-name="ro1">
          <table:table-cell office:value-type="float" office:value="2.33481" calcext:value-type="float">
            <text:p>2.33481</text:p>
          </table:table-cell>
          <table:table-cell office:value-type="float" office:value="7.81737" calcext:value-type="float">
            <text:p>7.81737</text:p>
          </table:table-cell>
          <table:table-cell office:value-type="float" office:value="-3.6003" calcext:value-type="float">
            <text:p>-3.6003</text:p>
          </table:table-cell>
          <table:table-cell table:number-columns-repeated="5"/>
        </table:table-row>
        <table:table-row table:style-name="ro1">
          <table:table-cell office:value-type="float" office:value="2.35742" calcext:value-type="float">
            <text:p>2.35742</text:p>
          </table:table-cell>
          <table:table-cell office:value-type="float" office:value="7.86181" calcext:value-type="float">
            <text:p>7.86181</text:p>
          </table:table-cell>
          <table:table-cell office:value-type="float" office:value="-3.58818" calcext:value-type="float">
            <text:p>-3.58818</text:p>
          </table:table-cell>
          <table:table-cell table:number-columns-repeated="5"/>
        </table:table-row>
        <table:table-row table:style-name="ro1">
          <table:table-cell office:value-type="float" office:value="2.36245" calcext:value-type="float">
            <text:p>2.36245</text:p>
          </table:table-cell>
          <table:table-cell office:value-type="float" office:value="7.87221" calcext:value-type="float">
            <text:p>7.87221</text:p>
          </table:table-cell>
          <table:table-cell office:value-type="float" office:value="-3.58059" calcext:value-type="float">
            <text:p>-3.58059</text:p>
          </table:table-cell>
          <table:table-cell table:number-columns-repeated="5"/>
        </table:table-row>
        <table:table-row table:style-name="ro1">
          <table:table-cell office:value-type="float" office:value="2.37246" calcext:value-type="float">
            <text:p>2.37246</text:p>
          </table:table-cell>
          <table:table-cell office:value-type="float" office:value="7.87426" calcext:value-type="float">
            <text:p>7.87426</text:p>
          </table:table-cell>
          <table:table-cell office:value-type="float" office:value="-3.573" calcext:value-type="float">
            <text:p>-3.573</text:p>
          </table:table-cell>
          <table:table-cell table:number-columns-repeated="5"/>
        </table:table-row>
        <table:table-row table:style-name="ro1">
          <table:table-cell office:value-type="float" office:value="2.40437" calcext:value-type="float">
            <text:p>2.40437</text:p>
          </table:table-cell>
          <table:table-cell office:value-type="float" office:value="7.9277" calcext:value-type="float">
            <text:p>7.9277</text:p>
          </table:table-cell>
          <table:table-cell office:value-type="float" office:value="-3.53814" calcext:value-type="float">
            <text:p>-3.53814</text:p>
          </table:table-cell>
          <table:table-cell table:number-columns-repeated="5"/>
        </table:table-row>
        <table:table-row table:style-name="ro1">
          <table:table-cell office:value-type="float" office:value="2.40822" calcext:value-type="float">
            <text:p>2.40822</text:p>
          </table:table-cell>
          <table:table-cell office:value-type="float" office:value="7.95744" calcext:value-type="float">
            <text:p>7.95744</text:p>
          </table:table-cell>
          <table:table-cell office:value-type="float" office:value="-3.53686" calcext:value-type="float">
            <text:p>-3.53686</text:p>
          </table:table-cell>
          <table:table-cell table:number-columns-repeated="5"/>
        </table:table-row>
        <table:table-row table:style-name="ro1">
          <table:table-cell office:value-type="float" office:value="2.40919" calcext:value-type="float">
            <text:p>2.40919</text:p>
          </table:table-cell>
          <table:table-cell office:value-type="float" office:value="7.96777" calcext:value-type="float">
            <text:p>7.96777</text:p>
          </table:table-cell>
          <table:table-cell office:value-type="float" office:value="-3.53112" calcext:value-type="float">
            <text:p>-3.53112</text:p>
          </table:table-cell>
          <table:table-cell table:number-columns-repeated="5"/>
        </table:table-row>
        <table:table-row table:style-name="ro1">
          <table:table-cell office:value-type="float" office:value="2.42954" calcext:value-type="float">
            <text:p>2.42954</text:p>
          </table:table-cell>
          <table:table-cell office:value-type="float" office:value="7.98926" calcext:value-type="float">
            <text:p>7.98926</text:p>
          </table:table-cell>
          <table:table-cell office:value-type="float" office:value="-3.52065" calcext:value-type="float">
            <text:p>-3.52065</text:p>
          </table:table-cell>
          <table:table-cell table:number-columns-repeated="5"/>
        </table:table-row>
        <table:table-row table:style-name="ro1">
          <table:table-cell office:value-type="float" office:value="2.43736" calcext:value-type="float">
            <text:p>2.43736</text:p>
          </table:table-cell>
          <table:table-cell office:value-type="float" office:value="8.01984" calcext:value-type="float">
            <text:p>8.01984</text:p>
          </table:table-cell>
          <table:table-cell office:value-type="float" office:value="-3.49029" calcext:value-type="float">
            <text:p>-3.49029</text:p>
          </table:table-cell>
          <table:table-cell table:number-columns-repeated="5"/>
        </table:table-row>
        <table:table-row table:style-name="ro1">
          <table:table-cell office:value-type="float" office:value="2.44606" calcext:value-type="float">
            <text:p>2.44606</text:p>
          </table:table-cell>
          <table:table-cell office:value-type="float" office:value="8.08552" calcext:value-type="float">
            <text:p>8.08552</text:p>
          </table:table-cell>
          <table:table-cell office:value-type="float" office:value="-3.45661" calcext:value-type="float">
            <text:p>-3.45661</text:p>
          </table:table-cell>
          <table:table-cell table:number-columns-repeated="5"/>
        </table:table-row>
        <table:table-row table:style-name="ro1">
          <table:table-cell office:value-type="float" office:value="2.44717" calcext:value-type="float">
            <text:p>2.44717</text:p>
          </table:table-cell>
          <table:table-cell office:value-type="float" office:value="8.11899" calcext:value-type="float">
            <text:p>8.11899</text:p>
          </table:table-cell>
          <table:table-cell office:value-type="float" office:value="-3.44615" calcext:value-type="float">
            <text:p>-3.44615</text:p>
          </table:table-cell>
          <table:table-cell table:number-columns-repeated="5"/>
        </table:table-row>
        <table:table-row table:style-name="ro1">
          <table:table-cell office:value-type="float" office:value="2.46472" calcext:value-type="float">
            <text:p>2.46472</text:p>
          </table:table-cell>
          <table:table-cell office:value-type="float" office:value="8.1237" calcext:value-type="float">
            <text:p>8.1237</text:p>
          </table:table-cell>
          <table:table-cell office:value-type="float" office:value="-3.40682" calcext:value-type="float">
            <text:p>-3.40682</text:p>
          </table:table-cell>
          <table:table-cell table:number-columns-repeated="5"/>
        </table:table-row>
        <table:table-row table:style-name="ro1">
          <table:table-cell office:value-type="float" office:value="2.48442" calcext:value-type="float">
            <text:p>2.48442</text:p>
          </table:table-cell>
          <table:table-cell office:value-type="float" office:value="8.12437" calcext:value-type="float">
            <text:p>8.12437</text:p>
          </table:table-cell>
          <table:table-cell office:value-type="float" office:value="-3.40299" calcext:value-type="float">
            <text:p>-3.40299</text:p>
          </table:table-cell>
          <table:table-cell table:number-columns-repeated="5"/>
        </table:table-row>
        <table:table-row table:style-name="ro1">
          <table:table-cell office:value-type="float" office:value="2.48576" calcext:value-type="float">
            <text:p>2.48576</text:p>
          </table:table-cell>
          <table:table-cell office:value-type="float" office:value="8.13107" calcext:value-type="float">
            <text:p>8.13107</text:p>
          </table:table-cell>
          <table:table-cell office:value-type="float" office:value="-3.39582" calcext:value-type="float">
            <text:p>-3.39582</text:p>
          </table:table-cell>
          <table:table-cell table:number-columns-repeated="5"/>
        </table:table-row>
        <table:table-row table:style-name="ro1">
          <table:table-cell office:value-type="float" office:value="2.5298" calcext:value-type="float">
            <text:p>2.5298</text:p>
          </table:table-cell>
          <table:table-cell office:value-type="float" office:value="8.17239" calcext:value-type="float">
            <text:p>8.17239</text:p>
          </table:table-cell>
          <table:table-cell office:value-type="float" office:value="-3.39084" calcext:value-type="float">
            <text:p>-3.39084</text:p>
          </table:table-cell>
          <table:table-cell table:number-columns-repeated="5"/>
        </table:table-row>
        <table:table-row table:style-name="ro1">
          <table:table-cell office:value-type="float" office:value="2.55361" calcext:value-type="float">
            <text:p>2.55361</text:p>
          </table:table-cell>
          <table:table-cell office:value-type="float" office:value="8.21663" calcext:value-type="float">
            <text:p>8.21663</text:p>
          </table:table-cell>
          <table:table-cell office:value-type="float" office:value="-3.37348" calcext:value-type="float">
            <text:p>-3.37348</text:p>
          </table:table-cell>
          <table:table-cell table:number-columns-repeated="5"/>
        </table:table-row>
        <table:table-row table:style-name="ro1">
          <table:table-cell office:value-type="float" office:value="2.60399" calcext:value-type="float">
            <text:p>2.60399</text:p>
          </table:table-cell>
          <table:table-cell office:value-type="float" office:value="8.21974" calcext:value-type="float">
            <text:p>8.21974</text:p>
          </table:table-cell>
          <table:table-cell office:value-type="float" office:value="-3.37048" calcext:value-type="float">
            <text:p>-3.37048</text:p>
          </table:table-cell>
          <table:table-cell table:number-columns-repeated="5"/>
        </table:table-row>
        <table:table-row table:style-name="ro1">
          <table:table-cell office:value-type="float" office:value="2.61219" calcext:value-type="float">
            <text:p>2.61219</text:p>
          </table:table-cell>
          <table:table-cell office:value-type="float" office:value="8.23291" calcext:value-type="float">
            <text:p>8.23291</text:p>
          </table:table-cell>
          <table:table-cell office:value-type="float" office:value="-3.36843" calcext:value-type="float">
            <text:p>-3.36843</text:p>
          </table:table-cell>
          <table:table-cell table:number-columns-repeated="5"/>
        </table:table-row>
        <table:table-row table:style-name="ro1">
          <table:table-cell office:value-type="float" office:value="2.62054" calcext:value-type="float">
            <text:p>2.62054</text:p>
          </table:table-cell>
          <table:table-cell office:value-type="float" office:value="8.26659" calcext:value-type="float">
            <text:p>8.26659</text:p>
          </table:table-cell>
          <table:table-cell office:value-type="float" office:value="-3.35455" calcext:value-type="float">
            <text:p>-3.35455</text:p>
          </table:table-cell>
          <table:table-cell table:number-columns-repeated="5"/>
        </table:table-row>
        <table:table-row table:style-name="ro1">
          <table:table-cell office:value-type="float" office:value="2.62626" calcext:value-type="float">
            <text:p>2.62626</text:p>
          </table:table-cell>
          <table:table-cell office:value-type="float" office:value="8.27945" calcext:value-type="float">
            <text:p>8.27945</text:p>
          </table:table-cell>
          <table:table-cell office:value-type="float" office:value="-3.354" calcext:value-type="float">
            <text:p>-3.354</text:p>
          </table:table-cell>
          <table:table-cell table:number-columns-repeated="5"/>
        </table:table-row>
        <table:table-row table:style-name="ro1">
          <table:table-cell office:value-type="float" office:value="2.63397" calcext:value-type="float">
            <text:p>2.63397</text:p>
          </table:table-cell>
          <table:table-cell office:value-type="float" office:value="8.29788" calcext:value-type="float">
            <text:p>8.29788</text:p>
          </table:table-cell>
          <table:table-cell office:value-type="float" office:value="-3.35189" calcext:value-type="float">
            <text:p>-3.35189</text:p>
          </table:table-cell>
          <table:table-cell table:number-columns-repeated="5"/>
        </table:table-row>
        <table:table-row table:style-name="ro1">
          <table:table-cell office:value-type="float" office:value="2.64918" calcext:value-type="float">
            <text:p>2.64918</text:p>
          </table:table-cell>
          <table:table-cell office:value-type="float" office:value="8.33489" calcext:value-type="float">
            <text:p>8.33489</text:p>
          </table:table-cell>
          <table:table-cell office:value-type="float" office:value="-3.34706" calcext:value-type="float">
            <text:p>-3.34706</text:p>
          </table:table-cell>
          <table:table-cell table:number-columns-repeated="5"/>
        </table:table-row>
        <table:table-row table:style-name="ro1">
          <table:table-cell office:value-type="float" office:value="2.65469" calcext:value-type="float">
            <text:p>2.65469</text:p>
          </table:table-cell>
          <table:table-cell office:value-type="float" office:value="8.37612" calcext:value-type="float">
            <text:p>8.37612</text:p>
          </table:table-cell>
          <table:table-cell office:value-type="float" office:value="-3.29088" calcext:value-type="float">
            <text:p>-3.29088</text:p>
          </table:table-cell>
          <table:table-cell table:number-columns-repeated="5"/>
        </table:table-row>
        <table:table-row table:style-name="ro1">
          <table:table-cell office:value-type="float" office:value="2.6557" calcext:value-type="float">
            <text:p>2.6557</text:p>
          </table:table-cell>
          <table:table-cell office:value-type="float" office:value="8.38649" calcext:value-type="float">
            <text:p>8.38649</text:p>
          </table:table-cell>
          <table:table-cell office:value-type="float" office:value="-3.28996" calcext:value-type="float">
            <text:p>-3.28996</text:p>
          </table:table-cell>
          <table:table-cell table:number-columns-repeated="5"/>
        </table:table-row>
        <table:table-row table:style-name="ro1">
          <table:table-cell office:value-type="float" office:value="2.6561" calcext:value-type="float">
            <text:p>2.6561</text:p>
          </table:table-cell>
          <table:table-cell office:value-type="float" office:value="8.39198" calcext:value-type="float">
            <text:p>8.39198</text:p>
          </table:table-cell>
          <table:table-cell office:value-type="float" office:value="-3.28994" calcext:value-type="float">
            <text:p>-3.28994</text:p>
          </table:table-cell>
          <table:table-cell table:number-columns-repeated="5"/>
        </table:table-row>
        <table:table-row table:style-name="ro1">
          <table:table-cell office:value-type="float" office:value="2.67364" calcext:value-type="float">
            <text:p>2.67364</text:p>
          </table:table-cell>
          <table:table-cell office:value-type="float" office:value="8.41961" calcext:value-type="float">
            <text:p>8.41961</text:p>
          </table:table-cell>
          <table:table-cell office:value-type="float" office:value="-3.28942" calcext:value-type="float">
            <text:p>-3.28942</text:p>
          </table:table-cell>
          <table:table-cell table:number-columns-repeated="5"/>
        </table:table-row>
        <table:table-row table:style-name="ro1">
          <table:table-cell office:value-type="float" office:value="2.67745" calcext:value-type="float">
            <text:p>2.67745</text:p>
          </table:table-cell>
          <table:table-cell office:value-type="float" office:value="8.44992" calcext:value-type="float">
            <text:p>8.44992</text:p>
          </table:table-cell>
          <table:table-cell office:value-type="float" office:value="-3.28921" calcext:value-type="float">
            <text:p>-3.28921</text:p>
          </table:table-cell>
          <table:table-cell table:number-columns-repeated="5"/>
        </table:table-row>
        <table:table-row table:style-name="ro1">
          <table:table-cell office:value-type="float" office:value="2.69158" calcext:value-type="float">
            <text:p>2.69158</text:p>
          </table:table-cell>
          <table:table-cell office:value-type="float" office:value="8.50367" calcext:value-type="float">
            <text:p>8.50367</text:p>
          </table:table-cell>
          <table:table-cell office:value-type="float" office:value="-3.28642" calcext:value-type="float">
            <text:p>-3.28642</text:p>
          </table:table-cell>
          <table:table-cell table:number-columns-repeated="5"/>
        </table:table-row>
        <table:table-row table:style-name="ro1">
          <table:table-cell office:value-type="float" office:value="2.74506" calcext:value-type="float">
            <text:p>2.74506</text:p>
          </table:table-cell>
          <table:table-cell office:value-type="float" office:value="8.52182" calcext:value-type="float">
            <text:p>8.52182</text:p>
          </table:table-cell>
          <table:table-cell office:value-type="float" office:value="-3.26143" calcext:value-type="float">
            <text:p>-3.26143</text:p>
          </table:table-cell>
          <table:table-cell table:number-columns-repeated="5"/>
        </table:table-row>
        <table:table-row table:style-name="ro1">
          <table:table-cell office:value-type="float" office:value="2.75223" calcext:value-type="float">
            <text:p>2.75223</text:p>
          </table:table-cell>
          <table:table-cell office:value-type="float" office:value="8.54906" calcext:value-type="float">
            <text:p>8.54906</text:p>
          </table:table-cell>
          <table:table-cell office:value-type="float" office:value="-3.24564" calcext:value-type="float">
            <text:p>-3.24564</text:p>
          </table:table-cell>
          <table:table-cell table:number-columns-repeated="5"/>
        </table:table-row>
        <table:table-row table:style-name="ro1">
          <table:table-cell office:value-type="float" office:value="2.76567" calcext:value-type="float">
            <text:p>2.76567</text:p>
          </table:table-cell>
          <table:table-cell office:value-type="float" office:value="8.56863" calcext:value-type="float">
            <text:p>8.56863</text:p>
          </table:table-cell>
          <table:table-cell office:value-type="float" office:value="-3.22698" calcext:value-type="float">
            <text:p>-3.22698</text:p>
          </table:table-cell>
          <table:table-cell table:number-columns-repeated="5"/>
        </table:table-row>
        <table:table-row table:style-name="ro1">
          <table:table-cell office:value-type="float" office:value="2.78242" calcext:value-type="float">
            <text:p>2.78242</text:p>
          </table:table-cell>
          <table:table-cell office:value-type="float" office:value="8.57425" calcext:value-type="float">
            <text:p>8.57425</text:p>
          </table:table-cell>
          <table:table-cell office:value-type="float" office:value="-3.21999" calcext:value-type="float">
            <text:p>-3.21999</text:p>
          </table:table-cell>
          <table:table-cell table:number-columns-repeated="5"/>
        </table:table-row>
        <table:table-row table:style-name="ro1">
          <table:table-cell office:value-type="float" office:value="2.85605" calcext:value-type="float">
            <text:p>2.85605</text:p>
          </table:table-cell>
          <table:table-cell office:value-type="float" office:value="8.57857" calcext:value-type="float">
            <text:p>8.57857</text:p>
          </table:table-cell>
          <table:table-cell office:value-type="float" office:value="-3.20875" calcext:value-type="float">
            <text:p>-3.20875</text:p>
          </table:table-cell>
          <table:table-cell table:number-columns-repeated="5"/>
        </table:table-row>
        <table:table-row table:style-name="ro1">
          <table:table-cell office:value-type="float" office:value="2.90917" calcext:value-type="float">
            <text:p>2.90917</text:p>
          </table:table-cell>
          <table:table-cell office:value-type="float" office:value="8.59574" calcext:value-type="float">
            <text:p>8.59574</text:p>
          </table:table-cell>
          <table:table-cell office:value-type="float" office:value="-3.18551" calcext:value-type="float">
            <text:p>-3.18551</text:p>
          </table:table-cell>
          <table:table-cell table:number-columns-repeated="5"/>
        </table:table-row>
        <table:table-row table:style-name="ro1">
          <table:table-cell office:value-type="float" office:value="2.91561" calcext:value-type="float">
            <text:p>2.91561</text:p>
          </table:table-cell>
          <table:table-cell office:value-type="float" office:value="8.607" calcext:value-type="float">
            <text:p>8.607</text:p>
          </table:table-cell>
          <table:table-cell office:value-type="float" office:value="-3.183" calcext:value-type="float">
            <text:p>-3.183</text:p>
          </table:table-cell>
          <table:table-cell table:number-columns-repeated="5"/>
        </table:table-row>
        <table:table-row table:style-name="ro1">
          <table:table-cell office:value-type="float" office:value="2.94667" calcext:value-type="float">
            <text:p>2.94667</text:p>
          </table:table-cell>
          <table:table-cell office:value-type="float" office:value="8.63536" calcext:value-type="float">
            <text:p>8.63536</text:p>
          </table:table-cell>
          <table:table-cell office:value-type="float" office:value="-3.173" calcext:value-type="float">
            <text:p>-3.173</text:p>
          </table:table-cell>
          <table:table-cell table:number-columns-repeated="5"/>
        </table:table-row>
        <table:table-row table:style-name="ro1">
          <table:table-cell office:value-type="float" office:value="2.96448" calcext:value-type="float">
            <text:p>2.96448</text:p>
          </table:table-cell>
          <table:table-cell office:value-type="float" office:value="8.64349" calcext:value-type="float">
            <text:p>8.64349</text:p>
          </table:table-cell>
          <table:table-cell office:value-type="float" office:value="-3.10238" calcext:value-type="float">
            <text:p>-3.10238</text:p>
          </table:table-cell>
          <table:table-cell table:number-columns-repeated="5"/>
        </table:table-row>
        <table:table-row table:style-name="ro1">
          <table:table-cell office:value-type="float" office:value="2.97296" calcext:value-type="float">
            <text:p>2.97296</text:p>
          </table:table-cell>
          <table:table-cell office:value-type="float" office:value="8.66747" calcext:value-type="float">
            <text:p>8.66747</text:p>
          </table:table-cell>
          <table:table-cell office:value-type="float" office:value="-3.09921" calcext:value-type="float">
            <text:p>-3.09921</text:p>
          </table:table-cell>
          <table:table-cell table:number-columns-repeated="5"/>
        </table:table-row>
        <table:table-row table:style-name="ro1">
          <table:table-cell office:value-type="float" office:value="3.00791" calcext:value-type="float">
            <text:p>3.00791</text:p>
          </table:table-cell>
          <table:table-cell office:value-type="float" office:value="8.70055" calcext:value-type="float">
            <text:p>8.70055</text:p>
          </table:table-cell>
          <table:table-cell office:value-type="float" office:value="-3.08347" calcext:value-type="float">
            <text:p>-3.08347</text:p>
          </table:table-cell>
          <table:table-cell table:number-columns-repeated="5"/>
        </table:table-row>
        <table:table-row table:style-name="ro1">
          <table:table-cell office:value-type="float" office:value="3.01999" calcext:value-type="float">
            <text:p>3.01999</text:p>
          </table:table-cell>
          <table:table-cell office:value-type="float" office:value="8.73512" calcext:value-type="float">
            <text:p>8.73512</text:p>
          </table:table-cell>
          <table:table-cell office:value-type="float" office:value="-3.07442" calcext:value-type="float">
            <text:p>-3.07442</text:p>
          </table:table-cell>
          <table:table-cell table:number-columns-repeated="5"/>
        </table:table-row>
        <table:table-row table:style-name="ro1">
          <table:table-cell office:value-type="float" office:value="3.03202" calcext:value-type="float">
            <text:p>3.03202</text:p>
          </table:table-cell>
          <table:table-cell office:value-type="float" office:value="8.73599" calcext:value-type="float">
            <text:p>8.73599</text:p>
          </table:table-cell>
          <table:table-cell office:value-type="float" office:value="-3.0736" calcext:value-type="float">
            <text:p>-3.0736</text:p>
          </table:table-cell>
          <table:table-cell table:number-columns-repeated="5"/>
        </table:table-row>
        <table:table-row table:style-name="ro1">
          <table:table-cell office:value-type="float" office:value="3.04145" calcext:value-type="float">
            <text:p>3.04145</text:p>
          </table:table-cell>
          <table:table-cell office:value-type="float" office:value="8.74544" calcext:value-type="float">
            <text:p>8.74544</text:p>
          </table:table-cell>
          <table:table-cell office:value-type="float" office:value="-3.0598" calcext:value-type="float">
            <text:p>-3.0598</text:p>
          </table:table-cell>
          <table:table-cell table:number-columns-repeated="5"/>
        </table:table-row>
        <table:table-row table:style-name="ro1">
          <table:table-cell office:value-type="float" office:value="3.07714" calcext:value-type="float">
            <text:p>3.07714</text:p>
          </table:table-cell>
          <table:table-cell office:value-type="float" office:value="8.75335" calcext:value-type="float">
            <text:p>8.75335</text:p>
          </table:table-cell>
          <table:table-cell office:value-type="float" office:value="-3.05682" calcext:value-type="float">
            <text:p>-3.05682</text:p>
          </table:table-cell>
          <table:table-cell table:number-columns-repeated="5"/>
        </table:table-row>
        <table:table-row table:style-name="ro1">
          <table:table-cell office:value-type="float" office:value="3.08168" calcext:value-type="float">
            <text:p>3.08168</text:p>
          </table:table-cell>
          <table:table-cell office:value-type="float" office:value="8.84056" calcext:value-type="float">
            <text:p>8.84056</text:p>
          </table:table-cell>
          <table:table-cell office:value-type="float" office:value="-3.05603" calcext:value-type="float">
            <text:p>-3.05603</text:p>
          </table:table-cell>
          <table:table-cell table:number-columns-repeated="5"/>
        </table:table-row>
        <table:table-row table:style-name="ro1">
          <table:table-cell office:value-type="float" office:value="3.10361" calcext:value-type="float">
            <text:p>3.10361</text:p>
          </table:table-cell>
          <table:table-cell office:value-type="float" office:value="8.87459" calcext:value-type="float">
            <text:p>8.87459</text:p>
          </table:table-cell>
          <table:table-cell office:value-type="float" office:value="-3.05595" calcext:value-type="float">
            <text:p>-3.05595</text:p>
          </table:table-cell>
          <table:table-cell table:number-columns-repeated="5"/>
        </table:table-row>
        <table:table-row table:style-name="ro1">
          <table:table-cell office:value-type="float" office:value="3.10683" calcext:value-type="float">
            <text:p>3.10683</text:p>
          </table:table-cell>
          <table:table-cell office:value-type="float" office:value="8.89506" calcext:value-type="float">
            <text:p>8.89506</text:p>
          </table:table-cell>
          <table:table-cell office:value-type="float" office:value="-3.04724" calcext:value-type="float">
            <text:p>-3.04724</text:p>
          </table:table-cell>
          <table:table-cell table:number-columns-repeated="5"/>
        </table:table-row>
        <table:table-row table:style-name="ro1">
          <table:table-cell office:value-type="float" office:value="3.11755" calcext:value-type="float">
            <text:p>3.11755</text:p>
          </table:table-cell>
          <table:table-cell office:value-type="float" office:value="8.92843" calcext:value-type="float">
            <text:p>8.92843</text:p>
          </table:table-cell>
          <table:table-cell office:value-type="float" office:value="-3.03941" calcext:value-type="float">
            <text:p>-3.03941</text:p>
          </table:table-cell>
          <table:table-cell table:number-columns-repeated="5"/>
        </table:table-row>
        <table:table-row table:style-name="ro1">
          <table:table-cell office:value-type="float" office:value="3.12561" calcext:value-type="float">
            <text:p>3.12561</text:p>
          </table:table-cell>
          <table:table-cell office:value-type="float" office:value="8.95347" calcext:value-type="float">
            <text:p>8.95347</text:p>
          </table:table-cell>
          <table:table-cell office:value-type="float" office:value="-3.03451" calcext:value-type="float">
            <text:p>-3.03451</text:p>
          </table:table-cell>
          <table:table-cell table:number-columns-repeated="5"/>
        </table:table-row>
        <table:table-row table:style-name="ro1">
          <table:table-cell office:value-type="float" office:value="3.131" calcext:value-type="float">
            <text:p>3.131</text:p>
          </table:table-cell>
          <table:table-cell office:value-type="float" office:value="8.9574" calcext:value-type="float">
            <text:p>8.9574</text:p>
          </table:table-cell>
          <table:table-cell office:value-type="float" office:value="-3.03403" calcext:value-type="float">
            <text:p>-3.03403</text:p>
          </table:table-cell>
          <table:table-cell table:number-columns-repeated="5"/>
        </table:table-row>
        <table:table-row table:style-name="ro1">
          <table:table-cell office:value-type="float" office:value="3.24924" calcext:value-type="float">
            <text:p>3.24924</text:p>
          </table:table-cell>
          <table:table-cell office:value-type="float" office:value="8.96042" calcext:value-type="float">
            <text:p>8.96042</text:p>
          </table:table-cell>
          <table:table-cell office:value-type="float" office:value="-3.02929" calcext:value-type="float">
            <text:p>-3.02929</text:p>
          </table:table-cell>
          <table:table-cell table:number-columns-repeated="5"/>
        </table:table-row>
        <table:table-row table:style-name="ro1">
          <table:table-cell office:value-type="float" office:value="3.28441" calcext:value-type="float">
            <text:p>3.28441</text:p>
          </table:table-cell>
          <table:table-cell office:value-type="float" office:value="8.97828" calcext:value-type="float">
            <text:p>8.97828</text:p>
          </table:table-cell>
          <table:table-cell office:value-type="float" office:value="-3.01152" calcext:value-type="float">
            <text:p>-3.01152</text:p>
          </table:table-cell>
          <table:table-cell table:number-columns-repeated="5"/>
        </table:table-row>
        <table:table-row table:style-name="ro1">
          <table:table-cell office:value-type="float" office:value="3.29682" calcext:value-type="float">
            <text:p>3.29682</text:p>
          </table:table-cell>
          <table:table-cell office:value-type="float" office:value="8.98848" calcext:value-type="float">
            <text:p>8.98848</text:p>
          </table:table-cell>
          <table:table-cell office:value-type="float" office:value="-3.00113" calcext:value-type="float">
            <text:p>-3.00113</text:p>
          </table:table-cell>
          <table:table-cell table:number-columns-repeated="5"/>
        </table:table-row>
        <table:table-row table:style-name="ro1">
          <table:table-cell office:value-type="float" office:value="3.36445" calcext:value-type="float">
            <text:p>3.36445</text:p>
          </table:table-cell>
          <table:table-cell office:value-type="float" office:value="8.98893" calcext:value-type="float">
            <text:p>8.98893</text:p>
          </table:table-cell>
          <table:table-cell office:value-type="float" office:value="-2.99927" calcext:value-type="float">
            <text:p>-2.99927</text:p>
          </table:table-cell>
          <table:table-cell table:number-columns-repeated="5"/>
        </table:table-row>
        <table:table-row table:style-name="ro1">
          <table:table-cell office:value-type="float" office:value="3.39233" calcext:value-type="float">
            <text:p>3.39233</text:p>
          </table:table-cell>
          <table:table-cell office:value-type="float" office:value="8.99349" calcext:value-type="float">
            <text:p>8.99349</text:p>
          </table:table-cell>
          <table:table-cell office:value-type="float" office:value="-2.99869" calcext:value-type="float">
            <text:p>-2.99869</text:p>
          </table:table-cell>
          <table:table-cell table:number-columns-repeated="5"/>
        </table:table-row>
        <table:table-row table:style-name="ro1">
          <table:table-cell office:value-type="float" office:value="3.43433" calcext:value-type="float">
            <text:p>3.43433</text:p>
          </table:table-cell>
          <table:table-cell office:value-type="float" office:value="9.02751" calcext:value-type="float">
            <text:p>9.02751</text:p>
          </table:table-cell>
          <table:table-cell office:value-type="float" office:value="-2.97725" calcext:value-type="float">
            <text:p>-2.97725</text:p>
          </table:table-cell>
          <table:table-cell table:number-columns-repeated="5"/>
        </table:table-row>
        <table:table-row table:style-name="ro1">
          <table:table-cell office:value-type="float" office:value="3.48424" calcext:value-type="float">
            <text:p>3.48424</text:p>
          </table:table-cell>
          <table:table-cell office:value-type="float" office:value="9.0333" calcext:value-type="float">
            <text:p>9.0333</text:p>
          </table:table-cell>
          <table:table-cell office:value-type="float" office:value="-2.96206" calcext:value-type="float">
            <text:p>-2.96206</text:p>
          </table:table-cell>
          <table:table-cell table:number-columns-repeated="5"/>
        </table:table-row>
        <table:table-row table:style-name="ro1">
          <table:table-cell office:value-type="float" office:value="3.50197" calcext:value-type="float">
            <text:p>3.50197</text:p>
          </table:table-cell>
          <table:table-cell office:value-type="float" office:value="9.05431" calcext:value-type="float">
            <text:p>9.05431</text:p>
          </table:table-cell>
          <table:table-cell office:value-type="float" office:value="-2.94253" calcext:value-type="float">
            <text:p>-2.94253</text:p>
          </table:table-cell>
          <table:table-cell table:number-columns-repeated="5"/>
        </table:table-row>
        <table:table-row table:style-name="ro1">
          <table:table-cell office:value-type="float" office:value="3.52874" calcext:value-type="float">
            <text:p>3.52874</text:p>
          </table:table-cell>
          <table:table-cell office:value-type="float" office:value="9.11452" calcext:value-type="float">
            <text:p>9.11452</text:p>
          </table:table-cell>
          <table:table-cell office:value-type="float" office:value="-2.93777" calcext:value-type="float">
            <text:p>-2.93777</text:p>
          </table:table-cell>
          <table:table-cell table:number-columns-repeated="5"/>
        </table:table-row>
        <table:table-row table:style-name="ro1">
          <table:table-cell office:value-type="float" office:value="3.54025" calcext:value-type="float">
            <text:p>3.54025</text:p>
          </table:table-cell>
          <table:table-cell office:value-type="float" office:value="9.1571" calcext:value-type="float">
            <text:p>9.1571</text:p>
          </table:table-cell>
          <table:table-cell office:value-type="float" office:value="-2.92955" calcext:value-type="float">
            <text:p>-2.92955</text:p>
          </table:table-cell>
          <table:table-cell table:number-columns-repeated="5"/>
        </table:table-row>
        <table:table-row table:style-name="ro1">
          <table:table-cell office:value-type="float" office:value="3.55589" calcext:value-type="float">
            <text:p>3.55589</text:p>
          </table:table-cell>
          <table:table-cell office:value-type="float" office:value="9.18055" calcext:value-type="float">
            <text:p>9.18055</text:p>
          </table:table-cell>
          <table:table-cell office:value-type="float" office:value="-2.89297" calcext:value-type="float">
            <text:p>-2.89297</text:p>
          </table:table-cell>
          <table:table-cell table:number-columns-repeated="5"/>
        </table:table-row>
        <table:table-row table:style-name="ro1">
          <table:table-cell office:value-type="float" office:value="3.56345" calcext:value-type="float">
            <text:p>3.56345</text:p>
          </table:table-cell>
          <table:table-cell office:value-type="float" office:value="9.18075" calcext:value-type="float">
            <text:p>9.18075</text:p>
          </table:table-cell>
          <table:table-cell office:value-type="float" office:value="-2.8892" calcext:value-type="float">
            <text:p>-2.8892</text:p>
          </table:table-cell>
          <table:table-cell table:number-columns-repeated="5"/>
        </table:table-row>
        <table:table-row table:style-name="ro1">
          <table:table-cell office:value-type="float" office:value="3.59005" calcext:value-type="float">
            <text:p>3.59005</text:p>
          </table:table-cell>
          <table:table-cell office:value-type="float" office:value="9.2013" calcext:value-type="float">
            <text:p>9.2013</text:p>
          </table:table-cell>
          <table:table-cell office:value-type="float" office:value="-2.87705" calcext:value-type="float">
            <text:p>-2.87705</text:p>
          </table:table-cell>
          <table:table-cell table:number-columns-repeated="5"/>
        </table:table-row>
        <table:table-row table:style-name="ro1">
          <table:table-cell office:value-type="float" office:value="3.59248" calcext:value-type="float">
            <text:p>3.59248</text:p>
          </table:table-cell>
          <table:table-cell office:value-type="float" office:value="9.20208" calcext:value-type="float">
            <text:p>9.20208</text:p>
          </table:table-cell>
          <table:table-cell office:value-type="float" office:value="-2.82132" calcext:value-type="float">
            <text:p>-2.82132</text:p>
          </table:table-cell>
          <table:table-cell table:number-columns-repeated="5"/>
        </table:table-row>
        <table:table-row table:style-name="ro1">
          <table:table-cell office:value-type="float" office:value="3.59725" calcext:value-type="float">
            <text:p>3.59725</text:p>
          </table:table-cell>
          <table:table-cell office:value-type="float" office:value="9.20767" calcext:value-type="float">
            <text:p>9.20767</text:p>
          </table:table-cell>
          <table:table-cell office:value-type="float" office:value="-2.81601" calcext:value-type="float">
            <text:p>-2.81601</text:p>
          </table:table-cell>
          <table:table-cell table:number-columns-repeated="5"/>
        </table:table-row>
        <table:table-row table:style-name="ro1">
          <table:table-cell office:value-type="float" office:value="3.60021" calcext:value-type="float">
            <text:p>3.60021</text:p>
          </table:table-cell>
          <table:table-cell office:value-type="float" office:value="9.22413" calcext:value-type="float">
            <text:p>9.22413</text:p>
          </table:table-cell>
          <table:table-cell office:value-type="float" office:value="-2.79935" calcext:value-type="float">
            <text:p>-2.79935</text:p>
          </table:table-cell>
          <table:table-cell table:number-columns-repeated="5"/>
        </table:table-row>
        <table:table-row table:style-name="ro1">
          <table:table-cell office:value-type="float" office:value="3.60237" calcext:value-type="float">
            <text:p>3.60237</text:p>
          </table:table-cell>
          <table:table-cell office:value-type="float" office:value="9.24878" calcext:value-type="float">
            <text:p>9.24878</text:p>
          </table:table-cell>
          <table:table-cell office:value-type="float" office:value="-2.79874" calcext:value-type="float">
            <text:p>-2.79874</text:p>
          </table:table-cell>
          <table:table-cell table:number-columns-repeated="5"/>
        </table:table-row>
        <table:table-row table:style-name="ro1">
          <table:table-cell office:value-type="float" office:value="3.60565" calcext:value-type="float">
            <text:p>3.60565</text:p>
          </table:table-cell>
          <table:table-cell office:value-type="float" office:value="9.26815" calcext:value-type="float">
            <text:p>9.26815</text:p>
          </table:table-cell>
          <table:table-cell office:value-type="float" office:value="-2.7833" calcext:value-type="float">
            <text:p>-2.7833</text:p>
          </table:table-cell>
          <table:table-cell table:number-columns-repeated="5"/>
        </table:table-row>
        <table:table-row table:style-name="ro1">
          <table:table-cell office:value-type="float" office:value="3.60735" calcext:value-type="float">
            <text:p>3.60735</text:p>
          </table:table-cell>
          <table:table-cell office:value-type="float" office:value="9.26914" calcext:value-type="float">
            <text:p>9.26914</text:p>
          </table:table-cell>
          <table:table-cell office:value-type="float" office:value="-2.77398" calcext:value-type="float">
            <text:p>-2.77398</text:p>
          </table:table-cell>
          <table:table-cell table:number-columns-repeated="5"/>
        </table:table-row>
        <table:table-row table:style-name="ro1">
          <table:table-cell office:value-type="float" office:value="3.64755" calcext:value-type="float">
            <text:p>3.64755</text:p>
          </table:table-cell>
          <table:table-cell office:value-type="float" office:value="9.30028" calcext:value-type="float">
            <text:p>9.30028</text:p>
          </table:table-cell>
          <table:table-cell office:value-type="float" office:value="-2.7713" calcext:value-type="float">
            <text:p>-2.7713</text:p>
          </table:table-cell>
          <table:table-cell table:number-columns-repeated="5"/>
        </table:table-row>
        <table:table-row table:style-name="ro1">
          <table:table-cell office:value-type="float" office:value="3.65842" calcext:value-type="float">
            <text:p>3.65842</text:p>
          </table:table-cell>
          <table:table-cell office:value-type="float" office:value="9.32573" calcext:value-type="float">
            <text:p>9.32573</text:p>
          </table:table-cell>
          <table:table-cell office:value-type="float" office:value="-2.77006" calcext:value-type="float">
            <text:p>-2.77006</text:p>
          </table:table-cell>
          <table:table-cell table:number-columns-repeated="5"/>
        </table:table-row>
        <table:table-row table:style-name="ro1">
          <table:table-cell office:value-type="float" office:value="3.66686" calcext:value-type="float">
            <text:p>3.66686</text:p>
          </table:table-cell>
          <table:table-cell office:value-type="float" office:value="9.33773" calcext:value-type="float">
            <text:p>9.33773</text:p>
          </table:table-cell>
          <table:table-cell office:value-type="float" office:value="-2.76862" calcext:value-type="float">
            <text:p>-2.76862</text:p>
          </table:table-cell>
          <table:table-cell table:number-columns-repeated="5"/>
        </table:table-row>
        <table:table-row table:style-name="ro1">
          <table:table-cell office:value-type="float" office:value="3.72402" calcext:value-type="float">
            <text:p>3.72402</text:p>
          </table:table-cell>
          <table:table-cell office:value-type="float" office:value="9.34786" calcext:value-type="float">
            <text:p>9.34786</text:p>
          </table:table-cell>
          <table:table-cell office:value-type="float" office:value="-2.73458" calcext:value-type="float">
            <text:p>-2.73458</text:p>
          </table:table-cell>
          <table:table-cell table:number-columns-repeated="5"/>
        </table:table-row>
        <table:table-row table:style-name="ro1">
          <table:table-cell office:value-type="float" office:value="3.81186" calcext:value-type="float">
            <text:p>3.81186</text:p>
          </table:table-cell>
          <table:table-cell office:value-type="float" office:value="9.35922" calcext:value-type="float">
            <text:p>9.35922</text:p>
          </table:table-cell>
          <table:table-cell office:value-type="float" office:value="-2.73117" calcext:value-type="float">
            <text:p>-2.73117</text:p>
          </table:table-cell>
          <table:table-cell table:number-columns-repeated="5"/>
        </table:table-row>
        <table:table-row table:style-name="ro1">
          <table:table-cell office:value-type="float" office:value="3.81855" calcext:value-type="float">
            <text:p>3.81855</text:p>
          </table:table-cell>
          <table:table-cell office:value-type="float" office:value="9.37296" calcext:value-type="float">
            <text:p>9.37296</text:p>
          </table:table-cell>
          <table:table-cell office:value-type="float" office:value="-2.72326" calcext:value-type="float">
            <text:p>-2.72326</text:p>
          </table:table-cell>
          <table:table-cell table:number-columns-repeated="5"/>
        </table:table-row>
        <table:table-row table:style-name="ro1">
          <table:table-cell office:value-type="float" office:value="3.84422" calcext:value-type="float">
            <text:p>3.84422</text:p>
          </table:table-cell>
          <table:table-cell office:value-type="float" office:value="9.3852" calcext:value-type="float">
            <text:p>9.3852</text:p>
          </table:table-cell>
          <table:table-cell office:value-type="float" office:value="-2.69042" calcext:value-type="float">
            <text:p>-2.69042</text:p>
          </table:table-cell>
          <table:table-cell table:number-columns-repeated="5"/>
        </table:table-row>
        <table:table-row table:style-name="ro1">
          <table:table-cell office:value-type="float" office:value="3.84509" calcext:value-type="float">
            <text:p>3.84509</text:p>
          </table:table-cell>
          <table:table-cell office:value-type="float" office:value="9.43718" calcext:value-type="float">
            <text:p>9.43718</text:p>
          </table:table-cell>
          <table:table-cell office:value-type="float" office:value="-2.68661" calcext:value-type="float">
            <text:p>-2.68661</text:p>
          </table:table-cell>
          <table:table-cell table:number-columns-repeated="5"/>
        </table:table-row>
        <table:table-row table:style-name="ro1">
          <table:table-cell office:value-type="float" office:value="3.85405" calcext:value-type="float">
            <text:p>3.85405</text:p>
          </table:table-cell>
          <table:table-cell office:value-type="float" office:value="9.48445" calcext:value-type="float">
            <text:p>9.48445</text:p>
          </table:table-cell>
          <table:table-cell office:value-type="float" office:value="-2.68061" calcext:value-type="float">
            <text:p>-2.68061</text:p>
          </table:table-cell>
          <table:table-cell table:number-columns-repeated="5"/>
        </table:table-row>
        <table:table-row table:style-name="ro1">
          <table:table-cell office:value-type="float" office:value="3.88472" calcext:value-type="float">
            <text:p>3.88472</text:p>
          </table:table-cell>
          <table:table-cell office:value-type="float" office:value="9.52239" calcext:value-type="float">
            <text:p>9.52239</text:p>
          </table:table-cell>
          <table:table-cell office:value-type="float" office:value="-2.67508" calcext:value-type="float">
            <text:p>-2.67508</text:p>
          </table:table-cell>
          <table:table-cell table:number-columns-repeated="5"/>
        </table:table-row>
        <table:table-row table:style-name="ro1">
          <table:table-cell office:value-type="float" office:value="3.89286" calcext:value-type="float">
            <text:p>3.89286</text:p>
          </table:table-cell>
          <table:table-cell office:value-type="float" office:value="9.52645" calcext:value-type="float">
            <text:p>9.52645</text:p>
          </table:table-cell>
          <table:table-cell office:value-type="float" office:value="-2.65718" calcext:value-type="float">
            <text:p>-2.65718</text:p>
          </table:table-cell>
          <table:table-cell table:number-columns-repeated="5"/>
        </table:table-row>
        <table:table-row table:style-name="ro1">
          <table:table-cell office:value-type="float" office:value="3.94878" calcext:value-type="float">
            <text:p>3.94878</text:p>
          </table:table-cell>
          <table:table-cell office:value-type="float" office:value="9.55057" calcext:value-type="float">
            <text:p>9.55057</text:p>
          </table:table-cell>
          <table:table-cell office:value-type="float" office:value="-2.65229" calcext:value-type="float">
            <text:p>-2.65229</text:p>
          </table:table-cell>
          <table:table-cell table:number-columns-repeated="5"/>
        </table:table-row>
        <table:table-row table:style-name="ro1">
          <table:table-cell office:value-type="float" office:value="3.95425" calcext:value-type="float">
            <text:p>3.95425</text:p>
          </table:table-cell>
          <table:table-cell office:value-type="float" office:value="9.56156" calcext:value-type="float">
            <text:p>9.56156</text:p>
          </table:table-cell>
          <table:table-cell office:value-type="float" office:value="-2.64704" calcext:value-type="float">
            <text:p>-2.64704</text:p>
          </table:table-cell>
          <table:table-cell table:number-columns-repeated="5"/>
        </table:table-row>
        <table:table-row table:style-name="ro1">
          <table:table-cell office:value-type="float" office:value="3.96729" calcext:value-type="float">
            <text:p>3.96729</text:p>
          </table:table-cell>
          <table:table-cell office:value-type="float" office:value="9.60644" calcext:value-type="float">
            <text:p>9.60644</text:p>
          </table:table-cell>
          <table:table-cell office:value-type="float" office:value="-2.63018" calcext:value-type="float">
            <text:p>-2.63018</text:p>
          </table:table-cell>
          <table:table-cell table:number-columns-repeated="5"/>
        </table:table-row>
        <table:table-row table:style-name="ro1">
          <table:table-cell office:value-type="float" office:value="3.97155" calcext:value-type="float">
            <text:p>3.97155</text:p>
          </table:table-cell>
          <table:table-cell office:value-type="float" office:value="9.63875" calcext:value-type="float">
            <text:p>9.63875</text:p>
          </table:table-cell>
          <table:table-cell office:value-type="float" office:value="-2.61601" calcext:value-type="float">
            <text:p>-2.61601</text:p>
          </table:table-cell>
          <table:table-cell table:number-columns-repeated="5"/>
        </table:table-row>
        <table:table-row table:style-name="ro1">
          <table:table-cell office:value-type="float" office:value="4.00936" calcext:value-type="float">
            <text:p>4.00936</text:p>
          </table:table-cell>
          <table:table-cell office:value-type="float" office:value="9.64915" calcext:value-type="float">
            <text:p>9.64915</text:p>
          </table:table-cell>
          <table:table-cell office:value-type="float" office:value="-2.61415" calcext:value-type="float">
            <text:p>-2.61415</text:p>
          </table:table-cell>
          <table:table-cell table:number-columns-repeated="5"/>
        </table:table-row>
        <table:table-row table:style-name="ro1">
          <table:table-cell office:value-type="float" office:value="4.03448" calcext:value-type="float">
            <text:p>4.03448</text:p>
          </table:table-cell>
          <table:table-cell office:value-type="float" office:value="9.65303" calcext:value-type="float">
            <text:p>9.65303</text:p>
          </table:table-cell>
          <table:table-cell office:value-type="float" office:value="-2.57866" calcext:value-type="float">
            <text:p>-2.57866</text:p>
          </table:table-cell>
          <table:table-cell table:number-columns-repeated="5"/>
        </table:table-row>
        <table:table-row table:style-name="ro1">
          <table:table-cell office:value-type="float" office:value="4.06218" calcext:value-type="float">
            <text:p>4.06218</text:p>
          </table:table-cell>
          <table:table-cell office:value-type="float" office:value="9.74124" calcext:value-type="float">
            <text:p>9.74124</text:p>
          </table:table-cell>
          <table:table-cell office:value-type="float" office:value="-2.57458" calcext:value-type="float">
            <text:p>-2.57458</text:p>
          </table:table-cell>
          <table:table-cell table:number-columns-repeated="5"/>
        </table:table-row>
        <table:table-row table:style-name="ro1">
          <table:table-cell office:value-type="float" office:value="4.08758" calcext:value-type="float">
            <text:p>4.08758</text:p>
          </table:table-cell>
          <table:table-cell office:value-type="float" office:value="9.75091" calcext:value-type="float">
            <text:p>9.75091</text:p>
          </table:table-cell>
          <table:table-cell office:value-type="float" office:value="-2.55933" calcext:value-type="float">
            <text:p>-2.55933</text:p>
          </table:table-cell>
          <table:table-cell table:number-columns-repeated="5"/>
        </table:table-row>
        <table:table-row table:style-name="ro1">
          <table:table-cell office:value-type="float" office:value="4.10331" calcext:value-type="float">
            <text:p>4.10331</text:p>
          </table:table-cell>
          <table:table-cell office:value-type="float" office:value="9.75661" calcext:value-type="float">
            <text:p>9.75661</text:p>
          </table:table-cell>
          <table:table-cell office:value-type="float" office:value="-2.55676" calcext:value-type="float">
            <text:p>-2.55676</text:p>
          </table:table-cell>
          <table:table-cell table:number-columns-repeated="5"/>
        </table:table-row>
        <table:table-row table:style-name="ro1">
          <table:table-cell office:value-type="float" office:value="4.12583" calcext:value-type="float">
            <text:p>4.12583</text:p>
          </table:table-cell>
          <table:table-cell office:value-type="float" office:value="9.7579" calcext:value-type="float">
            <text:p>9.7579</text:p>
          </table:table-cell>
          <table:table-cell office:value-type="float" office:value="-2.55346" calcext:value-type="float">
            <text:p>-2.55346</text:p>
          </table:table-cell>
          <table:table-cell table:number-columns-repeated="5"/>
        </table:table-row>
        <table:table-row table:style-name="ro1">
          <table:table-cell office:value-type="float" office:value="4.13185" calcext:value-type="float">
            <text:p>4.13185</text:p>
          </table:table-cell>
          <table:table-cell office:value-type="float" office:value="9.80431" calcext:value-type="float">
            <text:p>9.80431</text:p>
          </table:table-cell>
          <table:table-cell office:value-type="float" office:value="-2.5523" calcext:value-type="float">
            <text:p>-2.5523</text:p>
          </table:table-cell>
          <table:table-cell table:number-columns-repeated="5"/>
        </table:table-row>
        <table:table-row table:style-name="ro1">
          <table:table-cell office:value-type="float" office:value="4.18484" calcext:value-type="float">
            <text:p>4.18484</text:p>
          </table:table-cell>
          <table:table-cell office:value-type="float" office:value="9.8217" calcext:value-type="float">
            <text:p>9.8217</text:p>
          </table:table-cell>
          <table:table-cell office:value-type="float" office:value="-2.55214" calcext:value-type="float">
            <text:p>-2.55214</text:p>
          </table:table-cell>
          <table:table-cell table:number-columns-repeated="5"/>
        </table:table-row>
        <table:table-row table:style-name="ro1">
          <table:table-cell office:value-type="float" office:value="4.19938" calcext:value-type="float">
            <text:p>4.19938</text:p>
          </table:table-cell>
          <table:table-cell office:value-type="float" office:value="9.82517" calcext:value-type="float">
            <text:p>9.82517</text:p>
          </table:table-cell>
          <table:table-cell office:value-type="float" office:value="-2.54737" calcext:value-type="float">
            <text:p>-2.54737</text:p>
          </table:table-cell>
          <table:table-cell table:number-columns-repeated="5"/>
        </table:table-row>
        <table:table-row table:style-name="ro1">
          <table:table-cell office:value-type="float" office:value="4.20537" calcext:value-type="float">
            <text:p>4.20537</text:p>
          </table:table-cell>
          <table:table-cell office:value-type="float" office:value="9.84157" calcext:value-type="float">
            <text:p>9.84157</text:p>
          </table:table-cell>
          <table:table-cell office:value-type="float" office:value="-2.52954" calcext:value-type="float">
            <text:p>-2.52954</text:p>
          </table:table-cell>
          <table:table-cell table:number-columns-repeated="5"/>
        </table:table-row>
        <table:table-row table:style-name="ro1">
          <table:table-cell office:value-type="float" office:value="4.26623" calcext:value-type="float">
            <text:p>4.26623</text:p>
          </table:table-cell>
          <table:table-cell office:value-type="float" office:value="9.84509" calcext:value-type="float">
            <text:p>9.84509</text:p>
          </table:table-cell>
          <table:table-cell office:value-type="float" office:value="-2.50822" calcext:value-type="float">
            <text:p>-2.50822</text:p>
          </table:table-cell>
          <table:table-cell table:number-columns-repeated="5"/>
        </table:table-row>
        <table:table-row table:style-name="ro1">
          <table:table-cell office:value-type="float" office:value="4.34591" calcext:value-type="float">
            <text:p>4.34591</text:p>
          </table:table-cell>
          <table:table-cell office:value-type="float" office:value="9.84643" calcext:value-type="float">
            <text:p>9.84643</text:p>
          </table:table-cell>
          <table:table-cell office:value-type="float" office:value="-2.50521" calcext:value-type="float">
            <text:p>-2.50521</text:p>
          </table:table-cell>
          <table:table-cell table:number-columns-repeated="5"/>
        </table:table-row>
        <table:table-row table:style-name="ro1">
          <table:table-cell office:value-type="float" office:value="4.36289" calcext:value-type="float">
            <text:p>4.36289</text:p>
          </table:table-cell>
          <table:table-cell office:value-type="float" office:value="9.85369" calcext:value-type="float">
            <text:p>9.85369</text:p>
          </table:table-cell>
          <table:table-cell office:value-type="float" office:value="-2.48932" calcext:value-type="float">
            <text:p>-2.48932</text:p>
          </table:table-cell>
          <table:table-cell table:number-columns-repeated="5"/>
        </table:table-row>
        <table:table-row table:style-name="ro1">
          <table:table-cell office:value-type="float" office:value="4.39263" calcext:value-type="float">
            <text:p>4.39263</text:p>
          </table:table-cell>
          <table:table-cell office:value-type="float" office:value="9.88229" calcext:value-type="float">
            <text:p>9.88229</text:p>
          </table:table-cell>
          <table:table-cell office:value-type="float" office:value="-2.48135" calcext:value-type="float">
            <text:p>-2.48135</text:p>
          </table:table-cell>
          <table:table-cell table:number-columns-repeated="5"/>
        </table:table-row>
        <table:table-row table:style-name="ro1">
          <table:table-cell office:value-type="float" office:value="4.42238" calcext:value-type="float">
            <text:p>4.42238</text:p>
          </table:table-cell>
          <table:table-cell office:value-type="float" office:value="9.88658" calcext:value-type="float">
            <text:p>9.88658</text:p>
          </table:table-cell>
          <table:table-cell office:value-type="float" office:value="-2.48068" calcext:value-type="float">
            <text:p>-2.48068</text:p>
          </table:table-cell>
          <table:table-cell table:number-columns-repeated="5"/>
        </table:table-row>
        <table:table-row table:style-name="ro1">
          <table:table-cell office:value-type="float" office:value="4.4339" calcext:value-type="float">
            <text:p>4.4339</text:p>
          </table:table-cell>
          <table:table-cell office:value-type="float" office:value="9.88736" calcext:value-type="float">
            <text:p>9.88736</text:p>
          </table:table-cell>
          <table:table-cell office:value-type="float" office:value="-2.46044" calcext:value-type="float">
            <text:p>-2.46044</text:p>
          </table:table-cell>
          <table:table-cell table:number-columns-repeated="5"/>
        </table:table-row>
        <table:table-row table:style-name="ro1">
          <table:table-cell office:value-type="float" office:value="4.43599" calcext:value-type="float">
            <text:p>4.43599</text:p>
          </table:table-cell>
          <table:table-cell office:value-type="float" office:value="9.88933" calcext:value-type="float">
            <text:p>9.88933</text:p>
          </table:table-cell>
          <table:table-cell office:value-type="float" office:value="-2.44148" calcext:value-type="float">
            <text:p>-2.44148</text:p>
          </table:table-cell>
          <table:table-cell table:number-columns-repeated="5"/>
        </table:table-row>
        <table:table-row table:style-name="ro1">
          <table:table-cell office:value-type="float" office:value="4.46466" calcext:value-type="float">
            <text:p>4.46466</text:p>
          </table:table-cell>
          <table:table-cell office:value-type="float" office:value="9.89617" calcext:value-type="float">
            <text:p>9.89617</text:p>
          </table:table-cell>
          <table:table-cell office:value-type="float" office:value="-2.42487" calcext:value-type="float">
            <text:p>-2.42487</text:p>
          </table:table-cell>
          <table:table-cell table:number-columns-repeated="5"/>
        </table:table-row>
        <table:table-row table:style-name="ro1">
          <table:table-cell office:value-type="float" office:value="4.47615" calcext:value-type="float">
            <text:p>4.47615</text:p>
          </table:table-cell>
          <table:table-cell office:value-type="float" office:value="9.91158" calcext:value-type="float">
            <text:p>9.91158</text:p>
          </table:table-cell>
          <table:table-cell office:value-type="float" office:value="-2.42477" calcext:value-type="float">
            <text:p>-2.42477</text:p>
          </table:table-cell>
          <table:table-cell table:number-columns-repeated="5"/>
        </table:table-row>
        <table:table-row table:style-name="ro1">
          <table:table-cell office:value-type="float" office:value="4.47942" calcext:value-type="float">
            <text:p>4.47942</text:p>
          </table:table-cell>
          <table:table-cell office:value-type="float" office:value="9.94095" calcext:value-type="float">
            <text:p>9.94095</text:p>
          </table:table-cell>
          <table:table-cell office:value-type="float" office:value="-2.41918" calcext:value-type="float">
            <text:p>-2.41918</text:p>
          </table:table-cell>
          <table:table-cell table:number-columns-repeated="5"/>
        </table:table-row>
        <table:table-row table:style-name="ro1">
          <table:table-cell office:value-type="float" office:value="4.48239" calcext:value-type="float">
            <text:p>4.48239</text:p>
          </table:table-cell>
          <table:table-cell office:value-type="float" office:value="9.95518" calcext:value-type="float">
            <text:p>9.95518</text:p>
          </table:table-cell>
          <table:table-cell office:value-type="float" office:value="-2.4132" calcext:value-type="float">
            <text:p>-2.4132</text:p>
          </table:table-cell>
          <table:table-cell table:number-columns-repeated="5"/>
        </table:table-row>
        <table:table-row table:style-name="ro1">
          <table:table-cell office:value-type="float" office:value="4.52496" calcext:value-type="float">
            <text:p>4.52496</text:p>
          </table:table-cell>
          <table:table-cell office:value-type="float" office:value="9.98478" calcext:value-type="float">
            <text:p>9.98478</text:p>
          </table:table-cell>
          <table:table-cell office:value-type="float" office:value="-2.41215" calcext:value-type="float">
            <text:p>-2.41215</text:p>
          </table:table-cell>
          <table:table-cell table:number-columns-repeated="5"/>
        </table:table-row>
        <table:table-row table:style-name="ro1">
          <table:table-cell office:value-type="float" office:value="4.5582" calcext:value-type="float">
            <text:p>4.5582</text:p>
          </table:table-cell>
          <table:table-cell office:value-type="float" office:value="9.99279" calcext:value-type="float">
            <text:p>9.99279</text:p>
          </table:table-cell>
          <table:table-cell office:value-type="float" office:value="-2.39135" calcext:value-type="float">
            <text:p>-2.39135</text:p>
          </table:table-cell>
          <table:table-cell table:number-columns-repeated="5"/>
        </table:table-row>
        <table:table-row table:style-name="ro1">
          <table:table-cell office:value-type="float" office:value="4.56098" calcext:value-type="float">
            <text:p>4.56098</text:p>
          </table:table-cell>
          <table:table-cell office:value-type="float" office:value="10.0211" calcext:value-type="float">
            <text:p>10.0211</text:p>
          </table:table-cell>
          <table:table-cell office:value-type="float" office:value="-2.3789" calcext:value-type="float">
            <text:p>-2.3789</text:p>
          </table:table-cell>
          <table:table-cell table:number-columns-repeated="5"/>
        </table:table-row>
        <table:table-row table:style-name="ro1">
          <table:table-cell office:value-type="float" office:value="4.58123" calcext:value-type="float">
            <text:p>4.58123</text:p>
          </table:table-cell>
          <table:table-cell office:value-type="float" office:value="10.0295" calcext:value-type="float">
            <text:p>10.0295</text:p>
          </table:table-cell>
          <table:table-cell office:value-type="float" office:value="-2.36732" calcext:value-type="float">
            <text:p>-2.36732</text:p>
          </table:table-cell>
          <table:table-cell table:number-columns-repeated="5"/>
        </table:table-row>
        <table:table-row table:style-name="ro1">
          <table:table-cell office:value-type="float" office:value="4.58194" calcext:value-type="float">
            <text:p>4.58194</text:p>
          </table:table-cell>
          <table:table-cell office:value-type="float" office:value="10.0314" calcext:value-type="float">
            <text:p>10.0314</text:p>
          </table:table-cell>
          <table:table-cell office:value-type="float" office:value="-2.33941" calcext:value-type="float">
            <text:p>-2.33941</text:p>
          </table:table-cell>
          <table:table-cell table:number-columns-repeated="5"/>
        </table:table-row>
        <table:table-row table:style-name="ro1">
          <table:table-cell office:value-type="float" office:value="4.62409" calcext:value-type="float">
            <text:p>4.62409</text:p>
          </table:table-cell>
          <table:table-cell office:value-type="float" office:value="10.0742" calcext:value-type="float">
            <text:p>10.0742</text:p>
          </table:table-cell>
          <table:table-cell office:value-type="float" office:value="-2.33749" calcext:value-type="float">
            <text:p>-2.33749</text:p>
          </table:table-cell>
          <table:table-cell table:number-columns-repeated="5"/>
        </table:table-row>
        <table:table-row table:style-name="ro1">
          <table:table-cell office:value-type="float" office:value="4.62428" calcext:value-type="float">
            <text:p>4.62428</text:p>
          </table:table-cell>
          <table:table-cell office:value-type="float" office:value="10.1051" calcext:value-type="float">
            <text:p>10.1051</text:p>
          </table:table-cell>
          <table:table-cell office:value-type="float" office:value="-2.31058" calcext:value-type="float">
            <text:p>-2.31058</text:p>
          </table:table-cell>
          <table:table-cell table:number-columns-repeated="5"/>
        </table:table-row>
        <table:table-row table:style-name="ro1">
          <table:table-cell office:value-type="float" office:value="4.63825" calcext:value-type="float">
            <text:p>4.63825</text:p>
          </table:table-cell>
          <table:table-cell office:value-type="float" office:value="10.1065" calcext:value-type="float">
            <text:p>10.1065</text:p>
          </table:table-cell>
          <table:table-cell office:value-type="float" office:value="-2.30903" calcext:value-type="float">
            <text:p>-2.30903</text:p>
          </table:table-cell>
          <table:table-cell table:number-columns-repeated="5"/>
        </table:table-row>
        <table:table-row table:style-name="ro1">
          <table:table-cell office:value-type="float" office:value="4.68874" calcext:value-type="float">
            <text:p>4.68874</text:p>
          </table:table-cell>
          <table:table-cell office:value-type="float" office:value="10.1657" calcext:value-type="float">
            <text:p>10.1657</text:p>
          </table:table-cell>
          <table:table-cell office:value-type="float" office:value="-2.30776" calcext:value-type="float">
            <text:p>-2.30776</text:p>
          </table:table-cell>
          <table:table-cell table:number-columns-repeated="5"/>
        </table:table-row>
        <table:table-row table:style-name="ro1">
          <table:table-cell office:value-type="float" office:value="4.70331" calcext:value-type="float">
            <text:p>4.70331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-2.26492" calcext:value-type="float">
            <text:p>-2.26492</text:p>
          </table:table-cell>
          <table:table-cell table:number-columns-repeated="5"/>
        </table:table-row>
        <table:table-row table:style-name="ro1">
          <table:table-cell office:value-type="float" office:value="4.7194" calcext:value-type="float">
            <text:p>4.7194</text:p>
          </table:table-cell>
          <table:table-cell office:value-type="float" office:value="10.1794" calcext:value-type="float">
            <text:p>10.1794</text:p>
          </table:table-cell>
          <table:table-cell office:value-type="float" office:value="-2.24238" calcext:value-type="float">
            <text:p>-2.24238</text:p>
          </table:table-cell>
          <table:table-cell table:number-columns-repeated="5"/>
        </table:table-row>
        <table:table-row table:style-name="ro1">
          <table:table-cell office:value-type="float" office:value="4.75692" calcext:value-type="float">
            <text:p>4.75692</text:p>
          </table:table-cell>
          <table:table-cell office:value-type="float" office:value="10.1814" calcext:value-type="float">
            <text:p>10.1814</text:p>
          </table:table-cell>
          <table:table-cell office:value-type="float" office:value="-2.22909" calcext:value-type="float">
            <text:p>-2.22909</text:p>
          </table:table-cell>
          <table:table-cell table:number-columns-repeated="5"/>
        </table:table-row>
        <table:table-row table:style-name="ro1">
          <table:table-cell office:value-type="float" office:value="4.80268" calcext:value-type="float">
            <text:p>4.80268</text:p>
          </table:table-cell>
          <table:table-cell office:value-type="float" office:value="10.1839" calcext:value-type="float">
            <text:p>10.1839</text:p>
          </table:table-cell>
          <table:table-cell office:value-type="float" office:value="-2.22076" calcext:value-type="float">
            <text:p>-2.22076</text:p>
          </table:table-cell>
          <table:table-cell table:number-columns-repeated="5"/>
        </table:table-row>
        <table:table-row table:style-name="ro1">
          <table:table-cell office:value-type="float" office:value="4.8195" calcext:value-type="float">
            <text:p>4.8195</text:p>
          </table:table-cell>
          <table:table-cell office:value-type="float" office:value="10.1894" calcext:value-type="float">
            <text:p>10.1894</text:p>
          </table:table-cell>
          <table:table-cell office:value-type="float" office:value="-2.20951" calcext:value-type="float">
            <text:p>-2.20951</text:p>
          </table:table-cell>
          <table:table-cell table:number-columns-repeated="5"/>
        </table:table-row>
        <table:table-row table:style-name="ro1">
          <table:table-cell office:value-type="float" office:value="4.82933" calcext:value-type="float">
            <text:p>4.82933</text:p>
          </table:table-cell>
          <table:table-cell office:value-type="float" office:value="10.2218" calcext:value-type="float">
            <text:p>10.2218</text:p>
          </table:table-cell>
          <table:table-cell office:value-type="float" office:value="-2.20914" calcext:value-type="float">
            <text:p>-2.20914</text:p>
          </table:table-cell>
          <table:table-cell table:number-columns-repeated="5"/>
        </table:table-row>
        <table:table-row table:style-name="ro1">
          <table:table-cell office:value-type="float" office:value="4.84216" calcext:value-type="float">
            <text:p>4.84216</text:p>
          </table:table-cell>
          <table:table-cell office:value-type="float" office:value="10.2241" calcext:value-type="float">
            <text:p>10.2241</text:p>
          </table:table-cell>
          <table:table-cell office:value-type="float" office:value="-2.19677" calcext:value-type="float">
            <text:p>-2.19677</text:p>
          </table:table-cell>
          <table:table-cell table:number-columns-repeated="5"/>
        </table:table-row>
        <table:table-row table:style-name="ro1">
          <table:table-cell office:value-type="float" office:value="4.85381" calcext:value-type="float">
            <text:p>4.85381</text:p>
          </table:table-cell>
          <table:table-cell office:value-type="float" office:value="10.2309" calcext:value-type="float">
            <text:p>10.2309</text:p>
          </table:table-cell>
          <table:table-cell office:value-type="float" office:value="-2.18649" calcext:value-type="float">
            <text:p>-2.18649</text:p>
          </table:table-cell>
          <table:table-cell table:number-columns-repeated="5"/>
        </table:table-row>
        <table:table-row table:style-name="ro1">
          <table:table-cell office:value-type="float" office:value="4.86955" calcext:value-type="float">
            <text:p>4.86955</text:p>
          </table:table-cell>
          <table:table-cell office:value-type="float" office:value="10.2367" calcext:value-type="float">
            <text:p>10.2367</text:p>
          </table:table-cell>
          <table:table-cell office:value-type="float" office:value="-2.18198" calcext:value-type="float">
            <text:p>-2.18198</text:p>
          </table:table-cell>
          <table:table-cell table:number-columns-repeated="5"/>
        </table:table-row>
        <table:table-row table:style-name="ro1">
          <table:table-cell office:value-type="float" office:value="4.88533" calcext:value-type="float">
            <text:p>4.88533</text:p>
          </table:table-cell>
          <table:table-cell office:value-type="float" office:value="10.2697" calcext:value-type="float">
            <text:p>10.2697</text:p>
          </table:table-cell>
          <table:table-cell office:value-type="float" office:value="-2.16864" calcext:value-type="float">
            <text:p>-2.16864</text:p>
          </table:table-cell>
          <table:table-cell table:number-columns-repeated="5"/>
        </table:table-row>
        <table:table-row table:style-name="ro1">
          <table:table-cell office:value-type="float" office:value="4.8882" calcext:value-type="float">
            <text:p>4.8882</text:p>
          </table:table-cell>
          <table:table-cell office:value-type="float" office:value="10.2802" calcext:value-type="float">
            <text:p>10.2802</text:p>
          </table:table-cell>
          <table:table-cell office:value-type="float" office:value="-2.16583" calcext:value-type="float">
            <text:p>-2.16583</text:p>
          </table:table-cell>
          <table:table-cell table:number-columns-repeated="5"/>
        </table:table-row>
        <table:table-row table:style-name="ro1">
          <table:table-cell office:value-type="float" office:value="4.90931" calcext:value-type="float">
            <text:p>4.90931</text:p>
          </table:table-cell>
          <table:table-cell office:value-type="float" office:value="10.2981" calcext:value-type="float">
            <text:p>10.2981</text:p>
          </table:table-cell>
          <table:table-cell office:value-type="float" office:value="-2.14419" calcext:value-type="float">
            <text:p>-2.14419</text:p>
          </table:table-cell>
          <table:table-cell table:number-columns-repeated="5"/>
        </table:table-row>
        <table:table-row table:style-name="ro1">
          <table:table-cell office:value-type="float" office:value="4.94396" calcext:value-type="float">
            <text:p>4.94396</text:p>
          </table:table-cell>
          <table:table-cell office:value-type="float" office:value="10.3062" calcext:value-type="float">
            <text:p>10.3062</text:p>
          </table:table-cell>
          <table:table-cell office:value-type="float" office:value="-2.13968" calcext:value-type="float">
            <text:p>-2.13968</text:p>
          </table:table-cell>
          <table:table-cell table:number-columns-repeated="5"/>
        </table:table-row>
        <table:table-row table:style-name="ro1">
          <table:table-cell office:value-type="float" office:value="4.95572" calcext:value-type="float">
            <text:p>4.95572</text:p>
          </table:table-cell>
          <table:table-cell office:value-type="float" office:value="10.3111" calcext:value-type="float">
            <text:p>10.3111</text:p>
          </table:table-cell>
          <table:table-cell office:value-type="float" office:value="-2.13884" calcext:value-type="float">
            <text:p>-2.13884</text:p>
          </table:table-cell>
          <table:table-cell table:number-columns-repeated="5"/>
        </table:table-row>
        <table:table-row table:style-name="ro1">
          <table:table-cell office:value-type="float" office:value="4.96893" calcext:value-type="float">
            <text:p>4.96893</text:p>
          </table:table-cell>
          <table:table-cell office:value-type="float" office:value="10.3143" calcext:value-type="float">
            <text:p>10.3143</text:p>
          </table:table-cell>
          <table:table-cell office:value-type="float" office:value="-2.10407" calcext:value-type="float">
            <text:p>-2.10407</text:p>
          </table:table-cell>
          <table:table-cell table:number-columns-repeated="5"/>
        </table:table-row>
        <table:table-row table:style-name="ro1">
          <table:table-cell office:value-type="float" office:value="4.9784" calcext:value-type="float">
            <text:p>4.9784</text:p>
          </table:table-cell>
          <table:table-cell office:value-type="float" office:value="10.3353" calcext:value-type="float">
            <text:p>10.3353</text:p>
          </table:table-cell>
          <table:table-cell office:value-type="float" office:value="-2.10311" calcext:value-type="float">
            <text:p>-2.10311</text:p>
          </table:table-cell>
          <table:table-cell table:number-columns-repeated="5"/>
        </table:table-row>
        <table:table-row table:style-name="ro1">
          <table:table-cell office:value-type="float" office:value="4.98741" calcext:value-type="float">
            <text:p>4.98741</text:p>
          </table:table-cell>
          <table:table-cell office:value-type="float" office:value="10.3646" calcext:value-type="float">
            <text:p>10.3646</text:p>
          </table:table-cell>
          <table:table-cell office:value-type="float" office:value="-2.09888" calcext:value-type="float">
            <text:p>-2.09888</text:p>
          </table:table-cell>
          <table:table-cell table:number-columns-repeated="5"/>
        </table:table-row>
        <table:table-row table:style-name="ro1">
          <table:table-cell office:value-type="float" office:value="5.01751" calcext:value-type="float">
            <text:p>5.01751</text:p>
          </table:table-cell>
          <table:table-cell office:value-type="float" office:value="10.3733" calcext:value-type="float">
            <text:p>10.3733</text:p>
          </table:table-cell>
          <table:table-cell office:value-type="float" office:value="-2.05273" calcext:value-type="float">
            <text:p>-2.05273</text:p>
          </table:table-cell>
          <table:table-cell table:number-columns-repeated="5"/>
        </table:table-row>
        <table:table-row table:style-name="ro1">
          <table:table-cell office:value-type="float" office:value="5.02048" calcext:value-type="float">
            <text:p>5.02048</text:p>
          </table:table-cell>
          <table:table-cell office:value-type="float" office:value="10.3914" calcext:value-type="float">
            <text:p>10.3914</text:p>
          </table:table-cell>
          <table:table-cell office:value-type="float" office:value="-2.0457" calcext:value-type="float">
            <text:p>-2.0457</text:p>
          </table:table-cell>
          <table:table-cell table:number-columns-repeated="5"/>
        </table:table-row>
        <table:table-row table:style-name="ro1">
          <table:table-cell office:value-type="float" office:value="5.03413" calcext:value-type="float">
            <text:p>5.03413</text:p>
          </table:table-cell>
          <table:table-cell office:value-type="float" office:value="10.3998" calcext:value-type="float">
            <text:p>10.3998</text:p>
          </table:table-cell>
          <table:table-cell office:value-type="float" office:value="-2.01357" calcext:value-type="float">
            <text:p>-2.01357</text:p>
          </table:table-cell>
          <table:table-cell table:number-columns-repeated="5"/>
        </table:table-row>
        <table:table-row table:style-name="ro1">
          <table:table-cell office:value-type="float" office:value="5.03742" calcext:value-type="float">
            <text:p>5.03742</text:p>
          </table:table-cell>
          <table:table-cell office:value-type="float" office:value="10.4391" calcext:value-type="float">
            <text:p>10.4391</text:p>
          </table:table-cell>
          <table:table-cell office:value-type="float" office:value="-1.97999" calcext:value-type="float">
            <text:p>-1.97999</text:p>
          </table:table-cell>
          <table:table-cell table:number-columns-repeated="5"/>
        </table:table-row>
        <table:table-row table:style-name="ro1">
          <table:table-cell office:value-type="float" office:value="5.0417" calcext:value-type="float">
            <text:p>5.0417</text:p>
          </table:table-cell>
          <table:table-cell office:value-type="float" office:value="10.4618" calcext:value-type="float">
            <text:p>10.4618</text:p>
          </table:table-cell>
          <table:table-cell office:value-type="float" office:value="-1.97638" calcext:value-type="float">
            <text:p>-1.97638</text:p>
          </table:table-cell>
          <table:table-cell table:number-columns-repeated="5"/>
        </table:table-row>
        <table:table-row table:style-name="ro1">
          <table:table-cell office:value-type="float" office:value="5.04306" calcext:value-type="float">
            <text:p>5.04306</text:p>
          </table:table-cell>
          <table:table-cell office:value-type="float" office:value="10.5074" calcext:value-type="float">
            <text:p>10.5074</text:p>
          </table:table-cell>
          <table:table-cell office:value-type="float" office:value="-1.96173" calcext:value-type="float">
            <text:p>-1.96173</text:p>
          </table:table-cell>
          <table:table-cell table:number-columns-repeated="5"/>
        </table:table-row>
        <table:table-row table:style-name="ro1">
          <table:table-cell office:value-type="float" office:value="5.0544" calcext:value-type="float">
            <text:p>5.0544</text:p>
          </table:table-cell>
          <table:table-cell office:value-type="float" office:value="10.5408" calcext:value-type="float">
            <text:p>10.5408</text:p>
          </table:table-cell>
          <table:table-cell office:value-type="float" office:value="-1.96003" calcext:value-type="float">
            <text:p>-1.96003</text:p>
          </table:table-cell>
          <table:table-cell table:number-columns-repeated="5"/>
        </table:table-row>
        <table:table-row table:style-name="ro1">
          <table:table-cell office:value-type="float" office:value="5.06258" calcext:value-type="float">
            <text:p>5.06258</text:p>
          </table:table-cell>
          <table:table-cell office:value-type="float" office:value="10.5441" calcext:value-type="float">
            <text:p>10.5441</text:p>
          </table:table-cell>
          <table:table-cell office:value-type="float" office:value="-1.95288" calcext:value-type="float">
            <text:p>-1.95288</text:p>
          </table:table-cell>
          <table:table-cell table:number-columns-repeated="5"/>
        </table:table-row>
        <table:table-row table:style-name="ro1">
          <table:table-cell office:value-type="float" office:value="5.06298" calcext:value-type="float">
            <text:p>5.06298</text:p>
          </table:table-cell>
          <table:table-cell office:value-type="float" office:value="10.5592" calcext:value-type="float">
            <text:p>10.5592</text:p>
          </table:table-cell>
          <table:table-cell office:value-type="float" office:value="-1.94989" calcext:value-type="float">
            <text:p>-1.94989</text:p>
          </table:table-cell>
          <table:table-cell table:number-columns-repeated="5"/>
        </table:table-row>
        <table:table-row table:style-name="ro1">
          <table:table-cell office:value-type="float" office:value="5.1051" calcext:value-type="float">
            <text:p>5.1051</text:p>
          </table:table-cell>
          <table:table-cell office:value-type="float" office:value="10.5704" calcext:value-type="float">
            <text:p>10.5704</text:p>
          </table:table-cell>
          <table:table-cell office:value-type="float" office:value="-1.93967" calcext:value-type="float">
            <text:p>-1.93967</text:p>
          </table:table-cell>
          <table:table-cell table:number-columns-repeated="5"/>
        </table:table-row>
        <table:table-row table:style-name="ro1">
          <table:table-cell office:value-type="float" office:value="5.10674" calcext:value-type="float">
            <text:p>5.10674</text:p>
          </table:table-cell>
          <table:table-cell office:value-type="float" office:value="10.5814" calcext:value-type="float">
            <text:p>10.5814</text:p>
          </table:table-cell>
          <table:table-cell office:value-type="float" office:value="-1.93918" calcext:value-type="float">
            <text:p>-1.93918</text:p>
          </table:table-cell>
          <table:table-cell table:number-columns-repeated="5"/>
        </table:table-row>
        <table:table-row table:style-name="ro1">
          <table:table-cell office:value-type="float" office:value="5.10792" calcext:value-type="float">
            <text:p>5.10792</text:p>
          </table:table-cell>
          <table:table-cell office:value-type="float" office:value="10.5838" calcext:value-type="float">
            <text:p>10.5838</text:p>
          </table:table-cell>
          <table:table-cell office:value-type="float" office:value="-1.93108" calcext:value-type="float">
            <text:p>-1.93108</text:p>
          </table:table-cell>
          <table:table-cell table:number-columns-repeated="5"/>
        </table:table-row>
        <table:table-row table:style-name="ro1">
          <table:table-cell office:value-type="float" office:value="5.12133" calcext:value-type="float">
            <text:p>5.12133</text:p>
          </table:table-cell>
          <table:table-cell office:value-type="float" office:value="10.6029" calcext:value-type="float">
            <text:p>10.6029</text:p>
          </table:table-cell>
          <table:table-cell office:value-type="float" office:value="-1.91488" calcext:value-type="float">
            <text:p>-1.91488</text:p>
          </table:table-cell>
          <table:table-cell table:number-columns-repeated="5"/>
        </table:table-row>
        <table:table-row table:style-name="ro1">
          <table:table-cell office:value-type="float" office:value="5.12241" calcext:value-type="float">
            <text:p>5.12241</text:p>
          </table:table-cell>
          <table:table-cell office:value-type="float" office:value="10.6091" calcext:value-type="float">
            <text:p>10.6091</text:p>
          </table:table-cell>
          <table:table-cell office:value-type="float" office:value="-1.88979" calcext:value-type="float">
            <text:p>-1.88979</text:p>
          </table:table-cell>
          <table:table-cell table:number-columns-repeated="5"/>
        </table:table-row>
        <table:table-row table:style-name="ro1">
          <table:table-cell office:value-type="float" office:value="5.20159" calcext:value-type="float">
            <text:p>5.20159</text:p>
          </table:table-cell>
          <table:table-cell office:value-type="float" office:value="10.6137" calcext:value-type="float">
            <text:p>10.6137</text:p>
          </table:table-cell>
          <table:table-cell office:value-type="float" office:value="-1.88655" calcext:value-type="float">
            <text:p>-1.88655</text:p>
          </table:table-cell>
          <table:table-cell table:number-columns-repeated="5"/>
        </table:table-row>
        <table:table-row table:style-name="ro1">
          <table:table-cell office:value-type="float" office:value="5.21115" calcext:value-type="float">
            <text:p>5.21115</text:p>
          </table:table-cell>
          <table:table-cell office:value-type="float" office:value="10.6496" calcext:value-type="float">
            <text:p>10.6496</text:p>
          </table:table-cell>
          <table:table-cell office:value-type="float" office:value="-1.88013" calcext:value-type="float">
            <text:p>-1.88013</text:p>
          </table:table-cell>
          <table:table-cell table:number-columns-repeated="5"/>
        </table:table-row>
        <table:table-row table:style-name="ro1">
          <table:table-cell office:value-type="float" office:value="5.26176" calcext:value-type="float">
            <text:p>5.26176</text:p>
          </table:table-cell>
          <table:table-cell office:value-type="float" office:value="10.6767" calcext:value-type="float">
            <text:p>10.6767</text:p>
          </table:table-cell>
          <table:table-cell office:value-type="float" office:value="-1.8685" calcext:value-type="float">
            <text:p>-1.8685</text:p>
          </table:table-cell>
          <table:table-cell table:number-columns-repeated="5"/>
        </table:table-row>
        <table:table-row table:style-name="ro1">
          <table:table-cell office:value-type="float" office:value="5.29794" calcext:value-type="float">
            <text:p>5.29794</text:p>
          </table:table-cell>
          <table:table-cell office:value-type="float" office:value="10.6805" calcext:value-type="float">
            <text:p>10.6805</text:p>
          </table:table-cell>
          <table:table-cell office:value-type="float" office:value="-1.86229" calcext:value-type="float">
            <text:p>-1.86229</text:p>
          </table:table-cell>
          <table:table-cell table:number-columns-repeated="5"/>
        </table:table-row>
        <table:table-row table:style-name="ro1">
          <table:table-cell office:value-type="float" office:value="5.2994" calcext:value-type="float">
            <text:p>5.2994</text:p>
          </table:table-cell>
          <table:table-cell office:value-type="float" office:value="10.7396" calcext:value-type="float">
            <text:p>10.7396</text:p>
          </table:table-cell>
          <table:table-cell office:value-type="float" office:value="-1.84888" calcext:value-type="float">
            <text:p>-1.84888</text:p>
          </table:table-cell>
          <table:table-cell table:number-columns-repeated="5"/>
        </table:table-row>
        <table:table-row table:style-name="ro1">
          <table:table-cell office:value-type="float" office:value="5.3056" calcext:value-type="float">
            <text:p>5.3056</text:p>
          </table:table-cell>
          <table:table-cell office:value-type="float" office:value="10.7634" calcext:value-type="float">
            <text:p>10.7634</text:p>
          </table:table-cell>
          <table:table-cell office:value-type="float" office:value="-1.8454" calcext:value-type="float">
            <text:p>-1.8454</text:p>
          </table:table-cell>
          <table:table-cell table:number-columns-repeated="5"/>
        </table:table-row>
        <table:table-row table:style-name="ro1">
          <table:table-cell office:value-type="float" office:value="5.30888" calcext:value-type="float">
            <text:p>5.30888</text:p>
          </table:table-cell>
          <table:table-cell office:value-type="float" office:value="10.7683" calcext:value-type="float">
            <text:p>10.7683</text:p>
          </table:table-cell>
          <table:table-cell office:value-type="float" office:value="-1.83978" calcext:value-type="float">
            <text:p>-1.83978</text:p>
          </table:table-cell>
          <table:table-cell table:number-columns-repeated="5"/>
        </table:table-row>
        <table:table-row table:style-name="ro1">
          <table:table-cell office:value-type="float" office:value="5.3121" calcext:value-type="float">
            <text:p>5.3121</text:p>
          </table:table-cell>
          <table:table-cell office:value-type="float" office:value="10.7846" calcext:value-type="float">
            <text:p>10.7846</text:p>
          </table:table-cell>
          <table:table-cell office:value-type="float" office:value="-1.82984" calcext:value-type="float">
            <text:p>-1.82984</text:p>
          </table:table-cell>
          <table:table-cell table:number-columns-repeated="5"/>
        </table:table-row>
        <table:table-row table:style-name="ro1">
          <table:table-cell office:value-type="float" office:value="5.31541" calcext:value-type="float">
            <text:p>5.31541</text:p>
          </table:table-cell>
          <table:table-cell office:value-type="float" office:value="10.8399" calcext:value-type="float">
            <text:p>10.8399</text:p>
          </table:table-cell>
          <table:table-cell office:value-type="float" office:value="-1.82277" calcext:value-type="float">
            <text:p>-1.82277</text:p>
          </table:table-cell>
          <table:table-cell table:number-columns-repeated="5"/>
        </table:table-row>
        <table:table-row table:style-name="ro1">
          <table:table-cell office:value-type="float" office:value="5.3236" calcext:value-type="float">
            <text:p>5.3236</text:p>
          </table:table-cell>
          <table:table-cell office:value-type="float" office:value="10.849" calcext:value-type="float">
            <text:p>10.849</text:p>
          </table:table-cell>
          <table:table-cell office:value-type="float" office:value="-1.8223" calcext:value-type="float">
            <text:p>-1.8223</text:p>
          </table:table-cell>
          <table:table-cell table:number-columns-repeated="5"/>
        </table:table-row>
        <table:table-row table:style-name="ro1">
          <table:table-cell office:value-type="float" office:value="5.33901" calcext:value-type="float">
            <text:p>5.33901</text:p>
          </table:table-cell>
          <table:table-cell office:value-type="float" office:value="10.8512" calcext:value-type="float">
            <text:p>10.8512</text:p>
          </table:table-cell>
          <table:table-cell office:value-type="float" office:value="-1.82113" calcext:value-type="float">
            <text:p>-1.82113</text:p>
          </table:table-cell>
          <table:table-cell table:number-columns-repeated="5"/>
        </table:table-row>
        <table:table-row table:style-name="ro1">
          <table:table-cell office:value-type="float" office:value="5.3601" calcext:value-type="float">
            <text:p>5.3601</text:p>
          </table:table-cell>
          <table:table-cell office:value-type="float" office:value="10.8817" calcext:value-type="float">
            <text:p>10.8817</text:p>
          </table:table-cell>
          <table:table-cell office:value-type="float" office:value="-1.81066" calcext:value-type="float">
            <text:p>-1.81066</text:p>
          </table:table-cell>
          <table:table-cell table:number-columns-repeated="5"/>
        </table:table-row>
        <table:table-row table:style-name="ro1">
          <table:table-cell office:value-type="float" office:value="5.37543" calcext:value-type="float">
            <text:p>5.37543</text:p>
          </table:table-cell>
          <table:table-cell office:value-type="float" office:value="10.9272" calcext:value-type="float">
            <text:p>10.9272</text:p>
          </table:table-cell>
          <table:table-cell office:value-type="float" office:value="-1.79676" calcext:value-type="float">
            <text:p>-1.79676</text:p>
          </table:table-cell>
          <table:table-cell table:number-columns-repeated="5"/>
        </table:table-row>
        <table:table-row table:style-name="ro1">
          <table:table-cell office:value-type="float" office:value="5.3841" calcext:value-type="float">
            <text:p>5.3841</text:p>
          </table:table-cell>
          <table:table-cell office:value-type="float" office:value="10.9396" calcext:value-type="float">
            <text:p>10.9396</text:p>
          </table:table-cell>
          <table:table-cell office:value-type="float" office:value="-1.74795" calcext:value-type="float">
            <text:p>-1.74795</text:p>
          </table:table-cell>
          <table:table-cell table:number-columns-repeated="5"/>
        </table:table-row>
        <table:table-row table:style-name="ro1">
          <table:table-cell office:value-type="float" office:value="5.45494" calcext:value-type="float">
            <text:p>5.45494</text:p>
          </table:table-cell>
          <table:table-cell office:value-type="float" office:value="10.9479" calcext:value-type="float">
            <text:p>10.9479</text:p>
          </table:table-cell>
          <table:table-cell office:value-type="float" office:value="-1.73671" calcext:value-type="float">
            <text:p>-1.73671</text:p>
          </table:table-cell>
          <table:table-cell table:number-columns-repeated="5"/>
        </table:table-row>
        <table:table-row table:style-name="ro1">
          <table:table-cell office:value-type="float" office:value="5.47295" calcext:value-type="float">
            <text:p>5.47295</text:p>
          </table:table-cell>
          <table:table-cell office:value-type="float" office:value="10.9945" calcext:value-type="float">
            <text:p>10.9945</text:p>
          </table:table-cell>
          <table:table-cell office:value-type="float" office:value="-1.72501" calcext:value-type="float">
            <text:p>-1.72501</text:p>
          </table:table-cell>
          <table:table-cell table:number-columns-repeated="5"/>
        </table:table-row>
        <table:table-row table:style-name="ro1">
          <table:table-cell office:value-type="float" office:value="5.48559" calcext:value-type="float">
            <text:p>5.48559</text:p>
          </table:table-cell>
          <table:table-cell office:value-type="float" office:value="11.0047" calcext:value-type="float">
            <text:p>11.0047</text:p>
          </table:table-cell>
          <table:table-cell office:value-type="float" office:value="-1.72092" calcext:value-type="float">
            <text:p>-1.72092</text:p>
          </table:table-cell>
          <table:table-cell table:number-columns-repeated="5"/>
        </table:table-row>
        <table:table-row table:style-name="ro1">
          <table:table-cell office:value-type="float" office:value="5.52234" calcext:value-type="float">
            <text:p>5.52234</text:p>
          </table:table-cell>
          <table:table-cell office:value-type="float" office:value="11.0169" calcext:value-type="float">
            <text:p>11.0169</text:p>
          </table:table-cell>
          <table:table-cell office:value-type="float" office:value="-1.71964" calcext:value-type="float">
            <text:p>-1.71964</text:p>
          </table:table-cell>
          <table:table-cell table:number-columns-repeated="5"/>
        </table:table-row>
        <table:table-row table:style-name="ro1">
          <table:table-cell office:value-type="float" office:value="5.59551" calcext:value-type="float">
            <text:p>5.59551</text:p>
          </table:table-cell>
          <table:table-cell office:value-type="float" office:value="11.0912" calcext:value-type="float">
            <text:p>11.0912</text:p>
          </table:table-cell>
          <table:table-cell office:value-type="float" office:value="-1.71886" calcext:value-type="float">
            <text:p>-1.71886</text:p>
          </table:table-cell>
          <table:table-cell table:number-columns-repeated="5"/>
        </table:table-row>
        <table:table-row table:style-name="ro1">
          <table:table-cell office:value-type="float" office:value="5.64647" calcext:value-type="float">
            <text:p>5.64647</text:p>
          </table:table-cell>
          <table:table-cell office:value-type="float" office:value="11.1024" calcext:value-type="float">
            <text:p>11.1024</text:p>
          </table:table-cell>
          <table:table-cell office:value-type="float" office:value="-1.68402" calcext:value-type="float">
            <text:p>-1.68402</text:p>
          </table:table-cell>
          <table:table-cell table:number-columns-repeated="5"/>
        </table:table-row>
        <table:table-row table:style-name="ro1">
          <table:table-cell office:value-type="float" office:value="5.66032" calcext:value-type="float">
            <text:p>5.66032</text:p>
          </table:table-cell>
          <table:table-cell office:value-type="float" office:value="11.1038" calcext:value-type="float">
            <text:p>11.1038</text:p>
          </table:table-cell>
          <table:table-cell office:value-type="float" office:value="-1.67885" calcext:value-type="float">
            <text:p>-1.67885</text:p>
          </table:table-cell>
          <table:table-cell table:number-columns-repeated="5"/>
        </table:table-row>
        <table:table-row table:style-name="ro1">
          <table:table-cell office:value-type="float" office:value="5.66538" calcext:value-type="float">
            <text:p>5.66538</text:p>
          </table:table-cell>
          <table:table-cell office:value-type="float" office:value="11.1103" calcext:value-type="float">
            <text:p>11.1103</text:p>
          </table:table-cell>
          <table:table-cell office:value-type="float" office:value="-1.67624" calcext:value-type="float">
            <text:p>-1.67624</text:p>
          </table:table-cell>
          <table:table-cell table:number-columns-repeated="5"/>
        </table:table-row>
        <table:table-row table:style-name="ro1">
          <table:table-cell office:value-type="float" office:value="5.69711" calcext:value-type="float">
            <text:p>5.69711</text:p>
          </table:table-cell>
          <table:table-cell office:value-type="float" office:value="11.1104" calcext:value-type="float">
            <text:p>11.1104</text:p>
          </table:table-cell>
          <table:table-cell office:value-type="float" office:value="-1.65883" calcext:value-type="float">
            <text:p>-1.65883</text:p>
          </table:table-cell>
          <table:table-cell table:number-columns-repeated="5"/>
        </table:table-row>
        <table:table-row table:style-name="ro1">
          <table:table-cell office:value-type="float" office:value="5.70938" calcext:value-type="float">
            <text:p>5.70938</text:p>
          </table:table-cell>
          <table:table-cell office:value-type="float" office:value="11.1181" calcext:value-type="float">
            <text:p>11.1181</text:p>
          </table:table-cell>
          <table:table-cell office:value-type="float" office:value="-1.65458" calcext:value-type="float">
            <text:p>-1.65458</text:p>
          </table:table-cell>
          <table:table-cell table:number-columns-repeated="5"/>
        </table:table-row>
        <table:table-row table:style-name="ro1">
          <table:table-cell office:value-type="float" office:value="5.75699" calcext:value-type="float">
            <text:p>5.75699</text:p>
          </table:table-cell>
          <table:table-cell office:value-type="float" office:value="11.1381" calcext:value-type="float">
            <text:p>11.1381</text:p>
          </table:table-cell>
          <table:table-cell office:value-type="float" office:value="-1.63131" calcext:value-type="float">
            <text:p>-1.63131</text:p>
          </table:table-cell>
          <table:table-cell table:number-columns-repeated="5"/>
        </table:table-row>
        <table:table-row table:style-name="ro1">
          <table:table-cell office:value-type="float" office:value="5.76829" calcext:value-type="float">
            <text:p>5.76829</text:p>
          </table:table-cell>
          <table:table-cell office:value-type="float" office:value="11.1467" calcext:value-type="float">
            <text:p>11.1467</text:p>
          </table:table-cell>
          <table:table-cell office:value-type="float" office:value="-1.63076" calcext:value-type="float">
            <text:p>-1.63076</text:p>
          </table:table-cell>
          <table:table-cell table:number-columns-repeated="5"/>
        </table:table-row>
        <table:table-row table:style-name="ro1">
          <table:table-cell office:value-type="float" office:value="5.7815" calcext:value-type="float">
            <text:p>5.7815</text:p>
          </table:table-cell>
          <table:table-cell office:value-type="float" office:value="11.1477" calcext:value-type="float">
            <text:p>11.1477</text:p>
          </table:table-cell>
          <table:table-cell office:value-type="float" office:value="-1.62956" calcext:value-type="float">
            <text:p>-1.62956</text:p>
          </table:table-cell>
          <table:table-cell table:number-columns-repeated="5"/>
        </table:table-row>
        <table:table-row table:style-name="ro1">
          <table:table-cell office:value-type="float" office:value="5.80206" calcext:value-type="float">
            <text:p>5.80206</text:p>
          </table:table-cell>
          <table:table-cell office:value-type="float" office:value="11.1554" calcext:value-type="float">
            <text:p>11.1554</text:p>
          </table:table-cell>
          <table:table-cell office:value-type="float" office:value="-1.59692" calcext:value-type="float">
            <text:p>-1.59692</text:p>
          </table:table-cell>
          <table:table-cell table:number-columns-repeated="5"/>
        </table:table-row>
        <table:table-row table:style-name="ro1">
          <table:table-cell office:value-type="float" office:value="5.81204" calcext:value-type="float">
            <text:p>5.81204</text:p>
          </table:table-cell>
          <table:table-cell office:value-type="float" office:value="11.1579" calcext:value-type="float">
            <text:p>11.1579</text:p>
          </table:table-cell>
          <table:table-cell office:value-type="float" office:value="-1.57941" calcext:value-type="float">
            <text:p>-1.57941</text:p>
          </table:table-cell>
          <table:table-cell table:number-columns-repeated="5"/>
        </table:table-row>
        <table:table-row table:style-name="ro1">
          <table:table-cell office:value-type="float" office:value="5.81862" calcext:value-type="float">
            <text:p>5.81862</text:p>
          </table:table-cell>
          <table:table-cell office:value-type="float" office:value="11.162" calcext:value-type="float">
            <text:p>11.162</text:p>
          </table:table-cell>
          <table:table-cell office:value-type="float" office:value="-1.54797" calcext:value-type="float">
            <text:p>-1.54797</text:p>
          </table:table-cell>
          <table:table-cell table:number-columns-repeated="5"/>
        </table:table-row>
        <table:table-row table:style-name="ro1">
          <table:table-cell office:value-type="float" office:value="5.85401" calcext:value-type="float">
            <text:p>5.85401</text:p>
          </table:table-cell>
          <table:table-cell office:value-type="float" office:value="11.175" calcext:value-type="float">
            <text:p>11.175</text:p>
          </table:table-cell>
          <table:table-cell office:value-type="float" office:value="-1.54597" calcext:value-type="float">
            <text:p>-1.54597</text:p>
          </table:table-cell>
          <table:table-cell table:number-columns-repeated="5"/>
        </table:table-row>
        <table:table-row table:style-name="ro1">
          <table:table-cell office:value-type="float" office:value="5.85768" calcext:value-type="float">
            <text:p>5.85768</text:p>
          </table:table-cell>
          <table:table-cell office:value-type="float" office:value="11.1803" calcext:value-type="float">
            <text:p>11.1803</text:p>
          </table:table-cell>
          <table:table-cell office:value-type="float" office:value="-1.52975" calcext:value-type="float">
            <text:p>-1.52975</text:p>
          </table:table-cell>
          <table:table-cell table:number-columns-repeated="5"/>
        </table:table-row>
        <table:table-row table:style-name="ro1">
          <table:table-cell office:value-type="float" office:value="5.90945" calcext:value-type="float">
            <text:p>5.90945</text:p>
          </table:table-cell>
          <table:table-cell office:value-type="float" office:value="11.1846" calcext:value-type="float">
            <text:p>11.1846</text:p>
          </table:table-cell>
          <table:table-cell office:value-type="float" office:value="-1.52849" calcext:value-type="float">
            <text:p>-1.52849</text:p>
          </table:table-cell>
          <table:table-cell table:number-columns-repeated="5"/>
        </table:table-row>
        <table:table-row table:style-name="ro1">
          <table:table-cell office:value-type="float" office:value="5.95027" calcext:value-type="float">
            <text:p>5.95027</text:p>
          </table:table-cell>
          <table:table-cell office:value-type="float" office:value="11.1973" calcext:value-type="float">
            <text:p>11.1973</text:p>
          </table:table-cell>
          <table:table-cell office:value-type="float" office:value="-1.50749" calcext:value-type="float">
            <text:p>-1.50749</text:p>
          </table:table-cell>
          <table:table-cell table:number-columns-repeated="5"/>
        </table:table-row>
        <table:table-row table:style-name="ro1">
          <table:table-cell office:value-type="float" office:value="5.98297" calcext:value-type="float">
            <text:p>5.98297</text:p>
          </table:table-cell>
          <table:table-cell office:value-type="float" office:value="11.2005" calcext:value-type="float">
            <text:p>11.2005</text:p>
          </table:table-cell>
          <table:table-cell office:value-type="float" office:value="-1.49209" calcext:value-type="float">
            <text:p>-1.49209</text:p>
          </table:table-cell>
          <table:table-cell table:number-columns-repeated="5"/>
        </table:table-row>
        <table:table-row table:style-name="ro1">
          <table:table-cell office:value-type="float" office:value="5.98447" calcext:value-type="float">
            <text:p>5.98447</text:p>
          </table:table-cell>
          <table:table-cell office:value-type="float" office:value="11.2084" calcext:value-type="float">
            <text:p>11.2084</text:p>
          </table:table-cell>
          <table:table-cell office:value-type="float" office:value="-1.48789" calcext:value-type="float">
            <text:p>-1.48789</text:p>
          </table:table-cell>
          <table:table-cell table:number-columns-repeated="5"/>
        </table:table-row>
        <table:table-row table:style-name="ro1">
          <table:table-cell office:value-type="float" office:value="6.00564" calcext:value-type="float">
            <text:p>6.00564</text:p>
          </table:table-cell>
          <table:table-cell office:value-type="float" office:value="11.2156" calcext:value-type="float">
            <text:p>11.2156</text:p>
          </table:table-cell>
          <table:table-cell office:value-type="float" office:value="-1.4849" calcext:value-type="float">
            <text:p>-1.4849</text:p>
          </table:table-cell>
          <table:table-cell table:number-columns-repeated="5"/>
        </table:table-row>
        <table:table-row table:style-name="ro1">
          <table:table-cell office:value-type="float" office:value="6.03288" calcext:value-type="float">
            <text:p>6.03288</text:p>
          </table:table-cell>
          <table:table-cell office:value-type="float" office:value="11.2255" calcext:value-type="float">
            <text:p>11.2255</text:p>
          </table:table-cell>
          <table:table-cell office:value-type="float" office:value="-1.47739" calcext:value-type="float">
            <text:p>-1.47739</text:p>
          </table:table-cell>
          <table:table-cell table:number-columns-repeated="5"/>
        </table:table-row>
        <table:table-row table:style-name="ro1">
          <table:table-cell office:value-type="float" office:value="6.067" calcext:value-type="float">
            <text:p>6.067</text:p>
          </table:table-cell>
          <table:table-cell office:value-type="float" office:value="11.2395" calcext:value-type="float">
            <text:p>11.2395</text:p>
          </table:table-cell>
          <table:table-cell office:value-type="float" office:value="-1.46284" calcext:value-type="float">
            <text:p>-1.46284</text:p>
          </table:table-cell>
          <table:table-cell table:number-columns-repeated="5"/>
        </table:table-row>
        <table:table-row table:style-name="ro1">
          <table:table-cell office:value-type="float" office:value="6.18864" calcext:value-type="float">
            <text:p>6.18864</text:p>
          </table:table-cell>
          <table:table-cell office:value-type="float" office:value="11.247" calcext:value-type="float">
            <text:p>11.247</text:p>
          </table:table-cell>
          <table:table-cell office:value-type="float" office:value="-1.45103" calcext:value-type="float">
            <text:p>-1.45103</text:p>
          </table:table-cell>
          <table:table-cell table:number-columns-repeated="5"/>
        </table:table-row>
        <table:table-row table:style-name="ro1">
          <table:table-cell office:value-type="float" office:value="6.20132" calcext:value-type="float">
            <text:p>6.20132</text:p>
          </table:table-cell>
          <table:table-cell office:value-type="float" office:value="11.2782" calcext:value-type="float">
            <text:p>11.2782</text:p>
          </table:table-cell>
          <table:table-cell office:value-type="float" office:value="-1.4159" calcext:value-type="float">
            <text:p>-1.4159</text:p>
          </table:table-cell>
          <table:table-cell table:number-columns-repeated="5"/>
        </table:table-row>
        <table:table-row table:style-name="ro1">
          <table:table-cell office:value-type="float" office:value="6.20862" calcext:value-type="float">
            <text:p>6.20862</text:p>
          </table:table-cell>
          <table:table-cell office:value-type="float" office:value="11.2805" calcext:value-type="float">
            <text:p>11.2805</text:p>
          </table:table-cell>
          <table:table-cell office:value-type="float" office:value="-1.41258" calcext:value-type="float">
            <text:p>-1.41258</text:p>
          </table:table-cell>
          <table:table-cell table:number-columns-repeated="5"/>
        </table:table-row>
        <table:table-row table:style-name="ro1">
          <table:table-cell office:value-type="float" office:value="6.21175" calcext:value-type="float">
            <text:p>6.21175</text:p>
          </table:table-cell>
          <table:table-cell office:value-type="float" office:value="11.2817" calcext:value-type="float">
            <text:p>11.2817</text:p>
          </table:table-cell>
          <table:table-cell office:value-type="float" office:value="-1.38566" calcext:value-type="float">
            <text:p>-1.38566</text:p>
          </table:table-cell>
          <table:table-cell table:number-columns-repeated="5"/>
        </table:table-row>
        <table:table-row table:style-name="ro1">
          <table:table-cell office:value-type="float" office:value="6.27965" calcext:value-type="float">
            <text:p>6.27965</text:p>
          </table:table-cell>
          <table:table-cell office:value-type="float" office:value="11.282" calcext:value-type="float">
            <text:p>11.282</text:p>
          </table:table-cell>
          <table:table-cell office:value-type="float" office:value="-1.38009" calcext:value-type="float">
            <text:p>-1.38009</text:p>
          </table:table-cell>
          <table:table-cell table:number-columns-repeated="5"/>
        </table:table-row>
        <table:table-row table:style-name="ro1">
          <table:table-cell office:value-type="float" office:value="6.28466" calcext:value-type="float">
            <text:p>6.28466</text:p>
          </table:table-cell>
          <table:table-cell office:value-type="float" office:value="11.2859" calcext:value-type="float">
            <text:p>11.2859</text:p>
          </table:table-cell>
          <table:table-cell office:value-type="float" office:value="-1.3707" calcext:value-type="float">
            <text:p>-1.3707</text:p>
          </table:table-cell>
          <table:table-cell table:number-columns-repeated="5"/>
        </table:table-row>
        <table:table-row table:style-name="ro1">
          <table:table-cell office:value-type="float" office:value="6.28661" calcext:value-type="float">
            <text:p>6.28661</text:p>
          </table:table-cell>
          <table:table-cell office:value-type="float" office:value="11.3243" calcext:value-type="float">
            <text:p>11.3243</text:p>
          </table:table-cell>
          <table:table-cell office:value-type="float" office:value="-1.36303" calcext:value-type="float">
            <text:p>-1.36303</text:p>
          </table:table-cell>
          <table:table-cell table:number-columns-repeated="5"/>
        </table:table-row>
        <table:table-row table:style-name="ro1">
          <table:table-cell office:value-type="float" office:value="6.28759" calcext:value-type="float">
            <text:p>6.28759</text:p>
          </table:table-cell>
          <table:table-cell office:value-type="float" office:value="11.3429" calcext:value-type="float">
            <text:p>11.3429</text:p>
          </table:table-cell>
          <table:table-cell office:value-type="float" office:value="-1.35603" calcext:value-type="float">
            <text:p>-1.35603</text:p>
          </table:table-cell>
          <table:table-cell table:number-columns-repeated="5"/>
        </table:table-row>
        <table:table-row table:style-name="ro1">
          <table:table-cell office:value-type="float" office:value="6.31995" calcext:value-type="float">
            <text:p>6.31995</text:p>
          </table:table-cell>
          <table:table-cell office:value-type="float" office:value="11.3431" calcext:value-type="float">
            <text:p>11.3431</text:p>
          </table:table-cell>
          <table:table-cell office:value-type="float" office:value="-1.34776" calcext:value-type="float">
            <text:p>-1.34776</text:p>
          </table:table-cell>
          <table:table-cell table:number-columns-repeated="5"/>
        </table:table-row>
        <table:table-row table:style-name="ro1">
          <table:table-cell office:value-type="float" office:value="6.38793" calcext:value-type="float">
            <text:p>6.38793</text:p>
          </table:table-cell>
          <table:table-cell office:value-type="float" office:value="11.4041" calcext:value-type="float">
            <text:p>11.4041</text:p>
          </table:table-cell>
          <table:table-cell office:value-type="float" office:value="-1.33968" calcext:value-type="float">
            <text:p>-1.33968</text:p>
          </table:table-cell>
          <table:table-cell table:number-columns-repeated="5"/>
        </table:table-row>
        <table:table-row table:style-name="ro1">
          <table:table-cell office:value-type="float" office:value="6.39802" calcext:value-type="float">
            <text:p>6.39802</text:p>
          </table:table-cell>
          <table:table-cell office:value-type="float" office:value="11.4081" calcext:value-type="float">
            <text:p>11.4081</text:p>
          </table:table-cell>
          <table:table-cell office:value-type="float" office:value="-1.31242" calcext:value-type="float">
            <text:p>-1.31242</text:p>
          </table:table-cell>
          <table:table-cell table:number-columns-repeated="5"/>
        </table:table-row>
        <table:table-row table:style-name="ro1">
          <table:table-cell office:value-type="float" office:value="6.40665" calcext:value-type="float">
            <text:p>6.40665</text:p>
          </table:table-cell>
          <table:table-cell office:value-type="float" office:value="11.4174" calcext:value-type="float">
            <text:p>11.4174</text:p>
          </table:table-cell>
          <table:table-cell office:value-type="float" office:value="-1.31162" calcext:value-type="float">
            <text:p>-1.31162</text:p>
          </table:table-cell>
          <table:table-cell table:number-columns-repeated="5"/>
        </table:table-row>
        <table:table-row table:style-name="ro1">
          <table:table-cell office:value-type="float" office:value="6.42279" calcext:value-type="float">
            <text:p>6.42279</text:p>
          </table:table-cell>
          <table:table-cell office:value-type="float" office:value="11.4268" calcext:value-type="float">
            <text:p>11.4268</text:p>
          </table:table-cell>
          <table:table-cell office:value-type="float" office:value="-1.29933" calcext:value-type="float">
            <text:p>-1.29933</text:p>
          </table:table-cell>
          <table:table-cell table:number-columns-repeated="5"/>
        </table:table-row>
        <table:table-row table:style-name="ro1">
          <table:table-cell office:value-type="float" office:value="6.42568" calcext:value-type="float">
            <text:p>6.42568</text:p>
          </table:table-cell>
          <table:table-cell office:value-type="float" office:value="11.4615" calcext:value-type="float">
            <text:p>11.4615</text:p>
          </table:table-cell>
          <table:table-cell office:value-type="float" office:value="-1.28474" calcext:value-type="float">
            <text:p>-1.28474</text:p>
          </table:table-cell>
          <table:table-cell table:number-columns-repeated="5"/>
        </table:table-row>
        <table:table-row table:style-name="ro1">
          <table:table-cell office:value-type="float" office:value="6.44889" calcext:value-type="float">
            <text:p>6.44889</text:p>
          </table:table-cell>
          <table:table-cell office:value-type="float" office:value="11.4861" calcext:value-type="float">
            <text:p>11.4861</text:p>
          </table:table-cell>
          <table:table-cell office:value-type="float" office:value="-1.27394" calcext:value-type="float">
            <text:p>-1.27394</text:p>
          </table:table-cell>
          <table:table-cell table:number-columns-repeated="5"/>
        </table:table-row>
        <table:table-row table:style-name="ro1">
          <table:table-cell office:value-type="float" office:value="6.50731" calcext:value-type="float">
            <text:p>6.50731</text:p>
          </table:table-cell>
          <table:table-cell office:value-type="float" office:value="11.499" calcext:value-type="float">
            <text:p>11.499</text:p>
          </table:table-cell>
          <table:table-cell office:value-type="float" office:value="-1.26474" calcext:value-type="float">
            <text:p>-1.26474</text:p>
          </table:table-cell>
          <table:table-cell table:number-columns-repeated="5"/>
        </table:table-row>
        <table:table-row table:style-name="ro1">
          <table:table-cell office:value-type="float" office:value="6.5468" calcext:value-type="float">
            <text:p>6.5468</text:p>
          </table:table-cell>
          <table:table-cell office:value-type="float" office:value="11.535" calcext:value-type="float">
            <text:p>11.535</text:p>
          </table:table-cell>
          <table:table-cell office:value-type="float" office:value="-1.23371" calcext:value-type="float">
            <text:p>-1.23371</text:p>
          </table:table-cell>
          <table:table-cell table:number-columns-repeated="5"/>
        </table:table-row>
        <table:table-row table:style-name="ro1">
          <table:table-cell office:value-type="float" office:value="6.60521" calcext:value-type="float">
            <text:p>6.60521</text:p>
          </table:table-cell>
          <table:table-cell office:value-type="float" office:value="11.6021" calcext:value-type="float">
            <text:p>11.6021</text:p>
          </table:table-cell>
          <table:table-cell office:value-type="float" office:value="-1.22928" calcext:value-type="float">
            <text:p>-1.22928</text:p>
          </table:table-cell>
          <table:table-cell table:number-columns-repeated="5"/>
        </table:table-row>
        <table:table-row table:style-name="ro1">
          <table:table-cell office:value-type="float" office:value="6.6457" calcext:value-type="float">
            <text:p>6.6457</text:p>
          </table:table-cell>
          <table:table-cell office:value-type="float" office:value="11.6082" calcext:value-type="float">
            <text:p>11.6082</text:p>
          </table:table-cell>
          <table:table-cell office:value-type="float" office:value="-1.21933" calcext:value-type="float">
            <text:p>-1.21933</text:p>
          </table:table-cell>
          <table:table-cell table:number-columns-repeated="5"/>
        </table:table-row>
        <table:table-row table:style-name="ro1">
          <table:table-cell office:value-type="float" office:value="6.64795" calcext:value-type="float">
            <text:p>6.64795</text:p>
          </table:table-cell>
          <table:table-cell office:value-type="float" office:value="11.6147" calcext:value-type="float">
            <text:p>11.6147</text:p>
          </table:table-cell>
          <table:table-cell office:value-type="float" office:value="-1.21641" calcext:value-type="float">
            <text:p>-1.21641</text:p>
          </table:table-cell>
          <table:table-cell table:number-columns-repeated="5"/>
        </table:table-row>
        <table:table-row table:style-name="ro1">
          <table:table-cell office:value-type="float" office:value="6.65407" calcext:value-type="float">
            <text:p>6.65407</text:p>
          </table:table-cell>
          <table:table-cell office:value-type="float" office:value="11.6149" calcext:value-type="float">
            <text:p>11.6149</text:p>
          </table:table-cell>
          <table:table-cell office:value-type="float" office:value="-1.21078" calcext:value-type="float">
            <text:p>-1.21078</text:p>
          </table:table-cell>
          <table:table-cell table:number-columns-repeated="5"/>
        </table:table-row>
        <table:table-row table:style-name="ro1">
          <table:table-cell office:value-type="float" office:value="6.67006" calcext:value-type="float">
            <text:p>6.67006</text:p>
          </table:table-cell>
          <table:table-cell office:value-type="float" office:value="11.6348" calcext:value-type="float">
            <text:p>11.6348</text:p>
          </table:table-cell>
          <table:table-cell office:value-type="float" office:value="-1.17597" calcext:value-type="float">
            <text:p>-1.17597</text:p>
          </table:table-cell>
          <table:table-cell table:number-columns-repeated="5"/>
        </table:table-row>
        <table:table-row table:style-name="ro1">
          <table:table-cell office:value-type="float" office:value="6.68396" calcext:value-type="float">
            <text:p>6.68396</text:p>
          </table:table-cell>
          <table:table-cell office:value-type="float" office:value="11.6392" calcext:value-type="float">
            <text:p>11.6392</text:p>
          </table:table-cell>
          <table:table-cell office:value-type="float" office:value="-1.15211" calcext:value-type="float">
            <text:p>-1.15211</text:p>
          </table:table-cell>
          <table:table-cell table:number-columns-repeated="5"/>
        </table:table-row>
        <table:table-row table:style-name="ro1">
          <table:table-cell office:value-type="float" office:value="6.69896" calcext:value-type="float">
            <text:p>6.69896</text:p>
          </table:table-cell>
          <table:table-cell office:value-type="float" office:value="11.641" calcext:value-type="float">
            <text:p>11.641</text:p>
          </table:table-cell>
          <table:table-cell office:value-type="float" office:value="-1.13623" calcext:value-type="float">
            <text:p>-1.13623</text:p>
          </table:table-cell>
          <table:table-cell table:number-columns-repeated="5"/>
        </table:table-row>
        <table:table-row table:style-name="ro1">
          <table:table-cell office:value-type="float" office:value="6.73102" calcext:value-type="float">
            <text:p>6.73102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-1.0999" calcext:value-type="float">
            <text:p>-1.0999</text:p>
          </table:table-cell>
          <table:table-cell table:number-columns-repeated="5"/>
        </table:table-row>
        <table:table-row table:style-name="ro1">
          <table:table-cell office:value-type="float" office:value="6.73482" calcext:value-type="float">
            <text:p>6.73482</text:p>
          </table:table-cell>
          <table:table-cell office:value-type="float" office:value="11.6813" calcext:value-type="float">
            <text:p>11.6813</text:p>
          </table:table-cell>
          <table:table-cell office:value-type="float" office:value="-1.09432" calcext:value-type="float">
            <text:p>-1.09432</text:p>
          </table:table-cell>
          <table:table-cell table:number-columns-repeated="5"/>
        </table:table-row>
        <table:table-row table:style-name="ro1">
          <table:table-cell office:value-type="float" office:value="6.73665" calcext:value-type="float">
            <text:p>6.73665</text:p>
          </table:table-cell>
          <table:table-cell office:value-type="float" office:value="11.6857" calcext:value-type="float">
            <text:p>11.6857</text:p>
          </table:table-cell>
          <table:table-cell office:value-type="float" office:value="-1.04784" calcext:value-type="float">
            <text:p>-1.04784</text:p>
          </table:table-cell>
          <table:table-cell table:number-columns-repeated="5"/>
        </table:table-row>
        <table:table-row table:style-name="ro1">
          <table:table-cell office:value-type="float" office:value="6.75705" calcext:value-type="float">
            <text:p>6.75705</text:p>
          </table:table-cell>
          <table:table-cell office:value-type="float" office:value="11.7179" calcext:value-type="float">
            <text:p>11.7179</text:p>
          </table:table-cell>
          <table:table-cell office:value-type="float" office:value="-1.04271" calcext:value-type="float">
            <text:p>-1.04271</text:p>
          </table:table-cell>
          <table:table-cell table:number-columns-repeated="5"/>
        </table:table-row>
        <table:table-row table:style-name="ro1">
          <table:table-cell office:value-type="float" office:value="6.75896" calcext:value-type="float">
            <text:p>6.75896</text:p>
          </table:table-cell>
          <table:table-cell office:value-type="float" office:value="11.7448" calcext:value-type="float">
            <text:p>11.7448</text:p>
          </table:table-cell>
          <table:table-cell office:value-type="float" office:value="-1.0215" calcext:value-type="float">
            <text:p>-1.0215</text:p>
          </table:table-cell>
          <table:table-cell table:number-columns-repeated="5"/>
        </table:table-row>
        <table:table-row table:style-name="ro1">
          <table:table-cell office:value-type="float" office:value="6.76764" calcext:value-type="float">
            <text:p>6.76764</text:p>
          </table:table-cell>
          <table:table-cell office:value-type="float" office:value="11.7588" calcext:value-type="float">
            <text:p>11.7588</text:p>
          </table:table-cell>
          <table:table-cell office:value-type="float" office:value="-1.01728" calcext:value-type="float">
            <text:p>-1.01728</text:p>
          </table:table-cell>
          <table:table-cell table:number-columns-repeated="5"/>
        </table:table-row>
        <table:table-row table:style-name="ro1">
          <table:table-cell office:value-type="float" office:value="6.7764" calcext:value-type="float">
            <text:p>6.7764</text:p>
          </table:table-cell>
          <table:table-cell office:value-type="float" office:value="11.7762" calcext:value-type="float">
            <text:p>11.7762</text:p>
          </table:table-cell>
          <table:table-cell office:value-type="float" office:value="-1.00329" calcext:value-type="float">
            <text:p>-1.00329</text:p>
          </table:table-cell>
          <table:table-cell table:number-columns-repeated="5"/>
        </table:table-row>
        <table:table-row table:style-name="ro1">
          <table:table-cell office:value-type="float" office:value="6.81225" calcext:value-type="float">
            <text:p>6.81225</text:p>
          </table:table-cell>
          <table:table-cell office:value-type="float" office:value="11.786" calcext:value-type="float">
            <text:p>11.786</text:p>
          </table:table-cell>
          <table:table-cell office:value-type="float" office:value="-0.993091" calcext:value-type="float">
            <text:p>-0.993091</text:p>
          </table:table-cell>
          <table:table-cell table:number-columns-repeated="5"/>
        </table:table-row>
        <table:table-row table:style-name="ro1">
          <table:table-cell office:value-type="float" office:value="6.86916" calcext:value-type="float">
            <text:p>6.86916</text:p>
          </table:table-cell>
          <table:table-cell office:value-type="float" office:value="11.803" calcext:value-type="float">
            <text:p>11.803</text:p>
          </table:table-cell>
          <table:table-cell office:value-type="float" office:value="-0.976856" calcext:value-type="float">
            <text:p>-0.976856</text:p>
          </table:table-cell>
          <table:table-cell table:number-columns-repeated="5"/>
        </table:table-row>
        <table:table-row table:style-name="ro1">
          <table:table-cell office:value-type="float" office:value="6.88406" calcext:value-type="float">
            <text:p>6.88406</text:p>
          </table:table-cell>
          <table:table-cell office:value-type="float" office:value="11.8131" calcext:value-type="float">
            <text:p>11.8131</text:p>
          </table:table-cell>
          <table:table-cell office:value-type="float" office:value="-0.97235" calcext:value-type="float">
            <text:p>-0.97235</text:p>
          </table:table-cell>
          <table:table-cell table:number-columns-repeated="5"/>
        </table:table-row>
        <table:table-row table:style-name="ro1">
          <table:table-cell office:value-type="float" office:value="6.89184" calcext:value-type="float">
            <text:p>6.89184</text:p>
          </table:table-cell>
          <table:table-cell office:value-type="float" office:value="11.8268" calcext:value-type="float">
            <text:p>11.8268</text:p>
          </table:table-cell>
          <table:table-cell office:value-type="float" office:value="-0.957382" calcext:value-type="float">
            <text:p>-0.957382</text:p>
          </table:table-cell>
          <table:table-cell table:number-columns-repeated="5"/>
        </table:table-row>
        <table:table-row table:style-name="ro1">
          <table:table-cell office:value-type="float" office:value="6.9006" calcext:value-type="float">
            <text:p>6.9006</text:p>
          </table:table-cell>
          <table:table-cell office:value-type="float" office:value="11.864" calcext:value-type="float">
            <text:p>11.864</text:p>
          </table:table-cell>
          <table:table-cell office:value-type="float" office:value="-0.936895" calcext:value-type="float">
            <text:p>-0.936895</text:p>
          </table:table-cell>
          <table:table-cell table:number-columns-repeated="5"/>
        </table:table-row>
        <table:table-row table:style-name="ro1">
          <table:table-cell office:value-type="float" office:value="6.94221" calcext:value-type="float">
            <text:p>6.94221</text:p>
          </table:table-cell>
          <table:table-cell office:value-type="float" office:value="11.8892" calcext:value-type="float">
            <text:p>11.8892</text:p>
          </table:table-cell>
          <table:table-cell office:value-type="float" office:value="-0.911128" calcext:value-type="float">
            <text:p>-0.911128</text:p>
          </table:table-cell>
          <table:table-cell table:number-columns-repeated="5"/>
        </table:table-row>
        <table:table-row table:style-name="ro1">
          <table:table-cell office:value-type="float" office:value="6.94588" calcext:value-type="float">
            <text:p>6.94588</text:p>
          </table:table-cell>
          <table:table-cell office:value-type="float" office:value="11.9135" calcext:value-type="float">
            <text:p>11.9135</text:p>
          </table:table-cell>
          <table:table-cell office:value-type="float" office:value="-0.89334" calcext:value-type="float">
            <text:p>-0.89334</text:p>
          </table:table-cell>
          <table:table-cell table:number-columns-repeated="5"/>
        </table:table-row>
        <table:table-row table:style-name="ro1">
          <table:table-cell office:value-type="float" office:value="6.96982" calcext:value-type="float">
            <text:p>6.96982</text:p>
          </table:table-cell>
          <table:table-cell office:value-type="float" office:value="11.9513" calcext:value-type="float">
            <text:p>11.9513</text:p>
          </table:table-cell>
          <table:table-cell office:value-type="float" office:value="-0.878068" calcext:value-type="float">
            <text:p>-0.878068</text:p>
          </table:table-cell>
          <table:table-cell table:number-columns-repeated="5"/>
        </table:table-row>
        <table:table-row table:style-name="ro1">
          <table:table-cell office:value-type="float" office:value="6.9744" calcext:value-type="float">
            <text:p>6.9744</text:p>
          </table:table-cell>
          <table:table-cell office:value-type="float" office:value="11.9656" calcext:value-type="float">
            <text:p>11.9656</text:p>
          </table:table-cell>
          <table:table-cell office:value-type="float" office:value="-0.874847" calcext:value-type="float">
            <text:p>-0.874847</text:p>
          </table:table-cell>
          <table:table-cell table:number-columns-repeated="5"/>
        </table:table-row>
        <table:table-row table:style-name="ro1">
          <table:table-cell office:value-type="float" office:value="6.97996" calcext:value-type="float">
            <text:p>6.97996</text:p>
          </table:table-cell>
          <table:table-cell office:value-type="float" office:value="11.9671" calcext:value-type="float">
            <text:p>11.9671</text:p>
          </table:table-cell>
          <table:table-cell office:value-type="float" office:value="-0.866233" calcext:value-type="float">
            <text:p>-0.866233</text:p>
          </table:table-cell>
          <table:table-cell table:number-columns-repeated="5"/>
        </table:table-row>
        <table:table-row table:style-name="ro1">
          <table:table-cell office:value-type="float" office:value="6.99098" calcext:value-type="float">
            <text:p>6.99098</text:p>
          </table:table-cell>
          <table:table-cell office:value-type="float" office:value="12.0009" calcext:value-type="float">
            <text:p>12.0009</text:p>
          </table:table-cell>
          <table:table-cell office:value-type="float" office:value="-0.864752" calcext:value-type="float">
            <text:p>-0.864752</text:p>
          </table:table-cell>
          <table:table-cell table:number-columns-repeated="5"/>
        </table:table-row>
        <table:table-row table:style-name="ro1">
          <table:table-cell office:value-type="float" office:value="7.02455" calcext:value-type="float">
            <text:p>7.02455</text:p>
          </table:table-cell>
          <table:table-cell office:value-type="float" office:value="12.0056" calcext:value-type="float">
            <text:p>12.0056</text:p>
          </table:table-cell>
          <table:table-cell office:value-type="float" office:value="-0.852162" calcext:value-type="float">
            <text:p>-0.852162</text:p>
          </table:table-cell>
          <table:table-cell table:number-columns-repeated="5"/>
        </table:table-row>
        <table:table-row table:style-name="ro1">
          <table:table-cell office:value-type="float" office:value="7.04172" calcext:value-type="float">
            <text:p>7.04172</text:p>
          </table:table-cell>
          <table:table-cell office:value-type="float" office:value="12.0109" calcext:value-type="float">
            <text:p>12.0109</text:p>
          </table:table-cell>
          <table:table-cell office:value-type="float" office:value="-0.846322" calcext:value-type="float">
            <text:p>-0.846322</text:p>
          </table:table-cell>
          <table:table-cell table:number-columns-repeated="5"/>
        </table:table-row>
        <table:table-row table:style-name="ro1">
          <table:table-cell office:value-type="float" office:value="7.06578" calcext:value-type="float">
            <text:p>7.06578</text:p>
          </table:table-cell>
          <table:table-cell office:value-type="float" office:value="12.0219" calcext:value-type="float">
            <text:p>12.0219</text:p>
          </table:table-cell>
          <table:table-cell office:value-type="float" office:value="-0.843031" calcext:value-type="float">
            <text:p>-0.843031</text:p>
          </table:table-cell>
          <table:table-cell table:number-columns-repeated="5"/>
        </table:table-row>
        <table:table-row table:style-name="ro1">
          <table:table-cell office:value-type="float" office:value="7.09109" calcext:value-type="float">
            <text:p>7.09109</text:p>
          </table:table-cell>
          <table:table-cell office:value-type="float" office:value="12.0508" calcext:value-type="float">
            <text:p>12.0508</text:p>
          </table:table-cell>
          <table:table-cell office:value-type="float" office:value="-0.828504" calcext:value-type="float">
            <text:p>-0.828504</text:p>
          </table:table-cell>
          <table:table-cell table:number-columns-repeated="5"/>
        </table:table-row>
        <table:table-row table:style-name="ro1">
          <table:table-cell office:value-type="float" office:value="7.14659" calcext:value-type="float">
            <text:p>7.14659</text:p>
          </table:table-cell>
          <table:table-cell office:value-type="float" office:value="12.0806" calcext:value-type="float">
            <text:p>12.0806</text:p>
          </table:table-cell>
          <table:table-cell office:value-type="float" office:value="-0.826127" calcext:value-type="float">
            <text:p>-0.826127</text:p>
          </table:table-cell>
          <table:table-cell table:number-columns-repeated="5"/>
        </table:table-row>
        <table:table-row table:style-name="ro1">
          <table:table-cell office:value-type="float" office:value="7.18669" calcext:value-type="float">
            <text:p>7.18669</text:p>
          </table:table-cell>
          <table:table-cell office:value-type="float" office:value="12.0825" calcext:value-type="float">
            <text:p>12.0825</text:p>
          </table:table-cell>
          <table:table-cell office:value-type="float" office:value="-0.807128" calcext:value-type="float">
            <text:p>-0.807128</text:p>
          </table:table-cell>
          <table:table-cell table:number-columns-repeated="5"/>
        </table:table-row>
        <table:table-row table:style-name="ro1">
          <table:table-cell office:value-type="float" office:value="7.20543" calcext:value-type="float">
            <text:p>7.20543</text:p>
          </table:table-cell>
          <table:table-cell office:value-type="float" office:value="12.0842" calcext:value-type="float">
            <text:p>12.0842</text:p>
          </table:table-cell>
          <table:table-cell office:value-type="float" office:value="-0.806447" calcext:value-type="float">
            <text:p>-0.806447</text:p>
          </table:table-cell>
          <table:table-cell table:number-columns-repeated="5"/>
        </table:table-row>
        <table:table-row table:style-name="ro1">
          <table:table-cell office:value-type="float" office:value="7.20915" calcext:value-type="float">
            <text:p>7.20915</text:p>
          </table:table-cell>
          <table:table-cell office:value-type="float" office:value="12.0961" calcext:value-type="float">
            <text:p>12.0961</text:p>
          </table:table-cell>
          <table:table-cell office:value-type="float" office:value="-0.781429" calcext:value-type="float">
            <text:p>-0.781429</text:p>
          </table:table-cell>
          <table:table-cell table:number-columns-repeated="5"/>
        </table:table-row>
        <table:table-row table:style-name="ro1">
          <table:table-cell office:value-type="float" office:value="7.2491" calcext:value-type="float">
            <text:p>7.2491</text:p>
          </table:table-cell>
          <table:table-cell office:value-type="float" office:value="12.1109" calcext:value-type="float">
            <text:p>12.1109</text:p>
          </table:table-cell>
          <table:table-cell office:value-type="float" office:value="-0.758137" calcext:value-type="float">
            <text:p>-0.758137</text:p>
          </table:table-cell>
          <table:table-cell table:number-columns-repeated="5"/>
        </table:table-row>
        <table:table-row table:style-name="ro1">
          <table:table-cell office:value-type="float" office:value="7.25656" calcext:value-type="float">
            <text:p>7.25656</text:p>
          </table:table-cell>
          <table:table-cell office:value-type="float" office:value="12.1292" calcext:value-type="float">
            <text:p>12.1292</text:p>
          </table:table-cell>
          <table:table-cell office:value-type="float" office:value="-0.741164" calcext:value-type="float">
            <text:p>-0.741164</text:p>
          </table:table-cell>
          <table:table-cell table:number-columns-repeated="5"/>
        </table:table-row>
        <table:table-row table:style-name="ro1">
          <table:table-cell office:value-type="float" office:value="7.31766" calcext:value-type="float">
            <text:p>7.31766</text:p>
          </table:table-cell>
          <table:table-cell office:value-type="float" office:value="12.1604" calcext:value-type="float">
            <text:p>12.1604</text:p>
          </table:table-cell>
          <table:table-cell office:value-type="float" office:value="-0.73256" calcext:value-type="float">
            <text:p>-0.73256</text:p>
          </table:table-cell>
          <table:table-cell table:number-columns-repeated="5"/>
        </table:table-row>
        <table:table-row table:style-name="ro1">
          <table:table-cell office:value-type="float" office:value="7.37704" calcext:value-type="float">
            <text:p>7.37704</text:p>
          </table:table-cell>
          <table:table-cell office:value-type="float" office:value="12.1651" calcext:value-type="float">
            <text:p>12.1651</text:p>
          </table:table-cell>
          <table:table-cell office:value-type="float" office:value="-0.716908" calcext:value-type="float">
            <text:p>-0.716908</text:p>
          </table:table-cell>
          <table:table-cell table:number-columns-repeated="5"/>
        </table:table-row>
        <table:table-row table:style-name="ro1">
          <table:table-cell office:value-type="float" office:value="7.39511" calcext:value-type="float">
            <text:p>7.39511</text:p>
          </table:table-cell>
          <table:table-cell office:value-type="float" office:value="12.1885" calcext:value-type="float">
            <text:p>12.1885</text:p>
          </table:table-cell>
          <table:table-cell office:value-type="float" office:value="-0.709485" calcext:value-type="float">
            <text:p>-0.709485</text:p>
          </table:table-cell>
          <table:table-cell table:number-columns-repeated="5"/>
        </table:table-row>
        <table:table-row table:style-name="ro1">
          <table:table-cell office:value-type="float" office:value="7.43855" calcext:value-type="float">
            <text:p>7.43855</text:p>
          </table:table-cell>
          <table:table-cell office:value-type="float" office:value="12.1915" calcext:value-type="float">
            <text:p>12.1915</text:p>
          </table:table-cell>
          <table:table-cell office:value-type="float" office:value="-0.70789" calcext:value-type="float">
            <text:p>-0.70789</text:p>
          </table:table-cell>
          <table:table-cell table:number-columns-repeated="5"/>
        </table:table-row>
        <table:table-row table:style-name="ro1">
          <table:table-cell office:value-type="float" office:value="7.43873" calcext:value-type="float">
            <text:p>7.43873</text:p>
          </table:table-cell>
          <table:table-cell office:value-type="float" office:value="12.2493" calcext:value-type="float">
            <text:p>12.2493</text:p>
          </table:table-cell>
          <table:table-cell office:value-type="float" office:value="-0.706843" calcext:value-type="float">
            <text:p>-0.706843</text:p>
          </table:table-cell>
          <table:table-cell table:number-columns-repeated="5"/>
        </table:table-row>
        <table:table-row table:style-name="ro1">
          <table:table-cell office:value-type="float" office:value="7.46689" calcext:value-type="float">
            <text:p>7.46689</text:p>
          </table:table-cell>
          <table:table-cell office:value-type="float" office:value="12.2673" calcext:value-type="float">
            <text:p>12.2673</text:p>
          </table:table-cell>
          <table:table-cell office:value-type="float" office:value="-0.706107" calcext:value-type="float">
            <text:p>-0.706107</text:p>
          </table:table-cell>
          <table:table-cell table:number-columns-repeated="5"/>
        </table:table-row>
        <table:table-row table:style-name="ro1">
          <table:table-cell office:value-type="float" office:value="7.46804" calcext:value-type="float">
            <text:p>7.46804</text:p>
          </table:table-cell>
          <table:table-cell office:value-type="float" office:value="12.2993" calcext:value-type="float">
            <text:p>12.2993</text:p>
          </table:table-cell>
          <table:table-cell office:value-type="float" office:value="-0.693088" calcext:value-type="float">
            <text:p>-0.693088</text:p>
          </table:table-cell>
          <table:table-cell table:number-columns-repeated="5"/>
        </table:table-row>
        <table:table-row table:style-name="ro1">
          <table:table-cell office:value-type="float" office:value="7.47784" calcext:value-type="float">
            <text:p>7.47784</text:p>
          </table:table-cell>
          <table:table-cell office:value-type="float" office:value="12.3012" calcext:value-type="float">
            <text:p>12.3012</text:p>
          </table:table-cell>
          <table:table-cell office:value-type="float" office:value="-0.689165" calcext:value-type="float">
            <text:p>-0.689165</text:p>
          </table:table-cell>
          <table:table-cell table:number-columns-repeated="5"/>
        </table:table-row>
        <table:table-row table:style-name="ro1">
          <table:table-cell office:value-type="float" office:value="7.50236" calcext:value-type="float">
            <text:p>7.50236</text:p>
          </table:table-cell>
          <table:table-cell office:value-type="float" office:value="12.309" calcext:value-type="float">
            <text:p>12.309</text:p>
          </table:table-cell>
          <table:table-cell office:value-type="float" office:value="-0.68089" calcext:value-type="float">
            <text:p>-0.68089</text:p>
          </table:table-cell>
          <table:table-cell table:number-columns-repeated="5"/>
        </table:table-row>
        <table:table-row table:style-name="ro1">
          <table:table-cell office:value-type="float" office:value="7.52986" calcext:value-type="float">
            <text:p>7.52986</text:p>
          </table:table-cell>
          <table:table-cell office:value-type="float" office:value="12.3161" calcext:value-type="float">
            <text:p>12.3161</text:p>
          </table:table-cell>
          <table:table-cell office:value-type="float" office:value="-0.66036" calcext:value-type="float">
            <text:p>-0.66036</text:p>
          </table:table-cell>
          <table:table-cell table:number-columns-repeated="5"/>
        </table:table-row>
        <table:table-row table:style-name="ro1">
          <table:table-cell office:value-type="float" office:value="7.56473" calcext:value-type="float">
            <text:p>7.56473</text:p>
          </table:table-cell>
          <table:table-cell office:value-type="float" office:value="12.3481" calcext:value-type="float">
            <text:p>12.3481</text:p>
          </table:table-cell>
          <table:table-cell office:value-type="float" office:value="-0.652103" calcext:value-type="float">
            <text:p>-0.652103</text:p>
          </table:table-cell>
          <table:table-cell table:number-columns-repeated="5"/>
        </table:table-row>
        <table:table-row table:style-name="ro1">
          <table:table-cell office:value-type="float" office:value="7.56812" calcext:value-type="float">
            <text:p>7.56812</text:p>
          </table:table-cell>
          <table:table-cell office:value-type="float" office:value="12.3655" calcext:value-type="float">
            <text:p>12.3655</text:p>
          </table:table-cell>
          <table:table-cell office:value-type="float" office:value="-0.647338" calcext:value-type="float">
            <text:p>-0.647338</text:p>
          </table:table-cell>
          <table:table-cell table:number-columns-repeated="5"/>
        </table:table-row>
        <table:table-row table:style-name="ro1">
          <table:table-cell office:value-type="float" office:value="7.58144" calcext:value-type="float">
            <text:p>7.58144</text:p>
          </table:table-cell>
          <table:table-cell office:value-type="float" office:value="12.3937" calcext:value-type="float">
            <text:p>12.3937</text:p>
          </table:table-cell>
          <table:table-cell office:value-type="float" office:value="-0.642643" calcext:value-type="float">
            <text:p>-0.642643</text:p>
          </table:table-cell>
          <table:table-cell table:number-columns-repeated="5"/>
        </table:table-row>
        <table:table-row table:style-name="ro1">
          <table:table-cell office:value-type="float" office:value="7.62701" calcext:value-type="float">
            <text:p>7.62701</text:p>
          </table:table-cell>
          <table:table-cell office:value-type="float" office:value="12.402" calcext:value-type="float">
            <text:p>12.402</text:p>
          </table:table-cell>
          <table:table-cell office:value-type="float" office:value="-0.638856" calcext:value-type="float">
            <text:p>-0.638856</text:p>
          </table:table-cell>
          <table:table-cell table:number-columns-repeated="5"/>
        </table:table-row>
        <table:table-row table:style-name="ro1">
          <table:table-cell office:value-type="float" office:value="7.66753" calcext:value-type="float">
            <text:p>7.66753</text:p>
          </table:table-cell>
          <table:table-cell office:value-type="float" office:value="12.408" calcext:value-type="float">
            <text:p>12.408</text:p>
          </table:table-cell>
          <table:table-cell office:value-type="float" office:value="-0.610298" calcext:value-type="float">
            <text:p>-0.610298</text:p>
          </table:table-cell>
          <table:table-cell table:number-columns-repeated="5"/>
        </table:table-row>
        <table:table-row table:style-name="ro1">
          <table:table-cell office:value-type="float" office:value="7.66973" calcext:value-type="float">
            <text:p>7.66973</text:p>
          </table:table-cell>
          <table:table-cell office:value-type="float" office:value="12.4249" calcext:value-type="float">
            <text:p>12.4249</text:p>
          </table:table-cell>
          <table:table-cell office:value-type="float" office:value="-0.598214" calcext:value-type="float">
            <text:p>-0.598214</text:p>
          </table:table-cell>
          <table:table-cell table:number-columns-repeated="5"/>
        </table:table-row>
        <table:table-row table:style-name="ro1">
          <table:table-cell office:value-type="float" office:value="7.66989" calcext:value-type="float">
            <text:p>7.66989</text:p>
          </table:table-cell>
          <table:table-cell office:value-type="float" office:value="12.4276" calcext:value-type="float">
            <text:p>12.4276</text:p>
          </table:table-cell>
          <table:table-cell office:value-type="float" office:value="-0.546681" calcext:value-type="float">
            <text:p>-0.546681</text:p>
          </table:table-cell>
          <table:table-cell table:number-columns-repeated="5"/>
        </table:table-row>
        <table:table-row table:style-name="ro1">
          <table:table-cell office:value-type="float" office:value="7.67108" calcext:value-type="float">
            <text:p>7.67108</text:p>
          </table:table-cell>
          <table:table-cell office:value-type="float" office:value="12.5054" calcext:value-type="float">
            <text:p>12.5054</text:p>
          </table:table-cell>
          <table:table-cell office:value-type="float" office:value="-0.545304" calcext:value-type="float">
            <text:p>-0.545304</text:p>
          </table:table-cell>
          <table:table-cell table:number-columns-repeated="5"/>
        </table:table-row>
        <table:table-row table:style-name="ro1">
          <table:table-cell office:value-type="float" office:value="7.68138" calcext:value-type="float">
            <text:p>7.68138</text:p>
          </table:table-cell>
          <table:table-cell office:value-type="float" office:value="12.5135" calcext:value-type="float">
            <text:p>12.5135</text:p>
          </table:table-cell>
          <table:table-cell office:value-type="float" office:value="-0.531617" calcext:value-type="float">
            <text:p>-0.531617</text:p>
          </table:table-cell>
          <table:table-cell table:number-columns-repeated="5"/>
        </table:table-row>
        <table:table-row table:style-name="ro1">
          <table:table-cell office:value-type="float" office:value="7.68514" calcext:value-type="float">
            <text:p>7.68514</text:p>
          </table:table-cell>
          <table:table-cell office:value-type="float" office:value="12.5425" calcext:value-type="float">
            <text:p>12.5425</text:p>
          </table:table-cell>
          <table:table-cell office:value-type="float" office:value="-0.518976" calcext:value-type="float">
            <text:p>-0.518976</text:p>
          </table:table-cell>
          <table:table-cell table:number-columns-repeated="5"/>
        </table:table-row>
        <table:table-row table:style-name="ro1">
          <table:table-cell office:value-type="float" office:value="7.6995" calcext:value-type="float">
            <text:p>7.6995</text:p>
          </table:table-cell>
          <table:table-cell office:value-type="float" office:value="12.5687" calcext:value-type="float">
            <text:p>12.5687</text:p>
          </table:table-cell>
          <table:table-cell office:value-type="float" office:value="-0.517293" calcext:value-type="float">
            <text:p>-0.517293</text:p>
          </table:table-cell>
          <table:table-cell table:number-columns-repeated="5"/>
        </table:table-row>
        <table:table-row table:style-name="ro1">
          <table:table-cell office:value-type="float" office:value="7.77034" calcext:value-type="float">
            <text:p>7.77034</text:p>
          </table:table-cell>
          <table:table-cell office:value-type="float" office:value="12.5819" calcext:value-type="float">
            <text:p>12.5819</text:p>
          </table:table-cell>
          <table:table-cell office:value-type="float" office:value="-0.502237" calcext:value-type="float">
            <text:p>-0.502237</text:p>
          </table:table-cell>
          <table:table-cell table:number-columns-repeated="5"/>
        </table:table-row>
        <table:table-row table:style-name="ro1">
          <table:table-cell office:value-type="float" office:value="7.79509" calcext:value-type="float">
            <text:p>7.79509</text:p>
          </table:table-cell>
          <table:table-cell office:value-type="float" office:value="12.6059" calcext:value-type="float">
            <text:p>12.6059</text:p>
          </table:table-cell>
          <table:table-cell office:value-type="float" office:value="-0.495045" calcext:value-type="float">
            <text:p>-0.495045</text:p>
          </table:table-cell>
          <table:table-cell table:number-columns-repeated="5"/>
        </table:table-row>
        <table:table-row table:style-name="ro1">
          <table:table-cell office:value-type="float" office:value="7.80638" calcext:value-type="float">
            <text:p>7.80638</text:p>
          </table:table-cell>
          <table:table-cell office:value-type="float" office:value="12.6366" calcext:value-type="float">
            <text:p>12.6366</text:p>
          </table:table-cell>
          <table:table-cell office:value-type="float" office:value="-0.472119" calcext:value-type="float">
            <text:p>-0.472119</text:p>
          </table:table-cell>
          <table:table-cell table:number-columns-repeated="5"/>
        </table:table-row>
        <table:table-row table:style-name="ro1">
          <table:table-cell office:value-type="float" office:value="7.91199" calcext:value-type="float">
            <text:p>7.91199</text:p>
          </table:table-cell>
          <table:table-cell office:value-type="float" office:value="12.641" calcext:value-type="float">
            <text:p>12.641</text:p>
          </table:table-cell>
          <table:table-cell office:value-type="float" office:value="-0.457661" calcext:value-type="float">
            <text:p>-0.457661</text:p>
          </table:table-cell>
          <table:table-cell table:number-columns-repeated="5"/>
        </table:table-row>
        <table:table-row table:style-name="ro1">
          <table:table-cell office:value-type="float" office:value="7.91664" calcext:value-type="float">
            <text:p>7.91664</text:p>
          </table:table-cell>
          <table:table-cell office:value-type="float" office:value="12.6539" calcext:value-type="float">
            <text:p>12.6539</text:p>
          </table:table-cell>
          <table:table-cell office:value-type="float" office:value="-0.409137" calcext:value-type="float">
            <text:p>-0.409137</text:p>
          </table:table-cell>
          <table:table-cell table:number-columns-repeated="5"/>
        </table:table-row>
        <table:table-row table:style-name="ro1">
          <table:table-cell office:value-type="float" office:value="7.94076" calcext:value-type="float">
            <text:p>7.94076</text:p>
          </table:table-cell>
          <table:table-cell office:value-type="float" office:value="12.6568" calcext:value-type="float">
            <text:p>12.6568</text:p>
          </table:table-cell>
          <table:table-cell office:value-type="float" office:value="-0.385012" calcext:value-type="float">
            <text:p>-0.385012</text:p>
          </table:table-cell>
          <table:table-cell table:number-columns-repeated="5"/>
        </table:table-row>
        <table:table-row table:style-name="ro1">
          <table:table-cell office:value-type="float" office:value="7.94093" calcext:value-type="float">
            <text:p>7.94093</text:p>
          </table:table-cell>
          <table:table-cell office:value-type="float" office:value="12.6686" calcext:value-type="float">
            <text:p>12.6686</text:p>
          </table:table-cell>
          <table:table-cell office:value-type="float" office:value="-0.374264" calcext:value-type="float">
            <text:p>-0.374264</text:p>
          </table:table-cell>
          <table:table-cell table:number-columns-repeated="5"/>
        </table:table-row>
        <table:table-row table:style-name="ro1">
          <table:table-cell office:value-type="float" office:value="7.96463" calcext:value-type="float">
            <text:p>7.96463</text:p>
          </table:table-cell>
          <table:table-cell office:value-type="float" office:value="12.6807" calcext:value-type="float">
            <text:p>12.6807</text:p>
          </table:table-cell>
          <table:table-cell office:value-type="float" office:value="-0.373708" calcext:value-type="float">
            <text:p>-0.373708</text:p>
          </table:table-cell>
          <table:table-cell table:number-columns-repeated="5"/>
        </table:table-row>
        <table:table-row table:style-name="ro1">
          <table:table-cell office:value-type="float" office:value="8.02539" calcext:value-type="float">
            <text:p>8.02539</text:p>
          </table:table-cell>
          <table:table-cell office:value-type="float" office:value="12.726" calcext:value-type="float">
            <text:p>12.726</text:p>
          </table:table-cell>
          <table:table-cell office:value-type="float" office:value="-0.362267" calcext:value-type="float">
            <text:p>-0.362267</text:p>
          </table:table-cell>
          <table:table-cell table:number-columns-repeated="5"/>
        </table:table-row>
        <table:table-row table:style-name="ro1">
          <table:table-cell office:value-type="float" office:value="8.03015" calcext:value-type="float">
            <text:p>8.03015</text:p>
          </table:table-cell>
          <table:table-cell office:value-type="float" office:value="12.7275" calcext:value-type="float">
            <text:p>12.7275</text:p>
          </table:table-cell>
          <table:table-cell office:value-type="float" office:value="-0.353131" calcext:value-type="float">
            <text:p>-0.353131</text:p>
          </table:table-cell>
          <table:table-cell table:number-columns-repeated="5"/>
        </table:table-row>
        <table:table-row table:style-name="ro1">
          <table:table-cell office:value-type="float" office:value="8.07058" calcext:value-type="float">
            <text:p>8.07058</text:p>
          </table:table-cell>
          <table:table-cell office:value-type="float" office:value="12.7318" calcext:value-type="float">
            <text:p>12.7318</text:p>
          </table:table-cell>
          <table:table-cell office:value-type="float" office:value="-0.331981" calcext:value-type="float">
            <text:p>-0.331981</text:p>
          </table:table-cell>
          <table:table-cell table:number-columns-repeated="5"/>
        </table:table-row>
        <table:table-row table:style-name="ro1">
          <table:table-cell office:value-type="float" office:value="8.104" calcext:value-type="float">
            <text:p>8.104</text:p>
          </table:table-cell>
          <table:table-cell office:value-type="float" office:value="12.7568" calcext:value-type="float">
            <text:p>12.7568</text:p>
          </table:table-cell>
          <table:table-cell office:value-type="float" office:value="-0.32849" calcext:value-type="float">
            <text:p>-0.32849</text:p>
          </table:table-cell>
          <table:table-cell table:number-columns-repeated="5"/>
        </table:table-row>
        <table:table-row table:style-name="ro1">
          <table:table-cell office:value-type="float" office:value="8.12113" calcext:value-type="float">
            <text:p>8.12113</text:p>
          </table:table-cell>
          <table:table-cell office:value-type="float" office:value="12.7688" calcext:value-type="float">
            <text:p>12.7688</text:p>
          </table:table-cell>
          <table:table-cell office:value-type="float" office:value="-0.327729" calcext:value-type="float">
            <text:p>-0.327729</text:p>
          </table:table-cell>
          <table:table-cell table:number-columns-repeated="5"/>
        </table:table-row>
        <table:table-row table:style-name="ro1">
          <table:table-cell office:value-type="float" office:value="8.17433" calcext:value-type="float">
            <text:p>8.17433</text:p>
          </table:table-cell>
          <table:table-cell office:value-type="float" office:value="12.8098" calcext:value-type="float">
            <text:p>12.8098</text:p>
          </table:table-cell>
          <table:table-cell office:value-type="float" office:value="-0.285935" calcext:value-type="float">
            <text:p>-0.285935</text:p>
          </table:table-cell>
          <table:table-cell table:number-columns-repeated="5"/>
        </table:table-row>
        <table:table-row table:style-name="ro1">
          <table:table-cell office:value-type="float" office:value="8.20956" calcext:value-type="float">
            <text:p>8.20956</text:p>
          </table:table-cell>
          <table:table-cell office:value-type="float" office:value="12.8114" calcext:value-type="float">
            <text:p>12.8114</text:p>
          </table:table-cell>
          <table:table-cell office:value-type="float" office:value="-0.280813" calcext:value-type="float">
            <text:p>-0.280813</text:p>
          </table:table-cell>
          <table:table-cell table:number-columns-repeated="5"/>
        </table:table-row>
        <table:table-row table:style-name="ro1">
          <table:table-cell office:value-type="float" office:value="8.25042" calcext:value-type="float">
            <text:p>8.25042</text:p>
          </table:table-cell>
          <table:table-cell office:value-type="float" office:value="12.8573" calcext:value-type="float">
            <text:p>12.8573</text:p>
          </table:table-cell>
          <table:table-cell office:value-type="float" office:value="-0.280519" calcext:value-type="float">
            <text:p>-0.280519</text:p>
          </table:table-cell>
          <table:table-cell table:number-columns-repeated="5"/>
        </table:table-row>
        <table:table-row table:style-name="ro1">
          <table:table-cell office:value-type="float" office:value="8.26826" calcext:value-type="float">
            <text:p>8.26826</text:p>
          </table:table-cell>
          <table:table-cell office:value-type="float" office:value="12.865" calcext:value-type="float">
            <text:p>12.865</text:p>
          </table:table-cell>
          <table:table-cell office:value-type="float" office:value="-0.279703" calcext:value-type="float">
            <text:p>-0.279703</text:p>
          </table:table-cell>
          <table:table-cell table:number-columns-repeated="5"/>
        </table:table-row>
        <table:table-row table:style-name="ro1">
          <table:table-cell office:value-type="float" office:value="8.28441" calcext:value-type="float">
            <text:p>8.28441</text:p>
          </table:table-cell>
          <table:table-cell office:value-type="float" office:value="12.8956" calcext:value-type="float">
            <text:p>12.8956</text:p>
          </table:table-cell>
          <table:table-cell office:value-type="float" office:value="-0.255057" calcext:value-type="float">
            <text:p>-0.255057</text:p>
          </table:table-cell>
          <table:table-cell table:number-columns-repeated="5"/>
        </table:table-row>
        <table:table-row table:style-name="ro1">
          <table:table-cell office:value-type="float" office:value="8.29571" calcext:value-type="float">
            <text:p>8.29571</text:p>
          </table:table-cell>
          <table:table-cell office:value-type="float" office:value="12.9049" calcext:value-type="float">
            <text:p>12.9049</text:p>
          </table:table-cell>
          <table:table-cell office:value-type="float" office:value="-0.245795" calcext:value-type="float">
            <text:p>-0.245795</text:p>
          </table:table-cell>
          <table:table-cell table:number-columns-repeated="5"/>
        </table:table-row>
        <table:table-row table:style-name="ro1">
          <table:table-cell office:value-type="float" office:value="8.32211" calcext:value-type="float">
            <text:p>8.32211</text:p>
          </table:table-cell>
          <table:table-cell office:value-type="float" office:value="12.9195" calcext:value-type="float">
            <text:p>12.9195</text:p>
          </table:table-cell>
          <table:table-cell office:value-type="float" office:value="-0.240052" calcext:value-type="float">
            <text:p>-0.240052</text:p>
          </table:table-cell>
          <table:table-cell table:number-columns-repeated="5"/>
        </table:table-row>
        <table:table-row table:style-name="ro1">
          <table:table-cell office:value-type="float" office:value="8.32378" calcext:value-type="float">
            <text:p>8.32378</text:p>
          </table:table-cell>
          <table:table-cell office:value-type="float" office:value="12.9336" calcext:value-type="float">
            <text:p>12.9336</text:p>
          </table:table-cell>
          <table:table-cell office:value-type="float" office:value="-0.222829" calcext:value-type="float">
            <text:p>-0.222829</text:p>
          </table:table-cell>
          <table:table-cell table:number-columns-repeated="5"/>
        </table:table-row>
        <table:table-row table:style-name="ro1">
          <table:table-cell office:value-type="float" office:value="8.3274" calcext:value-type="float">
            <text:p>8.3274</text:p>
          </table:table-cell>
          <table:table-cell office:value-type="float" office:value="12.9339" calcext:value-type="float">
            <text:p>12.9339</text:p>
          </table:table-cell>
          <table:table-cell office:value-type="float" office:value="-0.222088" calcext:value-type="float">
            <text:p>-0.222088</text:p>
          </table:table-cell>
          <table:table-cell table:number-columns-repeated="5"/>
        </table:table-row>
        <table:table-row table:style-name="ro1">
          <table:table-cell office:value-type="float" office:value="8.34251" calcext:value-type="float">
            <text:p>8.34251</text:p>
          </table:table-cell>
          <table:table-cell office:value-type="float" office:value="12.9411" calcext:value-type="float">
            <text:p>12.9411</text:p>
          </table:table-cell>
          <table:table-cell office:value-type="float" office:value="-0.204658" calcext:value-type="float">
            <text:p>-0.204658</text:p>
          </table:table-cell>
          <table:table-cell table:number-columns-repeated="5"/>
        </table:table-row>
        <table:table-row table:style-name="ro1">
          <table:table-cell office:value-type="float" office:value="8.34274" calcext:value-type="float">
            <text:p>8.34274</text:p>
          </table:table-cell>
          <table:table-cell office:value-type="float" office:value="12.9524" calcext:value-type="float">
            <text:p>12.9524</text:p>
          </table:table-cell>
          <table:table-cell office:value-type="float" office:value="-0.198131" calcext:value-type="float">
            <text:p>-0.198131</text:p>
          </table:table-cell>
          <table:table-cell table:number-columns-repeated="5"/>
        </table:table-row>
        <table:table-row table:style-name="ro1">
          <table:table-cell office:value-type="float" office:value="8.38309" calcext:value-type="float">
            <text:p>8.38309</text:p>
          </table:table-cell>
          <table:table-cell office:value-type="float" office:value="12.9595" calcext:value-type="float">
            <text:p>12.9595</text:p>
          </table:table-cell>
          <table:table-cell office:value-type="float" office:value="-0.161142" calcext:value-type="float">
            <text:p>-0.161142</text:p>
          </table:table-cell>
          <table:table-cell table:number-columns-repeated="5"/>
        </table:table-row>
        <table:table-row table:style-name="ro1">
          <table:table-cell office:value-type="float" office:value="8.40853" calcext:value-type="float">
            <text:p>8.40853</text:p>
          </table:table-cell>
          <table:table-cell office:value-type="float" office:value="12.9989" calcext:value-type="float">
            <text:p>12.9989</text:p>
          </table:table-cell>
          <table:table-cell office:value-type="float" office:value="-0.141224" calcext:value-type="float">
            <text:p>-0.141224</text:p>
          </table:table-cell>
          <table:table-cell table:number-columns-repeated="5"/>
        </table:table-row>
        <table:table-row table:style-name="ro1">
          <table:table-cell office:value-type="float" office:value="8.41505" calcext:value-type="float">
            <text:p>8.41505</text:p>
          </table:table-cell>
          <table:table-cell office:value-type="float" office:value="13.0189" calcext:value-type="float">
            <text:p>13.0189</text:p>
          </table:table-cell>
          <table:table-cell office:value-type="float" office:value="-0.136824" calcext:value-type="float">
            <text:p>-0.136824</text:p>
          </table:table-cell>
          <table:table-cell table:number-columns-repeated="5"/>
        </table:table-row>
        <table:table-row table:style-name="ro1">
          <table:table-cell office:value-type="float" office:value="8.42224" calcext:value-type="float">
            <text:p>8.42224</text:p>
          </table:table-cell>
          <table:table-cell office:value-type="float" office:value="13.0264" calcext:value-type="float">
            <text:p>13.0264</text:p>
          </table:table-cell>
          <table:table-cell office:value-type="float" office:value="-0.110045" calcext:value-type="float">
            <text:p>-0.110045</text:p>
          </table:table-cell>
          <table:table-cell table:number-columns-repeated="5"/>
        </table:table-row>
        <table:table-row table:style-name="ro1">
          <table:table-cell office:value-type="float" office:value="8.43241" calcext:value-type="float">
            <text:p>8.43241</text:p>
          </table:table-cell>
          <table:table-cell office:value-type="float" office:value="13.0376" calcext:value-type="float">
            <text:p>13.0376</text:p>
          </table:table-cell>
          <table:table-cell office:value-type="float" office:value="-0.10862" calcext:value-type="float">
            <text:p>-0.10862</text:p>
          </table:table-cell>
          <table:table-cell table:number-columns-repeated="5"/>
        </table:table-row>
        <table:table-row table:style-name="ro1">
          <table:table-cell office:value-type="float" office:value="8.44095" calcext:value-type="float">
            <text:p>8.44095</text:p>
          </table:table-cell>
          <table:table-cell office:value-type="float" office:value="13.0663" calcext:value-type="float">
            <text:p>13.0663</text:p>
          </table:table-cell>
          <table:table-cell office:value-type="float" office:value="-0.105273" calcext:value-type="float">
            <text:p>-0.105273</text:p>
          </table:table-cell>
          <table:table-cell table:number-columns-repeated="5"/>
        </table:table-row>
        <table:table-row table:style-name="ro1">
          <table:table-cell office:value-type="float" office:value="8.44984" calcext:value-type="float">
            <text:p>8.44984</text:p>
          </table:table-cell>
          <table:table-cell office:value-type="float" office:value="13.1271" calcext:value-type="float">
            <text:p>13.1271</text:p>
          </table:table-cell>
          <table:table-cell office:value-type="float" office:value="-0.0675963" calcext:value-type="float">
            <text:p>-0.0675963</text:p>
          </table:table-cell>
          <table:table-cell table:number-columns-repeated="5"/>
        </table:table-row>
        <table:table-row table:style-name="ro1">
          <table:table-cell office:value-type="float" office:value="8.47638" calcext:value-type="float">
            <text:p>8.47638</text:p>
          </table:table-cell>
          <table:table-cell office:value-type="float" office:value="13.1989" calcext:value-type="float">
            <text:p>13.1989</text:p>
          </table:table-cell>
          <table:table-cell office:value-type="float" office:value="-0.0419872" calcext:value-type="float">
            <text:p>-0.0419872</text:p>
          </table:table-cell>
          <table:table-cell table:number-columns-repeated="5"/>
        </table:table-row>
        <table:table-row table:style-name="ro1">
          <table:table-cell office:value-type="float" office:value="8.50867" calcext:value-type="float">
            <text:p>8.50867</text:p>
          </table:table-cell>
          <table:table-cell office:value-type="float" office:value="13.2435" calcext:value-type="float">
            <text:p>13.2435</text:p>
          </table:table-cell>
          <table:table-cell office:value-type="float" office:value="-0.0279068" calcext:value-type="float">
            <text:p>-0.0279068</text:p>
          </table:table-cell>
          <table:table-cell table:number-columns-repeated="5"/>
        </table:table-row>
        <table:table-row table:style-name="ro1">
          <table:table-cell office:value-type="float" office:value="8.52385" calcext:value-type="float">
            <text:p>8.52385</text:p>
          </table:table-cell>
          <table:table-cell office:value-type="float" office:value="13.2728" calcext:value-type="float">
            <text:p>13.2728</text:p>
          </table:table-cell>
          <table:table-cell office:value-type="float" office:value="-0.0231517" calcext:value-type="float">
            <text:p>-0.0231517</text:p>
          </table:table-cell>
          <table:table-cell table:number-columns-repeated="5"/>
        </table:table-row>
        <table:table-row table:style-name="ro1">
          <table:table-cell office:value-type="float" office:value="8.58592" calcext:value-type="float">
            <text:p>8.58592</text:p>
          </table:table-cell>
          <table:table-cell office:value-type="float" office:value="13.317" calcext:value-type="float">
            <text:p>13.317</text:p>
          </table:table-cell>
          <table:table-cell office:value-type="float" office:value="-0.00218451" calcext:value-type="float">
            <text:p>-0.00218451</text:p>
          </table:table-cell>
          <table:table-cell table:number-columns-repeated="5"/>
        </table:table-row>
        <table:table-row table:style-name="ro1">
          <table:table-cell office:value-type="float" office:value="8.59056" calcext:value-type="float">
            <text:p>8.59056</text:p>
          </table:table-cell>
          <table:table-cell office:value-type="float" office:value="13.339" calcext:value-type="float">
            <text:p>13.339</text:p>
          </table:table-cell>
          <table:table-cell office:value-type="float" office:value="0.00327293" calcext:value-type="float">
            <text:p>0.00327293</text:p>
          </table:table-cell>
          <table:table-cell table:number-columns-repeated="5"/>
        </table:table-row>
        <table:table-row table:style-name="ro1">
          <table:table-cell office:value-type="float" office:value="8.59959" calcext:value-type="float">
            <text:p>8.59959</text:p>
          </table:table-cell>
          <table:table-cell office:value-type="float" office:value="13.3622" calcext:value-type="float">
            <text:p>13.3622</text:p>
          </table:table-cell>
          <table:table-cell office:value-type="float" office:value="0.145391" calcext:value-type="float">
            <text:p>0.145391</text:p>
          </table:table-cell>
          <table:table-cell table:number-columns-repeated="5"/>
        </table:table-row>
        <table:table-row table:style-name="ro1">
          <table:table-cell office:value-type="float" office:value="8.60564" calcext:value-type="float">
            <text:p>8.60564</text:p>
          </table:table-cell>
          <table:table-cell office:value-type="float" office:value="13.3773" calcext:value-type="float">
            <text:p>13.3773</text:p>
          </table:table-cell>
          <table:table-cell office:value-type="float" office:value="0.177733" calcext:value-type="float">
            <text:p>0.177733</text:p>
          </table:table-cell>
          <table:table-cell table:number-columns-repeated="5"/>
        </table:table-row>
        <table:table-row table:style-name="ro1">
          <table:table-cell office:value-type="float" office:value="8.62845" calcext:value-type="float">
            <text:p>8.62845</text:p>
          </table:table-cell>
          <table:table-cell office:value-type="float" office:value="13.3996" calcext:value-type="float">
            <text:p>13.3996</text:p>
          </table:table-cell>
          <table:table-cell office:value-type="float" office:value="0.191305" calcext:value-type="float">
            <text:p>0.191305</text:p>
          </table:table-cell>
          <table:table-cell table:number-columns-repeated="5"/>
        </table:table-row>
        <table:table-row table:style-name="ro1">
          <table:table-cell office:value-type="float" office:value="8.63674" calcext:value-type="float">
            <text:p>8.63674</text:p>
          </table:table-cell>
          <table:table-cell office:value-type="float" office:value="13.406" calcext:value-type="float">
            <text:p>13.406</text:p>
          </table:table-cell>
          <table:table-cell office:value-type="float" office:value="0.202592" calcext:value-type="float">
            <text:p>0.202592</text:p>
          </table:table-cell>
          <table:table-cell table:number-columns-repeated="5"/>
        </table:table-row>
        <table:table-row table:style-name="ro1">
          <table:table-cell office:value-type="float" office:value="8.65588" calcext:value-type="float">
            <text:p>8.65588</text:p>
          </table:table-cell>
          <table:table-cell office:value-type="float" office:value="13.4323" calcext:value-type="float">
            <text:p>13.4323</text:p>
          </table:table-cell>
          <table:table-cell office:value-type="float" office:value="0.212624" calcext:value-type="float">
            <text:p>0.212624</text:p>
          </table:table-cell>
          <table:table-cell table:number-columns-repeated="5"/>
        </table:table-row>
        <table:table-row table:style-name="ro1">
          <table:table-cell office:value-type="float" office:value="8.65883" calcext:value-type="float">
            <text:p>8.65883</text:p>
          </table:table-cell>
          <table:table-cell office:value-type="float" office:value="13.4429" calcext:value-type="float">
            <text:p>13.4429</text:p>
          </table:table-cell>
          <table:table-cell office:value-type="float" office:value="0.213657" calcext:value-type="float">
            <text:p>0.213657</text:p>
          </table:table-cell>
          <table:table-cell table:number-columns-repeated="5"/>
        </table:table-row>
        <table:table-row table:style-name="ro1">
          <table:table-cell office:value-type="float" office:value="8.67656" calcext:value-type="float">
            <text:p>8.67656</text:p>
          </table:table-cell>
          <table:table-cell office:value-type="float" office:value="13.4524" calcext:value-type="float">
            <text:p>13.4524</text:p>
          </table:table-cell>
          <table:table-cell office:value-type="float" office:value="0.21945" calcext:value-type="float">
            <text:p>0.21945</text:p>
          </table:table-cell>
          <table:table-cell table:number-columns-repeated="5"/>
        </table:table-row>
        <table:table-row table:style-name="ro1">
          <table:table-cell office:value-type="float" office:value="8.71722" calcext:value-type="float">
            <text:p>8.71722</text:p>
          </table:table-cell>
          <table:table-cell office:value-type="float" office:value="13.453" calcext:value-type="float">
            <text:p>13.453</text:p>
          </table:table-cell>
          <table:table-cell office:value-type="float" office:value="0.235708" calcext:value-type="float">
            <text:p>0.235708</text:p>
          </table:table-cell>
          <table:table-cell table:number-columns-repeated="5"/>
        </table:table-row>
        <table:table-row table:style-name="ro1">
          <table:table-cell office:value-type="float" office:value="8.75514" calcext:value-type="float">
            <text:p>8.75514</text:p>
          </table:table-cell>
          <table:table-cell office:value-type="float" office:value="13.4562" calcext:value-type="float">
            <text:p>13.4562</text:p>
          </table:table-cell>
          <table:table-cell office:value-type="float" office:value="0.257393" calcext:value-type="float">
            <text:p>0.257393</text:p>
          </table:table-cell>
          <table:table-cell table:number-columns-repeated="5"/>
        </table:table-row>
        <table:table-row table:style-name="ro1">
          <table:table-cell office:value-type="float" office:value="8.76472" calcext:value-type="float">
            <text:p>8.76472</text:p>
          </table:table-cell>
          <table:table-cell office:value-type="float" office:value="13.575" calcext:value-type="float">
            <text:p>13.575</text:p>
          </table:table-cell>
          <table:table-cell office:value-type="float" office:value="0.283886" calcext:value-type="float">
            <text:p>0.283886</text:p>
          </table:table-cell>
          <table:table-cell table:number-columns-repeated="5"/>
        </table:table-row>
        <table:table-row table:style-name="ro1">
          <table:table-cell office:value-type="float" office:value="8.76891" calcext:value-type="float">
            <text:p>8.76891</text:p>
          </table:table-cell>
          <table:table-cell office:value-type="float" office:value="13.5916" calcext:value-type="float">
            <text:p>13.5916</text:p>
          </table:table-cell>
          <table:table-cell office:value-type="float" office:value="0.296422" calcext:value-type="float">
            <text:p>0.296422</text:p>
          </table:table-cell>
          <table:table-cell table:number-columns-repeated="5"/>
        </table:table-row>
        <table:table-row table:style-name="ro1">
          <table:table-cell office:value-type="float" office:value="8.81609" calcext:value-type="float">
            <text:p>8.81609</text:p>
          </table:table-cell>
          <table:table-cell office:value-type="float" office:value="13.5917" calcext:value-type="float">
            <text:p>13.5917</text:p>
          </table:table-cell>
          <table:table-cell office:value-type="float" office:value="0.344699" calcext:value-type="float">
            <text:p>0.344699</text:p>
          </table:table-cell>
          <table:table-cell table:number-columns-repeated="5"/>
        </table:table-row>
        <table:table-row table:style-name="ro1">
          <table:table-cell office:value-type="float" office:value="8.84112" calcext:value-type="float">
            <text:p>8.84112</text:p>
          </table:table-cell>
          <table:table-cell office:value-type="float" office:value="13.6007" calcext:value-type="float">
            <text:p>13.6007</text:p>
          </table:table-cell>
          <table:table-cell office:value-type="float" office:value="0.352858" calcext:value-type="float">
            <text:p>0.352858</text:p>
          </table:table-cell>
          <table:table-cell table:number-columns-repeated="5"/>
        </table:table-row>
        <table:table-row table:style-name="ro1">
          <table:table-cell office:value-type="float" office:value="8.86752" calcext:value-type="float">
            <text:p>8.86752</text:p>
          </table:table-cell>
          <table:table-cell office:value-type="float" office:value="13.6178" calcext:value-type="float">
            <text:p>13.6178</text:p>
          </table:table-cell>
          <table:table-cell office:value-type="float" office:value="0.355136" calcext:value-type="float">
            <text:p>0.355136</text:p>
          </table:table-cell>
          <table:table-cell table:number-columns-repeated="5"/>
        </table:table-row>
        <table:table-row table:style-name="ro1">
          <table:table-cell office:value-type="float" office:value="8.90172" calcext:value-type="float">
            <text:p>8.90172</text:p>
          </table:table-cell>
          <table:table-cell office:value-type="float" office:value="13.6554" calcext:value-type="float">
            <text:p>13.6554</text:p>
          </table:table-cell>
          <table:table-cell office:value-type="float" office:value="0.446586" calcext:value-type="float">
            <text:p>0.446586</text:p>
          </table:table-cell>
          <table:table-cell table:number-columns-repeated="5"/>
        </table:table-row>
        <table:table-row table:style-name="ro1">
          <table:table-cell office:value-type="float" office:value="8.90669" calcext:value-type="float">
            <text:p>8.90669</text:p>
          </table:table-cell>
          <table:table-cell office:value-type="float" office:value="13.6661" calcext:value-type="float">
            <text:p>13.6661</text:p>
          </table:table-cell>
          <table:table-cell office:value-type="float" office:value="0.452312" calcext:value-type="float">
            <text:p>0.452312</text:p>
          </table:table-cell>
          <table:table-cell table:number-columns-repeated="5"/>
        </table:table-row>
        <table:table-row table:style-name="ro1">
          <table:table-cell office:value-type="float" office:value="8.90738" calcext:value-type="float">
            <text:p>8.90738</text:p>
          </table:table-cell>
          <table:table-cell office:value-type="float" office:value="13.7076" calcext:value-type="float">
            <text:p>13.7076</text:p>
          </table:table-cell>
          <table:table-cell office:value-type="float" office:value="0.466176" calcext:value-type="float">
            <text:p>0.466176</text:p>
          </table:table-cell>
          <table:table-cell table:number-columns-repeated="5"/>
        </table:table-row>
        <table:table-row table:style-name="ro1">
          <table:table-cell office:value-type="float" office:value="8.91091" calcext:value-type="float">
            <text:p>8.91091</text:p>
          </table:table-cell>
          <table:table-cell office:value-type="float" office:value="13.7228" calcext:value-type="float">
            <text:p>13.7228</text:p>
          </table:table-cell>
          <table:table-cell office:value-type="float" office:value="0.48238" calcext:value-type="float">
            <text:p>0.48238</text:p>
          </table:table-cell>
          <table:table-cell table:number-columns-repeated="5"/>
        </table:table-row>
        <table:table-row table:style-name="ro1">
          <table:table-cell office:value-type="float" office:value="8.91641" calcext:value-type="float">
            <text:p>8.91641</text:p>
          </table:table-cell>
          <table:table-cell office:value-type="float" office:value="13.7343" calcext:value-type="float">
            <text:p>13.7343</text:p>
          </table:table-cell>
          <table:table-cell office:value-type="float" office:value="0.491519" calcext:value-type="float">
            <text:p>0.491519</text:p>
          </table:table-cell>
          <table:table-cell table:number-columns-repeated="5"/>
        </table:table-row>
        <table:table-row table:style-name="ro1">
          <table:table-cell office:value-type="float" office:value="8.92106" calcext:value-type="float">
            <text:p>8.92106</text:p>
          </table:table-cell>
          <table:table-cell office:value-type="float" office:value="13.7395" calcext:value-type="float">
            <text:p>13.7395</text:p>
          </table:table-cell>
          <table:table-cell office:value-type="float" office:value="0.494112" calcext:value-type="float">
            <text:p>0.494112</text:p>
          </table:table-cell>
          <table:table-cell table:number-columns-repeated="5"/>
        </table:table-row>
        <table:table-row table:style-name="ro1">
          <table:table-cell office:value-type="float" office:value="8.94672" calcext:value-type="float">
            <text:p>8.94672</text:p>
          </table:table-cell>
          <table:table-cell office:value-type="float" office:value="13.7548" calcext:value-type="float">
            <text:p>13.7548</text:p>
          </table:table-cell>
          <table:table-cell office:value-type="float" office:value="0.503588" calcext:value-type="float">
            <text:p>0.503588</text:p>
          </table:table-cell>
          <table:table-cell table:number-columns-repeated="5"/>
        </table:table-row>
        <table:table-row table:style-name="ro1">
          <table:table-cell office:value-type="float" office:value="8.96008" calcext:value-type="float">
            <text:p>8.96008</text:p>
          </table:table-cell>
          <table:table-cell office:value-type="float" office:value="13.767" calcext:value-type="float">
            <text:p>13.767</text:p>
          </table:table-cell>
          <table:table-cell office:value-type="float" office:value="0.511851" calcext:value-type="float">
            <text:p>0.511851</text:p>
          </table:table-cell>
          <table:table-cell table:number-columns-repeated="5"/>
        </table:table-row>
        <table:table-row table:style-name="ro1">
          <table:table-cell office:value-type="float" office:value="8.9751" calcext:value-type="float">
            <text:p>8.9751</text:p>
          </table:table-cell>
          <table:table-cell office:value-type="float" office:value="13.8006" calcext:value-type="float">
            <text:p>13.8006</text:p>
          </table:table-cell>
          <table:table-cell office:value-type="float" office:value="0.556327" calcext:value-type="float">
            <text:p>0.556327</text:p>
          </table:table-cell>
          <table:table-cell table:number-columns-repeated="5"/>
        </table:table-row>
        <table:table-row table:style-name="ro1">
          <table:table-cell office:value-type="float" office:value="8.97888" calcext:value-type="float">
            <text:p>8.97888</text:p>
          </table:table-cell>
          <table:table-cell office:value-type="float" office:value="13.8598" calcext:value-type="float">
            <text:p>13.8598</text:p>
          </table:table-cell>
          <table:table-cell office:value-type="float" office:value="0.561999" calcext:value-type="float">
            <text:p>0.561999</text:p>
          </table:table-cell>
          <table:table-cell table:number-columns-repeated="5"/>
        </table:table-row>
        <table:table-row table:style-name="ro1">
          <table:table-cell office:value-type="float" office:value="8.98262" calcext:value-type="float">
            <text:p>8.98262</text:p>
          </table:table-cell>
          <table:table-cell office:value-type="float" office:value="13.935" calcext:value-type="float">
            <text:p>13.935</text:p>
          </table:table-cell>
          <table:table-cell office:value-type="float" office:value="0.57901" calcext:value-type="float">
            <text:p>0.57901</text:p>
          </table:table-cell>
          <table:table-cell table:number-columns-repeated="5"/>
        </table:table-row>
        <table:table-row table:style-name="ro1">
          <table:table-cell office:value-type="float" office:value="8.99798" calcext:value-type="float">
            <text:p>8.99798</text:p>
          </table:table-cell>
          <table:table-cell office:value-type="float" office:value="13.9858" calcext:value-type="float">
            <text:p>13.9858</text:p>
          </table:table-cell>
          <table:table-cell office:value-type="float" office:value="0.585276" calcext:value-type="float">
            <text:p>0.585276</text:p>
          </table:table-cell>
          <table:table-cell table:number-columns-repeated="5"/>
        </table:table-row>
        <table:table-row table:style-name="ro1">
          <table:table-cell office:value-type="float" office:value="8.99976" calcext:value-type="float">
            <text:p>8.99976</text:p>
          </table:table-cell>
          <table:table-cell office:value-type="float" office:value="14.018" calcext:value-type="float">
            <text:p>14.018</text:p>
          </table:table-cell>
          <table:table-cell office:value-type="float" office:value="0.588677" calcext:value-type="float">
            <text:p>0.588677</text:p>
          </table:table-cell>
          <table:table-cell table:number-columns-repeated="5"/>
        </table:table-row>
        <table:table-row table:style-name="ro1">
          <table:table-cell office:value-type="float" office:value="9.00776" calcext:value-type="float">
            <text:p>9.00776</text:p>
          </table:table-cell>
          <table:table-cell office:value-type="float" office:value="14.0353" calcext:value-type="float">
            <text:p>14.0353</text:p>
          </table:table-cell>
          <table:table-cell office:value-type="float" office:value="0.625978" calcext:value-type="float">
            <text:p>0.625978</text:p>
          </table:table-cell>
          <table:table-cell table:number-columns-repeated="5"/>
        </table:table-row>
        <table:table-row table:style-name="ro1">
          <table:table-cell office:value-type="float" office:value="9.01478" calcext:value-type="float">
            <text:p>9.01478</text:p>
          </table:table-cell>
          <table:table-cell office:value-type="float" office:value="14.0507" calcext:value-type="float">
            <text:p>14.0507</text:p>
          </table:table-cell>
          <table:table-cell office:value-type="float" office:value="0.641202" calcext:value-type="float">
            <text:p>0.641202</text:p>
          </table:table-cell>
          <table:table-cell table:number-columns-repeated="5"/>
        </table:table-row>
        <table:table-row table:style-name="ro1">
          <table:table-cell office:value-type="float" office:value="9.02935" calcext:value-type="float">
            <text:p>9.02935</text:p>
          </table:table-cell>
          <table:table-cell office:value-type="float" office:value="14.0655" calcext:value-type="float">
            <text:p>14.0655</text:p>
          </table:table-cell>
          <table:table-cell office:value-type="float" office:value="0.64829" calcext:value-type="float">
            <text:p>0.64829</text:p>
          </table:table-cell>
          <table:table-cell table:number-columns-repeated="5"/>
        </table:table-row>
        <table:table-row table:style-name="ro1">
          <table:table-cell office:value-type="float" office:value="9.07776" calcext:value-type="float">
            <text:p>9.07776</text:p>
          </table:table-cell>
          <table:table-cell office:value-type="float" office:value="14.1014" calcext:value-type="float">
            <text:p>14.1014</text:p>
          </table:table-cell>
          <table:table-cell office:value-type="float" office:value="0.671973" calcext:value-type="float">
            <text:p>0.671973</text:p>
          </table:table-cell>
          <table:table-cell table:number-columns-repeated="5"/>
        </table:table-row>
        <table:table-row table:style-name="ro1">
          <table:table-cell office:value-type="float" office:value="9.10432" calcext:value-type="float">
            <text:p>9.10432</text:p>
          </table:table-cell>
          <table:table-cell office:value-type="float" office:value="14.1069" calcext:value-type="float">
            <text:p>14.1069</text:p>
          </table:table-cell>
          <table:table-cell office:value-type="float" office:value="0.676011" calcext:value-type="float">
            <text:p>0.676011</text:p>
          </table:table-cell>
          <table:table-cell table:number-columns-repeated="5"/>
        </table:table-row>
        <table:table-row table:style-name="ro1">
          <table:table-cell office:value-type="float" office:value="9.1424" calcext:value-type="float">
            <text:p>9.1424</text:p>
          </table:table-cell>
          <table:table-cell office:value-type="float" office:value="14.1318" calcext:value-type="float">
            <text:p>14.1318</text:p>
          </table:table-cell>
          <table:table-cell office:value-type="float" office:value="0.67827" calcext:value-type="float">
            <text:p>0.67827</text:p>
          </table:table-cell>
          <table:table-cell table:number-columns-repeated="5"/>
        </table:table-row>
        <table:table-row table:style-name="ro1">
          <table:table-cell office:value-type="float" office:value="9.14309" calcext:value-type="float">
            <text:p>9.14309</text:p>
          </table:table-cell>
          <table:table-cell office:value-type="float" office:value="14.1712" calcext:value-type="float">
            <text:p>14.1712</text:p>
          </table:table-cell>
          <table:table-cell office:value-type="float" office:value="0.72504" calcext:value-type="float">
            <text:p>0.72504</text:p>
          </table:table-cell>
          <table:table-cell table:number-columns-repeated="5"/>
        </table:table-row>
        <table:table-row table:style-name="ro1">
          <table:table-cell office:value-type="float" office:value="9.14474" calcext:value-type="float">
            <text:p>9.14474</text:p>
          </table:table-cell>
          <table:table-cell office:value-type="float" office:value="14.1836" calcext:value-type="float">
            <text:p>14.1836</text:p>
          </table:table-cell>
          <table:table-cell office:value-type="float" office:value="0.732272" calcext:value-type="float">
            <text:p>0.732272</text:p>
          </table:table-cell>
          <table:table-cell table:number-columns-repeated="5"/>
        </table:table-row>
        <table:table-row table:style-name="ro1">
          <table:table-cell office:value-type="float" office:value="9.15854" calcext:value-type="float">
            <text:p>9.15854</text:p>
          </table:table-cell>
          <table:table-cell office:value-type="float" office:value="14.1954" calcext:value-type="float">
            <text:p>14.1954</text:p>
          </table:table-cell>
          <table:table-cell office:value-type="float" office:value="0.816868" calcext:value-type="float">
            <text:p>0.816868</text:p>
          </table:table-cell>
          <table:table-cell table:number-columns-repeated="5"/>
        </table:table-row>
        <table:table-row table:style-name="ro1">
          <table:table-cell office:value-type="float" office:value="9.20388" calcext:value-type="float">
            <text:p>9.20388</text:p>
          </table:table-cell>
          <table:table-cell office:value-type="float" office:value="14.2387" calcext:value-type="float">
            <text:p>14.2387</text:p>
          </table:table-cell>
          <table:table-cell office:value-type="float" office:value="0.848598" calcext:value-type="float">
            <text:p>0.848598</text:p>
          </table:table-cell>
          <table:table-cell table:number-columns-repeated="5"/>
        </table:table-row>
        <table:table-row table:style-name="ro1">
          <table:table-cell office:value-type="float" office:value="9.24816" calcext:value-type="float">
            <text:p>9.24816</text:p>
          </table:table-cell>
          <table:table-cell office:value-type="float" office:value="14.344" calcext:value-type="float">
            <text:p>14.344</text:p>
          </table:table-cell>
          <table:table-cell office:value-type="float" office:value="0.8667" calcext:value-type="float">
            <text:p>0.8667</text:p>
          </table:table-cell>
          <table:table-cell table:number-columns-repeated="5"/>
        </table:table-row>
        <table:table-row table:style-name="ro1">
          <table:table-cell office:value-type="float" office:value="9.27707" calcext:value-type="float">
            <text:p>9.27707</text:p>
          </table:table-cell>
          <table:table-cell office:value-type="float" office:value="14.3857" calcext:value-type="float">
            <text:p>14.3857</text:p>
          </table:table-cell>
          <table:table-cell office:value-type="float" office:value="0.869726" calcext:value-type="float">
            <text:p>0.869726</text:p>
          </table:table-cell>
          <table:table-cell table:number-columns-repeated="5"/>
        </table:table-row>
        <table:table-row table:style-name="ro1">
          <table:table-cell office:value-type="float" office:value="9.29224" calcext:value-type="float">
            <text:p>9.29224</text:p>
          </table:table-cell>
          <table:table-cell office:value-type="float" office:value="14.3893" calcext:value-type="float">
            <text:p>14.3893</text:p>
          </table:table-cell>
          <table:table-cell office:value-type="float" office:value="0.893973" calcext:value-type="float">
            <text:p>0.893973</text:p>
          </table:table-cell>
          <table:table-cell table:number-columns-repeated="5"/>
        </table:table-row>
        <table:table-row table:style-name="ro1">
          <table:table-cell office:value-type="float" office:value="9.31963" calcext:value-type="float">
            <text:p>9.31963</text:p>
          </table:table-cell>
          <table:table-cell office:value-type="float" office:value="14.3998" calcext:value-type="float">
            <text:p>14.3998</text:p>
          </table:table-cell>
          <table:table-cell office:value-type="float" office:value="0.928681" calcext:value-type="float">
            <text:p>0.928681</text:p>
          </table:table-cell>
          <table:table-cell table:number-columns-repeated="5"/>
        </table:table-row>
        <table:table-row table:style-name="ro1">
          <table:table-cell office:value-type="float" office:value="9.34903" calcext:value-type="float">
            <text:p>9.34903</text:p>
          </table:table-cell>
          <table:table-cell office:value-type="float" office:value="14.4057" calcext:value-type="float">
            <text:p>14.4057</text:p>
          </table:table-cell>
          <table:table-cell office:value-type="float" office:value="0.937328" calcext:value-type="float">
            <text:p>0.937328</text:p>
          </table:table-cell>
          <table:table-cell table:number-columns-repeated="5"/>
        </table:table-row>
        <table:table-row table:style-name="ro1">
          <table:table-cell office:value-type="float" office:value="9.37007" calcext:value-type="float">
            <text:p>9.37007</text:p>
          </table:table-cell>
          <table:table-cell office:value-type="float" office:value="14.4109" calcext:value-type="float">
            <text:p>14.4109</text:p>
          </table:table-cell>
          <table:table-cell office:value-type="float" office:value="0.94864" calcext:value-type="float">
            <text:p>0.94864</text:p>
          </table:table-cell>
          <table:table-cell table:number-columns-repeated="5"/>
        </table:table-row>
        <table:table-row table:style-name="ro1">
          <table:table-cell office:value-type="float" office:value="9.3884" calcext:value-type="float">
            <text:p>9.3884</text:p>
          </table:table-cell>
          <table:table-cell office:value-type="float" office:value="14.4803" calcext:value-type="float">
            <text:p>14.4803</text:p>
          </table:table-cell>
          <table:table-cell office:value-type="float" office:value="0.957499" calcext:value-type="float">
            <text:p>0.957499</text:p>
          </table:table-cell>
          <table:table-cell table:number-columns-repeated="5"/>
        </table:table-row>
        <table:table-row table:style-name="ro1">
          <table:table-cell office:value-type="float" office:value="9.45888" calcext:value-type="float">
            <text:p>9.45888</text:p>
          </table:table-cell>
          <table:table-cell office:value-type="float" office:value="14.4997" calcext:value-type="float">
            <text:p>14.4997</text:p>
          </table:table-cell>
          <table:table-cell office:value-type="float" office:value="1.00038" calcext:value-type="float">
            <text:p>1.00038</text:p>
          </table:table-cell>
          <table:table-cell table:number-columns-repeated="5"/>
        </table:table-row>
        <table:table-row table:style-name="ro1">
          <table:table-cell office:value-type="float" office:value="9.47688" calcext:value-type="float">
            <text:p>9.47688</text:p>
          </table:table-cell>
          <table:table-cell office:value-type="float" office:value="14.5106" calcext:value-type="float">
            <text:p>14.5106</text:p>
          </table:table-cell>
          <table:table-cell office:value-type="float" office:value="1.01617" calcext:value-type="float">
            <text:p>1.01617</text:p>
          </table:table-cell>
          <table:table-cell table:number-columns-repeated="5"/>
        </table:table-row>
        <table:table-row table:style-name="ro1">
          <table:table-cell office:value-type="float" office:value="9.48981" calcext:value-type="float">
            <text:p>9.48981</text:p>
          </table:table-cell>
          <table:table-cell office:value-type="float" office:value="14.5287" calcext:value-type="float">
            <text:p>14.5287</text:p>
          </table:table-cell>
          <table:table-cell office:value-type="float" office:value="1.02221" calcext:value-type="float">
            <text:p>1.02221</text:p>
          </table:table-cell>
          <table:table-cell table:number-columns-repeated="5"/>
        </table:table-row>
        <table:table-row table:style-name="ro1">
          <table:table-cell office:value-type="float" office:value="9.51164" calcext:value-type="float">
            <text:p>9.51164</text:p>
          </table:table-cell>
          <table:table-cell office:value-type="float" office:value="14.5477" calcext:value-type="float">
            <text:p>14.5477</text:p>
          </table:table-cell>
          <table:table-cell office:value-type="float" office:value="1.03629" calcext:value-type="float">
            <text:p>1.03629</text:p>
          </table:table-cell>
          <table:table-cell table:number-columns-repeated="5"/>
        </table:table-row>
        <table:table-row table:style-name="ro1">
          <table:table-cell office:value-type="float" office:value="9.55587" calcext:value-type="float">
            <text:p>9.55587</text:p>
          </table:table-cell>
          <table:table-cell office:value-type="float" office:value="14.5539" calcext:value-type="float">
            <text:p>14.5539</text:p>
          </table:table-cell>
          <table:table-cell office:value-type="float" office:value="1.07817" calcext:value-type="float">
            <text:p>1.07817</text:p>
          </table:table-cell>
          <table:table-cell table:number-columns-repeated="5"/>
        </table:table-row>
        <table:table-row table:style-name="ro1">
          <table:table-cell office:value-type="float" office:value="9.59814" calcext:value-type="float">
            <text:p>9.59814</text:p>
          </table:table-cell>
          <table:table-cell office:value-type="float" office:value="14.578" calcext:value-type="float">
            <text:p>14.578</text:p>
          </table:table-cell>
          <table:table-cell office:value-type="float" office:value="1.13873" calcext:value-type="float">
            <text:p>1.13873</text:p>
          </table:table-cell>
          <table:table-cell table:number-columns-repeated="5"/>
        </table:table-row>
        <table:table-row table:style-name="ro1">
          <table:table-cell office:value-type="float" office:value="9.60754" calcext:value-type="float">
            <text:p>9.60754</text:p>
          </table:table-cell>
          <table:table-cell office:value-type="float" office:value="14.5785" calcext:value-type="float">
            <text:p>14.5785</text:p>
          </table:table-cell>
          <table:table-cell office:value-type="float" office:value="1.14613" calcext:value-type="float">
            <text:p>1.14613</text:p>
          </table:table-cell>
          <table:table-cell table:number-columns-repeated="5"/>
        </table:table-row>
        <table:table-row table:style-name="ro1">
          <table:table-cell office:value-type="float" office:value="9.61117" calcext:value-type="float">
            <text:p>9.61117</text:p>
          </table:table-cell>
          <table:table-cell office:value-type="float" office:value="14.5787" calcext:value-type="float">
            <text:p>14.5787</text:p>
          </table:table-cell>
          <table:table-cell office:value-type="float" office:value="1.15681" calcext:value-type="float">
            <text:p>1.15681</text:p>
          </table:table-cell>
          <table:table-cell table:number-columns-repeated="5"/>
        </table:table-row>
        <table:table-row table:style-name="ro1">
          <table:table-cell office:value-type="float" office:value="9.62088" calcext:value-type="float">
            <text:p>9.62088</text:p>
          </table:table-cell>
          <table:table-cell office:value-type="float" office:value="14.5803" calcext:value-type="float">
            <text:p>14.5803</text:p>
          </table:table-cell>
          <table:table-cell office:value-type="float" office:value="1.16829" calcext:value-type="float">
            <text:p>1.16829</text:p>
          </table:table-cell>
          <table:table-cell table:number-columns-repeated="5"/>
        </table:table-row>
        <table:table-row table:style-name="ro1">
          <table:table-cell office:value-type="float" office:value="9.64253" calcext:value-type="float">
            <text:p>9.64253</text:p>
          </table:table-cell>
          <table:table-cell office:value-type="float" office:value="14.6382" calcext:value-type="float">
            <text:p>14.6382</text:p>
          </table:table-cell>
          <table:table-cell office:value-type="float" office:value="1.17982" calcext:value-type="float">
            <text:p>1.17982</text:p>
          </table:table-cell>
          <table:table-cell table:number-columns-repeated="5"/>
        </table:table-row>
        <table:table-row table:style-name="ro1">
          <table:table-cell office:value-type="float" office:value="9.65106" calcext:value-type="float">
            <text:p>9.65106</text:p>
          </table:table-cell>
          <table:table-cell office:value-type="float" office:value="14.6615" calcext:value-type="float">
            <text:p>14.6615</text:p>
          </table:table-cell>
          <table:table-cell office:value-type="float" office:value="1.21548" calcext:value-type="float">
            <text:p>1.21548</text:p>
          </table:table-cell>
          <table:table-cell table:number-columns-repeated="5"/>
        </table:table-row>
        <table:table-row table:style-name="ro1">
          <table:table-cell office:value-type="float" office:value="9.70252" calcext:value-type="float">
            <text:p>9.70252</text:p>
          </table:table-cell>
          <table:table-cell office:value-type="float" office:value="14.6713" calcext:value-type="float">
            <text:p>14.6713</text:p>
          </table:table-cell>
          <table:table-cell office:value-type="float" office:value="1.21702" calcext:value-type="float">
            <text:p>1.21702</text:p>
          </table:table-cell>
          <table:table-cell table:number-columns-repeated="5"/>
        </table:table-row>
        <table:table-row table:style-name="ro1">
          <table:table-cell office:value-type="float" office:value="9.70628" calcext:value-type="float">
            <text:p>9.70628</text:p>
          </table:table-cell>
          <table:table-cell office:value-type="float" office:value="14.6788" calcext:value-type="float">
            <text:p>14.6788</text:p>
          </table:table-cell>
          <table:table-cell office:value-type="float" office:value="1.24888" calcext:value-type="float">
            <text:p>1.24888</text:p>
          </table:table-cell>
          <table:table-cell table:number-columns-repeated="5"/>
        </table:table-row>
        <table:table-row table:style-name="ro1">
          <table:table-cell office:value-type="float" office:value="9.70856" calcext:value-type="float">
            <text:p>9.70856</text:p>
          </table:table-cell>
          <table:table-cell office:value-type="float" office:value="14.7147" calcext:value-type="float">
            <text:p>14.7147</text:p>
          </table:table-cell>
          <table:table-cell office:value-type="float" office:value="1.28462" calcext:value-type="float">
            <text:p>1.28462</text:p>
          </table:table-cell>
          <table:table-cell table:number-columns-repeated="5"/>
        </table:table-row>
        <table:table-row table:style-name="ro1">
          <table:table-cell office:value-type="float" office:value="9.70916" calcext:value-type="float">
            <text:p>9.70916</text:p>
          </table:table-cell>
          <table:table-cell office:value-type="float" office:value="14.7607" calcext:value-type="float">
            <text:p>14.7607</text:p>
          </table:table-cell>
          <table:table-cell office:value-type="float" office:value="1.3574" calcext:value-type="float">
            <text:p>1.3574</text:p>
          </table:table-cell>
          <table:table-cell table:number-columns-repeated="5"/>
        </table:table-row>
        <table:table-row table:style-name="ro1">
          <table:table-cell office:value-type="float" office:value="9.71888" calcext:value-type="float">
            <text:p>9.71888</text:p>
          </table:table-cell>
          <table:table-cell office:value-type="float" office:value="14.7648" calcext:value-type="float">
            <text:p>14.7648</text:p>
          </table:table-cell>
          <table:table-cell office:value-type="float" office:value="1.39798" calcext:value-type="float">
            <text:p>1.39798</text:p>
          </table:table-cell>
          <table:table-cell table:number-columns-repeated="5"/>
        </table:table-row>
        <table:table-row table:style-name="ro1">
          <table:table-cell office:value-type="float" office:value="9.78276" calcext:value-type="float">
            <text:p>9.78276</text:p>
          </table:table-cell>
          <table:table-cell office:value-type="float" office:value="14.7767" calcext:value-type="float">
            <text:p>14.7767</text:p>
          </table:table-cell>
          <table:table-cell office:value-type="float" office:value="1.42383" calcext:value-type="float">
            <text:p>1.42383</text:p>
          </table:table-cell>
          <table:table-cell table:number-columns-repeated="5"/>
        </table:table-row>
        <table:table-row table:style-name="ro1">
          <table:table-cell office:value-type="float" office:value="9.78758" calcext:value-type="float">
            <text:p>9.78758</text:p>
          </table:table-cell>
          <table:table-cell office:value-type="float" office:value="14.8222" calcext:value-type="float">
            <text:p>14.8222</text:p>
          </table:table-cell>
          <table:table-cell office:value-type="float" office:value="1.45377" calcext:value-type="float">
            <text:p>1.45377</text:p>
          </table:table-cell>
          <table:table-cell table:number-columns-repeated="5"/>
        </table:table-row>
        <table:table-row table:style-name="ro1">
          <table:table-cell office:value-type="float" office:value="9.83188" calcext:value-type="float">
            <text:p>9.83188</text:p>
          </table:table-cell>
          <table:table-cell office:value-type="float" office:value="14.8386" calcext:value-type="float">
            <text:p>14.8386</text:p>
          </table:table-cell>
          <table:table-cell office:value-type="float" office:value="1.46124" calcext:value-type="float">
            <text:p>1.46124</text:p>
          </table:table-cell>
          <table:table-cell table:number-columns-repeated="5"/>
        </table:table-row>
        <table:table-row table:style-name="ro1">
          <table:table-cell office:value-type="float" office:value="9.85418" calcext:value-type="float">
            <text:p>9.85418</text:p>
          </table:table-cell>
          <table:table-cell office:value-type="float" office:value="14.8511" calcext:value-type="float">
            <text:p>14.8511</text:p>
          </table:table-cell>
          <table:table-cell office:value-type="float" office:value="1.48019" calcext:value-type="float">
            <text:p>1.48019</text:p>
          </table:table-cell>
          <table:table-cell table:number-columns-repeated="5"/>
        </table:table-row>
        <table:table-row table:style-name="ro1">
          <table:table-cell office:value-type="float" office:value="9.8842" calcext:value-type="float">
            <text:p>9.8842</text:p>
          </table:table-cell>
          <table:table-cell office:value-type="float" office:value="14.9019" calcext:value-type="float">
            <text:p>14.9019</text:p>
          </table:table-cell>
          <table:table-cell office:value-type="float" office:value="1.49758" calcext:value-type="float">
            <text:p>1.49758</text:p>
          </table:table-cell>
          <table:table-cell table:number-columns-repeated="5"/>
        </table:table-row>
        <table:table-row table:style-name="ro1">
          <table:table-cell office:value-type="float" office:value="9.88569" calcext:value-type="float">
            <text:p>9.88569</text:p>
          </table:table-cell>
          <table:table-cell office:value-type="float" office:value="14.9329" calcext:value-type="float">
            <text:p>14.9329</text:p>
          </table:table-cell>
          <table:table-cell office:value-type="float" office:value="1.50922" calcext:value-type="float">
            <text:p>1.50922</text:p>
          </table:table-cell>
          <table:table-cell table:number-columns-repeated="5"/>
        </table:table-row>
        <table:table-row table:style-name="ro1">
          <table:table-cell office:value-type="float" office:value="9.88675" calcext:value-type="float">
            <text:p>9.88675</text:p>
          </table:table-cell>
          <table:table-cell office:value-type="float" office:value="14.9666" calcext:value-type="float">
            <text:p>14.9666</text:p>
          </table:table-cell>
          <table:table-cell office:value-type="float" office:value="1.51219" calcext:value-type="float">
            <text:p>1.51219</text:p>
          </table:table-cell>
          <table:table-cell table:number-columns-repeated="5"/>
        </table:table-row>
        <table:table-row table:style-name="ro1">
          <table:table-cell office:value-type="float" office:value="9.88786" calcext:value-type="float">
            <text:p>9.88786</text:p>
          </table:table-cell>
          <table:table-cell office:value-type="float" office:value="15.0223" calcext:value-type="float">
            <text:p>15.0223</text:p>
          </table:table-cell>
          <table:table-cell office:value-type="float" office:value="1.54557" calcext:value-type="float">
            <text:p>1.54557</text:p>
          </table:table-cell>
          <table:table-cell table:number-columns-repeated="5"/>
        </table:table-row>
        <table:table-row table:style-name="ro1">
          <table:table-cell office:value-type="float" office:value="9.90023" calcext:value-type="float">
            <text:p>9.90023</text:p>
          </table:table-cell>
          <table:table-cell office:value-type="float" office:value="15.035" calcext:value-type="float">
            <text:p>15.035</text:p>
          </table:table-cell>
          <table:table-cell office:value-type="float" office:value="1.55693" calcext:value-type="float">
            <text:p>1.55693</text:p>
          </table:table-cell>
          <table:table-cell table:number-columns-repeated="5"/>
        </table:table-row>
        <table:table-row table:style-name="ro1">
          <table:table-cell office:value-type="float" office:value="9.90722" calcext:value-type="float">
            <text:p>9.90722</text:p>
          </table:table-cell>
          <table:table-cell office:value-type="float" office:value="15.0354" calcext:value-type="float">
            <text:p>15.0354</text:p>
          </table:table-cell>
          <table:table-cell office:value-type="float" office:value="1.56302" calcext:value-type="float">
            <text:p>1.56302</text:p>
          </table:table-cell>
          <table:table-cell table:number-columns-repeated="5"/>
        </table:table-row>
        <table:table-row table:style-name="ro1">
          <table:table-cell office:value-type="float" office:value="9.91971" calcext:value-type="float">
            <text:p>9.91971</text:p>
          </table:table-cell>
          <table:table-cell office:value-type="float" office:value="15.0375" calcext:value-type="float">
            <text:p>15.0375</text:p>
          </table:table-cell>
          <table:table-cell office:value-type="float" office:value="1.64149" calcext:value-type="float">
            <text:p>1.64149</text:p>
          </table:table-cell>
          <table:table-cell table:number-columns-repeated="5"/>
        </table:table-row>
        <table:table-row table:style-name="ro1">
          <table:table-cell office:value-type="float" office:value="9.92346" calcext:value-type="float">
            <text:p>9.92346</text:p>
          </table:table-cell>
          <table:table-cell office:value-type="float" office:value="15.1332" calcext:value-type="float">
            <text:p>15.1332</text:p>
          </table:table-cell>
          <table:table-cell office:value-type="float" office:value="1.65797" calcext:value-type="float">
            <text:p>1.65797</text:p>
          </table:table-cell>
          <table:table-cell table:number-columns-repeated="5"/>
        </table:table-row>
        <table:table-row table:style-name="ro1">
          <table:table-cell office:value-type="float" office:value="9.94904" calcext:value-type="float">
            <text:p>9.94904</text:p>
          </table:table-cell>
          <table:table-cell office:value-type="float" office:value="15.1431" calcext:value-type="float">
            <text:p>15.1431</text:p>
          </table:table-cell>
          <table:table-cell office:value-type="float" office:value="1.68404" calcext:value-type="float">
            <text:p>1.68404</text:p>
          </table:table-cell>
          <table:table-cell table:number-columns-repeated="5"/>
        </table:table-row>
        <table:table-row table:style-name="ro1">
          <table:table-cell office:value-type="float" office:value="9.9726" calcext:value-type="float">
            <text:p>9.9726</text:p>
          </table:table-cell>
          <table:table-cell office:value-type="float" office:value="15.1459" calcext:value-type="float">
            <text:p>15.1459</text:p>
          </table:table-cell>
          <table:table-cell office:value-type="float" office:value="1.69951" calcext:value-type="float">
            <text:p>1.69951</text:p>
          </table:table-cell>
          <table:table-cell table:number-columns-repeated="5"/>
        </table:table-row>
        <table:table-row table:style-name="ro1">
          <table:table-cell office:value-type="float" office:value="9.99098" calcext:value-type="float">
            <text:p>9.99098</text:p>
          </table:table-cell>
          <table:table-cell office:value-type="float" office:value="15.1551" calcext:value-type="float">
            <text:p>15.1551</text:p>
          </table:table-cell>
          <table:table-cell office:value-type="float" office:value="1.74453" calcext:value-type="float">
            <text:p>1.74453</text:p>
          </table:table-cell>
          <table:table-cell table:number-columns-repeated="5"/>
        </table:table-row>
        <table:table-row table:style-name="ro1">
          <table:table-cell office:value-type="float" office:value="10.0314" calcext:value-type="float">
            <text:p>10.0314</text:p>
          </table:table-cell>
          <table:table-cell office:value-type="float" office:value="15.1626" calcext:value-type="float">
            <text:p>15.1626</text:p>
          </table:table-cell>
          <table:table-cell office:value-type="float" office:value="1.74772" calcext:value-type="float">
            <text:p>1.74772</text:p>
          </table:table-cell>
          <table:table-cell table:number-columns-repeated="5"/>
        </table:table-row>
        <table:table-row table:style-name="ro1">
          <table:table-cell office:value-type="float" office:value="10.0371" calcext:value-type="float">
            <text:p>10.0371</text:p>
          </table:table-cell>
          <table:table-cell office:value-type="float" office:value="15.1663" calcext:value-type="float">
            <text:p>15.1663</text:p>
          </table:table-cell>
          <table:table-cell office:value-type="float" office:value="1.7564" calcext:value-type="float">
            <text:p>1.7564</text:p>
          </table:table-cell>
          <table:table-cell table:number-columns-repeated="5"/>
        </table:table-row>
        <table:table-row table:style-name="ro1">
          <table:table-cell office:value-type="float" office:value="10.059" calcext:value-type="float">
            <text:p>10.059</text:p>
          </table:table-cell>
          <table:table-cell office:value-type="float" office:value="15.2308" calcext:value-type="float">
            <text:p>15.2308</text:p>
          </table:table-cell>
          <table:table-cell office:value-type="float" office:value="1.79787" calcext:value-type="float">
            <text:p>1.79787</text:p>
          </table:table-cell>
          <table:table-cell table:number-columns-repeated="5"/>
        </table:table-row>
        <table:table-row table:style-name="ro1">
          <table:table-cell office:value-type="float" office:value="10.0826" calcext:value-type="float">
            <text:p>10.0826</text:p>
          </table:table-cell>
          <table:table-cell office:value-type="float" office:value="15.2374" calcext:value-type="float">
            <text:p>15.2374</text:p>
          </table:table-cell>
          <table:table-cell office:value-type="float" office:value="1.79933" calcext:value-type="float">
            <text:p>1.79933</text:p>
          </table:table-cell>
          <table:table-cell table:number-columns-repeated="5"/>
        </table:table-row>
        <table:table-row table:style-name="ro1">
          <table:table-cell office:value-type="float" office:value="10.0927" calcext:value-type="float">
            <text:p>10.0927</text:p>
          </table:table-cell>
          <table:table-cell office:value-type="float" office:value="15.248" calcext:value-type="float">
            <text:p>15.248</text:p>
          </table:table-cell>
          <table:table-cell office:value-type="float" office:value="1.7997" calcext:value-type="float">
            <text:p>1.7997</text:p>
          </table:table-cell>
          <table:table-cell table:number-columns-repeated="5"/>
        </table:table-row>
        <table:table-row table:style-name="ro1">
          <table:table-cell office:value-type="float" office:value="10.1133" calcext:value-type="float">
            <text:p>10.1133</text:p>
          </table:table-cell>
          <table:table-cell office:value-type="float" office:value="15.2734" calcext:value-type="float">
            <text:p>15.2734</text:p>
          </table:table-cell>
          <table:table-cell office:value-type="float" office:value="1.8474" calcext:value-type="float">
            <text:p>1.8474</text:p>
          </table:table-cell>
          <table:table-cell table:number-columns-repeated="5"/>
        </table:table-row>
        <table:table-row table:style-name="ro1">
          <table:table-cell office:value-type="float" office:value="10.2053" calcext:value-type="float">
            <text:p>10.2053</text:p>
          </table:table-cell>
          <table:table-cell office:value-type="float" office:value="15.2888" calcext:value-type="float">
            <text:p>15.2888</text:p>
          </table:table-cell>
          <table:table-cell office:value-type="float" office:value="1.87982" calcext:value-type="float">
            <text:p>1.87982</text:p>
          </table:table-cell>
          <table:table-cell table:number-columns-repeated="5"/>
        </table:table-row>
        <table:table-row table:style-name="ro1">
          <table:table-cell office:value-type="float" office:value="10.2083" calcext:value-type="float">
            <text:p>10.2083</text:p>
          </table:table-cell>
          <table:table-cell office:value-type="float" office:value="15.2961" calcext:value-type="float">
            <text:p>15.2961</text:p>
          </table:table-cell>
          <table:table-cell office:value-type="float" office:value="1.88765" calcext:value-type="float">
            <text:p>1.88765</text:p>
          </table:table-cell>
          <table:table-cell table:number-columns-repeated="5"/>
        </table:table-row>
        <table:table-row table:style-name="ro1">
          <table:table-cell office:value-type="float" office:value="10.2219" calcext:value-type="float">
            <text:p>10.2219</text:p>
          </table:table-cell>
          <table:table-cell office:value-type="float" office:value="15.3017" calcext:value-type="float">
            <text:p>15.3017</text:p>
          </table:table-cell>
          <table:table-cell office:value-type="float" office:value="1.89656" calcext:value-type="float">
            <text:p>1.89656</text:p>
          </table:table-cell>
          <table:table-cell table:number-columns-repeated="5"/>
        </table:table-row>
        <table:table-row table:style-name="ro1">
          <table:table-cell office:value-type="float" office:value="10.2611" calcext:value-type="float">
            <text:p>10.2611</text:p>
          </table:table-cell>
          <table:table-cell office:value-type="float" office:value="15.3061" calcext:value-type="float">
            <text:p>15.3061</text:p>
          </table:table-cell>
          <table:table-cell office:value-type="float" office:value="1.89833" calcext:value-type="float">
            <text:p>1.89833</text:p>
          </table:table-cell>
          <table:table-cell table:number-columns-repeated="5"/>
        </table:table-row>
        <table:table-row table:style-name="ro1">
          <table:table-cell office:value-type="float" office:value="10.2799" calcext:value-type="float">
            <text:p>10.2799</text:p>
          </table:table-cell>
          <table:table-cell office:value-type="float" office:value="15.3085" calcext:value-type="float">
            <text:p>15.3085</text:p>
          </table:table-cell>
          <table:table-cell office:value-type="float" office:value="1.91442" calcext:value-type="float">
            <text:p>1.91442</text:p>
          </table:table-cell>
          <table:table-cell table:number-columns-repeated="5"/>
        </table:table-row>
        <table:table-row table:style-name="ro1">
          <table:table-cell office:value-type="float" office:value="10.2866" calcext:value-type="float">
            <text:p>10.2866</text:p>
          </table:table-cell>
          <table:table-cell office:value-type="float" office:value="15.3102" calcext:value-type="float">
            <text:p>15.3102</text:p>
          </table:table-cell>
          <table:table-cell office:value-type="float" office:value="1.91692" calcext:value-type="float">
            <text:p>1.91692</text:p>
          </table:table-cell>
          <table:table-cell table:number-columns-repeated="5"/>
        </table:table-row>
        <table:table-row table:style-name="ro1">
          <table:table-cell office:value-type="float" office:value="10.2903" calcext:value-type="float">
            <text:p>10.2903</text:p>
          </table:table-cell>
          <table:table-cell office:value-type="float" office:value="15.3287" calcext:value-type="float">
            <text:p>15.3287</text:p>
          </table:table-cell>
          <table:table-cell office:value-type="float" office:value="1.921" calcext:value-type="float">
            <text:p>1.921</text:p>
          </table:table-cell>
          <table:table-cell table:number-columns-repeated="5"/>
        </table:table-row>
        <table:table-row table:style-name="ro1">
          <table:table-cell office:value-type="float" office:value="10.2925" calcext:value-type="float">
            <text:p>10.2925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1.92158" calcext:value-type="float">
            <text:p>1.92158</text:p>
          </table:table-cell>
          <table:table-cell table:number-columns-repeated="5"/>
        </table:table-row>
        <table:table-row table:style-name="ro1">
          <table:table-cell office:value-type="float" office:value="10.3047" calcext:value-type="float">
            <text:p>10.3047</text:p>
          </table:table-cell>
          <table:table-cell office:value-type="float" office:value="15.3858" calcext:value-type="float">
            <text:p>15.3858</text:p>
          </table:table-cell>
          <table:table-cell office:value-type="float" office:value="1.92355" calcext:value-type="float">
            <text:p>1.92355</text:p>
          </table:table-cell>
          <table:table-cell table:number-columns-repeated="5"/>
        </table:table-row>
        <table:table-row table:style-name="ro1">
          <table:table-cell office:value-type="float" office:value="10.3316" calcext:value-type="float">
            <text:p>10.3316</text:p>
          </table:table-cell>
          <table:table-cell office:value-type="float" office:value="15.3997" calcext:value-type="float">
            <text:p>15.3997</text:p>
          </table:table-cell>
          <table:table-cell office:value-type="float" office:value="1.93082" calcext:value-type="float">
            <text:p>1.93082</text:p>
          </table:table-cell>
          <table:table-cell table:number-columns-repeated="5"/>
        </table:table-row>
        <table:table-row table:style-name="ro1">
          <table:table-cell office:value-type="float" office:value="10.3489" calcext:value-type="float">
            <text:p>10.3489</text:p>
          </table:table-cell>
          <table:table-cell office:value-type="float" office:value="15.4172" calcext:value-type="float">
            <text:p>15.4172</text:p>
          </table:table-cell>
          <table:table-cell office:value-type="float" office:value="1.94354" calcext:value-type="float">
            <text:p>1.94354</text:p>
          </table:table-cell>
          <table:table-cell table:number-columns-repeated="5"/>
        </table:table-row>
        <table:table-row table:style-name="ro1">
          <table:table-cell office:value-type="float" office:value="10.3812" calcext:value-type="float">
            <text:p>10.3812</text:p>
          </table:table-cell>
          <table:table-cell office:value-type="float" office:value="15.458" calcext:value-type="float">
            <text:p>15.458</text:p>
          </table:table-cell>
          <table:table-cell office:value-type="float" office:value="1.94656" calcext:value-type="float">
            <text:p>1.94656</text:p>
          </table:table-cell>
          <table:table-cell table:number-columns-repeated="5"/>
        </table:table-row>
        <table:table-row table:style-name="ro1">
          <table:table-cell office:value-type="float" office:value="10.5917" calcext:value-type="float">
            <text:p>10.5917</text:p>
          </table:table-cell>
          <table:table-cell office:value-type="float" office:value="15.4597" calcext:value-type="float">
            <text:p>15.4597</text:p>
          </table:table-cell>
          <table:table-cell office:value-type="float" office:value="1.96062" calcext:value-type="float">
            <text:p>1.96062</text:p>
          </table:table-cell>
          <table:table-cell table:number-columns-repeated="5"/>
        </table:table-row>
        <table:table-row table:style-name="ro1">
          <table:table-cell office:value-type="float" office:value="10.6216" calcext:value-type="float">
            <text:p>10.6216</text:p>
          </table:table-cell>
          <table:table-cell office:value-type="float" office:value="15.46" calcext:value-type="float">
            <text:p>15.46</text:p>
          </table:table-cell>
          <table:table-cell office:value-type="float" office:value="1.96688" calcext:value-type="float">
            <text:p>1.96688</text:p>
          </table:table-cell>
          <table:table-cell table:number-columns-repeated="5"/>
        </table:table-row>
        <table:table-row table:style-name="ro1">
          <table:table-cell office:value-type="float" office:value="10.6258" calcext:value-type="float">
            <text:p>10.6258</text:p>
          </table:table-cell>
          <table:table-cell office:value-type="float" office:value="15.5169" calcext:value-type="float">
            <text:p>15.5169</text:p>
          </table:table-cell>
          <table:table-cell office:value-type="float" office:value="1.99139" calcext:value-type="float">
            <text:p>1.99139</text:p>
          </table:table-cell>
          <table:table-cell table:number-columns-repeated="5"/>
        </table:table-row>
        <table:table-row table:style-name="ro1">
          <table:table-cell office:value-type="float" office:value="10.6509" calcext:value-type="float">
            <text:p>10.6509</text:p>
          </table:table-cell>
          <table:table-cell office:value-type="float" office:value="15.5211" calcext:value-type="float">
            <text:p>15.5211</text:p>
          </table:table-cell>
          <table:table-cell office:value-type="float" office:value="2.00836" calcext:value-type="float">
            <text:p>2.00836</text:p>
          </table:table-cell>
          <table:table-cell table:number-columns-repeated="5"/>
        </table:table-row>
        <table:table-row table:style-name="ro1">
          <table:table-cell office:value-type="float" office:value="10.6721" calcext:value-type="float">
            <text:p>10.6721</text:p>
          </table:table-cell>
          <table:table-cell office:value-type="float" office:value="15.5512" calcext:value-type="float">
            <text:p>15.5512</text:p>
          </table:table-cell>
          <table:table-cell office:value-type="float" office:value="2.04755" calcext:value-type="float">
            <text:p>2.04755</text:p>
          </table:table-cell>
          <table:table-cell table:number-columns-repeated="5"/>
        </table:table-row>
        <table:table-row table:style-name="ro1">
          <table:table-cell office:value-type="float" office:value="10.6913" calcext:value-type="float">
            <text:p>10.6913</text:p>
          </table:table-cell>
          <table:table-cell office:value-type="float" office:value="15.5661" calcext:value-type="float">
            <text:p>15.5661</text:p>
          </table:table-cell>
          <table:table-cell office:value-type="float" office:value="2.09534" calcext:value-type="float">
            <text:p>2.09534</text:p>
          </table:table-cell>
          <table:table-cell table:number-columns-repeated="5"/>
        </table:table-row>
        <table:table-row table:style-name="ro1">
          <table:table-cell office:value-type="float" office:value="10.7028" calcext:value-type="float">
            <text:p>10.7028</text:p>
          </table:table-cell>
          <table:table-cell office:value-type="float" office:value="15.5773" calcext:value-type="float">
            <text:p>15.5773</text:p>
          </table:table-cell>
          <table:table-cell office:value-type="float" office:value="2.10826" calcext:value-type="float">
            <text:p>2.10826</text:p>
          </table:table-cell>
          <table:table-cell table:number-columns-repeated="5"/>
        </table:table-row>
        <table:table-row table:style-name="ro1">
          <table:table-cell office:value-type="float" office:value="10.7259" calcext:value-type="float">
            <text:p>10.7259</text:p>
          </table:table-cell>
          <table:table-cell office:value-type="float" office:value="15.5905" calcext:value-type="float">
            <text:p>15.5905</text:p>
          </table:table-cell>
          <table:table-cell office:value-type="float" office:value="2.11621" calcext:value-type="float">
            <text:p>2.11621</text:p>
          </table:table-cell>
          <table:table-cell table:number-columns-repeated="5"/>
        </table:table-row>
        <table:table-row table:style-name="ro1">
          <table:table-cell office:value-type="float" office:value="10.7268" calcext:value-type="float">
            <text:p>10.7268</text:p>
          </table:table-cell>
          <table:table-cell office:value-type="float" office:value="15.5968" calcext:value-type="float">
            <text:p>15.5968</text:p>
          </table:table-cell>
          <table:table-cell office:value-type="float" office:value="2.12624" calcext:value-type="float">
            <text:p>2.12624</text:p>
          </table:table-cell>
          <table:table-cell table:number-columns-repeated="5"/>
        </table:table-row>
        <table:table-row table:style-name="ro1">
          <table:table-cell office:value-type="float" office:value="10.7704" calcext:value-type="float">
            <text:p>10.7704</text:p>
          </table:table-cell>
          <table:table-cell office:value-type="float" office:value="15.6556" calcext:value-type="float">
            <text:p>15.6556</text:p>
          </table:table-cell>
          <table:table-cell office:value-type="float" office:value="2.16315" calcext:value-type="float">
            <text:p>2.16315</text:p>
          </table:table-cell>
          <table:table-cell table:number-columns-repeated="5"/>
        </table:table-row>
        <table:table-row table:style-name="ro1">
          <table:table-cell office:value-type="float" office:value="10.7716" calcext:value-type="float">
            <text:p>10.7716</text:p>
          </table:table-cell>
          <table:table-cell office:value-type="float" office:value="15.6696" calcext:value-type="float">
            <text:p>15.6696</text:p>
          </table:table-cell>
          <table:table-cell office:value-type="float" office:value="2.16942" calcext:value-type="float">
            <text:p>2.16942</text:p>
          </table:table-cell>
          <table:table-cell table:number-columns-repeated="5"/>
        </table:table-row>
        <table:table-row table:style-name="ro1">
          <table:table-cell office:value-type="float" office:value="10.8009" calcext:value-type="float">
            <text:p>10.8009</text:p>
          </table:table-cell>
          <table:table-cell office:value-type="float" office:value="15.6784" calcext:value-type="float">
            <text:p>15.6784</text:p>
          </table:table-cell>
          <table:table-cell office:value-type="float" office:value="2.2094" calcext:value-type="float">
            <text:p>2.2094</text:p>
          </table:table-cell>
          <table:table-cell table:number-columns-repeated="5"/>
        </table:table-row>
        <table:table-row table:style-name="ro1">
          <table:table-cell office:value-type="float" office:value="10.8463" calcext:value-type="float">
            <text:p>10.8463</text:p>
          </table:table-cell>
          <table:table-cell office:value-type="float" office:value="15.7118" calcext:value-type="float">
            <text:p>15.7118</text:p>
          </table:table-cell>
          <table:table-cell office:value-type="float" office:value="2.21315" calcext:value-type="float">
            <text:p>2.21315</text:p>
          </table:table-cell>
          <table:table-cell table:number-columns-repeated="5"/>
        </table:table-row>
        <table:table-row table:style-name="ro1">
          <table:table-cell office:value-type="float" office:value="10.8541" calcext:value-type="float">
            <text:p>10.8541</text:p>
          </table:table-cell>
          <table:table-cell office:value-type="float" office:value="15.7148" calcext:value-type="float">
            <text:p>15.7148</text:p>
          </table:table-cell>
          <table:table-cell office:value-type="float" office:value="2.22626" calcext:value-type="float">
            <text:p>2.22626</text:p>
          </table:table-cell>
          <table:table-cell table:number-columns-repeated="5"/>
        </table:table-row>
        <table:table-row table:style-name="ro1">
          <table:table-cell office:value-type="float" office:value="10.8597" calcext:value-type="float">
            <text:p>10.8597</text:p>
          </table:table-cell>
          <table:table-cell office:value-type="float" office:value="15.7191" calcext:value-type="float">
            <text:p>15.7191</text:p>
          </table:table-cell>
          <table:table-cell office:value-type="float" office:value="2.23753" calcext:value-type="float">
            <text:p>2.23753</text:p>
          </table:table-cell>
          <table:table-cell table:number-columns-repeated="5"/>
        </table:table-row>
        <table:table-row table:style-name="ro1">
          <table:table-cell office:value-type="float" office:value="10.8691" calcext:value-type="float">
            <text:p>10.8691</text:p>
          </table:table-cell>
          <table:table-cell office:value-type="float" office:value="15.7311" calcext:value-type="float">
            <text:p>15.7311</text:p>
          </table:table-cell>
          <table:table-cell office:value-type="float" office:value="2.24906" calcext:value-type="float">
            <text:p>2.24906</text:p>
          </table:table-cell>
          <table:table-cell table:number-columns-repeated="5"/>
        </table:table-row>
        <table:table-row table:style-name="ro1">
          <table:table-cell office:value-type="float" office:value="10.8739" calcext:value-type="float">
            <text:p>10.8739</text:p>
          </table:table-cell>
          <table:table-cell office:value-type="float" office:value="15.7602" calcext:value-type="float">
            <text:p>15.7602</text:p>
          </table:table-cell>
          <table:table-cell office:value-type="float" office:value="2.27013" calcext:value-type="float">
            <text:p>2.27013</text:p>
          </table:table-cell>
          <table:table-cell table:number-columns-repeated="5"/>
        </table:table-row>
        <table:table-row table:style-name="ro1">
          <table:table-cell office:value-type="float" office:value="10.9059" calcext:value-type="float">
            <text:p>10.9059</text:p>
          </table:table-cell>
          <table:table-cell office:value-type="float" office:value="15.8101" calcext:value-type="float">
            <text:p>15.8101</text:p>
          </table:table-cell>
          <table:table-cell office:value-type="float" office:value="2.28594" calcext:value-type="float">
            <text:p>2.28594</text:p>
          </table:table-cell>
          <table:table-cell table:number-columns-repeated="5"/>
        </table:table-row>
        <table:table-row table:style-name="ro1">
          <table:table-cell office:value-type="float" office:value="10.9449" calcext:value-type="float">
            <text:p>10.9449</text:p>
          </table:table-cell>
          <table:table-cell office:value-type="float" office:value="15.8178" calcext:value-type="float">
            <text:p>15.8178</text:p>
          </table:table-cell>
          <table:table-cell office:value-type="float" office:value="2.28673" calcext:value-type="float">
            <text:p>2.28673</text:p>
          </table:table-cell>
          <table:table-cell table:number-columns-repeated="5"/>
        </table:table-row>
        <table:table-row table:style-name="ro1">
          <table:table-cell office:value-type="float" office:value="10.9608" calcext:value-type="float">
            <text:p>10.9608</text:p>
          </table:table-cell>
          <table:table-cell office:value-type="float" office:value="15.822" calcext:value-type="float">
            <text:p>15.822</text:p>
          </table:table-cell>
          <table:table-cell office:value-type="float" office:value="2.30032" calcext:value-type="float">
            <text:p>2.30032</text:p>
          </table:table-cell>
          <table:table-cell table:number-columns-repeated="5"/>
        </table:table-row>
        <table:table-row table:style-name="ro1">
          <table:table-cell office:value-type="float" office:value="10.974" calcext:value-type="float">
            <text:p>10.974</text:p>
          </table:table-cell>
          <table:table-cell office:value-type="float" office:value="15.8612" calcext:value-type="float">
            <text:p>15.8612</text:p>
          </table:table-cell>
          <table:table-cell office:value-type="float" office:value="2.33559" calcext:value-type="float">
            <text:p>2.33559</text:p>
          </table:table-cell>
          <table:table-cell table:number-columns-repeated="5"/>
        </table:table-row>
        <table:table-row table:style-name="ro1">
          <table:table-cell office:value-type="float" office:value="11.0295" calcext:value-type="float">
            <text:p>11.0295</text:p>
          </table:table-cell>
          <table:table-cell office:value-type="float" office:value="15.8617" calcext:value-type="float">
            <text:p>15.8617</text:p>
          </table:table-cell>
          <table:table-cell office:value-type="float" office:value="2.33826" calcext:value-type="float">
            <text:p>2.33826</text:p>
          </table:table-cell>
          <table:table-cell table:number-columns-repeated="5"/>
        </table:table-row>
        <table:table-row table:style-name="ro1">
          <table:table-cell office:value-type="float" office:value="11.0843" calcext:value-type="float">
            <text:p>11.0843</text:p>
          </table:table-cell>
          <table:table-cell office:value-type="float" office:value="15.9136" calcext:value-type="float">
            <text:p>15.9136</text:p>
          </table:table-cell>
          <table:table-cell office:value-type="float" office:value="2.35292" calcext:value-type="float">
            <text:p>2.35292</text:p>
          </table:table-cell>
          <table:table-cell table:number-columns-repeated="5"/>
        </table:table-row>
        <table:table-row table:style-name="ro1">
          <table:table-cell office:value-type="float" office:value="11.161" calcext:value-type="float">
            <text:p>11.161</text:p>
          </table:table-cell>
          <table:table-cell office:value-type="float" office:value="16.0333" calcext:value-type="float">
            <text:p>16.0333</text:p>
          </table:table-cell>
          <table:table-cell office:value-type="float" office:value="2.38517" calcext:value-type="float">
            <text:p>2.38517</text:p>
          </table:table-cell>
          <table:table-cell table:number-columns-repeated="5"/>
        </table:table-row>
        <table:table-row table:style-name="ro1">
          <table:table-cell office:value-type="float" office:value="11.1852" calcext:value-type="float">
            <text:p>11.1852</text:p>
          </table:table-cell>
          <table:table-cell office:value-type="float" office:value="16.0659" calcext:value-type="float">
            <text:p>16.0659</text:p>
          </table:table-cell>
          <table:table-cell office:value-type="float" office:value="2.38661" calcext:value-type="float">
            <text:p>2.38661</text:p>
          </table:table-cell>
          <table:table-cell table:number-columns-repeated="5"/>
        </table:table-row>
        <table:table-row table:style-name="ro1">
          <table:table-cell office:value-type="float" office:value="11.2062" calcext:value-type="float">
            <text:p>11.2062</text:p>
          </table:table-cell>
          <table:table-cell office:value-type="float" office:value="16.0835" calcext:value-type="float">
            <text:p>16.0835</text:p>
          </table:table-cell>
          <table:table-cell office:value-type="float" office:value="2.39965" calcext:value-type="float">
            <text:p>2.39965</text:p>
          </table:table-cell>
          <table:table-cell table:number-columns-repeated="5"/>
        </table:table-row>
        <table:table-row table:style-name="ro1">
          <table:table-cell office:value-type="float" office:value="11.2364" calcext:value-type="float">
            <text:p>11.2364</text:p>
          </table:table-cell>
          <table:table-cell office:value-type="float" office:value="16.0873" calcext:value-type="float">
            <text:p>16.0873</text:p>
          </table:table-cell>
          <table:table-cell office:value-type="float" office:value="2.42392" calcext:value-type="float">
            <text:p>2.42392</text:p>
          </table:table-cell>
          <table:table-cell table:number-columns-repeated="5"/>
        </table:table-row>
        <table:table-row table:style-name="ro1">
          <table:table-cell office:value-type="float" office:value="11.2648" calcext:value-type="float">
            <text:p>11.2648</text:p>
          </table:table-cell>
          <table:table-cell office:value-type="float" office:value="16.0961" calcext:value-type="float">
            <text:p>16.0961</text:p>
          </table:table-cell>
          <table:table-cell office:value-type="float" office:value="2.4635" calcext:value-type="float">
            <text:p>2.4635</text:p>
          </table:table-cell>
          <table:table-cell table:number-columns-repeated="5"/>
        </table:table-row>
        <table:table-row table:style-name="ro1">
          <table:table-cell office:value-type="float" office:value="11.2929" calcext:value-type="float">
            <text:p>11.2929</text:p>
          </table:table-cell>
          <table:table-cell office:value-type="float" office:value="16.1035" calcext:value-type="float">
            <text:p>16.1035</text:p>
          </table:table-cell>
          <table:table-cell office:value-type="float" office:value="2.47097" calcext:value-type="float">
            <text:p>2.47097</text:p>
          </table:table-cell>
          <table:table-cell table:number-columns-repeated="5"/>
        </table:table-row>
        <table:table-row table:style-name="ro1">
          <table:table-cell office:value-type="float" office:value="11.319" calcext:value-type="float">
            <text:p>11.319</text:p>
          </table:table-cell>
          <table:table-cell office:value-type="float" office:value="16.1172" calcext:value-type="float">
            <text:p>16.1172</text:p>
          </table:table-cell>
          <table:table-cell office:value-type="float" office:value="2.55608" calcext:value-type="float">
            <text:p>2.55608</text:p>
          </table:table-cell>
          <table:table-cell table:number-columns-repeated="5"/>
        </table:table-row>
        <table:table-row table:style-name="ro1">
          <table:table-cell office:value-type="float" office:value="11.3193" calcext:value-type="float">
            <text:p>11.3193</text:p>
          </table:table-cell>
          <table:table-cell office:value-type="float" office:value="16.1197" calcext:value-type="float">
            <text:p>16.1197</text:p>
          </table:table-cell>
          <table:table-cell office:value-type="float" office:value="2.59339" calcext:value-type="float">
            <text:p>2.59339</text:p>
          </table:table-cell>
          <table:table-cell table:number-columns-repeated="5"/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6.1375" calcext:value-type="float">
            <text:p>16.1375</text:p>
          </table:table-cell>
          <table:table-cell office:value-type="float" office:value="2.60575" calcext:value-type="float">
            <text:p>2.60575</text:p>
          </table:table-cell>
          <table:table-cell table:number-columns-repeated="5"/>
        </table:table-row>
        <table:table-row table:style-name="ro1">
          <table:table-cell office:value-type="float" office:value="11.3549" calcext:value-type="float">
            <text:p>11.3549</text:p>
          </table:table-cell>
          <table:table-cell office:value-type="float" office:value="16.2195" calcext:value-type="float">
            <text:p>16.2195</text:p>
          </table:table-cell>
          <table:table-cell office:value-type="float" office:value="2.61482" calcext:value-type="float">
            <text:p>2.61482</text:p>
          </table:table-cell>
          <table:table-cell table:number-columns-repeated="5"/>
        </table:table-row>
        <table:table-row table:style-name="ro1">
          <table:table-cell office:value-type="float" office:value="11.4269" calcext:value-type="float">
            <text:p>11.4269</text:p>
          </table:table-cell>
          <table:table-cell office:value-type="float" office:value="16.2247" calcext:value-type="float">
            <text:p>16.2247</text:p>
          </table:table-cell>
          <table:table-cell office:value-type="float" office:value="2.61789" calcext:value-type="float">
            <text:p>2.61789</text:p>
          </table:table-cell>
          <table:table-cell table:number-columns-repeated="5"/>
        </table:table-row>
        <table:table-row table:style-name="ro1">
          <table:table-cell office:value-type="float" office:value="11.4527" calcext:value-type="float">
            <text:p>11.4527</text:p>
          </table:table-cell>
          <table:table-cell office:value-type="float" office:value="16.2256" calcext:value-type="float">
            <text:p>16.2256</text:p>
          </table:table-cell>
          <table:table-cell office:value-type="float" office:value="2.62144" calcext:value-type="float">
            <text:p>2.62144</text:p>
          </table:table-cell>
          <table:table-cell table:number-columns-repeated="5"/>
        </table:table-row>
        <table:table-row table:style-name="ro1">
          <table:table-cell office:value-type="float" office:value="11.4582" calcext:value-type="float">
            <text:p>11.4582</text:p>
          </table:table-cell>
          <table:table-cell office:value-type="float" office:value="16.2405" calcext:value-type="float">
            <text:p>16.2405</text:p>
          </table:table-cell>
          <table:table-cell office:value-type="float" office:value="2.65738" calcext:value-type="float">
            <text:p>2.65738</text:p>
          </table:table-cell>
          <table:table-cell table:number-columns-repeated="5"/>
        </table:table-row>
        <table:table-row table:style-name="ro1">
          <table:table-cell office:value-type="float" office:value="11.6155" calcext:value-type="float">
            <text:p>11.6155</text:p>
          </table:table-cell>
          <table:table-cell office:value-type="float" office:value="16.2588" calcext:value-type="float">
            <text:p>16.2588</text:p>
          </table:table-cell>
          <table:table-cell office:value-type="float" office:value="2.66157" calcext:value-type="float">
            <text:p>2.66157</text:p>
          </table:table-cell>
          <table:table-cell table:number-columns-repeated="5"/>
        </table:table-row>
        <table:table-row table:style-name="ro1">
          <table:table-cell office:value-type="float" office:value="11.6174" calcext:value-type="float">
            <text:p>11.6174</text:p>
          </table:table-cell>
          <table:table-cell office:value-type="float" office:value="16.2809" calcext:value-type="float">
            <text:p>16.2809</text:p>
          </table:table-cell>
          <table:table-cell office:value-type="float" office:value="2.67748" calcext:value-type="float">
            <text:p>2.67748</text:p>
          </table:table-cell>
          <table:table-cell table:number-columns-repeated="5"/>
        </table:table-row>
        <table:table-row table:style-name="ro1">
          <table:table-cell office:value-type="float" office:value="11.6236" calcext:value-type="float">
            <text:p>11.6236</text:p>
          </table:table-cell>
          <table:table-cell office:value-type="float" office:value="16.281" calcext:value-type="float">
            <text:p>16.281</text:p>
          </table:table-cell>
          <table:table-cell office:value-type="float" office:value="2.68341" calcext:value-type="float">
            <text:p>2.68341</text:p>
          </table:table-cell>
          <table:table-cell table:number-columns-repeated="5"/>
        </table:table-row>
        <table:table-row table:style-name="ro1">
          <table:table-cell office:value-type="float" office:value="11.6613" calcext:value-type="float">
            <text:p>11.6613</text:p>
          </table:table-cell>
          <table:table-cell office:value-type="float" office:value="16.2872" calcext:value-type="float">
            <text:p>16.2872</text:p>
          </table:table-cell>
          <table:table-cell office:value-type="float" office:value="2.71671" calcext:value-type="float">
            <text:p>2.71671</text:p>
          </table:table-cell>
          <table:table-cell table:number-columns-repeated="5"/>
        </table:table-row>
        <table:table-row table:style-name="ro1">
          <table:table-cell office:value-type="float" office:value="11.6697" calcext:value-type="float">
            <text:p>11.6697</text:p>
          </table:table-cell>
          <table:table-cell office:value-type="float" office:value="16.3313" calcext:value-type="float">
            <text:p>16.3313</text:p>
          </table:table-cell>
          <table:table-cell office:value-type="float" office:value="2.72229" calcext:value-type="float">
            <text:p>2.72229</text:p>
          </table:table-cell>
          <table:table-cell table:number-columns-repeated="5"/>
        </table:table-row>
        <table:table-row table:style-name="ro1">
          <table:table-cell office:value-type="float" office:value="11.7029" calcext:value-type="float">
            <text:p>11.7029</text:p>
          </table:table-cell>
          <table:table-cell office:value-type="float" office:value="16.38" calcext:value-type="float">
            <text:p>16.38</text:p>
          </table:table-cell>
          <table:table-cell office:value-type="float" office:value="2.76279" calcext:value-type="float">
            <text:p>2.76279</text:p>
          </table:table-cell>
          <table:table-cell table:number-columns-repeated="5"/>
        </table:table-row>
        <table:table-row table:style-name="ro1">
          <table:table-cell office:value-type="float" office:value="11.7395" calcext:value-type="float">
            <text:p>11.7395</text:p>
          </table:table-cell>
          <table:table-cell office:value-type="float" office:value="16.3873" calcext:value-type="float">
            <text:p>16.3873</text:p>
          </table:table-cell>
          <table:table-cell office:value-type="float" office:value="2.76938" calcext:value-type="float">
            <text:p>2.76938</text:p>
          </table:table-cell>
          <table:table-cell table:number-columns-repeated="5"/>
        </table:table-row>
        <table:table-row table:style-name="ro1">
          <table:table-cell office:value-type="float" office:value="11.7572" calcext:value-type="float">
            <text:p>11.7572</text:p>
          </table:table-cell>
          <table:table-cell office:value-type="float" office:value="16.4839" calcext:value-type="float">
            <text:p>16.4839</text:p>
          </table:table-cell>
          <table:table-cell office:value-type="float" office:value="2.77601" calcext:value-type="float">
            <text:p>2.77601</text:p>
          </table:table-cell>
          <table:table-cell table:number-columns-repeated="5"/>
        </table:table-row>
        <table:table-row table:style-name="ro1">
          <table:table-cell office:value-type="float" office:value="11.7702" calcext:value-type="float">
            <text:p>11.7702</text:p>
          </table:table-cell>
          <table:table-cell office:value-type="float" office:value="16.4997" calcext:value-type="float">
            <text:p>16.4997</text:p>
          </table:table-cell>
          <table:table-cell office:value-type="float" office:value="2.80176" calcext:value-type="float">
            <text:p>2.80176</text:p>
          </table:table-cell>
          <table:table-cell table:number-columns-repeated="5"/>
        </table:table-row>
        <table:table-row table:style-name="ro1">
          <table:table-cell office:value-type="float" office:value="11.7707" calcext:value-type="float">
            <text:p>11.7707</text:p>
          </table:table-cell>
          <table:table-cell office:value-type="float" office:value="16.5113" calcext:value-type="float">
            <text:p>16.5113</text:p>
          </table:table-cell>
          <table:table-cell office:value-type="float" office:value="2.82214" calcext:value-type="float">
            <text:p>2.82214</text:p>
          </table:table-cell>
          <table:table-cell table:number-columns-repeated="5"/>
        </table:table-row>
        <table:table-row table:style-name="ro1">
          <table:table-cell office:value-type="float" office:value="11.7996" calcext:value-type="float">
            <text:p>11.7996</text:p>
          </table:table-cell>
          <table:table-cell office:value-type="float" office:value="16.5552" calcext:value-type="float">
            <text:p>16.5552</text:p>
          </table:table-cell>
          <table:table-cell office:value-type="float" office:value="2.83135" calcext:value-type="float">
            <text:p>2.83135</text:p>
          </table:table-cell>
          <table:table-cell table:number-columns-repeated="5"/>
        </table:table-row>
        <table:table-row table:style-name="ro1">
          <table:table-cell office:value-type="float" office:value="11.8763" calcext:value-type="float">
            <text:p>11.8763</text:p>
          </table:table-cell>
          <table:table-cell office:value-type="float" office:value="16.5627" calcext:value-type="float">
            <text:p>16.5627</text:p>
          </table:table-cell>
          <table:table-cell office:value-type="float" office:value="2.87297" calcext:value-type="float">
            <text:p>2.87297</text:p>
          </table:table-cell>
          <table:table-cell table:number-columns-repeated="5"/>
        </table:table-row>
        <table:table-row table:style-name="ro1">
          <table:table-cell office:value-type="float" office:value="11.8992" calcext:value-type="float">
            <text:p>11.8992</text:p>
          </table:table-cell>
          <table:table-cell office:value-type="float" office:value="16.5912" calcext:value-type="float">
            <text:p>16.5912</text:p>
          </table:table-cell>
          <table:table-cell office:value-type="float" office:value="2.8884" calcext:value-type="float">
            <text:p>2.8884</text:p>
          </table:table-cell>
          <table:table-cell table:number-columns-repeated="5"/>
        </table:table-row>
        <table:table-row table:style-name="ro1">
          <table:table-cell office:value-type="float" office:value="11.9256" calcext:value-type="float">
            <text:p>11.9256</text:p>
          </table:table-cell>
          <table:table-cell office:value-type="float" office:value="16.6449" calcext:value-type="float">
            <text:p>16.6449</text:p>
          </table:table-cell>
          <table:table-cell office:value-type="float" office:value="2.89113" calcext:value-type="float">
            <text:p>2.89113</text:p>
          </table:table-cell>
          <table:table-cell table:number-columns-repeated="5"/>
        </table:table-row>
        <table:table-row table:style-name="ro1">
          <table:table-cell office:value-type="float" office:value="11.9631" calcext:value-type="float">
            <text:p>11.9631</text:p>
          </table:table-cell>
          <table:table-cell office:value-type="float" office:value="16.6671" calcext:value-type="float">
            <text:p>16.6671</text:p>
          </table:table-cell>
          <table:table-cell office:value-type="float" office:value="2.91289" calcext:value-type="float">
            <text:p>2.91289</text:p>
          </table:table-cell>
          <table:table-cell table:number-columns-repeated="5"/>
        </table:table-row>
        <table:table-row table:style-name="ro1">
          <table:table-cell office:value-type="float" office:value="11.9992" calcext:value-type="float">
            <text:p>11.9992</text:p>
          </table:table-cell>
          <table:table-cell office:value-type="float" office:value="16.6737" calcext:value-type="float">
            <text:p>16.6737</text:p>
          </table:table-cell>
          <table:table-cell office:value-type="float" office:value="2.97018" calcext:value-type="float">
            <text:p>2.97018</text:p>
          </table:table-cell>
          <table:table-cell table:number-columns-repeated="5"/>
        </table:table-row>
        <table:table-row table:style-name="ro1">
          <table:table-cell office:value-type="float" office:value="12.0345" calcext:value-type="float">
            <text:p>12.0345</text:p>
          </table:table-cell>
          <table:table-cell office:value-type="float" office:value="16.698" calcext:value-type="float">
            <text:p>16.698</text:p>
          </table:table-cell>
          <table:table-cell office:value-type="float" office:value="3.00169" calcext:value-type="float">
            <text:p>3.00169</text:p>
          </table:table-cell>
          <table:table-cell table:number-columns-repeated="5"/>
        </table:table-row>
        <table:table-row table:style-name="ro1">
          <table:table-cell office:value-type="float" office:value="12.0883" calcext:value-type="float">
            <text:p>12.0883</text:p>
          </table:table-cell>
          <table:table-cell office:value-type="float" office:value="16.7214" calcext:value-type="float">
            <text:p>16.7214</text:p>
          </table:table-cell>
          <table:table-cell office:value-type="float" office:value="3.07044" calcext:value-type="float">
            <text:p>3.07044</text:p>
          </table:table-cell>
          <table:table-cell table:number-columns-repeated="5"/>
        </table:table-row>
        <table:table-row table:style-name="ro1">
          <table:table-cell office:value-type="float" office:value="12.1237" calcext:value-type="float">
            <text:p>12.1237</text:p>
          </table:table-cell>
          <table:table-cell office:value-type="float" office:value="16.8401" calcext:value-type="float">
            <text:p>16.8401</text:p>
          </table:table-cell>
          <table:table-cell office:value-type="float" office:value="3.08475" calcext:value-type="float">
            <text:p>3.08475</text:p>
          </table:table-cell>
          <table:table-cell table:number-columns-repeated="5"/>
        </table:table-row>
        <table:table-row table:style-name="ro1">
          <table:table-cell office:value-type="float" office:value="12.1717" calcext:value-type="float">
            <text:p>12.1717</text:p>
          </table:table-cell>
          <table:table-cell office:value-type="float" office:value="16.8639" calcext:value-type="float">
            <text:p>16.8639</text:p>
          </table:table-cell>
          <table:table-cell office:value-type="float" office:value="3.08498" calcext:value-type="float">
            <text:p>3.08498</text:p>
          </table:table-cell>
          <table:table-cell table:number-columns-repeated="5"/>
        </table:table-row>
        <table:table-row table:style-name="ro1">
          <table:table-cell office:value-type="float" office:value="12.1786" calcext:value-type="float">
            <text:p>12.1786</text:p>
          </table:table-cell>
          <table:table-cell office:value-type="float" office:value="16.8982" calcext:value-type="float">
            <text:p>16.8982</text:p>
          </table:table-cell>
          <table:table-cell office:value-type="float" office:value="3.09474" calcext:value-type="float">
            <text:p>3.09474</text:p>
          </table:table-cell>
          <table:table-cell table:number-columns-repeated="5"/>
        </table:table-row>
        <table:table-row table:style-name="ro1">
          <table:table-cell office:value-type="float" office:value="12.1927" calcext:value-type="float">
            <text:p>12.1927</text:p>
          </table:table-cell>
          <table:table-cell office:value-type="float" office:value="16.9114" calcext:value-type="float">
            <text:p>16.9114</text:p>
          </table:table-cell>
          <table:table-cell office:value-type="float" office:value="3.1308" calcext:value-type="float">
            <text:p>3.1308</text:p>
          </table:table-cell>
          <table:table-cell table:number-columns-repeated="5"/>
        </table:table-row>
        <table:table-row table:style-name="ro1">
          <table:table-cell office:value-type="float" office:value="12.2409" calcext:value-type="float">
            <text:p>12.2409</text:p>
          </table:table-cell>
          <table:table-cell office:value-type="float" office:value="16.9585" calcext:value-type="float">
            <text:p>16.9585</text:p>
          </table:table-cell>
          <table:table-cell office:value-type="float" office:value="3.15618" calcext:value-type="float">
            <text:p>3.15618</text:p>
          </table:table-cell>
          <table:table-cell table:number-columns-repeated="5"/>
        </table:table-row>
        <table:table-row table:style-name="ro1">
          <table:table-cell office:value-type="float" office:value="12.2557" calcext:value-type="float">
            <text:p>12.2557</text:p>
          </table:table-cell>
          <table:table-cell office:value-type="float" office:value="16.9703" calcext:value-type="float">
            <text:p>16.9703</text:p>
          </table:table-cell>
          <table:table-cell office:value-type="float" office:value="3.2393" calcext:value-type="float">
            <text:p>3.2393</text:p>
          </table:table-cell>
          <table:table-cell table:number-columns-repeated="5"/>
        </table:table-row>
        <table:table-row table:style-name="ro1">
          <table:table-cell office:value-type="float" office:value="12.2679" calcext:value-type="float">
            <text:p>12.2679</text:p>
          </table:table-cell>
          <table:table-cell office:value-type="float" office:value="17.016" calcext:value-type="float">
            <text:p>17.016</text:p>
          </table:table-cell>
          <table:table-cell office:value-type="float" office:value="3.26363" calcext:value-type="float">
            <text:p>3.26363</text:p>
          </table:table-cell>
          <table:table-cell table:number-columns-repeated="5"/>
        </table:table-row>
        <table:table-row table:style-name="ro1">
          <table:table-cell office:value-type="float" office:value="12.2704" calcext:value-type="float">
            <text:p>12.2704</text:p>
          </table:table-cell>
          <table:table-cell office:value-type="float" office:value="17.0197" calcext:value-type="float">
            <text:p>17.0197</text:p>
          </table:table-cell>
          <table:table-cell office:value-type="float" office:value="3.30647" calcext:value-type="float">
            <text:p>3.30647</text:p>
          </table:table-cell>
          <table:table-cell table:number-columns-repeated="5"/>
        </table:table-row>
        <table:table-row table:style-name="ro1">
          <table:table-cell office:value-type="float" office:value="12.2872" calcext:value-type="float">
            <text:p>12.2872</text:p>
          </table:table-cell>
          <table:table-cell office:value-type="float" office:value="17.0341" calcext:value-type="float">
            <text:p>17.0341</text:p>
          </table:table-cell>
          <table:table-cell office:value-type="float" office:value="3.31996" calcext:value-type="float">
            <text:p>3.31996</text:p>
          </table:table-cell>
          <table:table-cell table:number-columns-repeated="5"/>
        </table:table-row>
        <table:table-row table:style-name="ro1">
          <table:table-cell office:value-type="float" office:value="12.3307" calcext:value-type="float">
            <text:p>12.3307</text:p>
          </table:table-cell>
          <table:table-cell office:value-type="float" office:value="17.0663" calcext:value-type="float">
            <text:p>17.0663</text:p>
          </table:table-cell>
          <table:table-cell office:value-type="float" office:value="3.33961" calcext:value-type="float">
            <text:p>3.33961</text:p>
          </table:table-cell>
          <table:table-cell table:number-columns-repeated="5"/>
        </table:table-row>
        <table:table-row table:style-name="ro1">
          <table:table-cell office:value-type="float" office:value="12.3873" calcext:value-type="float">
            <text:p>12.3873</text:p>
          </table:table-cell>
          <table:table-cell office:value-type="float" office:value="17.0713" calcext:value-type="float">
            <text:p>17.0713</text:p>
          </table:table-cell>
          <table:table-cell office:value-type="float" office:value="3.35628" calcext:value-type="float">
            <text:p>3.35628</text:p>
          </table:table-cell>
          <table:table-cell table:number-columns-repeated="5"/>
        </table:table-row>
        <table:table-row table:style-name="ro1">
          <table:table-cell office:value-type="float" office:value="12.4385" calcext:value-type="float">
            <text:p>12.4385</text:p>
          </table:table-cell>
          <table:table-cell office:value-type="float" office:value="17.1443" calcext:value-type="float">
            <text:p>17.1443</text:p>
          </table:table-cell>
          <table:table-cell office:value-type="float" office:value="3.43637" calcext:value-type="float">
            <text:p>3.43637</text:p>
          </table:table-cell>
          <table:table-cell table:number-columns-repeated="5"/>
        </table:table-row>
        <table:table-row table:style-name="ro1">
          <table:table-cell office:value-type="float" office:value="12.4889" calcext:value-type="float">
            <text:p>12.4889</text:p>
          </table:table-cell>
          <table:table-cell office:value-type="float" office:value="17.183" calcext:value-type="float">
            <text:p>17.183</text:p>
          </table:table-cell>
          <table:table-cell office:value-type="float" office:value="3.49251" calcext:value-type="float">
            <text:p>3.49251</text:p>
          </table:table-cell>
          <table:table-cell table:number-columns-repeated="5"/>
        </table:table-row>
        <table:table-row table:style-name="ro1">
          <table:table-cell office:value-type="float" office:value="12.5258" calcext:value-type="float">
            <text:p>12.5258</text:p>
          </table:table-cell>
          <table:table-cell office:value-type="float" office:value="17.1941" calcext:value-type="float">
            <text:p>17.1941</text:p>
          </table:table-cell>
          <table:table-cell office:value-type="float" office:value="3.53453" calcext:value-type="float">
            <text:p>3.53453</text:p>
          </table:table-cell>
          <table:table-cell table:number-columns-repeated="5"/>
        </table:table-row>
        <table:table-row table:style-name="ro1">
          <table:table-cell office:value-type="float" office:value="12.5316" calcext:value-type="float">
            <text:p>12.5316</text:p>
          </table:table-cell>
          <table:table-cell office:value-type="float" office:value="17.2193" calcext:value-type="float">
            <text:p>17.2193</text:p>
          </table:table-cell>
          <table:table-cell office:value-type="float" office:value="3.56742" calcext:value-type="float">
            <text:p>3.56742</text:p>
          </table:table-cell>
          <table:table-cell table:number-columns-repeated="5"/>
        </table:table-row>
        <table:table-row table:style-name="ro1">
          <table:table-cell office:value-type="float" office:value="12.5468" calcext:value-type="float">
            <text:p>12.5468</text:p>
          </table:table-cell>
          <table:table-cell office:value-type="float" office:value="17.2297" calcext:value-type="float">
            <text:p>17.2297</text:p>
          </table:table-cell>
          <table:table-cell office:value-type="float" office:value="3.64847" calcext:value-type="float">
            <text:p>3.64847</text:p>
          </table:table-cell>
          <table:table-cell table:number-columns-repeated="5"/>
        </table:table-row>
        <table:table-row table:style-name="ro1">
          <table:table-cell office:value-type="float" office:value="12.5732" calcext:value-type="float">
            <text:p>12.5732</text:p>
          </table:table-cell>
          <table:table-cell office:value-type="float" office:value="17.2643" calcext:value-type="float">
            <text:p>17.2643</text:p>
          </table:table-cell>
          <table:table-cell office:value-type="float" office:value="3.66031" calcext:value-type="float">
            <text:p>3.66031</text:p>
          </table:table-cell>
          <table:table-cell table:number-columns-repeated="5"/>
        </table:table-row>
        <table:table-row table:style-name="ro1">
          <table:table-cell office:value-type="float" office:value="12.5771" calcext:value-type="float">
            <text:p>12.5771</text:p>
          </table:table-cell>
          <table:table-cell office:value-type="float" office:value="17.2658" calcext:value-type="float">
            <text:p>17.2658</text:p>
          </table:table-cell>
          <table:table-cell office:value-type="float" office:value="3.6675" calcext:value-type="float">
            <text:p>3.6675</text:p>
          </table:table-cell>
          <table:table-cell table:number-columns-repeated="5"/>
        </table:table-row>
        <table:table-row table:style-name="ro1">
          <table:table-cell office:value-type="float" office:value="12.6119" calcext:value-type="float">
            <text:p>12.6119</text:p>
          </table:table-cell>
          <table:table-cell office:value-type="float" office:value="17.368" calcext:value-type="float">
            <text:p>17.368</text:p>
          </table:table-cell>
          <table:table-cell office:value-type="float" office:value="3.67401" calcext:value-type="float">
            <text:p>3.67401</text:p>
          </table:table-cell>
          <table:table-cell table:number-columns-repeated="5"/>
        </table:table-row>
        <table:table-row table:style-name="ro1">
          <table:table-cell office:value-type="float" office:value="12.6434" calcext:value-type="float">
            <text:p>12.6434</text:p>
          </table:table-cell>
          <table:table-cell office:value-type="float" office:value="17.3689" calcext:value-type="float">
            <text:p>17.3689</text:p>
          </table:table-cell>
          <table:table-cell office:value-type="float" office:value="3.7061" calcext:value-type="float">
            <text:p>3.7061</text:p>
          </table:table-cell>
          <table:table-cell table:number-columns-repeated="5"/>
        </table:table-row>
        <table:table-row table:style-name="ro1">
          <table:table-cell office:value-type="float" office:value="12.6447" calcext:value-type="float">
            <text:p>12.6447</text:p>
          </table:table-cell>
          <table:table-cell office:value-type="float" office:value="17.3756" calcext:value-type="float">
            <text:p>17.3756</text:p>
          </table:table-cell>
          <table:table-cell office:value-type="float" office:value="3.71238" calcext:value-type="float">
            <text:p>3.71238</text:p>
          </table:table-cell>
          <table:table-cell table:number-columns-repeated="5"/>
        </table:table-row>
        <table:table-row table:style-name="ro1">
          <table:table-cell office:value-type="float" office:value="12.6498" calcext:value-type="float">
            <text:p>12.6498</text:p>
          </table:table-cell>
          <table:table-cell office:value-type="float" office:value="17.4822" calcext:value-type="float">
            <text:p>17.4822</text:p>
          </table:table-cell>
          <table:table-cell office:value-type="float" office:value="3.72302" calcext:value-type="float">
            <text:p>3.72302</text:p>
          </table:table-cell>
          <table:table-cell table:number-columns-repeated="5"/>
        </table:table-row>
        <table:table-row table:style-name="ro1">
          <table:table-cell office:value-type="float" office:value="12.6983" calcext:value-type="float">
            <text:p>12.6983</text:p>
          </table:table-cell>
          <table:table-cell office:value-type="float" office:value="17.5185" calcext:value-type="float">
            <text:p>17.5185</text:p>
          </table:table-cell>
          <table:table-cell office:value-type="float" office:value="3.74159" calcext:value-type="float">
            <text:p>3.74159</text:p>
          </table:table-cell>
          <table:table-cell table:number-columns-repeated="5"/>
        </table:table-row>
        <table:table-row table:style-name="ro1">
          <table:table-cell office:value-type="float" office:value="12.7045" calcext:value-type="float">
            <text:p>12.7045</text:p>
          </table:table-cell>
          <table:table-cell office:value-type="float" office:value="17.5306" calcext:value-type="float">
            <text:p>17.5306</text:p>
          </table:table-cell>
          <table:table-cell office:value-type="float" office:value="3.80015" calcext:value-type="float">
            <text:p>3.80015</text:p>
          </table:table-cell>
          <table:table-cell table:number-columns-repeated="5"/>
        </table:table-row>
        <table:table-row table:style-name="ro1">
          <table:table-cell office:value-type="float" office:value="12.7343" calcext:value-type="float">
            <text:p>12.7343</text:p>
          </table:table-cell>
          <table:table-cell office:value-type="float" office:value="17.6023" calcext:value-type="float">
            <text:p>17.6023</text:p>
          </table:table-cell>
          <table:table-cell office:value-type="float" office:value="3.81066" calcext:value-type="float">
            <text:p>3.81066</text:p>
          </table:table-cell>
          <table:table-cell table:number-columns-repeated="5"/>
        </table:table-row>
        <table:table-row table:style-name="ro1">
          <table:table-cell office:value-type="float" office:value="12.7401" calcext:value-type="float">
            <text:p>12.7401</text:p>
          </table:table-cell>
          <table:table-cell office:value-type="float" office:value="17.6088" calcext:value-type="float">
            <text:p>17.6088</text:p>
          </table:table-cell>
          <table:table-cell office:value-type="float" office:value="3.9013" calcext:value-type="float">
            <text:p>3.9013</text:p>
          </table:table-cell>
          <table:table-cell table:number-columns-repeated="5"/>
        </table:table-row>
        <table:table-row table:style-name="ro1">
          <table:table-cell office:value-type="float" office:value="12.7469" calcext:value-type="float">
            <text:p>12.7469</text:p>
          </table:table-cell>
          <table:table-cell office:value-type="float" office:value="17.6145" calcext:value-type="float">
            <text:p>17.6145</text:p>
          </table:table-cell>
          <table:table-cell office:value-type="float" office:value="3.997" calcext:value-type="float">
            <text:p>3.997</text:p>
          </table:table-cell>
          <table:table-cell table:number-columns-repeated="5"/>
        </table:table-row>
        <table:table-row table:style-name="ro1">
          <table:table-cell office:value-type="float" office:value="12.789" calcext:value-type="float">
            <text:p>12.789</text:p>
          </table:table-cell>
          <table:table-cell office:value-type="float" office:value="17.6811" calcext:value-type="float">
            <text:p>17.6811</text:p>
          </table:table-cell>
          <table:table-cell office:value-type="float" office:value="4.01699" calcext:value-type="float">
            <text:p>4.01699</text:p>
          </table:table-cell>
          <table:table-cell table:number-columns-repeated="5"/>
        </table:table-row>
        <table:table-row table:style-name="ro1">
          <table:table-cell office:value-type="float" office:value="12.7983" calcext:value-type="float">
            <text:p>12.7983</text:p>
          </table:table-cell>
          <table:table-cell office:value-type="float" office:value="17.7102" calcext:value-type="float">
            <text:p>17.7102</text:p>
          </table:table-cell>
          <table:table-cell office:value-type="float" office:value="4.02442" calcext:value-type="float">
            <text:p>4.02442</text:p>
          </table:table-cell>
          <table:table-cell table:number-columns-repeated="5"/>
        </table:table-row>
        <table:table-row table:style-name="ro1">
          <table:table-cell office:value-type="float" office:value="12.823" calcext:value-type="float">
            <text:p>12.823</text:p>
          </table:table-cell>
          <table:table-cell office:value-type="float" office:value="17.729" calcext:value-type="float">
            <text:p>17.729</text:p>
          </table:table-cell>
          <table:table-cell office:value-type="float" office:value="4.0364" calcext:value-type="float">
            <text:p>4.0364</text:p>
          </table:table-cell>
          <table:table-cell table:number-columns-repeated="5"/>
        </table:table-row>
        <table:table-row table:style-name="ro1">
          <table:table-cell office:value-type="float" office:value="12.8253" calcext:value-type="float">
            <text:p>12.8253</text:p>
          </table:table-cell>
          <table:table-cell office:value-type="float" office:value="17.7358" calcext:value-type="float">
            <text:p>17.7358</text:p>
          </table:table-cell>
          <table:table-cell office:value-type="float" office:value="4.04069" calcext:value-type="float">
            <text:p>4.04069</text:p>
          </table:table-cell>
          <table:table-cell table:number-columns-repeated="5"/>
        </table:table-row>
        <table:table-row table:style-name="ro1">
          <table:table-cell office:value-type="float" office:value="12.8442" calcext:value-type="float">
            <text:p>12.8442</text:p>
          </table:table-cell>
          <table:table-cell office:value-type="float" office:value="17.7421" calcext:value-type="float">
            <text:p>17.7421</text:p>
          </table:table-cell>
          <table:table-cell office:value-type="float" office:value="4.05331" calcext:value-type="float">
            <text:p>4.05331</text:p>
          </table:table-cell>
          <table:table-cell table:number-columns-repeated="5"/>
        </table:table-row>
        <table:table-row table:style-name="ro1">
          <table:table-cell office:value-type="float" office:value="12.8621" calcext:value-type="float">
            <text:p>12.8621</text:p>
          </table:table-cell>
          <table:table-cell office:value-type="float" office:value="17.7596" calcext:value-type="float">
            <text:p>17.7596</text:p>
          </table:table-cell>
          <table:table-cell office:value-type="float" office:value="4.12271" calcext:value-type="float">
            <text:p>4.12271</text:p>
          </table:table-cell>
          <table:table-cell table:number-columns-repeated="5"/>
        </table:table-row>
        <table:table-row table:style-name="ro1">
          <table:table-cell office:value-type="float" office:value="12.925" calcext:value-type="float">
            <text:p>12.925</text:p>
          </table:table-cell>
          <table:table-cell office:value-type="float" office:value="17.8175" calcext:value-type="float">
            <text:p>17.8175</text:p>
          </table:table-cell>
          <table:table-cell office:value-type="float" office:value="4.23342" calcext:value-type="float">
            <text:p>4.23342</text:p>
          </table:table-cell>
          <table:table-cell table:number-columns-repeated="5"/>
        </table:table-row>
        <table:table-row table:style-name="ro1">
          <table:table-cell office:value-type="float" office:value="13.0351" calcext:value-type="float">
            <text:p>13.0351</text:p>
          </table:table-cell>
          <table:table-cell office:value-type="float" office:value="17.8224" calcext:value-type="float">
            <text:p>17.8224</text:p>
          </table:table-cell>
          <table:table-cell office:value-type="float" office:value="4.282" calcext:value-type="float">
            <text:p>4.282</text:p>
          </table:table-cell>
          <table:table-cell table:number-columns-repeated="5"/>
        </table:table-row>
        <table:table-row table:style-name="ro1">
          <table:table-cell office:value-type="float" office:value="13.0352" calcext:value-type="float">
            <text:p>13.0352</text:p>
          </table:table-cell>
          <table:table-cell office:value-type="float" office:value="17.965" calcext:value-type="float">
            <text:p>17.965</text:p>
          </table:table-cell>
          <table:table-cell office:value-type="float" office:value="4.28662" calcext:value-type="float">
            <text:p>4.28662</text:p>
          </table:table-cell>
          <table:table-cell table:number-columns-repeated="5"/>
        </table:table-row>
        <table:table-row table:style-name="ro1">
          <table:table-cell office:value-type="float" office:value="13.0841" calcext:value-type="float">
            <text:p>13.0841</text:p>
          </table:table-cell>
          <table:table-cell office:value-type="float" office:value="17.9939" calcext:value-type="float">
            <text:p>17.9939</text:p>
          </table:table-cell>
          <table:table-cell office:value-type="float" office:value="4.33451" calcext:value-type="float">
            <text:p>4.33451</text:p>
          </table:table-cell>
          <table:table-cell table:number-columns-repeated="5"/>
        </table:table-row>
        <table:table-row table:style-name="ro1">
          <table:table-cell office:value-type="float" office:value="13.1405" calcext:value-type="float">
            <text:p>13.1405</text:p>
          </table:table-cell>
          <table:table-cell office:value-type="float" office:value="18.029" calcext:value-type="float">
            <text:p>18.029</text:p>
          </table:table-cell>
          <table:table-cell office:value-type="float" office:value="4.35737" calcext:value-type="float">
            <text:p>4.35737</text:p>
          </table:table-cell>
          <table:table-cell table:number-columns-repeated="5"/>
        </table:table-row>
        <table:table-row table:style-name="ro1">
          <table:table-cell office:value-type="float" office:value="13.182" calcext:value-type="float">
            <text:p>13.182</text:p>
          </table:table-cell>
          <table:table-cell office:value-type="float" office:value="18.0406" calcext:value-type="float">
            <text:p>18.0406</text:p>
          </table:table-cell>
          <table:table-cell office:value-type="float" office:value="4.53142" calcext:value-type="float">
            <text:p>4.53142</text:p>
          </table:table-cell>
          <table:table-cell table:number-columns-repeated="5"/>
        </table:table-row>
        <table:table-row table:style-name="ro1">
          <table:table-cell office:value-type="float" office:value="13.1909" calcext:value-type="float">
            <text:p>13.1909</text:p>
          </table:table-cell>
          <table:table-cell office:value-type="float" office:value="18.0896" calcext:value-type="float">
            <text:p>18.0896</text:p>
          </table:table-cell>
          <table:table-cell office:value-type="float" office:value="4.59981" calcext:value-type="float">
            <text:p>4.59981</text:p>
          </table:table-cell>
          <table:table-cell table:number-columns-repeated="5"/>
        </table:table-row>
        <table:table-row table:style-name="ro1">
          <table:table-cell office:value-type="float" office:value="13.429" calcext:value-type="float">
            <text:p>13.429</text:p>
          </table:table-cell>
          <table:table-cell office:value-type="float" office:value="18.0999" calcext:value-type="float">
            <text:p>18.0999</text:p>
          </table:table-cell>
          <table:table-cell office:value-type="float" office:value="4.68478" calcext:value-type="float">
            <text:p>4.68478</text:p>
          </table:table-cell>
          <table:table-cell table:number-columns-repeated="5"/>
        </table:table-row>
        <table:table-row table:style-name="ro1">
          <table:table-cell office:value-type="float" office:value="13.4669" calcext:value-type="float">
            <text:p>13.4669</text:p>
          </table:table-cell>
          <table:table-cell office:value-type="float" office:value="18.1644" calcext:value-type="float">
            <text:p>18.1644</text:p>
          </table:table-cell>
          <table:table-cell office:value-type="float" office:value="4.73955" calcext:value-type="float">
            <text:p>4.73955</text:p>
          </table:table-cell>
          <table:table-cell table:number-columns-repeated="5"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8.2256" calcext:value-type="float">
            <text:p>18.2256</text:p>
          </table:table-cell>
          <table:table-cell office:value-type="float" office:value="4.74605" calcext:value-type="float">
            <text:p>4.74605</text:p>
          </table:table-cell>
          <table:table-cell table:number-columns-repeated="5"/>
        </table:table-row>
        <table:table-row table:style-name="ro1">
          <table:table-cell office:value-type="float" office:value="13.4883" calcext:value-type="float">
            <text:p>13.4883</text:p>
          </table:table-cell>
          <table:table-cell office:value-type="float" office:value="18.2599" calcext:value-type="float">
            <text:p>18.2599</text:p>
          </table:table-cell>
          <table:table-cell office:value-type="float" office:value="4.81597" calcext:value-type="float">
            <text:p>4.81597</text:p>
          </table:table-cell>
          <table:table-cell table:number-columns-repeated="5"/>
        </table:table-row>
        <table:table-row table:style-name="ro1">
          <table:table-cell office:value-type="float" office:value="13.588" calcext:value-type="float">
            <text:p>13.588</text:p>
          </table:table-cell>
          <table:table-cell office:value-type="float" office:value="18.2667" calcext:value-type="float">
            <text:p>18.2667</text:p>
          </table:table-cell>
          <table:table-cell office:value-type="float" office:value="4.83312" calcext:value-type="float">
            <text:p>4.83312</text:p>
          </table:table-cell>
          <table:table-cell table:number-columns-repeated="5"/>
        </table:table-row>
        <table:table-row table:style-name="ro1">
          <table:table-cell office:value-type="float" office:value="13.6585" calcext:value-type="float">
            <text:p>13.6585</text:p>
          </table:table-cell>
          <table:table-cell office:value-type="float" office:value="18.2814" calcext:value-type="float">
            <text:p>18.2814</text:p>
          </table:table-cell>
          <table:table-cell office:value-type="float" office:value="4.85207" calcext:value-type="float">
            <text:p>4.85207</text:p>
          </table:table-cell>
          <table:table-cell table:number-columns-repeated="5"/>
        </table:table-row>
        <table:table-row table:style-name="ro1">
          <table:table-cell office:value-type="float" office:value="13.682" calcext:value-type="float">
            <text:p>13.682</text:p>
          </table:table-cell>
          <table:table-cell office:value-type="float" office:value="18.327" calcext:value-type="float">
            <text:p>18.327</text:p>
          </table:table-cell>
          <table:table-cell office:value-type="float" office:value="5.00791" calcext:value-type="float">
            <text:p>5.00791</text:p>
          </table:table-cell>
          <table:table-cell table:number-columns-repeated="5"/>
        </table:table-row>
        <table:table-row table:style-name="ro1">
          <table:table-cell office:value-type="float" office:value="13.7636" calcext:value-type="float">
            <text:p>13.7636</text:p>
          </table:table-cell>
          <table:table-cell office:value-type="float" office:value="18.3792" calcext:value-type="float">
            <text:p>18.3792</text:p>
          </table:table-cell>
          <table:table-cell office:value-type="float" office:value="5.03177" calcext:value-type="float">
            <text:p>5.03177</text:p>
          </table:table-cell>
          <table:table-cell table:number-columns-repeated="5"/>
        </table:table-row>
        <table:table-row table:style-name="ro1">
          <table:table-cell office:value-type="float" office:value="13.8339" calcext:value-type="float">
            <text:p>13.8339</text:p>
          </table:table-cell>
          <table:table-cell office:value-type="float" office:value="18.4167" calcext:value-type="float">
            <text:p>18.4167</text:p>
          </table:table-cell>
          <table:table-cell office:value-type="float" office:value="5.15478" calcext:value-type="float">
            <text:p>5.15478</text:p>
          </table:table-cell>
          <table:table-cell table:number-columns-repeated="5"/>
        </table:table-row>
        <table:table-row table:style-name="ro1">
          <table:table-cell office:value-type="float" office:value="13.9022" calcext:value-type="float">
            <text:p>13.9022</text:p>
          </table:table-cell>
          <table:table-cell office:value-type="float" office:value="18.4301" calcext:value-type="float">
            <text:p>18.4301</text:p>
          </table:table-cell>
          <table:table-cell office:value-type="float" office:value="5.16372" calcext:value-type="float">
            <text:p>5.16372</text:p>
          </table:table-cell>
          <table:table-cell table:number-columns-repeated="5"/>
        </table:table-row>
        <table:table-row table:style-name="ro1">
          <table:table-cell office:value-type="float" office:value="13.924" calcext:value-type="float">
            <text:p>13.924</text:p>
          </table:table-cell>
          <table:table-cell office:value-type="float" office:value="18.4428" calcext:value-type="float">
            <text:p>18.4428</text:p>
          </table:table-cell>
          <table:table-cell office:value-type="float" office:value="5.20807" calcext:value-type="float">
            <text:p>5.20807</text:p>
          </table:table-cell>
          <table:table-cell table:number-columns-repeated="5"/>
        </table:table-row>
        <table:table-row table:style-name="ro1">
          <table:table-cell office:value-type="float" office:value="13.9375" calcext:value-type="float">
            <text:p>13.9375</text:p>
          </table:table-cell>
          <table:table-cell office:value-type="float" office:value="18.4454" calcext:value-type="float">
            <text:p>18.4454</text:p>
          </table:table-cell>
          <table:table-cell office:value-type="float" office:value="5.25219" calcext:value-type="float">
            <text:p>5.25219</text:p>
          </table:table-cell>
          <table:table-cell table:number-columns-repeated="5"/>
        </table:table-row>
        <table:table-row table:style-name="ro1">
          <table:table-cell office:value-type="float" office:value="13.985" calcext:value-type="float">
            <text:p>13.985</text:p>
          </table:table-cell>
          <table:table-cell office:value-type="float" office:value="18.4906" calcext:value-type="float">
            <text:p>18.4906</text:p>
          </table:table-cell>
          <table:table-cell office:value-type="float" office:value="5.26091" calcext:value-type="float">
            <text:p>5.26091</text:p>
          </table:table-cell>
          <table:table-cell table:number-columns-repeated="5"/>
        </table:table-row>
        <table:table-row table:style-name="ro1">
          <table:table-cell office:value-type="float" office:value="14.0161" calcext:value-type="float">
            <text:p>14.0161</text:p>
          </table:table-cell>
          <table:table-cell office:value-type="float" office:value="18.5077" calcext:value-type="float">
            <text:p>18.5077</text:p>
          </table:table-cell>
          <table:table-cell office:value-type="float" office:value="5.26873" calcext:value-type="float">
            <text:p>5.26873</text:p>
          </table:table-cell>
          <table:table-cell table:number-columns-repeated="5"/>
        </table:table-row>
        <table:table-row table:style-name="ro1">
          <table:table-cell office:value-type="float" office:value="14.0448" calcext:value-type="float">
            <text:p>14.0448</text:p>
          </table:table-cell>
          <table:table-cell office:value-type="float" office:value="18.6084" calcext:value-type="float">
            <text:p>18.6084</text:p>
          </table:table-cell>
          <table:table-cell office:value-type="float" office:value="5.30266" calcext:value-type="float">
            <text:p>5.30266</text:p>
          </table:table-cell>
          <table:table-cell table:number-columns-repeated="5"/>
        </table:table-row>
        <table:table-row table:style-name="ro1">
          <table:table-cell office:value-type="float" office:value="14.0547" calcext:value-type="float">
            <text:p>14.0547</text:p>
          </table:table-cell>
          <table:table-cell office:value-type="float" office:value="18.6309" calcext:value-type="float">
            <text:p>18.6309</text:p>
          </table:table-cell>
          <table:table-cell office:value-type="float" office:value="5.30859" calcext:value-type="float">
            <text:p>5.30859</text:p>
          </table:table-cell>
          <table:table-cell table:number-columns-repeated="5"/>
        </table:table-row>
        <table:table-row table:style-name="ro1">
          <table:table-cell office:value-type="float" office:value="14.0677" calcext:value-type="float">
            <text:p>14.0677</text:p>
          </table:table-cell>
          <table:table-cell office:value-type="float" office:value="18.6504" calcext:value-type="float">
            <text:p>18.6504</text:p>
          </table:table-cell>
          <table:table-cell office:value-type="float" office:value="5.34179" calcext:value-type="float">
            <text:p>5.34179</text:p>
          </table:table-cell>
          <table:table-cell table:number-columns-repeated="5"/>
        </table:table-row>
        <table:table-row table:style-name="ro1">
          <table:table-cell office:value-type="float" office:value="14.0884" calcext:value-type="float">
            <text:p>14.0884</text:p>
          </table:table-cell>
          <table:table-cell office:value-type="float" office:value="18.7478" calcext:value-type="float">
            <text:p>18.7478</text:p>
          </table:table-cell>
          <table:table-cell office:value-type="float" office:value="5.35401" calcext:value-type="float">
            <text:p>5.35401</text:p>
          </table:table-cell>
          <table:table-cell table:number-columns-repeated="5"/>
        </table:table-row>
        <table:table-row table:style-name="ro1">
          <table:table-cell office:value-type="float" office:value="14.1161" calcext:value-type="float">
            <text:p>14.1161</text:p>
          </table:table-cell>
          <table:table-cell office:value-type="float" office:value="18.7501" calcext:value-type="float">
            <text:p>18.7501</text:p>
          </table:table-cell>
          <table:table-cell office:value-type="float" office:value="5.48889" calcext:value-type="float">
            <text:p>5.48889</text:p>
          </table:table-cell>
          <table:table-cell table:number-columns-repeated="5"/>
        </table:table-row>
        <table:table-row table:style-name="ro1">
          <table:table-cell office:value-type="float" office:value="14.1497" calcext:value-type="float">
            <text:p>14.1497</text:p>
          </table:table-cell>
          <table:table-cell office:value-type="float" office:value="18.7838" calcext:value-type="float">
            <text:p>18.7838</text:p>
          </table:table-cell>
          <table:table-cell office:value-type="float" office:value="5.52493" calcext:value-type="float">
            <text:p>5.52493</text:p>
          </table:table-cell>
          <table:table-cell table:number-columns-repeated="5"/>
        </table:table-row>
        <table:table-row table:style-name="ro1">
          <table:table-cell office:value-type="float" office:value="14.1573" calcext:value-type="float">
            <text:p>14.1573</text:p>
          </table:table-cell>
          <table:table-cell office:value-type="float" office:value="18.8159" calcext:value-type="float">
            <text:p>18.8159</text:p>
          </table:table-cell>
          <table:table-cell office:value-type="float" office:value="5.52609" calcext:value-type="float">
            <text:p>5.52609</text:p>
          </table:table-cell>
          <table:table-cell table:number-columns-repeated="5"/>
        </table:table-row>
        <table:table-row table:style-name="ro1">
          <table:table-cell office:value-type="float" office:value="14.2027" calcext:value-type="float">
            <text:p>14.2027</text:p>
          </table:table-cell>
          <table:table-cell office:value-type="float" office:value="18.9025" calcext:value-type="float">
            <text:p>18.9025</text:p>
          </table:table-cell>
          <table:table-cell office:value-type="float" office:value="5.55411" calcext:value-type="float">
            <text:p>5.55411</text:p>
          </table:table-cell>
          <table:table-cell table:number-columns-repeated="5"/>
        </table:table-row>
        <table:table-row table:style-name="ro1">
          <table:table-cell office:value-type="float" office:value="14.3449" calcext:value-type="float">
            <text:p>14.3449</text:p>
          </table:table-cell>
          <table:table-cell office:value-type="float" office:value="18.998" calcext:value-type="float">
            <text:p>18.998</text:p>
          </table:table-cell>
          <table:table-cell office:value-type="float" office:value="5.56712" calcext:value-type="float">
            <text:p>5.56712</text:p>
          </table:table-cell>
          <table:table-cell table:number-columns-repeated="5"/>
        </table:table-row>
        <table:table-row table:style-name="ro1">
          <table:table-cell office:value-type="float" office:value="14.3533" calcext:value-type="float">
            <text:p>14.3533</text:p>
          </table:table-cell>
          <table:table-cell office:value-type="float" office:value="19.0337" calcext:value-type="float">
            <text:p>19.0337</text:p>
          </table:table-cell>
          <table:table-cell office:value-type="float" office:value="5.58993" calcext:value-type="float">
            <text:p>5.58993</text:p>
          </table:table-cell>
          <table:table-cell table:number-columns-repeated="5"/>
        </table:table-row>
        <table:table-row table:style-name="ro1">
          <table:table-cell office:value-type="float" office:value="14.3756" calcext:value-type="float">
            <text:p>14.3756</text:p>
          </table:table-cell>
          <table:table-cell office:value-type="float" office:value="19.0587" calcext:value-type="float">
            <text:p>19.0587</text:p>
          </table:table-cell>
          <table:table-cell office:value-type="float" office:value="5.61565" calcext:value-type="float">
            <text:p>5.61565</text:p>
          </table:table-cell>
          <table:table-cell table:number-columns-repeated="5"/>
        </table:table-row>
        <table:table-row table:style-name="ro1">
          <table:table-cell office:value-type="float" office:value="14.4537" calcext:value-type="float">
            <text:p>14.4537</text:p>
          </table:table-cell>
          <table:table-cell office:value-type="float" office:value="19.0743" calcext:value-type="float">
            <text:p>19.0743</text:p>
          </table:table-cell>
          <table:table-cell office:value-type="float" office:value="5.67682" calcext:value-type="float">
            <text:p>5.67682</text:p>
          </table:table-cell>
          <table:table-cell table:number-columns-repeated="5"/>
        </table:table-row>
        <table:table-row table:style-name="ro1">
          <table:table-cell office:value-type="float" office:value="14.4984" calcext:value-type="float">
            <text:p>14.4984</text:p>
          </table:table-cell>
          <table:table-cell office:value-type="float" office:value="19.0998" calcext:value-type="float">
            <text:p>19.0998</text:p>
          </table:table-cell>
          <table:table-cell office:value-type="float" office:value="5.76492" calcext:value-type="float">
            <text:p>5.76492</text:p>
          </table:table-cell>
          <table:table-cell table:number-columns-repeated="5"/>
        </table:table-row>
        <table:table-row table:style-name="ro1">
          <table:table-cell office:value-type="float" office:value="14.538" calcext:value-type="float">
            <text:p>14.538</text:p>
          </table:table-cell>
          <table:table-cell office:value-type="float" office:value="19.1147" calcext:value-type="float">
            <text:p>19.1147</text:p>
          </table:table-cell>
          <table:table-cell office:value-type="float" office:value="5.79297" calcext:value-type="float">
            <text:p>5.79297</text:p>
          </table:table-cell>
          <table:table-cell table:number-columns-repeated="5"/>
        </table:table-row>
        <table:table-row table:style-name="ro1">
          <table:table-cell office:value-type="float" office:value="14.5978" calcext:value-type="float">
            <text:p>14.5978</text:p>
          </table:table-cell>
          <table:table-cell office:value-type="float" office:value="19.1377" calcext:value-type="float">
            <text:p>19.1377</text:p>
          </table:table-cell>
          <table:table-cell office:value-type="float" office:value="5.86281" calcext:value-type="float">
            <text:p>5.86281</text:p>
          </table:table-cell>
          <table:table-cell table:number-columns-repeated="5"/>
        </table:table-row>
        <table:table-row table:style-name="ro1">
          <table:table-cell office:value-type="float" office:value="14.6111" calcext:value-type="float">
            <text:p>14.6111</text:p>
          </table:table-cell>
          <table:table-cell office:value-type="float" office:value="19.1503" calcext:value-type="float">
            <text:p>19.1503</text:p>
          </table:table-cell>
          <table:table-cell office:value-type="float" office:value="5.8857" calcext:value-type="float">
            <text:p>5.8857</text:p>
          </table:table-cell>
          <table:table-cell table:number-columns-repeated="5"/>
        </table:table-row>
        <table:table-row table:style-name="ro1">
          <table:table-cell office:value-type="float" office:value="14.6405" calcext:value-type="float">
            <text:p>14.6405</text:p>
          </table:table-cell>
          <table:table-cell office:value-type="float" office:value="19.1571" calcext:value-type="float">
            <text:p>19.1571</text:p>
          </table:table-cell>
          <table:table-cell office:value-type="float" office:value="5.918" calcext:value-type="float">
            <text:p>5.918</text:p>
          </table:table-cell>
          <table:table-cell table:number-columns-repeated="5"/>
        </table:table-row>
        <table:table-row table:style-name="ro1">
          <table:table-cell office:value-type="float" office:value="14.6804" calcext:value-type="float">
            <text:p>14.6804</text:p>
          </table:table-cell>
          <table:table-cell office:value-type="float" office:value="19.1611" calcext:value-type="float">
            <text:p>19.1611</text:p>
          </table:table-cell>
          <table:table-cell office:value-type="float" office:value="5.92889" calcext:value-type="float">
            <text:p>5.92889</text:p>
          </table:table-cell>
          <table:table-cell table:number-columns-repeated="5"/>
        </table:table-row>
        <table:table-row table:style-name="ro1">
          <table:table-cell office:value-type="float" office:value="14.6958" calcext:value-type="float">
            <text:p>14.6958</text:p>
          </table:table-cell>
          <table:table-cell office:value-type="float" office:value="19.1612" calcext:value-type="float">
            <text:p>19.1612</text:p>
          </table:table-cell>
          <table:table-cell office:value-type="float" office:value="5.99361" calcext:value-type="float">
            <text:p>5.99361</text:p>
          </table:table-cell>
          <table:table-cell table:number-columns-repeated="5"/>
        </table:table-row>
        <table:table-row table:style-name="ro1">
          <table:table-cell office:value-type="float" office:value="14.7495" calcext:value-type="float">
            <text:p>14.7495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6.0803" calcext:value-type="float">
            <text:p>6.0803</text:p>
          </table:table-cell>
          <table:table-cell table:number-columns-repeated="5"/>
        </table:table-row>
        <table:table-row table:style-name="ro1">
          <table:table-cell office:value-type="float" office:value="14.777" calcext:value-type="float">
            <text:p>14.777</text:p>
          </table:table-cell>
          <table:table-cell office:value-type="float" office:value="19.2475" calcext:value-type="float">
            <text:p>19.2475</text:p>
          </table:table-cell>
          <table:table-cell office:value-type="float" office:value="6.11668" calcext:value-type="float">
            <text:p>6.11668</text:p>
          </table:table-cell>
          <table:table-cell table:number-columns-repeated="5"/>
        </table:table-row>
        <table:table-row table:style-name="ro1">
          <table:table-cell office:value-type="float" office:value="14.8211" calcext:value-type="float">
            <text:p>14.8211</text:p>
          </table:table-cell>
          <table:table-cell office:value-type="float" office:value="19.2498" calcext:value-type="float">
            <text:p>19.2498</text:p>
          </table:table-cell>
          <table:table-cell office:value-type="float" office:value="6.11963" calcext:value-type="float">
            <text:p>6.11963</text:p>
          </table:table-cell>
          <table:table-cell table:number-columns-repeated="5"/>
        </table:table-row>
        <table:table-row table:style-name="ro1">
          <table:table-cell office:value-type="float" office:value="14.8343" calcext:value-type="float">
            <text:p>14.8343</text:p>
          </table:table-cell>
          <table:table-cell office:value-type="float" office:value="19.2873" calcext:value-type="float">
            <text:p>19.2873</text:p>
          </table:table-cell>
          <table:table-cell office:value-type="float" office:value="6.12189" calcext:value-type="float">
            <text:p>6.12189</text:p>
          </table:table-cell>
          <table:table-cell table:number-columns-repeated="5"/>
        </table:table-row>
        <table:table-row table:style-name="ro1">
          <table:table-cell office:value-type="float" office:value="14.8585" calcext:value-type="float">
            <text:p>14.8585</text:p>
          </table:table-cell>
          <table:table-cell office:value-type="float" office:value="19.292" calcext:value-type="float">
            <text:p>19.292</text:p>
          </table:table-cell>
          <table:table-cell office:value-type="float" office:value="6.34486" calcext:value-type="float">
            <text:p>6.34486</text:p>
          </table:table-cell>
          <table:table-cell table:number-columns-repeated="5"/>
        </table:table-row>
        <table:table-row table:style-name="ro1">
          <table:table-cell office:value-type="float" office:value="14.8993" calcext:value-type="float">
            <text:p>14.8993</text:p>
          </table:table-cell>
          <table:table-cell office:value-type="float" office:value="19.324" calcext:value-type="float">
            <text:p>19.324</text:p>
          </table:table-cell>
          <table:table-cell office:value-type="float" office:value="6.38405" calcext:value-type="float">
            <text:p>6.38405</text:p>
          </table:table-cell>
          <table:table-cell table:number-columns-repeated="5"/>
        </table:table-row>
        <table:table-row table:style-name="ro1">
          <table:table-cell office:value-type="float" office:value="14.9266" calcext:value-type="float">
            <text:p>14.9266</text:p>
          </table:table-cell>
          <table:table-cell office:value-type="float" office:value="19.3451" calcext:value-type="float">
            <text:p>19.3451</text:p>
          </table:table-cell>
          <table:table-cell office:value-type="float" office:value="6.41374" calcext:value-type="float">
            <text:p>6.41374</text:p>
          </table:table-cell>
          <table:table-cell table:number-columns-repeated="5"/>
        </table:table-row>
        <table:table-row table:style-name="ro1">
          <table:table-cell office:value-type="float" office:value="14.9938" calcext:value-type="float">
            <text:p>14.9938</text:p>
          </table:table-cell>
          <table:table-cell office:value-type="float" office:value="19.3559" calcext:value-type="float">
            <text:p>19.3559</text:p>
          </table:table-cell>
          <table:table-cell office:value-type="float" office:value="6.42156" calcext:value-type="float">
            <text:p>6.42156</text:p>
          </table:table-cell>
          <table:table-cell table:number-columns-repeated="5"/>
        </table:table-row>
        <table:table-row table:style-name="ro1">
          <table:table-cell office:value-type="float" office:value="15.0224" calcext:value-type="float">
            <text:p>15.0224</text:p>
          </table:table-cell>
          <table:table-cell office:value-type="float" office:value="19.4171" calcext:value-type="float">
            <text:p>19.4171</text:p>
          </table:table-cell>
          <table:table-cell office:value-type="float" office:value="6.44519" calcext:value-type="float">
            <text:p>6.44519</text:p>
          </table:table-cell>
          <table:table-cell table:number-columns-repeated="5"/>
        </table:table-row>
        <table:table-row table:style-name="ro1">
          <table:table-cell office:value-type="float" office:value="15.0332" calcext:value-type="float">
            <text:p>15.0332</text:p>
          </table:table-cell>
          <table:table-cell office:value-type="float" office:value="19.4443" calcext:value-type="float">
            <text:p>19.4443</text:p>
          </table:table-cell>
          <table:table-cell office:value-type="float" office:value="6.44719" calcext:value-type="float">
            <text:p>6.44719</text:p>
          </table:table-cell>
          <table:table-cell table:number-columns-repeated="5"/>
        </table:table-row>
        <table:table-row table:style-name="ro1">
          <table:table-cell office:value-type="float" office:value="15.0483" calcext:value-type="float">
            <text:p>15.0483</text:p>
          </table:table-cell>
          <table:table-cell office:value-type="float" office:value="19.4826" calcext:value-type="float">
            <text:p>19.4826</text:p>
          </table:table-cell>
          <table:table-cell office:value-type="float" office:value="6.51309" calcext:value-type="float">
            <text:p>6.51309</text:p>
          </table:table-cell>
          <table:table-cell table:number-columns-repeated="5"/>
        </table:table-row>
        <table:table-row table:style-name="ro1">
          <table:table-cell office:value-type="float" office:value="15.0663" calcext:value-type="float">
            <text:p>15.0663</text:p>
          </table:table-cell>
          <table:table-cell office:value-type="float" office:value="19.5006" calcext:value-type="float">
            <text:p>19.5006</text:p>
          </table:table-cell>
          <table:table-cell office:value-type="float" office:value="6.52435" calcext:value-type="float">
            <text:p>6.52435</text:p>
          </table:table-cell>
          <table:table-cell table:number-columns-repeated="5"/>
        </table:table-row>
        <table:table-row table:style-name="ro1">
          <table:table-cell office:value-type="float" office:value="15.0697" calcext:value-type="float">
            <text:p>15.0697</text:p>
          </table:table-cell>
          <table:table-cell office:value-type="float" office:value="19.5044" calcext:value-type="float">
            <text:p>19.5044</text:p>
          </table:table-cell>
          <table:table-cell office:value-type="float" office:value="6.59731" calcext:value-type="float">
            <text:p>6.59731</text:p>
          </table:table-cell>
          <table:table-cell table:number-columns-repeated="5"/>
        </table:table-row>
        <table:table-row table:style-name="ro1">
          <table:table-cell office:value-type="float" office:value="15.0844" calcext:value-type="float">
            <text:p>15.0844</text:p>
          </table:table-cell>
          <table:table-cell office:value-type="float" office:value="19.5288" calcext:value-type="float">
            <text:p>19.5288</text:p>
          </table:table-cell>
          <table:table-cell office:value-type="float" office:value="6.60699" calcext:value-type="float">
            <text:p>6.60699</text:p>
          </table:table-cell>
          <table:table-cell table:number-columns-repeated="5"/>
        </table:table-row>
        <table:table-row table:style-name="ro1">
          <table:table-cell office:value-type="float" office:value="15.1076" calcext:value-type="float">
            <text:p>15.1076</text:p>
          </table:table-cell>
          <table:table-cell office:value-type="float" office:value="19.5411" calcext:value-type="float">
            <text:p>19.5411</text:p>
          </table:table-cell>
          <table:table-cell office:value-type="float" office:value="6.63272" calcext:value-type="float">
            <text:p>6.63272</text:p>
          </table:table-cell>
          <table:table-cell table:number-columns-repeated="5"/>
        </table:table-row>
        <table:table-row table:style-name="ro1">
          <table:table-cell office:value-type="float" office:value="15.1078" calcext:value-type="float">
            <text:p>15.1078</text:p>
          </table:table-cell>
          <table:table-cell office:value-type="float" office:value="19.5979" calcext:value-type="float">
            <text:p>19.5979</text:p>
          </table:table-cell>
          <table:table-cell office:value-type="float" office:value="6.68522" calcext:value-type="float">
            <text:p>6.68522</text:p>
          </table:table-cell>
          <table:table-cell table:number-columns-repeated="5"/>
        </table:table-row>
        <table:table-row table:style-name="ro1">
          <table:table-cell office:value-type="float" office:value="15.1732" calcext:value-type="float">
            <text:p>15.1732</text:p>
          </table:table-cell>
          <table:table-cell office:value-type="float" office:value="19.6278" calcext:value-type="float">
            <text:p>19.6278</text:p>
          </table:table-cell>
          <table:table-cell office:value-type="float" office:value="6.70229" calcext:value-type="float">
            <text:p>6.70229</text:p>
          </table:table-cell>
          <table:table-cell table:number-columns-repeated="5"/>
        </table:table-row>
        <table:table-row table:style-name="ro1">
          <table:table-cell office:value-type="float" office:value="15.1822" calcext:value-type="float">
            <text:p>15.1822</text:p>
          </table:table-cell>
          <table:table-cell office:value-type="float" office:value="19.6484" calcext:value-type="float">
            <text:p>19.6484</text:p>
          </table:table-cell>
          <table:table-cell office:value-type="float" office:value="6.79101" calcext:value-type="float">
            <text:p>6.79101</text:p>
          </table:table-cell>
          <table:table-cell table:number-columns-repeated="5"/>
        </table:table-row>
        <table:table-row table:style-name="ro1">
          <table:table-cell office:value-type="float" office:value="15.2028" calcext:value-type="float">
            <text:p>15.2028</text:p>
          </table:table-cell>
          <table:table-cell office:value-type="float" office:value="19.7121" calcext:value-type="float">
            <text:p>19.7121</text:p>
          </table:table-cell>
          <table:table-cell office:value-type="float" office:value="6.80109" calcext:value-type="float">
            <text:p>6.80109</text:p>
          </table:table-cell>
          <table:table-cell table:number-columns-repeated="5"/>
        </table:table-row>
        <table:table-row table:style-name="ro1">
          <table:table-cell office:value-type="float" office:value="15.2632" calcext:value-type="float">
            <text:p>15.2632</text:p>
          </table:table-cell>
          <table:table-cell office:value-type="float" office:value="19.7873" calcext:value-type="float">
            <text:p>19.7873</text:p>
          </table:table-cell>
          <table:table-cell office:value-type="float" office:value="6.80741" calcext:value-type="float">
            <text:p>6.80741</text:p>
          </table:table-cell>
          <table:table-cell table:number-columns-repeated="5"/>
        </table:table-row>
        <table:table-row table:style-name="ro1">
          <table:table-cell office:value-type="float" office:value="15.3329" calcext:value-type="float">
            <text:p>15.3329</text:p>
          </table:table-cell>
          <table:table-cell office:value-type="float" office:value="19.7909" calcext:value-type="float">
            <text:p>19.7909</text:p>
          </table:table-cell>
          <table:table-cell office:value-type="float" office:value="6.80871" calcext:value-type="float">
            <text:p>6.80871</text:p>
          </table:table-cell>
          <table:table-cell table:number-columns-repeated="5"/>
        </table:table-row>
        <table:table-row table:style-name="ro1">
          <table:table-cell office:value-type="float" office:value="15.349" calcext:value-type="float">
            <text:p>15.349</text:p>
          </table:table-cell>
          <table:table-cell office:value-type="float" office:value="19.8063" calcext:value-type="float">
            <text:p>19.8063</text:p>
          </table:table-cell>
          <table:table-cell office:value-type="float" office:value="6.82519" calcext:value-type="float">
            <text:p>6.82519</text:p>
          </table:table-cell>
          <table:table-cell table:number-columns-repeated="5"/>
        </table:table-row>
        <table:table-row table:style-name="ro1">
          <table:table-cell office:value-type="float" office:value="15.4572" calcext:value-type="float">
            <text:p>15.4572</text:p>
          </table:table-cell>
          <table:table-cell office:value-type="float" office:value="19.8686" calcext:value-type="float">
            <text:p>19.8686</text:p>
          </table:table-cell>
          <table:table-cell office:value-type="float" office:value="6.82585" calcext:value-type="float">
            <text:p>6.82585</text:p>
          </table:table-cell>
          <table:table-cell table:number-columns-repeated="5"/>
        </table:table-row>
        <table:table-row table:style-name="ro1">
          <table:table-cell office:value-type="float" office:value="15.4595" calcext:value-type="float">
            <text:p>15.4595</text:p>
          </table:table-cell>
          <table:table-cell office:value-type="float" office:value="19.9312" calcext:value-type="float">
            <text:p>19.9312</text:p>
          </table:table-cell>
          <table:table-cell office:value-type="float" office:value="6.8267" calcext:value-type="float">
            <text:p>6.8267</text:p>
          </table:table-cell>
          <table:table-cell table:number-columns-repeated="5"/>
        </table:table-row>
        <table:table-row table:style-name="ro1">
          <table:table-cell office:value-type="float" office:value="15.5258" calcext:value-type="float">
            <text:p>15.5258</text:p>
          </table:table-cell>
          <table:table-cell office:value-type="float" office:value="19.9439" calcext:value-type="float">
            <text:p>19.9439</text:p>
          </table:table-cell>
          <table:table-cell office:value-type="float" office:value="6.83714" calcext:value-type="float">
            <text:p>6.83714</text:p>
          </table:table-cell>
          <table:table-cell table:number-columns-repeated="5"/>
        </table:table-row>
        <table:table-row table:style-name="ro1">
          <table:table-cell office:value-type="float" office:value="15.5319" calcext:value-type="float">
            <text:p>15.5319</text:p>
          </table:table-cell>
          <table:table-cell office:value-type="float" office:value="19.9781" calcext:value-type="float">
            <text:p>19.9781</text:p>
          </table:table-cell>
          <table:table-cell office:value-type="float" office:value="6.8433" calcext:value-type="float">
            <text:p>6.8433</text:p>
          </table:table-cell>
          <table:table-cell table:number-columns-repeated="5"/>
        </table:table-row>
        <table:table-row table:style-name="ro1">
          <table:table-cell office:value-type="float" office:value="15.5355" calcext:value-type="float">
            <text:p>15.5355</text:p>
          </table:table-cell>
          <table:table-cell office:value-type="float" office:value="20.0111" calcext:value-type="float">
            <text:p>20.0111</text:p>
          </table:table-cell>
          <table:table-cell office:value-type="float" office:value="6.84707" calcext:value-type="float">
            <text:p>6.84707</text:p>
          </table:table-cell>
          <table:table-cell table:number-columns-repeated="5"/>
        </table:table-row>
        <table:table-row table:style-name="ro1">
          <table:table-cell office:value-type="float" office:value="15.5367" calcext:value-type="float">
            <text:p>15.5367</text:p>
          </table:table-cell>
          <table:table-cell office:value-type="float" office:value="20.0181" calcext:value-type="float">
            <text:p>20.0181</text:p>
          </table:table-cell>
          <table:table-cell office:value-type="float" office:value="6.8471" calcext:value-type="float">
            <text:p>6.8471</text:p>
          </table:table-cell>
          <table:table-cell table:number-columns-repeated="5"/>
        </table:table-row>
        <table:table-row table:style-name="ro1">
          <table:table-cell office:value-type="float" office:value="15.6059" calcext:value-type="float">
            <text:p>15.6059</text:p>
          </table:table-cell>
          <table:table-cell office:value-type="float" office:value="20.0967" calcext:value-type="float">
            <text:p>20.0967</text:p>
          </table:table-cell>
          <table:table-cell office:value-type="float" office:value="6.90256" calcext:value-type="float">
            <text:p>6.90256</text:p>
          </table:table-cell>
          <table:table-cell table:number-columns-repeated="5"/>
        </table:table-row>
        <table:table-row table:style-name="ro1">
          <table:table-cell office:value-type="float" office:value="15.606" calcext:value-type="float">
            <text:p>15.606</text:p>
          </table:table-cell>
          <table:table-cell office:value-type="float" office:value="20.2442" calcext:value-type="float">
            <text:p>20.2442</text:p>
          </table:table-cell>
          <table:table-cell office:value-type="float" office:value="6.90598" calcext:value-type="float">
            <text:p>6.90598</text:p>
          </table:table-cell>
          <table:table-cell table:number-columns-repeated="5"/>
        </table:table-row>
        <table:table-row table:style-name="ro1">
          <table:table-cell office:value-type="float" office:value="15.7287" calcext:value-type="float">
            <text:p>15.7287</text:p>
          </table:table-cell>
          <table:table-cell office:value-type="float" office:value="20.2574" calcext:value-type="float">
            <text:p>20.2574</text:p>
          </table:table-cell>
          <table:table-cell office:value-type="float" office:value="6.93047" calcext:value-type="float">
            <text:p>6.93047</text:p>
          </table:table-cell>
          <table:table-cell table:number-columns-repeated="5"/>
        </table:table-row>
        <table:table-row table:style-name="ro1">
          <table:table-cell office:value-type="float" office:value="15.7735" calcext:value-type="float">
            <text:p>15.7735</text:p>
          </table:table-cell>
          <table:table-cell office:value-type="float" office:value="20.3242" calcext:value-type="float">
            <text:p>20.3242</text:p>
          </table:table-cell>
          <table:table-cell office:value-type="float" office:value="6.9551" calcext:value-type="float">
            <text:p>6.9551</text:p>
          </table:table-cell>
          <table:table-cell table:number-columns-repeated="5"/>
        </table:table-row>
        <table:table-row table:style-name="ro1">
          <table:table-cell office:value-type="float" office:value="15.8394" calcext:value-type="float">
            <text:p>15.8394</text:p>
          </table:table-cell>
          <table:table-cell office:value-type="float" office:value="20.337" calcext:value-type="float">
            <text:p>20.337</text:p>
          </table:table-cell>
          <table:table-cell office:value-type="float" office:value="6.98652" calcext:value-type="float">
            <text:p>6.98652</text:p>
          </table:table-cell>
          <table:table-cell table:number-columns-repeated="5"/>
        </table:table-row>
        <table:table-row table:style-name="ro1">
          <table:table-cell office:value-type="float" office:value="15.9094" calcext:value-type="float">
            <text:p>15.9094</text:p>
          </table:table-cell>
          <table:table-cell office:value-type="float" office:value="20.3928" calcext:value-type="float">
            <text:p>20.3928</text:p>
          </table:table-cell>
          <table:table-cell office:value-type="float" office:value="7.02151" calcext:value-type="float">
            <text:p>7.02151</text:p>
          </table:table-cell>
          <table:table-cell table:number-columns-repeated="5"/>
        </table:table-row>
        <table:table-row table:style-name="ro1">
          <table:table-cell office:value-type="float" office:value="15.963" calcext:value-type="float">
            <text:p>15.963</text:p>
          </table:table-cell>
          <table:table-cell office:value-type="float" office:value="20.3951" calcext:value-type="float">
            <text:p>20.3951</text:p>
          </table:table-cell>
          <table:table-cell office:value-type="float" office:value="7.06447" calcext:value-type="float">
            <text:p>7.06447</text:p>
          </table:table-cell>
          <table:table-cell table:number-columns-repeated="5"/>
        </table:table-row>
        <table:table-row table:style-name="ro1">
          <table:table-cell office:value-type="float" office:value="15.9694" calcext:value-type="float">
            <text:p>15.9694</text:p>
          </table:table-cell>
          <table:table-cell office:value-type="float" office:value="20.405" calcext:value-type="float">
            <text:p>20.405</text:p>
          </table:table-cell>
          <table:table-cell office:value-type="float" office:value="7.11072" calcext:value-type="float">
            <text:p>7.11072</text:p>
          </table:table-cell>
          <table:table-cell table:number-columns-repeated="5"/>
        </table:table-row>
        <table:table-row table:style-name="ro1">
          <table:table-cell office:value-type="float" office:value="15.9857" calcext:value-type="float">
            <text:p>15.9857</text:p>
          </table:table-cell>
          <table:table-cell office:value-type="float" office:value="20.4142" calcext:value-type="float">
            <text:p>20.4142</text:p>
          </table:table-cell>
          <table:table-cell office:value-type="float" office:value="7.11245" calcext:value-type="float">
            <text:p>7.11245</text:p>
          </table:table-cell>
          <table:table-cell table:number-columns-repeated="5"/>
        </table:table-row>
        <table:table-row table:style-name="ro1">
          <table:table-cell office:value-type="float" office:value="16.0101" calcext:value-type="float">
            <text:p>16.0101</text:p>
          </table:table-cell>
          <table:table-cell office:value-type="float" office:value="20.4153" calcext:value-type="float">
            <text:p>20.4153</text:p>
          </table:table-cell>
          <table:table-cell office:value-type="float" office:value="7.11716" calcext:value-type="float">
            <text:p>7.11716</text:p>
          </table:table-cell>
          <table:table-cell table:number-columns-repeated="5"/>
        </table:table-row>
        <table:table-row table:style-name="ro1">
          <table:table-cell office:value-type="float" office:value="16.0702" calcext:value-type="float">
            <text:p>16.0702</text:p>
          </table:table-cell>
          <table:table-cell office:value-type="float" office:value="20.4373" calcext:value-type="float">
            <text:p>20.4373</text:p>
          </table:table-cell>
          <table:table-cell office:value-type="float" office:value="7.12311" calcext:value-type="float">
            <text:p>7.12311</text:p>
          </table:table-cell>
          <table:table-cell table:number-columns-repeated="5"/>
        </table:table-row>
        <table:table-row table:style-name="ro1">
          <table:table-cell office:value-type="float" office:value="16.0934" calcext:value-type="float">
            <text:p>16.0934</text:p>
          </table:table-cell>
          <table:table-cell office:value-type="float" office:value="20.4736" calcext:value-type="float">
            <text:p>20.4736</text:p>
          </table:table-cell>
          <table:table-cell office:value-type="float" office:value="7.17754" calcext:value-type="float">
            <text:p>7.17754</text:p>
          </table:table-cell>
          <table:table-cell table:number-columns-repeated="5"/>
        </table:table-row>
        <table:table-row table:style-name="ro1">
          <table:table-cell office:value-type="float" office:value="16.1613" calcext:value-type="float">
            <text:p>16.1613</text:p>
          </table:table-cell>
          <table:table-cell office:value-type="float" office:value="20.525" calcext:value-type="float">
            <text:p>20.525</text:p>
          </table:table-cell>
          <table:table-cell office:value-type="float" office:value="7.22194" calcext:value-type="float">
            <text:p>7.22194</text:p>
          </table:table-cell>
          <table:table-cell table:number-columns-repeated="5"/>
        </table:table-row>
        <table:table-row table:style-name="ro1">
          <table:table-cell office:value-type="float" office:value="16.1823" calcext:value-type="float">
            <text:p>16.1823</text:p>
          </table:table-cell>
          <table:table-cell office:value-type="float" office:value="20.6175" calcext:value-type="float">
            <text:p>20.6175</text:p>
          </table:table-cell>
          <table:table-cell office:value-type="float" office:value="7.26118" calcext:value-type="float">
            <text:p>7.26118</text:p>
          </table:table-cell>
          <table:table-cell table:number-columns-repeated="5"/>
        </table:table-row>
        <table:table-row table:style-name="ro1">
          <table:table-cell office:value-type="float" office:value="16.2591" calcext:value-type="float">
            <text:p>16.2591</text:p>
          </table:table-cell>
          <table:table-cell office:value-type="float" office:value="20.6745" calcext:value-type="float">
            <text:p>20.6745</text:p>
          </table:table-cell>
          <table:table-cell office:value-type="float" office:value="7.26169" calcext:value-type="float">
            <text:p>7.26169</text:p>
          </table:table-cell>
          <table:table-cell table:number-columns-repeated="5"/>
        </table:table-row>
        <table:table-row table:style-name="ro1">
          <table:table-cell office:value-type="float" office:value="16.278" calcext:value-type="float">
            <text:p>16.278</text:p>
          </table:table-cell>
          <table:table-cell office:value-type="float" office:value="20.7066" calcext:value-type="float">
            <text:p>20.7066</text:p>
          </table:table-cell>
          <table:table-cell office:value-type="float" office:value="7.33198" calcext:value-type="float">
            <text:p>7.33198</text:p>
          </table:table-cell>
          <table:table-cell table:number-columns-repeated="5"/>
        </table:table-row>
        <table:table-row table:style-name="ro1">
          <table:table-cell office:value-type="float" office:value="16.2929" calcext:value-type="float">
            <text:p>16.2929</text:p>
          </table:table-cell>
          <table:table-cell office:value-type="float" office:value="20.8217" calcext:value-type="float">
            <text:p>20.8217</text:p>
          </table:table-cell>
          <table:table-cell office:value-type="float" office:value="7.33905" calcext:value-type="float">
            <text:p>7.33905</text:p>
          </table:table-cell>
          <table:table-cell table:number-columns-repeated="5"/>
        </table:table-row>
        <table:table-row table:style-name="ro1">
          <table:table-cell office:value-type="float" office:value="16.4015" calcext:value-type="float">
            <text:p>16.4015</text:p>
          </table:table-cell>
          <table:table-cell office:value-type="float" office:value="20.905" calcext:value-type="float">
            <text:p>20.905</text:p>
          </table:table-cell>
          <table:table-cell office:value-type="float" office:value="7.37263" calcext:value-type="float">
            <text:p>7.37263</text:p>
          </table:table-cell>
          <table:table-cell table:number-columns-repeated="5"/>
        </table:table-row>
        <table:table-row table:style-name="ro1">
          <table:table-cell office:value-type="float" office:value="16.412" calcext:value-type="float">
            <text:p>16.412</text:p>
          </table:table-cell>
          <table:table-cell office:value-type="float" office:value="20.9853" calcext:value-type="float">
            <text:p>20.9853</text:p>
          </table:table-cell>
          <table:table-cell office:value-type="float" office:value="7.46315" calcext:value-type="float">
            <text:p>7.46315</text:p>
          </table:table-cell>
          <table:table-cell table:number-columns-repeated="5"/>
        </table:table-row>
        <table:table-row table:style-name="ro1">
          <table:table-cell office:value-type="float" office:value="16.4236" calcext:value-type="float">
            <text:p>16.4236</text:p>
          </table:table-cell>
          <table:table-cell office:value-type="float" office:value="21.0053" calcext:value-type="float">
            <text:p>21.0053</text:p>
          </table:table-cell>
          <table:table-cell office:value-type="float" office:value="7.48834" calcext:value-type="float">
            <text:p>7.48834</text:p>
          </table:table-cell>
          <table:table-cell table:number-columns-repeated="5"/>
        </table:table-row>
        <table:table-row table:style-name="ro1">
          <table:table-cell office:value-type="float" office:value="16.441" calcext:value-type="float">
            <text:p>16.441</text:p>
          </table:table-cell>
          <table:table-cell office:value-type="float" office:value="21.0268" calcext:value-type="float">
            <text:p>21.0268</text:p>
          </table:table-cell>
          <table:table-cell office:value-type="float" office:value="7.49651" calcext:value-type="float">
            <text:p>7.49651</text:p>
          </table:table-cell>
          <table:table-cell table:number-columns-repeated="5"/>
        </table:table-row>
        <table:table-row table:style-name="ro1">
          <table:table-cell office:value-type="float" office:value="16.443" calcext:value-type="float">
            <text:p>16.443</text:p>
          </table:table-cell>
          <table:table-cell office:value-type="float" office:value="21.0445" calcext:value-type="float">
            <text:p>21.0445</text:p>
          </table:table-cell>
          <table:table-cell office:value-type="float" office:value="7.51604" calcext:value-type="float">
            <text:p>7.51604</text:p>
          </table:table-cell>
          <table:table-cell table:number-columns-repeated="5"/>
        </table:table-row>
        <table:table-row table:style-name="ro1">
          <table:table-cell office:value-type="float" office:value="16.4446" calcext:value-type="float">
            <text:p>16.4446</text:p>
          </table:table-cell>
          <table:table-cell office:value-type="float" office:value="21.0911" calcext:value-type="float">
            <text:p>21.0911</text:p>
          </table:table-cell>
          <table:table-cell office:value-type="float" office:value="7.65711" calcext:value-type="float">
            <text:p>7.65711</text:p>
          </table:table-cell>
          <table:table-cell table:number-columns-repeated="5"/>
        </table:table-row>
        <table:table-row table:style-name="ro1">
          <table:table-cell office:value-type="float" office:value="16.5187" calcext:value-type="float">
            <text:p>16.5187</text:p>
          </table:table-cell>
          <table:table-cell office:value-type="float" office:value="21.125" calcext:value-type="float">
            <text:p>21.125</text:p>
          </table:table-cell>
          <table:table-cell office:value-type="float" office:value="7.66455" calcext:value-type="float">
            <text:p>7.66455</text:p>
          </table:table-cell>
          <table:table-cell table:number-columns-repeated="5"/>
        </table:table-row>
        <table:table-row table:style-name="ro1">
          <table:table-cell office:value-type="float" office:value="16.5549" calcext:value-type="float">
            <text:p>16.5549</text:p>
          </table:table-cell>
          <table:table-cell office:value-type="float" office:value="21.1439" calcext:value-type="float">
            <text:p>21.1439</text:p>
          </table:table-cell>
          <table:table-cell office:value-type="float" office:value="7.6752" calcext:value-type="float">
            <text:p>7.6752</text:p>
          </table:table-cell>
          <table:table-cell table:number-columns-repeated="5"/>
        </table:table-row>
        <table:table-row table:style-name="ro1">
          <table:table-cell office:value-type="float" office:value="16.593" calcext:value-type="float">
            <text:p>16.593</text:p>
          </table:table-cell>
          <table:table-cell office:value-type="float" office:value="21.1538" calcext:value-type="float">
            <text:p>21.1538</text:p>
          </table:table-cell>
          <table:table-cell office:value-type="float" office:value="7.71201" calcext:value-type="float">
            <text:p>7.71201</text:p>
          </table:table-cell>
          <table:table-cell table:number-columns-repeated="5"/>
        </table:table-row>
        <table:table-row table:style-name="ro1">
          <table:table-cell office:value-type="float" office:value="16.6533" calcext:value-type="float">
            <text:p>16.6533</text:p>
          </table:table-cell>
          <table:table-cell office:value-type="float" office:value="21.1579" calcext:value-type="float">
            <text:p>21.1579</text:p>
          </table:table-cell>
          <table:table-cell office:value-type="float" office:value="7.78114" calcext:value-type="float">
            <text:p>7.78114</text:p>
          </table:table-cell>
          <table:table-cell table:number-columns-repeated="5"/>
        </table:table-row>
        <table:table-row table:style-name="ro1">
          <table:table-cell office:value-type="float" office:value="16.7907" calcext:value-type="float">
            <text:p>16.7907</text:p>
          </table:table-cell>
          <table:table-cell office:value-type="float" office:value="21.2709" calcext:value-type="float">
            <text:p>21.2709</text:p>
          </table:table-cell>
          <table:table-cell office:value-type="float" office:value="7.79348" calcext:value-type="float">
            <text:p>7.79348</text:p>
          </table:table-cell>
          <table:table-cell table:number-columns-repeated="5"/>
        </table:table-row>
        <table:table-row table:style-name="ro1">
          <table:table-cell office:value-type="float" office:value="16.8844" calcext:value-type="float">
            <text:p>16.8844</text:p>
          </table:table-cell>
          <table:table-cell office:value-type="float" office:value="21.2813" calcext:value-type="float">
            <text:p>21.2813</text:p>
          </table:table-cell>
          <table:table-cell office:value-type="float" office:value="7.8153" calcext:value-type="float">
            <text:p>7.8153</text:p>
          </table:table-cell>
          <table:table-cell table:number-columns-repeated="5"/>
        </table:table-row>
        <table:table-row table:style-name="ro1">
          <table:table-cell office:value-type="float" office:value="16.9548" calcext:value-type="float">
            <text:p>16.9548</text:p>
          </table:table-cell>
          <table:table-cell office:value-type="float" office:value="21.4388" calcext:value-type="float">
            <text:p>21.4388</text:p>
          </table:table-cell>
          <table:table-cell office:value-type="float" office:value="7.81837" calcext:value-type="float">
            <text:p>7.81837</text:p>
          </table:table-cell>
          <table:table-cell table:number-columns-repeated="5"/>
        </table:table-row>
        <table:table-row table:style-name="ro1">
          <table:table-cell office:value-type="float" office:value="17.0643" calcext:value-type="float">
            <text:p>17.0643</text:p>
          </table:table-cell>
          <table:table-cell office:value-type="float" office:value="21.4562" calcext:value-type="float">
            <text:p>21.4562</text:p>
          </table:table-cell>
          <table:table-cell office:value-type="float" office:value="7.82197" calcext:value-type="float">
            <text:p>7.82197</text:p>
          </table:table-cell>
          <table:table-cell table:number-columns-repeated="5"/>
        </table:table-row>
        <table:table-row table:style-name="ro1">
          <table:table-cell office:value-type="float" office:value="17.1999" calcext:value-type="float">
            <text:p>17.1999</text:p>
          </table:table-cell>
          <table:table-cell office:value-type="float" office:value="21.4624" calcext:value-type="float">
            <text:p>21.4624</text:p>
          </table:table-cell>
          <table:table-cell office:value-type="float" office:value="7.82949" calcext:value-type="float">
            <text:p>7.82949</text:p>
          </table:table-cell>
          <table:table-cell table:number-columns-repeated="5"/>
        </table:table-row>
        <table:table-row table:style-name="ro1">
          <table:table-cell office:value-type="float" office:value="17.2707" calcext:value-type="float">
            <text:p>17.2707</text:p>
          </table:table-cell>
          <table:table-cell office:value-type="float" office:value="21.5131" calcext:value-type="float">
            <text:p>21.5131</text:p>
          </table:table-cell>
          <table:table-cell office:value-type="float" office:value="7.85856" calcext:value-type="float">
            <text:p>7.85856</text:p>
          </table:table-cell>
          <table:table-cell table:number-columns-repeated="5"/>
        </table:table-row>
        <table:table-row table:style-name="ro1">
          <table:table-cell office:value-type="float" office:value="17.2945" calcext:value-type="float">
            <text:p>17.2945</text:p>
          </table:table-cell>
          <table:table-cell office:value-type="float" office:value="21.6161" calcext:value-type="float">
            <text:p>21.6161</text:p>
          </table:table-cell>
          <table:table-cell office:value-type="float" office:value="7.9112" calcext:value-type="float">
            <text:p>7.9112</text:p>
          </table:table-cell>
          <table:table-cell table:number-columns-repeated="5"/>
        </table:table-row>
        <table:table-row table:style-name="ro1">
          <table:table-cell office:value-type="float" office:value="17.3409" calcext:value-type="float">
            <text:p>17.3409</text:p>
          </table:table-cell>
          <table:table-cell office:value-type="float" office:value="21.6364" calcext:value-type="float">
            <text:p>21.6364</text:p>
          </table:table-cell>
          <table:table-cell office:value-type="float" office:value="8.05232" calcext:value-type="float">
            <text:p>8.05232</text:p>
          </table:table-cell>
          <table:table-cell table:number-columns-repeated="5"/>
        </table:table-row>
        <table:table-row table:style-name="ro1">
          <table:table-cell office:value-type="float" office:value="17.4846" calcext:value-type="float">
            <text:p>17.4846</text:p>
          </table:table-cell>
          <table:table-cell office:value-type="float" office:value="21.6683" calcext:value-type="float">
            <text:p>21.6683</text:p>
          </table:table-cell>
          <table:table-cell office:value-type="float" office:value="8.07835" calcext:value-type="float">
            <text:p>8.07835</text:p>
          </table:table-cell>
          <table:table-cell table:number-columns-repeated="5"/>
        </table:table-row>
        <table:table-row table:style-name="ro1">
          <table:table-cell office:value-type="float" office:value="17.4961" calcext:value-type="float">
            <text:p>17.4961</text:p>
          </table:table-cell>
          <table:table-cell office:value-type="float" office:value="21.7082" calcext:value-type="float">
            <text:p>21.7082</text:p>
          </table:table-cell>
          <table:table-cell office:value-type="float" office:value="8.09526" calcext:value-type="float">
            <text:p>8.09526</text:p>
          </table:table-cell>
          <table:table-cell table:number-columns-repeated="5"/>
        </table:table-row>
        <table:table-row table:style-name="ro1">
          <table:table-cell office:value-type="float" office:value="17.5559" calcext:value-type="float">
            <text:p>17.5559</text:p>
          </table:table-cell>
          <table:table-cell office:value-type="float" office:value="21.7226" calcext:value-type="float">
            <text:p>21.7226</text:p>
          </table:table-cell>
          <table:table-cell office:value-type="float" office:value="8.22495" calcext:value-type="float">
            <text:p>8.22495</text:p>
          </table:table-cell>
          <table:table-cell table:number-columns-repeated="5"/>
        </table:table-row>
        <table:table-row table:style-name="ro1">
          <table:table-cell office:value-type="float" office:value="17.5822" calcext:value-type="float">
            <text:p>17.5822</text:p>
          </table:table-cell>
          <table:table-cell office:value-type="float" office:value="21.7568" calcext:value-type="float">
            <text:p>21.7568</text:p>
          </table:table-cell>
          <table:table-cell office:value-type="float" office:value="8.22729" calcext:value-type="float">
            <text:p>8.22729</text:p>
          </table:table-cell>
          <table:table-cell table:number-columns-repeated="5"/>
        </table:table-row>
        <table:table-row table:style-name="ro1">
          <table:table-cell office:value-type="float" office:value="17.606" calcext:value-type="float">
            <text:p>17.606</text:p>
          </table:table-cell>
          <table:table-cell office:value-type="float" office:value="21.8263" calcext:value-type="float">
            <text:p>21.8263</text:p>
          </table:table-cell>
          <table:table-cell office:value-type="float" office:value="8.28855" calcext:value-type="float">
            <text:p>8.28855</text:p>
          </table:table-cell>
          <table:table-cell table:number-columns-repeated="5"/>
        </table:table-row>
        <table:table-row table:style-name="ro1">
          <table:table-cell office:value-type="float" office:value="17.7218" calcext:value-type="float">
            <text:p>17.7218</text:p>
          </table:table-cell>
          <table:table-cell office:value-type="float" office:value="21.8929" calcext:value-type="float">
            <text:p>21.8929</text:p>
          </table:table-cell>
          <table:table-cell office:value-type="float" office:value="8.29908" calcext:value-type="float">
            <text:p>8.29908</text:p>
          </table:table-cell>
          <table:table-cell table:number-columns-repeated="5"/>
        </table:table-row>
        <table:table-row table:style-name="ro1">
          <table:table-cell office:value-type="float" office:value="17.8185" calcext:value-type="float">
            <text:p>17.8185</text:p>
          </table:table-cell>
          <table:table-cell office:value-type="float" office:value="21.9217" calcext:value-type="float">
            <text:p>21.9217</text:p>
          </table:table-cell>
          <table:table-cell office:value-type="float" office:value="8.33242" calcext:value-type="float">
            <text:p>8.33242</text:p>
          </table:table-cell>
          <table:table-cell table:number-columns-repeated="5"/>
        </table:table-row>
        <table:table-row table:style-name="ro1">
          <table:table-cell office:value-type="float" office:value="17.8354" calcext:value-type="float">
            <text:p>17.8354</text:p>
          </table:table-cell>
          <table:table-cell office:value-type="float" office:value="21.93" calcext:value-type="float">
            <text:p>21.93</text:p>
          </table:table-cell>
          <table:table-cell office:value-type="float" office:value="8.34276" calcext:value-type="float">
            <text:p>8.34276</text:p>
          </table:table-cell>
          <table:table-cell table:number-columns-repeated="5"/>
        </table:table-row>
        <table:table-row table:style-name="ro1">
          <table:table-cell office:value-type="float" office:value="17.9424" calcext:value-type="float">
            <text:p>17.9424</text:p>
          </table:table-cell>
          <table:table-cell office:value-type="float" office:value="21.9959" calcext:value-type="float">
            <text:p>21.9959</text:p>
          </table:table-cell>
          <table:table-cell office:value-type="float" office:value="8.3834" calcext:value-type="float">
            <text:p>8.3834</text:p>
          </table:table-cell>
          <table:table-cell table:number-columns-repeated="5"/>
        </table:table-row>
        <table:table-row table:style-name="ro1">
          <table:table-cell office:value-type="float" office:value="17.9853" calcext:value-type="float">
            <text:p>17.9853</text:p>
          </table:table-cell>
          <table:table-cell office:value-type="float" office:value="22.0052" calcext:value-type="float">
            <text:p>22.0052</text:p>
          </table:table-cell>
          <table:table-cell office:value-type="float" office:value="8.42801" calcext:value-type="float">
            <text:p>8.42801</text:p>
          </table:table-cell>
          <table:table-cell table:number-columns-repeated="5"/>
        </table:table-row>
        <table:table-row table:style-name="ro1">
          <table:table-cell office:value-type="float" office:value="18.0133" calcext:value-type="float">
            <text:p>18.0133</text:p>
          </table:table-cell>
          <table:table-cell office:value-type="float" office:value="22.0182" calcext:value-type="float">
            <text:p>22.0182</text:p>
          </table:table-cell>
          <table:table-cell office:value-type="float" office:value="8.5169" calcext:value-type="float">
            <text:p>8.5169</text:p>
          </table:table-cell>
          <table:table-cell table:number-columns-repeated="5"/>
        </table:table-row>
        <table:table-row table:style-name="ro1">
          <table:table-cell office:value-type="float" office:value="18.0269" calcext:value-type="float">
            <text:p>18.0269</text:p>
          </table:table-cell>
          <table:table-cell office:value-type="float" office:value="22.0381" calcext:value-type="float">
            <text:p>22.0381</text:p>
          </table:table-cell>
          <table:table-cell office:value-type="float" office:value="8.5459" calcext:value-type="float">
            <text:p>8.5459</text:p>
          </table:table-cell>
          <table:table-cell table:number-columns-repeated="5"/>
        </table:table-row>
        <table:table-row table:style-name="ro1">
          <table:table-cell office:value-type="float" office:value="18.0636" calcext:value-type="float">
            <text:p>18.0636</text:p>
          </table:table-cell>
          <table:table-cell office:value-type="float" office:value="22.0941" calcext:value-type="float">
            <text:p>22.0941</text:p>
          </table:table-cell>
          <table:table-cell office:value-type="float" office:value="8.58031" calcext:value-type="float">
            <text:p>8.58031</text:p>
          </table:table-cell>
          <table:table-cell table:number-columns-repeated="5"/>
        </table:table-row>
        <table:table-row table:style-name="ro1">
          <table:table-cell office:value-type="float" office:value="18.0909" calcext:value-type="float">
            <text:p>18.0909</text:p>
          </table:table-cell>
          <table:table-cell office:value-type="float" office:value="22.0957" calcext:value-type="float">
            <text:p>22.0957</text:p>
          </table:table-cell>
          <table:table-cell office:value-type="float" office:value="8.62198" calcext:value-type="float">
            <text:p>8.62198</text:p>
          </table:table-cell>
          <table:table-cell table:number-columns-repeated="5"/>
        </table:table-row>
        <table:table-row table:style-name="ro1">
          <table:table-cell office:value-type="float" office:value="18.1378" calcext:value-type="float">
            <text:p>18.1378</text:p>
          </table:table-cell>
          <table:table-cell office:value-type="float" office:value="22.1295" calcext:value-type="float">
            <text:p>22.1295</text:p>
          </table:table-cell>
          <table:table-cell office:value-type="float" office:value="8.62388" calcext:value-type="float">
            <text:p>8.62388</text:p>
          </table:table-cell>
          <table:table-cell table:number-columns-repeated="5"/>
        </table:table-row>
        <table:table-row table:style-name="ro1">
          <table:table-cell office:value-type="float" office:value="18.2539" calcext:value-type="float">
            <text:p>18.2539</text:p>
          </table:table-cell>
          <table:table-cell office:value-type="float" office:value="22.2069" calcext:value-type="float">
            <text:p>22.2069</text:p>
          </table:table-cell>
          <table:table-cell office:value-type="float" office:value="8.69791" calcext:value-type="float">
            <text:p>8.69791</text:p>
          </table:table-cell>
          <table:table-cell table:number-columns-repeated="5"/>
        </table:table-row>
        <table:table-row table:style-name="ro1">
          <table:table-cell office:value-type="float" office:value="18.2713" calcext:value-type="float">
            <text:p>18.2713</text:p>
          </table:table-cell>
          <table:table-cell office:value-type="float" office:value="22.2325" calcext:value-type="float">
            <text:p>22.2325</text:p>
          </table:table-cell>
          <table:table-cell office:value-type="float" office:value="8.71675" calcext:value-type="float">
            <text:p>8.71675</text:p>
          </table:table-cell>
          <table:table-cell table:number-columns-repeated="5"/>
        </table:table-row>
        <table:table-row table:style-name="ro1">
          <table:table-cell office:value-type="float" office:value="18.2929" calcext:value-type="float">
            <text:p>18.2929</text:p>
          </table:table-cell>
          <table:table-cell office:value-type="float" office:value="22.2669" calcext:value-type="float">
            <text:p>22.2669</text:p>
          </table:table-cell>
          <table:table-cell office:value-type="float" office:value="8.78802" calcext:value-type="float">
            <text:p>8.78802</text:p>
          </table:table-cell>
          <table:table-cell table:number-columns-repeated="5"/>
        </table:table-row>
        <table:table-row table:style-name="ro1">
          <table:table-cell office:value-type="float" office:value="18.3515" calcext:value-type="float">
            <text:p>18.3515</text:p>
          </table:table-cell>
          <table:table-cell office:value-type="float" office:value="22.4012" calcext:value-type="float">
            <text:p>22.4012</text:p>
          </table:table-cell>
          <table:table-cell office:value-type="float" office:value="8.79908" calcext:value-type="float">
            <text:p>8.79908</text:p>
          </table:table-cell>
          <table:table-cell table:number-columns-repeated="5"/>
        </table:table-row>
        <table:table-row table:style-name="ro1">
          <table:table-cell office:value-type="float" office:value="18.3852" calcext:value-type="float">
            <text:p>18.3852</text:p>
          </table:table-cell>
          <table:table-cell office:value-type="float" office:value="22.5048" calcext:value-type="float">
            <text:p>22.5048</text:p>
          </table:table-cell>
          <table:table-cell office:value-type="float" office:value="8.83377" calcext:value-type="float">
            <text:p>8.83377</text:p>
          </table:table-cell>
          <table:table-cell table:number-columns-repeated="5"/>
        </table:table-row>
        <table:table-row table:style-name="ro1">
          <table:table-cell office:value-type="float" office:value="18.4415" calcext:value-type="float">
            <text:p>18.4415</text:p>
          </table:table-cell>
          <table:table-cell office:value-type="float" office:value="22.5786" calcext:value-type="float">
            <text:p>22.5786</text:p>
          </table:table-cell>
          <table:table-cell office:value-type="float" office:value="8.92803" calcext:value-type="float">
            <text:p>8.92803</text:p>
          </table:table-cell>
          <table:table-cell table:number-columns-repeated="5"/>
        </table:table-row>
        <table:table-row table:style-name="ro1">
          <table:table-cell office:value-type="float" office:value="18.4421" calcext:value-type="float">
            <text:p>18.4421</text:p>
          </table:table-cell>
          <table:table-cell office:value-type="float" office:value="22.609" calcext:value-type="float">
            <text:p>22.609</text:p>
          </table:table-cell>
          <table:table-cell office:value-type="float" office:value="8.96966" calcext:value-type="float">
            <text:p>8.96966</text:p>
          </table:table-cell>
          <table:table-cell table:number-columns-repeated="5"/>
        </table:table-row>
        <table:table-row table:style-name="ro1">
          <table:table-cell office:value-type="float" office:value="18.4523" calcext:value-type="float">
            <text:p>18.4523</text:p>
          </table:table-cell>
          <table:table-cell office:value-type="float" office:value="22.6272" calcext:value-type="float">
            <text:p>22.6272</text:p>
          </table:table-cell>
          <table:table-cell office:value-type="float" office:value="9.11925" calcext:value-type="float">
            <text:p>9.11925</text:p>
          </table:table-cell>
          <table:table-cell table:number-columns-repeated="5"/>
        </table:table-row>
        <table:table-row table:style-name="ro1">
          <table:table-cell office:value-type="float" office:value="18.4744" calcext:value-type="float">
            <text:p>18.4744</text:p>
          </table:table-cell>
          <table:table-cell office:value-type="float" office:value="22.7386" calcext:value-type="float">
            <text:p>22.7386</text:p>
          </table:table-cell>
          <table:table-cell office:value-type="float" office:value="9.14114" calcext:value-type="float">
            <text:p>9.14114</text:p>
          </table:table-cell>
          <table:table-cell table:number-columns-repeated="5"/>
        </table:table-row>
        <table:table-row table:style-name="ro1">
          <table:table-cell office:value-type="float" office:value="18.608" calcext:value-type="float">
            <text:p>18.608</text:p>
          </table:table-cell>
          <table:table-cell office:value-type="float" office:value="22.7681" calcext:value-type="float">
            <text:p>22.7681</text:p>
          </table:table-cell>
          <table:table-cell office:value-type="float" office:value="9.14446" calcext:value-type="float">
            <text:p>9.14446</text:p>
          </table:table-cell>
          <table:table-cell table:number-columns-repeated="5"/>
        </table:table-row>
        <table:table-row table:style-name="ro1">
          <table:table-cell office:value-type="float" office:value="18.6166" calcext:value-type="float">
            <text:p>18.6166</text:p>
          </table:table-cell>
          <table:table-cell office:value-type="float" office:value="22.7947" calcext:value-type="float">
            <text:p>22.7947</text:p>
          </table:table-cell>
          <table:table-cell office:value-type="float" office:value="9.16019" calcext:value-type="float">
            <text:p>9.16019</text:p>
          </table:table-cell>
          <table:table-cell table:number-columns-repeated="5"/>
        </table:table-row>
        <table:table-row table:style-name="ro1">
          <table:table-cell office:value-type="float" office:value="18.6323" calcext:value-type="float">
            <text:p>18.6323</text:p>
          </table:table-cell>
          <table:table-cell office:value-type="float" office:value="22.8077" calcext:value-type="float">
            <text:p>22.8077</text:p>
          </table:table-cell>
          <table:table-cell office:value-type="float" office:value="9.16979" calcext:value-type="float">
            <text:p>9.16979</text:p>
          </table:table-cell>
          <table:table-cell table:number-columns-repeated="5"/>
        </table:table-row>
        <table:table-row table:style-name="ro1">
          <table:table-cell office:value-type="float" office:value="18.7292" calcext:value-type="float">
            <text:p>18.7292</text:p>
          </table:table-cell>
          <table:table-cell office:value-type="float" office:value="22.8254" calcext:value-type="float">
            <text:p>22.8254</text:p>
          </table:table-cell>
          <table:table-cell office:value-type="float" office:value="9.1954" calcext:value-type="float">
            <text:p>9.1954</text:p>
          </table:table-cell>
          <table:table-cell table:number-columns-repeated="5"/>
        </table:table-row>
        <table:table-row table:style-name="ro1">
          <table:table-cell office:value-type="float" office:value="18.8692" calcext:value-type="float">
            <text:p>18.8692</text:p>
          </table:table-cell>
          <table:table-cell office:value-type="float" office:value="22.8491" calcext:value-type="float">
            <text:p>22.8491</text:p>
          </table:table-cell>
          <table:table-cell office:value-type="float" office:value="9.19928" calcext:value-type="float">
            <text:p>9.19928</text:p>
          </table:table-cell>
          <table:table-cell table:number-columns-repeated="5"/>
        </table:table-row>
        <table:table-row table:style-name="ro1">
          <table:table-cell office:value-type="float" office:value="18.9451" calcext:value-type="float">
            <text:p>18.9451</text:p>
          </table:table-cell>
          <table:table-cell office:value-type="float" office:value="22.856" calcext:value-type="float">
            <text:p>22.856</text:p>
          </table:table-cell>
          <table:table-cell office:value-type="float" office:value="9.22454" calcext:value-type="float">
            <text:p>9.22454</text:p>
          </table:table-cell>
          <table:table-cell table:number-columns-repeated="5"/>
        </table:table-row>
        <table:table-row table:style-name="ro1">
          <table:table-cell office:value-type="float" office:value="18.9509" calcext:value-type="float">
            <text:p>18.9509</text:p>
          </table:table-cell>
          <table:table-cell office:value-type="float" office:value="22.8813" calcext:value-type="float">
            <text:p>22.8813</text:p>
          </table:table-cell>
          <table:table-cell office:value-type="float" office:value="9.23735" calcext:value-type="float">
            <text:p>9.23735</text:p>
          </table:table-cell>
          <table:table-cell table:number-columns-repeated="5"/>
        </table:table-row>
        <table:table-row table:style-name="ro1">
          <table:table-cell office:value-type="float" office:value="18.9845" calcext:value-type="float">
            <text:p>18.9845</text:p>
          </table:table-cell>
          <table:table-cell office:value-type="float" office:value="22.9364" calcext:value-type="float">
            <text:p>22.9364</text:p>
          </table:table-cell>
          <table:table-cell office:value-type="float" office:value="9.27238" calcext:value-type="float">
            <text:p>9.27238</text:p>
          </table:table-cell>
          <table:table-cell table:number-columns-repeated="5"/>
        </table:table-row>
        <table:table-row table:style-name="ro1">
          <table:table-cell office:value-type="float" office:value="18.9924" calcext:value-type="float">
            <text:p>18.9924</text:p>
          </table:table-cell>
          <table:table-cell office:value-type="float" office:value="22.9388" calcext:value-type="float">
            <text:p>22.9388</text:p>
          </table:table-cell>
          <table:table-cell office:value-type="float" office:value="9.28516" calcext:value-type="float">
            <text:p>9.28516</text:p>
          </table:table-cell>
          <table:table-cell table:number-columns-repeated="5"/>
        </table:table-row>
        <table:table-row table:style-name="ro1">
          <table:table-cell office:value-type="float" office:value="18.9928" calcext:value-type="float">
            <text:p>18.9928</text:p>
          </table:table-cell>
          <table:table-cell office:value-type="float" office:value="22.9663" calcext:value-type="float">
            <text:p>22.9663</text:p>
          </table:table-cell>
          <table:table-cell office:value-type="float" office:value="9.30598" calcext:value-type="float">
            <text:p>9.30598</text:p>
          </table:table-cell>
          <table:table-cell table:number-columns-repeated="5"/>
        </table:table-row>
        <table:table-row table:style-name="ro1">
          <table:table-cell office:value-type="float" office:value="19.0676" calcext:value-type="float">
            <text:p>19.0676</text:p>
          </table:table-cell>
          <table:table-cell office:value-type="float" office:value="23.0435" calcext:value-type="float">
            <text:p>23.0435</text:p>
          </table:table-cell>
          <table:table-cell office:value-type="float" office:value="9.3321" calcext:value-type="float">
            <text:p>9.3321</text:p>
          </table:table-cell>
          <table:table-cell table:number-columns-repeated="5"/>
        </table:table-row>
        <table:table-row table:style-name="ro1">
          <table:table-cell office:value-type="float" office:value="19.1174" calcext:value-type="float">
            <text:p>19.1174</text:p>
          </table:table-cell>
          <table:table-cell office:value-type="float" office:value="23.0628" calcext:value-type="float">
            <text:p>23.0628</text:p>
          </table:table-cell>
          <table:table-cell office:value-type="float" office:value="9.42244" calcext:value-type="float">
            <text:p>9.42244</text:p>
          </table:table-cell>
          <table:table-cell table:number-columns-repeated="5"/>
        </table:table-row>
        <table:table-row table:style-name="ro1">
          <table:table-cell office:value-type="float" office:value="19.1683" calcext:value-type="float">
            <text:p>19.1683</text:p>
          </table:table-cell>
          <table:table-cell office:value-type="float" office:value="23.1908" calcext:value-type="float">
            <text:p>23.1908</text:p>
          </table:table-cell>
          <table:table-cell office:value-type="float" office:value="9.43317" calcext:value-type="float">
            <text:p>9.43317</text:p>
          </table:table-cell>
          <table:table-cell table:number-columns-repeated="5"/>
        </table:table-row>
        <table:table-row table:style-name="ro1">
          <table:table-cell office:value-type="float" office:value="19.3017" calcext:value-type="float">
            <text:p>19.3017</text:p>
          </table:table-cell>
          <table:table-cell office:value-type="float" office:value="23.2731" calcext:value-type="float">
            <text:p>23.2731</text:p>
          </table:table-cell>
          <table:table-cell office:value-type="float" office:value="9.44943" calcext:value-type="float">
            <text:p>9.44943</text:p>
          </table:table-cell>
          <table:table-cell table:number-columns-repeated="5"/>
        </table:table-row>
        <table:table-row table:style-name="ro1">
          <table:table-cell office:value-type="float" office:value="19.5021" calcext:value-type="float">
            <text:p>19.5021</text:p>
          </table:table-cell>
          <table:table-cell office:value-type="float" office:value="23.3033" calcext:value-type="float">
            <text:p>23.3033</text:p>
          </table:table-cell>
          <table:table-cell office:value-type="float" office:value="9.47776" calcext:value-type="float">
            <text:p>9.47776</text:p>
          </table:table-cell>
          <table:table-cell table:number-columns-repeated="5"/>
        </table:table-row>
        <table:table-row table:style-name="ro1">
          <table:table-cell office:value-type="float" office:value="19.5269" calcext:value-type="float">
            <text:p>19.5269</text:p>
          </table:table-cell>
          <table:table-cell office:value-type="float" office:value="23.3197" calcext:value-type="float">
            <text:p>23.3197</text:p>
          </table:table-cell>
          <table:table-cell office:value-type="float" office:value="9.48899" calcext:value-type="float">
            <text:p>9.48899</text:p>
          </table:table-cell>
          <table:table-cell table:number-columns-repeated="5"/>
        </table:table-row>
        <table:table-row table:style-name="ro1">
          <table:table-cell office:value-type="float" office:value="19.5779" calcext:value-type="float">
            <text:p>19.5779</text:p>
          </table:table-cell>
          <table:table-cell office:value-type="float" office:value="23.3199" calcext:value-type="float">
            <text:p>23.3199</text:p>
          </table:table-cell>
          <table:table-cell office:value-type="float" office:value="9.55587" calcext:value-type="float">
            <text:p>9.55587</text:p>
          </table:table-cell>
          <table:table-cell table:number-columns-repeated="5"/>
        </table:table-row>
        <table:table-row table:style-name="ro1">
          <table:table-cell office:value-type="float" office:value="19.592" calcext:value-type="float">
            <text:p>19.592</text:p>
          </table:table-cell>
          <table:table-cell office:value-type="float" office:value="23.4359" calcext:value-type="float">
            <text:p>23.4359</text:p>
          </table:table-cell>
          <table:table-cell office:value-type="float" office:value="9.56729" calcext:value-type="float">
            <text:p>9.56729</text:p>
          </table:table-cell>
          <table:table-cell table:number-columns-repeated="5"/>
        </table:table-row>
        <table:table-row table:style-name="ro1">
          <table:table-cell office:value-type="float" office:value="19.7645" calcext:value-type="float">
            <text:p>19.7645</text:p>
          </table:table-cell>
          <table:table-cell office:value-type="float" office:value="23.4517" calcext:value-type="float">
            <text:p>23.4517</text:p>
          </table:table-cell>
          <table:table-cell office:value-type="float" office:value="9.5739" calcext:value-type="float">
            <text:p>9.5739</text:p>
          </table:table-cell>
          <table:table-cell table:number-columns-repeated="5"/>
        </table:table-row>
        <table:table-row table:style-name="ro1">
          <table:table-cell office:value-type="float" office:value="19.7938" calcext:value-type="float">
            <text:p>19.7938</text:p>
          </table:table-cell>
          <table:table-cell office:value-type="float" office:value="23.5226" calcext:value-type="float">
            <text:p>23.5226</text:p>
          </table:table-cell>
          <table:table-cell office:value-type="float" office:value="9.61878" calcext:value-type="float">
            <text:p>9.61878</text:p>
          </table:table-cell>
          <table:table-cell table:number-columns-repeated="5"/>
        </table:table-row>
        <table:table-row table:style-name="ro1">
          <table:table-cell office:value-type="float" office:value="19.8245" calcext:value-type="float">
            <text:p>19.8245</text:p>
          </table:table-cell>
          <table:table-cell office:value-type="float" office:value="23.5721" calcext:value-type="float">
            <text:p>23.5721</text:p>
          </table:table-cell>
          <table:table-cell office:value-type="float" office:value="9.62089" calcext:value-type="float">
            <text:p>9.62089</text:p>
          </table:table-cell>
          <table:table-cell table:number-columns-repeated="5"/>
        </table:table-row>
        <table:table-row table:style-name="ro1">
          <table:table-cell office:value-type="float" office:value="19.8679" calcext:value-type="float">
            <text:p>19.8679</text:p>
          </table:table-cell>
          <table:table-cell office:value-type="float" office:value="23.5864" calcext:value-type="float">
            <text:p>23.5864</text:p>
          </table:table-cell>
          <table:table-cell office:value-type="float" office:value="9.64807" calcext:value-type="float">
            <text:p>9.64807</text:p>
          </table:table-cell>
          <table:table-cell table:number-columns-repeated="5"/>
        </table:table-row>
        <table:table-row table:style-name="ro1">
          <table:table-cell office:value-type="float" office:value="19.8958" calcext:value-type="float">
            <text:p>19.8958</text:p>
          </table:table-cell>
          <table:table-cell office:value-type="float" office:value="23.5899" calcext:value-type="float">
            <text:p>23.5899</text:p>
          </table:table-cell>
          <table:table-cell office:value-type="float" office:value="9.64936" calcext:value-type="float">
            <text:p>9.64936</text:p>
          </table:table-cell>
          <table:table-cell table:number-columns-repeated="5"/>
        </table:table-row>
        <table:table-row table:style-name="ro1">
          <table:table-cell office:value-type="float" office:value="19.9982" calcext:value-type="float">
            <text:p>19.9982</text:p>
          </table:table-cell>
          <table:table-cell office:value-type="float" office:value="23.7087" calcext:value-type="float">
            <text:p>23.7087</text:p>
          </table:table-cell>
          <table:table-cell office:value-type="float" office:value="9.74012" calcext:value-type="float">
            <text:p>9.74012</text:p>
          </table:table-cell>
          <table:table-cell table:number-columns-repeated="5"/>
        </table:table-row>
        <table:table-row table:style-name="ro1">
          <table:table-cell office:value-type="float" office:value="20.0607" calcext:value-type="float">
            <text:p>20.0607</text:p>
          </table:table-cell>
          <table:table-cell office:value-type="float" office:value="23.784" calcext:value-type="float">
            <text:p>23.784</text:p>
          </table:table-cell>
          <table:table-cell office:value-type="float" office:value="9.78487" calcext:value-type="float">
            <text:p>9.78487</text:p>
          </table:table-cell>
          <table:table-cell table:number-columns-repeated="5"/>
        </table:table-row>
        <table:table-row table:style-name="ro1">
          <table:table-cell office:value-type="float" office:value="20.1035" calcext:value-type="float">
            <text:p>20.1035</text:p>
          </table:table-cell>
          <table:table-cell office:value-type="float" office:value="23.7866" calcext:value-type="float">
            <text:p>23.7866</text:p>
          </table:table-cell>
          <table:table-cell office:value-type="float" office:value="9.84216" calcext:value-type="float">
            <text:p>9.84216</text:p>
          </table:table-cell>
          <table:table-cell table:number-columns-repeated="5"/>
        </table:table-row>
        <table:table-row table:style-name="ro1">
          <table:table-cell office:value-type="float" office:value="20.1529" calcext:value-type="float">
            <text:p>20.1529</text:p>
          </table:table-cell>
          <table:table-cell office:value-type="float" office:value="23.9212" calcext:value-type="float">
            <text:p>23.9212</text:p>
          </table:table-cell>
          <table:table-cell office:value-type="float" office:value="9.91436" calcext:value-type="float">
            <text:p>9.91436</text:p>
          </table:table-cell>
          <table:table-cell table:number-columns-repeated="5"/>
        </table:table-row>
        <table:table-row table:style-name="ro1">
          <table:table-cell office:value-type="float" office:value="20.2508" calcext:value-type="float">
            <text:p>20.2508</text:p>
          </table:table-cell>
          <table:table-cell office:value-type="float" office:value="23.9458" calcext:value-type="float">
            <text:p>23.9458</text:p>
          </table:table-cell>
          <table:table-cell office:value-type="float" office:value="9.95191" calcext:value-type="float">
            <text:p>9.95191</text:p>
          </table:table-cell>
          <table:table-cell table:number-columns-repeated="5"/>
        </table:table-row>
        <table:table-row table:style-name="ro1">
          <table:table-cell office:value-type="float" office:value="20.4297" calcext:value-type="float">
            <text:p>20.4297</text:p>
          </table:table-cell>
          <table:table-cell office:value-type="float" office:value="24.041" calcext:value-type="float">
            <text:p>24.041</text:p>
          </table:table-cell>
          <table:table-cell office:value-type="float" office:value="9.97846" calcext:value-type="float">
            <text:p>9.97846</text:p>
          </table:table-cell>
          <table:table-cell table:number-columns-repeated="5"/>
        </table:table-row>
        <table:table-row table:style-name="ro1">
          <table:table-cell office:value-type="float" office:value="20.4548" calcext:value-type="float">
            <text:p>20.4548</text:p>
          </table:table-cell>
          <table:table-cell office:value-type="float" office:value="24.1432" calcext:value-type="float">
            <text:p>24.1432</text:p>
          </table:table-cell>
          <table:table-cell office:value-type="float" office:value="10.0105" calcext:value-type="float">
            <text:p>10.0105</text:p>
          </table:table-cell>
          <table:table-cell table:number-columns-repeated="5"/>
        </table:table-row>
        <table:table-row table:style-name="ro1">
          <table:table-cell office:value-type="float" office:value="20.5361" calcext:value-type="float">
            <text:p>20.5361</text:p>
          </table:table-cell>
          <table:table-cell office:value-type="float" office:value="24.211" calcext:value-type="float">
            <text:p>24.211</text:p>
          </table:table-cell>
          <table:table-cell office:value-type="float" office:value="10.2285" calcext:value-type="float">
            <text:p>10.2285</text:p>
          </table:table-cell>
          <table:table-cell table:number-columns-repeated="5"/>
        </table:table-row>
        <table:table-row table:style-name="ro1">
          <table:table-cell office:value-type="float" office:value="20.6478" calcext:value-type="float">
            <text:p>20.6478</text:p>
          </table:table-cell>
          <table:table-cell office:value-type="float" office:value="24.2229" calcext:value-type="float">
            <text:p>24.2229</text:p>
          </table:table-cell>
          <table:table-cell office:value-type="float" office:value="10.3266" calcext:value-type="float">
            <text:p>10.3266</text:p>
          </table:table-cell>
          <table:table-cell table:number-columns-repeated="5"/>
        </table:table-row>
        <table:table-row table:style-name="ro1">
          <table:table-cell office:value-type="float" office:value="20.7491" calcext:value-type="float">
            <text:p>20.7491</text:p>
          </table:table-cell>
          <table:table-cell office:value-type="float" office:value="24.4958" calcext:value-type="float">
            <text:p>24.4958</text:p>
          </table:table-cell>
          <table:table-cell office:value-type="float" office:value="10.3984" calcext:value-type="float">
            <text:p>10.3984</text:p>
          </table:table-cell>
          <table:table-cell table:number-columns-repeated="5"/>
        </table:table-row>
        <table:table-row table:style-name="ro1">
          <table:table-cell office:value-type="float" office:value="20.8618" calcext:value-type="float">
            <text:p>20.8618</text:p>
          </table:table-cell>
          <table:table-cell office:value-type="float" office:value="24.5667" calcext:value-type="float">
            <text:p>24.5667</text:p>
          </table:table-cell>
          <table:table-cell office:value-type="float" office:value="10.4264" calcext:value-type="float">
            <text:p>10.4264</text:p>
          </table:table-cell>
          <table:table-cell table:number-columns-repeated="5"/>
        </table:table-row>
        <table:table-row table:style-name="ro1">
          <table:table-cell office:value-type="float" office:value="20.865" calcext:value-type="float">
            <text:p>20.865</text:p>
          </table:table-cell>
          <table:table-cell office:value-type="float" office:value="24.6034" calcext:value-type="float">
            <text:p>24.6034</text:p>
          </table:table-cell>
          <table:table-cell office:value-type="float" office:value="10.4658" calcext:value-type="float">
            <text:p>10.4658</text:p>
          </table:table-cell>
          <table:table-cell table:number-columns-repeated="5"/>
        </table:table-row>
        <table:table-row table:style-name="ro1">
          <table:table-cell office:value-type="float" office:value="20.9587" calcext:value-type="float">
            <text:p>20.9587</text:p>
          </table:table-cell>
          <table:table-cell office:value-type="float" office:value="24.6993" calcext:value-type="float">
            <text:p>24.6993</text:p>
          </table:table-cell>
          <table:table-cell office:value-type="float" office:value="10.4693" calcext:value-type="float">
            <text:p>10.4693</text:p>
          </table:table-cell>
          <table:table-cell table:number-columns-repeated="5"/>
        </table:table-row>
        <table:table-row table:style-name="ro1">
          <table:table-cell office:value-type="float" office:value="20.9889" calcext:value-type="float">
            <text:p>20.9889</text:p>
          </table:table-cell>
          <table:table-cell office:value-type="float" office:value="24.8866" calcext:value-type="float">
            <text:p>24.8866</text:p>
          </table:table-cell>
          <table:table-cell office:value-type="float" office:value="10.5832" calcext:value-type="float">
            <text:p>10.5832</text:p>
          </table:table-cell>
          <table:table-cell table:number-columns-repeated="5"/>
        </table:table-row>
        <table:table-row table:style-name="ro1">
          <table:table-cell office:value-type="float" office:value="21.0143" calcext:value-type="float">
            <text:p>21.0143</text:p>
          </table:table-cell>
          <table:table-cell office:value-type="float" office:value="25.0994" calcext:value-type="float">
            <text:p>25.0994</text:p>
          </table:table-cell>
          <table:table-cell office:value-type="float" office:value="10.6471" calcext:value-type="float">
            <text:p>10.6471</text:p>
          </table:table-cell>
          <table:table-cell table:number-columns-repeated="5"/>
        </table:table-row>
        <table:table-row table:style-name="ro1">
          <table:table-cell office:value-type="float" office:value="21.3384" calcext:value-type="float">
            <text:p>21.3384</text:p>
          </table:table-cell>
          <table:table-cell office:value-type="float" office:value="25.1751" calcext:value-type="float">
            <text:p>25.1751</text:p>
          </table:table-cell>
          <table:table-cell office:value-type="float" office:value="10.6914" calcext:value-type="float">
            <text:p>10.6914</text:p>
          </table:table-cell>
          <table:table-cell table:number-columns-repeated="5"/>
        </table:table-row>
        <table:table-row table:style-name="ro1">
          <table:table-cell office:value-type="float" office:value="21.4075" calcext:value-type="float">
            <text:p>21.4075</text:p>
          </table:table-cell>
          <table:table-cell office:value-type="float" office:value="25.5116" calcext:value-type="float">
            <text:p>25.5116</text:p>
          </table:table-cell>
          <table:table-cell office:value-type="float" office:value="10.7317" calcext:value-type="float">
            <text:p>10.7317</text:p>
          </table:table-cell>
          <table:table-cell table:number-columns-repeated="5"/>
        </table:table-row>
        <table:table-row table:style-name="ro1">
          <table:table-cell office:value-type="float" office:value="21.4716" calcext:value-type="float">
            <text:p>21.4716</text:p>
          </table:table-cell>
          <table:table-cell office:value-type="float" office:value="25.8053" calcext:value-type="float">
            <text:p>25.8053</text:p>
          </table:table-cell>
          <table:table-cell office:value-type="float" office:value="10.7444" calcext:value-type="float">
            <text:p>10.7444</text:p>
          </table:table-cell>
          <table:table-cell table:number-columns-repeated="5"/>
        </table:table-row>
        <table:table-row table:style-name="ro1">
          <table:table-cell office:value-type="float" office:value="21.6193" calcext:value-type="float">
            <text:p>21.6193</text:p>
          </table:table-cell>
          <table:table-cell office:value-type="float" office:value="25.9449" calcext:value-type="float">
            <text:p>25.9449</text:p>
          </table:table-cell>
          <table:table-cell office:value-type="float" office:value="10.9633" calcext:value-type="float">
            <text:p>10.9633</text:p>
          </table:table-cell>
          <table:table-cell table:number-columns-repeated="5"/>
        </table:table-row>
        <table:table-row table:style-name="ro1">
          <table:table-cell office:value-type="float" office:value="21.6721" calcext:value-type="float">
            <text:p>21.6721</text:p>
          </table:table-cell>
          <table:table-cell office:value-type="float" office:value="25.9753" calcext:value-type="float">
            <text:p>25.9753</text:p>
          </table:table-cell>
          <table:table-cell office:value-type="float" office:value="10.9813" calcext:value-type="float">
            <text:p>10.9813</text:p>
          </table:table-cell>
          <table:table-cell table:number-columns-repeated="5"/>
        </table:table-row>
        <table:table-row table:style-name="ro1">
          <table:table-cell office:value-type="float" office:value="21.6919" calcext:value-type="float">
            <text:p>21.6919</text:p>
          </table:table-cell>
          <table:table-cell office:value-type="float" office:value="26.1619" calcext:value-type="float">
            <text:p>26.1619</text:p>
          </table:table-cell>
          <table:table-cell office:value-type="float" office:value="10.983" calcext:value-type="float">
            <text:p>10.983</text:p>
          </table:table-cell>
          <table:table-cell table:number-columns-repeated="5"/>
        </table:table-row>
        <table:table-row table:style-name="ro1">
          <table:table-cell office:value-type="float" office:value="21.7335" calcext:value-type="float">
            <text:p>21.7335</text:p>
          </table:table-cell>
          <table:table-cell office:value-type="float" office:value="26.2006" calcext:value-type="float">
            <text:p>26.2006</text:p>
          </table:table-cell>
          <table:table-cell office:value-type="float" office:value="11.038" calcext:value-type="float">
            <text:p>11.038</text:p>
          </table:table-cell>
          <table:table-cell table:number-columns-repeated="5"/>
        </table:table-row>
        <table:table-row table:style-name="ro1">
          <table:table-cell office:value-type="float" office:value="21.8419" calcext:value-type="float">
            <text:p>21.8419</text:p>
          </table:table-cell>
          <table:table-cell office:value-type="float" office:value="26.3666" calcext:value-type="float">
            <text:p>26.3666</text:p>
          </table:table-cell>
          <table:table-cell office:value-type="float" office:value="11.1063" calcext:value-type="float">
            <text:p>11.1063</text:p>
          </table:table-cell>
          <table:table-cell table:number-columns-repeated="5"/>
        </table:table-row>
        <table:table-row table:style-name="ro1">
          <table:table-cell office:value-type="float" office:value="21.9186" calcext:value-type="float">
            <text:p>21.9186</text:p>
          </table:table-cell>
          <table:table-cell office:value-type="float" office:value="26.5032" calcext:value-type="float">
            <text:p>26.5032</text:p>
          </table:table-cell>
          <table:table-cell office:value-type="float" office:value="11.1328" calcext:value-type="float">
            <text:p>11.1328</text:p>
          </table:table-cell>
          <table:table-cell table:number-columns-repeated="5"/>
        </table:table-row>
        <table:table-row table:style-name="ro1">
          <table:table-cell office:value-type="float" office:value="21.9474" calcext:value-type="float">
            <text:p>21.9474</text:p>
          </table:table-cell>
          <table:table-cell office:value-type="float" office:value="26.5821" calcext:value-type="float">
            <text:p>26.5821</text:p>
          </table:table-cell>
          <table:table-cell office:value-type="float" office:value="11.1554" calcext:value-type="float">
            <text:p>11.1554</text:p>
          </table:table-cell>
          <table:table-cell table:number-columns-repeated="5"/>
        </table:table-row>
        <table:table-row table:style-name="ro1">
          <table:table-cell office:value-type="float" office:value="22.0501" calcext:value-type="float">
            <text:p>22.0501</text:p>
          </table:table-cell>
          <table:table-cell office:value-type="float" office:value="26.6667" calcext:value-type="float">
            <text:p>26.6667</text:p>
          </table:table-cell>
          <table:table-cell office:value-type="float" office:value="11.1597" calcext:value-type="float">
            <text:p>11.1597</text:p>
          </table:table-cell>
          <table:table-cell table:number-columns-repeated="5"/>
        </table:table-row>
        <table:table-row table:style-name="ro1">
          <table:table-cell office:value-type="float" office:value="22.2914" calcext:value-type="float">
            <text:p>22.2914</text:p>
          </table:table-cell>
          <table:table-cell office:value-type="float" office:value="26.7464" calcext:value-type="float">
            <text:p>26.7464</text:p>
          </table:table-cell>
          <table:table-cell office:value-type="float" office:value="11.1742" calcext:value-type="float">
            <text:p>11.1742</text:p>
          </table:table-cell>
          <table:table-cell table:number-columns-repeated="5"/>
        </table:table-row>
        <table:table-row table:style-name="ro1">
          <table:table-cell office:value-type="float" office:value="22.4228" calcext:value-type="float">
            <text:p>22.4228</text:p>
          </table:table-cell>
          <table:table-cell office:value-type="float" office:value="26.7665" calcext:value-type="float">
            <text:p>26.7665</text:p>
          </table:table-cell>
          <table:table-cell office:value-type="float" office:value="11.2374" calcext:value-type="float">
            <text:p>11.2374</text:p>
          </table:table-cell>
          <table:table-cell table:number-columns-repeated="5"/>
        </table:table-row>
        <table:table-row table:style-name="ro1">
          <table:table-cell office:value-type="float" office:value="22.5084" calcext:value-type="float">
            <text:p>22.5084</text:p>
          </table:table-cell>
          <table:table-cell office:value-type="float" office:value="26.8508" calcext:value-type="float">
            <text:p>26.8508</text:p>
          </table:table-cell>
          <table:table-cell office:value-type="float" office:value="11.3505" calcext:value-type="float">
            <text:p>11.3505</text:p>
          </table:table-cell>
          <table:table-cell table:number-columns-repeated="5"/>
        </table:table-row>
        <table:table-row table:style-name="ro1">
          <table:table-cell office:value-type="float" office:value="22.5114" calcext:value-type="float">
            <text:p>22.5114</text:p>
          </table:table-cell>
          <table:table-cell office:value-type="float" office:value="27.0627" calcext:value-type="float">
            <text:p>27.0627</text:p>
          </table:table-cell>
          <table:table-cell office:value-type="float" office:value="11.3531" calcext:value-type="float">
            <text:p>11.3531</text:p>
          </table:table-cell>
          <table:table-cell table:number-columns-repeated="5"/>
        </table:table-row>
        <table:table-row table:style-name="ro1">
          <table:table-cell office:value-type="float" office:value="22.7794" calcext:value-type="float">
            <text:p>22.7794</text:p>
          </table:table-cell>
          <table:table-cell office:value-type="float" office:value="27.1541" calcext:value-type="float">
            <text:p>27.1541</text:p>
          </table:table-cell>
          <table:table-cell office:value-type="float" office:value="11.37" calcext:value-type="float">
            <text:p>11.37</text:p>
          </table:table-cell>
          <table:table-cell table:number-columns-repeated="5"/>
        </table:table-row>
        <table:table-row table:style-name="ro1">
          <table:table-cell office:value-type="float" office:value="22.7902" calcext:value-type="float">
            <text:p>22.7902</text:p>
          </table:table-cell>
          <table:table-cell office:value-type="float" office:value="27.1904" calcext:value-type="float">
            <text:p>27.1904</text:p>
          </table:table-cell>
          <table:table-cell office:value-type="float" office:value="11.4736" calcext:value-type="float">
            <text:p>11.4736</text:p>
          </table:table-cell>
          <table:table-cell table:number-columns-repeated="5"/>
        </table:table-row>
        <table:table-row table:style-name="ro1">
          <table:table-cell office:value-type="float" office:value="22.8215" calcext:value-type="float">
            <text:p>22.8215</text:p>
          </table:table-cell>
          <table:table-cell office:value-type="float" office:value="27.5442" calcext:value-type="float">
            <text:p>27.5442</text:p>
          </table:table-cell>
          <table:table-cell office:value-type="float" office:value="11.5786" calcext:value-type="float">
            <text:p>11.5786</text:p>
          </table:table-cell>
          <table:table-cell table:number-columns-repeated="5"/>
        </table:table-row>
        <table:table-row table:style-name="ro1">
          <table:table-cell office:value-type="float" office:value="22.8832" calcext:value-type="float">
            <text:p>22.8832</text:p>
          </table:table-cell>
          <table:table-cell office:value-type="float" office:value="27.6326" calcext:value-type="float">
            <text:p>27.6326</text:p>
          </table:table-cell>
          <table:table-cell office:value-type="float" office:value="11.7988" calcext:value-type="float">
            <text:p>11.7988</text:p>
          </table:table-cell>
          <table:table-cell table:number-columns-repeated="5"/>
        </table:table-row>
        <table:table-row table:style-name="ro1">
          <table:table-cell office:value-type="float" office:value="22.9973" calcext:value-type="float">
            <text:p>22.9973</text:p>
          </table:table-cell>
          <table:table-cell office:value-type="float" office:value="27.9061" calcext:value-type="float">
            <text:p>27.9061</text:p>
          </table:table-cell>
          <table:table-cell office:value-type="float" office:value="12.1" calcext:value-type="float">
            <text:p>12.1</text:p>
          </table:table-cell>
          <table:table-cell table:number-columns-repeated="5"/>
        </table:table-row>
        <table:table-row table:style-name="ro1">
          <table:table-cell office:value-type="float" office:value="23.1973" calcext:value-type="float">
            <text:p>23.1973</text:p>
          </table:table-cell>
          <table:table-cell office:value-type="float" office:value="27.9865" calcext:value-type="float">
            <text:p>27.9865</text:p>
          </table:table-cell>
          <table:table-cell office:value-type="float" office:value="12.172" calcext:value-type="float">
            <text:p>12.172</text:p>
          </table:table-cell>
          <table:table-cell table:number-columns-repeated="5"/>
        </table:table-row>
        <table:table-row table:style-name="ro1">
          <table:table-cell office:value-type="float" office:value="23.5381" calcext:value-type="float">
            <text:p>23.5381</text:p>
          </table:table-cell>
          <table:table-cell office:value-type="float" office:value="28.3448" calcext:value-type="float">
            <text:p>28.3448</text:p>
          </table:table-cell>
          <table:table-cell office:value-type="float" office:value="12.1723" calcext:value-type="float">
            <text:p>12.1723</text:p>
          </table:table-cell>
          <table:table-cell table:number-columns-repeated="5"/>
        </table:table-row>
        <table:table-row table:style-name="ro1">
          <table:table-cell office:value-type="float" office:value="23.5406" calcext:value-type="float">
            <text:p>23.5406</text:p>
          </table:table-cell>
          <table:table-cell office:value-type="float" office:value="28.3497" calcext:value-type="float">
            <text:p>28.3497</text:p>
          </table:table-cell>
          <table:table-cell office:value-type="float" office:value="12.2785" calcext:value-type="float">
            <text:p>12.2785</text:p>
          </table:table-cell>
          <table:table-cell table:number-columns-repeated="5"/>
        </table:table-row>
        <table:table-row table:style-name="ro1">
          <table:table-cell office:value-type="float" office:value="23.6086" calcext:value-type="float">
            <text:p>23.6086</text:p>
          </table:table-cell>
          <table:table-cell office:value-type="float" office:value="28.3979" calcext:value-type="float">
            <text:p>28.3979</text:p>
          </table:table-cell>
          <table:table-cell office:value-type="float" office:value="12.4448" calcext:value-type="float">
            <text:p>12.4448</text:p>
          </table:table-cell>
          <table:table-cell table:number-columns-repeated="5"/>
        </table:table-row>
        <table:table-row table:style-name="ro1">
          <table:table-cell office:value-type="float" office:value="23.6269" calcext:value-type="float">
            <text:p>23.6269</text:p>
          </table:table-cell>
          <table:table-cell office:value-type="float" office:value="28.5768" calcext:value-type="float">
            <text:p>28.5768</text:p>
          </table:table-cell>
          <table:table-cell office:value-type="float" office:value="12.6106" calcext:value-type="float">
            <text:p>12.6106</text:p>
          </table:table-cell>
          <table:table-cell table:number-columns-repeated="5"/>
        </table:table-row>
        <table:table-row table:style-name="ro1">
          <table:table-cell office:value-type="float" office:value="23.6943" calcext:value-type="float">
            <text:p>23.6943</text:p>
          </table:table-cell>
          <table:table-cell office:value-type="float" office:value="28.5987" calcext:value-type="float">
            <text:p>28.5987</text:p>
          </table:table-cell>
          <table:table-cell office:value-type="float" office:value="12.6148" calcext:value-type="float">
            <text:p>12.6148</text:p>
          </table:table-cell>
          <table:table-cell table:number-columns-repeated="5"/>
        </table:table-row>
        <table:table-row table:style-name="ro1">
          <table:table-cell office:value-type="float" office:value="23.8817" calcext:value-type="float">
            <text:p>23.8817</text:p>
          </table:table-cell>
          <table:table-cell office:value-type="float" office:value="28.6919" calcext:value-type="float">
            <text:p>28.6919</text:p>
          </table:table-cell>
          <table:table-cell office:value-type="float" office:value="12.7063" calcext:value-type="float">
            <text:p>12.7063</text:p>
          </table:table-cell>
          <table:table-cell table:number-columns-repeated="5"/>
        </table:table-row>
        <table:table-row table:style-name="ro1">
          <table:table-cell office:value-type="float" office:value="24.296" calcext:value-type="float">
            <text:p>24.296</text:p>
          </table:table-cell>
          <table:table-cell office:value-type="float" office:value="28.9621" calcext:value-type="float">
            <text:p>28.9621</text:p>
          </table:table-cell>
          <table:table-cell office:value-type="float" office:value="12.8315" calcext:value-type="float">
            <text:p>12.8315</text:p>
          </table:table-cell>
          <table:table-cell table:number-columns-repeated="5"/>
        </table:table-row>
        <table:table-row table:style-name="ro1">
          <table:table-cell office:value-type="float" office:value="25.0412" calcext:value-type="float">
            <text:p>25.0412</text:p>
          </table:table-cell>
          <table:table-cell office:value-type="float" office:value="29.0391" calcext:value-type="float">
            <text:p>29.0391</text:p>
          </table:table-cell>
          <table:table-cell office:value-type="float" office:value="12.8323" calcext:value-type="float">
            <text:p>12.8323</text:p>
          </table:table-cell>
          <table:table-cell table:number-columns-repeated="5"/>
        </table:table-row>
        <table:table-row table:style-name="ro1">
          <table:table-cell office:value-type="float" office:value="25.0552" calcext:value-type="float">
            <text:p>25.0552</text:p>
          </table:table-cell>
          <table:table-cell office:value-type="float" office:value="29.1369" calcext:value-type="float">
            <text:p>29.1369</text:p>
          </table:table-cell>
          <table:table-cell office:value-type="float" office:value="12.9349" calcext:value-type="float">
            <text:p>12.9349</text:p>
          </table:table-cell>
          <table:table-cell table:number-columns-repeated="5"/>
        </table:table-row>
        <table:table-row table:style-name="ro1">
          <table:table-cell office:value-type="float" office:value="25.1356" calcext:value-type="float">
            <text:p>25.1356</text:p>
          </table:table-cell>
          <table:table-cell office:value-type="float" office:value="29.1734" calcext:value-type="float">
            <text:p>29.1734</text:p>
          </table:table-cell>
          <table:table-cell office:value-type="float" office:value="12.9415" calcext:value-type="float">
            <text:p>12.9415</text:p>
          </table:table-cell>
          <table:table-cell table:number-columns-repeated="5"/>
        </table:table-row>
        <table:table-row table:style-name="ro1">
          <table:table-cell office:value-type="float" office:value="25.3021" calcext:value-type="float">
            <text:p>25.3021</text:p>
          </table:table-cell>
          <table:table-cell office:value-type="float" office:value="29.1913" calcext:value-type="float">
            <text:p>29.1913</text:p>
          </table:table-cell>
          <table:table-cell office:value-type="float" office:value="13.0338" calcext:value-type="float">
            <text:p>13.0338</text:p>
          </table:table-cell>
          <table:table-cell table:number-columns-repeated="5"/>
        </table:table-row>
        <table:table-row table:style-name="ro1">
          <table:table-cell office:value-type="float" office:value="25.5765" calcext:value-type="float">
            <text:p>25.5765</text:p>
          </table:table-cell>
          <table:table-cell office:value-type="float" office:value="29.4242" calcext:value-type="float">
            <text:p>29.4242</text:p>
          </table:table-cell>
          <table:table-cell office:value-type="float" office:value="13.2238" calcext:value-type="float">
            <text:p>13.2238</text:p>
          </table:table-cell>
          <table:table-cell table:number-columns-repeated="5"/>
        </table:table-row>
        <table:table-row table:style-name="ro1">
          <table:table-cell office:value-type="float" office:value="26.4407" calcext:value-type="float">
            <text:p>26.4407</text:p>
          </table:table-cell>
          <table:table-cell office:value-type="float" office:value="29.8736" calcext:value-type="float">
            <text:p>29.8736</text:p>
          </table:table-cell>
          <table:table-cell office:value-type="float" office:value="13.3417" calcext:value-type="float">
            <text:p>13.3417</text:p>
          </table:table-cell>
          <table:table-cell table:number-columns-repeated="5"/>
        </table:table-row>
        <table:table-row table:style-name="ro1">
          <table:table-cell office:value-type="float" office:value="27.0478" calcext:value-type="float">
            <text:p>27.0478</text:p>
          </table:table-cell>
          <table:table-cell office:value-type="float" office:value="30.0017" calcext:value-type="float">
            <text:p>30.0017</text:p>
          </table:table-cell>
          <table:table-cell office:value-type="float" office:value="13.3853" calcext:value-type="float">
            <text:p>13.3853</text:p>
          </table:table-cell>
          <table:table-cell table:number-columns-repeated="5"/>
        </table:table-row>
        <table:table-row table:style-name="ro1">
          <table:table-cell office:value-type="float" office:value="27.5018" calcext:value-type="float">
            <text:p>27.5018</text:p>
          </table:table-cell>
          <table:table-cell office:value-type="float" office:value="30.0614" calcext:value-type="float">
            <text:p>30.0614</text:p>
          </table:table-cell>
          <table:table-cell office:value-type="float" office:value="13.4164" calcext:value-type="float">
            <text:p>13.4164</text:p>
          </table:table-cell>
          <table:table-cell table:number-columns-repeated="5"/>
        </table:table-row>
        <table:table-row table:style-name="ro1">
          <table:table-cell office:value-type="float" office:value="28.0794" calcext:value-type="float">
            <text:p>28.0794</text:p>
          </table:table-cell>
          <table:table-cell office:value-type="float" office:value="30.6982" calcext:value-type="float">
            <text:p>30.6982</text:p>
          </table:table-cell>
          <table:table-cell office:value-type="float" office:value="13.5361" calcext:value-type="float">
            <text:p>13.5361</text:p>
          </table:table-cell>
          <table:table-cell table:number-columns-repeated="5"/>
        </table:table-row>
        <table:table-row table:style-name="ro1">
          <table:table-cell office:value-type="float" office:value="28.3446" calcext:value-type="float">
            <text:p>28.3446</text:p>
          </table:table-cell>
          <table:table-cell office:value-type="float" office:value="30.8867" calcext:value-type="float">
            <text:p>30.8867</text:p>
          </table:table-cell>
          <table:table-cell office:value-type="float" office:value="13.9778" calcext:value-type="float">
            <text:p>13.9778</text:p>
          </table:table-cell>
          <table:table-cell table:number-columns-repeated="5"/>
        </table:table-row>
        <table:table-row table:style-name="ro1">
          <table:table-cell office:value-type="float" office:value="28.4522" calcext:value-type="float">
            <text:p>28.4522</text:p>
          </table:table-cell>
          <table:table-cell office:value-type="float" office:value="31.1292" calcext:value-type="float">
            <text:p>31.1292</text:p>
          </table:table-cell>
          <table:table-cell office:value-type="float" office:value="14.5225" calcext:value-type="float">
            <text:p>14.5225</text:p>
          </table:table-cell>
          <table:table-cell table:number-columns-repeated="5"/>
        </table:table-row>
        <table:table-row table:style-name="ro1">
          <table:table-cell office:value-type="float" office:value="28.6231" calcext:value-type="float">
            <text:p>28.6231</text:p>
          </table:table-cell>
          <table:table-cell office:value-type="float" office:value="31.7164" calcext:value-type="float">
            <text:p>31.7164</text:p>
          </table:table-cell>
          <table:table-cell office:value-type="float" office:value="14.7583" calcext:value-type="float">
            <text:p>14.7583</text:p>
          </table:table-cell>
          <table:table-cell table:number-columns-repeated="5"/>
        </table:table-row>
        <table:table-row table:style-name="ro1">
          <table:table-cell office:value-type="float" office:value="29.1191" calcext:value-type="float">
            <text:p>29.1191</text:p>
          </table:table-cell>
          <table:table-cell office:value-type="float" office:value="31.9051" calcext:value-type="float">
            <text:p>31.9051</text:p>
          </table:table-cell>
          <table:table-cell office:value-type="float" office:value="14.7683" calcext:value-type="float">
            <text:p>14.7683</text:p>
          </table:table-cell>
          <table:table-cell table:number-columns-repeated="5"/>
        </table:table-row>
        <table:table-row table:style-name="ro1">
          <table:table-cell office:value-type="float" office:value="29.3381" calcext:value-type="float">
            <text:p>29.3381</text:p>
          </table:table-cell>
          <table:table-cell office:value-type="float" office:value="33.1618" calcext:value-type="float">
            <text:p>33.1618</text:p>
          </table:table-cell>
          <table:table-cell office:value-type="float" office:value="15.3481" calcext:value-type="float">
            <text:p>15.3481</text:p>
          </table:table-cell>
          <table:table-cell table:number-columns-repeated="5"/>
        </table:table-row>
        <table:table-row table:style-name="ro1">
          <table:table-cell office:value-type="float" office:value="29.4623" calcext:value-type="float">
            <text:p>29.4623</text:p>
          </table:table-cell>
          <table:table-cell office:value-type="float" office:value="33.4487" calcext:value-type="float">
            <text:p>33.4487</text:p>
          </table:table-cell>
          <table:table-cell office:value-type="float" office:value="15.5413" calcext:value-type="float">
            <text:p>15.5413</text:p>
          </table:table-cell>
          <table:table-cell table:number-columns-repeated="5"/>
        </table:table-row>
        <table:table-row table:style-name="ro1">
          <table:table-cell office:value-type="float" office:value="29.8688" calcext:value-type="float">
            <text:p>29.8688</text:p>
          </table:table-cell>
          <table:table-cell office:value-type="float" office:value="35.5775" calcext:value-type="float">
            <text:p>35.5775</text:p>
          </table:table-cell>
          <table:table-cell office:value-type="float" office:value="15.7947" calcext:value-type="float">
            <text:p>15.7947</text:p>
          </table:table-cell>
          <table:table-cell table:number-columns-repeated="5"/>
        </table:table-row>
        <table:table-row table:style-name="ro1">
          <table:table-cell office:value-type="float" office:value="30.6816" calcext:value-type="float">
            <text:p>30.6816</text:p>
          </table:table-cell>
          <table:table-cell office:value-type="float" office:value="36.1741" calcext:value-type="float">
            <text:p>36.1741</text:p>
          </table:table-cell>
          <table:table-cell office:value-type="float" office:value="16.1669" calcext:value-type="float">
            <text:p>16.1669</text:p>
          </table:table-cell>
          <table:table-cell table:number-columns-repeated="5"/>
        </table:table-row>
        <table:table-row table:style-name="ro1">
          <table:table-cell office:value-type="float" office:value="32.7426" calcext:value-type="float">
            <text:p>32.7426</text:p>
          </table:table-cell>
          <table:table-cell office:value-type="float" office:value="36.4279" calcext:value-type="float">
            <text:p>36.4279</text:p>
          </table:table-cell>
          <table:table-cell office:value-type="float" office:value="27.3216" calcext:value-type="float">
            <text:p>27.321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energyComparison.A1:energyComparison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5T13:45:35.317000000</dc:date>
    <meta:editing-duration>PT25M24S</meta:editing-duration>
    <meta:editing-cycles>2</meta:editing-cycles>
    <meta:generator>LibreOffice/6.3.6.2$Windows_X86_64 LibreOffice_project/2196df99b074d8a661f4036fca8fa0cbfa33a497</meta:generator>
    <meta:document-statistic meta:table-count="1" meta:cell-count="303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13cm" svg:y="0.316cm" chart:style-name="ch2">
          <text:p>Original Baseline (Self+Interaction with rest of protein)</text:p>
        </chart:title>
        <chart:plot-area chart:style-name="ch3" table:cell-range-address="energyComparison.E4:energyComparison.F9" chart:data-source-has-labels="column" svg:x="1.321cm" svg:y="1.301cm" svg:width="14.359cm" svg:height="6.548cm">
          <chartooo:coordinate-region svg:x="2.144cm" svg:y="1.504cm" svg:width="13.536cm" svg:height="5.692cm"/>
          <chart:axis chart:dimension="x" chart:name="primary-x" chart:style-name="ch4" chartooo:axis-type="auto">
            <chartooo:date-scale/>
            <chart:title svg:x="4.866cm" svg:y="8.029cm" chart:style-name="ch5">
              <text:p>Difference between Calculated and Baseline Energy</text:p>
            </chart:title>
            <chart:categories table:cell-range-address="energyComparison.E4:energyComparison.E9"/>
          </chart:axis>
          <chart:axis chart:dimension="y" chart:name="primary-y" chart:style-name="ch6">
            <chart:title svg:x="0.451cm" svg:y="5.373cm" chart:style-name="ch7">
              <text:p>Frequency</text:p>
            </chart:title>
            <chart:grid chart:style-name="ch8" chart:class="major"/>
          </chart:axis>
          <chart:series chart:style-name="ch9" chart:values-cell-range-address="energyComparison.F4:energyComparison.F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&lt;-10</text:p>
                <draw:g>
                  <svg:desc>energyComparison.E4:energyComparison.E9</svg:desc>
                </draw:g>
              </table:table-cell>
              <table:table-cell office:value-type="float" office:value="27">
                <text:p>27</text:p>
                <draw:g>
                  <svg:desc>energyComparison.F4:energyComparison.F9</svg:desc>
                </draw:g>
              </table:table-cell>
            </table:table-row>
            <table:table-row>
              <table:table-cell office:value-type="string">
                <text:p>-10&lt;x&lt;-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-5&lt;x&lt;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&lt;x&lt;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&lt;x&lt;1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&gt;10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371cm" svg:y="0.315cm" chart:style-name="ch2">
          <text:p>SelfPos Baseline (Self+Interaction with rest of protein based on position in protein)</text:p>
        </chart:title>
        <chart:plot-area chart:style-name="ch3" table:cell-range-address="energyComparison.E4:energyComparison.E9 energyComparison.G4:energyComparison.G9" chart:data-source-has-labels="column" svg:x="1.321cm" svg:y="1.83cm" svg:width="14.359cm" svg:height="6.019cm">
          <chartooo:coordinate-region svg:x="2.144cm" svg:y="2.032cm" svg:width="13.536cm" svg:height="5.164cm"/>
          <chart:axis chart:dimension="x" chart:name="primary-x" chart:style-name="ch4" chartooo:axis-type="auto">
            <chartooo:date-scale/>
            <chart:title svg:x="4.866cm" svg:y="8.029cm" chart:style-name="ch5">
              <text:p>Difference between Calculated and Baseline Energy</text:p>
            </chart:title>
            <chart:categories table:cell-range-address="energyComparison.E4:energyComparison.E9"/>
          </chart:axis>
          <chart:axis chart:dimension="y" chart:name="primary-y" chart:style-name="ch6">
            <chart:title svg:x="0.451cm" svg:y="5.637cm" chart:style-name="ch7">
              <text:p>Frequency</text:p>
            </chart:title>
            <chart:grid chart:style-name="ch8" chart:class="major"/>
          </chart:axis>
          <chart:series chart:style-name="ch9" chart:values-cell-range-address="energyComparison.G4:energyComparison.G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&lt;-10</text:p>
                <draw:g>
                  <svg:desc>energyComparison.E4:energyComparison.E9</svg:desc>
                </draw:g>
              </table:table-cell>
              <table:table-cell office:value-type="float" office:value="4">
                <text:p>4</text:p>
                <draw:g>
                  <svg:desc>energyComparison.G4:energyComparison.G9</svg:desc>
                </draw:g>
              </table:table-cell>
            </table:table-row>
            <table:table-row>
              <table:table-cell office:value-type="string">
                <text:p>-10&lt;x&lt;-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-5&lt;x&lt;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0&lt;x&lt;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&lt;x&lt;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&gt;10</text:p>
              </table:table-cell>
              <table:table-cell office:value-type="float" office:value="577">
                <text:p>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9cm" svg:y="0.316cm" chart:style-name="ch2">
          <text:p>SelfPair Baseline</text:p>
        </chart:title>
        <chart:plot-area chart:style-name="ch3" table:cell-range-address="energyComparison.E4:energyComparison.E9 energyComparison.H4:energyComparison.H9" chart:data-source-has-labels="column" svg:x="1.321cm" svg:y="1.301cm" svg:width="14.359cm" svg:height="6.548cm">
          <chartooo:coordinate-region svg:x="2.144cm" svg:y="1.503cm" svg:width="13.536cm" svg:height="5.693cm"/>
          <chart:axis chart:dimension="x" chart:name="primary-x" chart:style-name="ch4" chartooo:axis-type="auto">
            <chartooo:date-scale/>
            <chart:title svg:x="4.866cm" svg:y="8.029cm" chart:style-name="ch5">
              <text:p>Difference between Calculated and Baseline Energy</text:p>
            </chart:title>
            <chart:categories table:cell-range-address="energyComparison.E4:energyComparison.E9"/>
          </chart:axis>
          <chart:axis chart:dimension="y" chart:name="primary-y" chart:style-name="ch6">
            <chart:title svg:x="0.451cm" svg:y="5.373cm" chart:style-name="ch7">
              <text:p>Frequence</text:p>
            </chart:title>
            <chart:grid chart:style-name="ch8" chart:class="major"/>
          </chart:axis>
          <chart:series chart:style-name="ch9" chart:values-cell-range-address="energyComparison.H4:energyComparison.H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&lt;-10</text:p>
                <draw:g>
                  <svg:desc>energyComparison.E4:energyComparison.E9</svg:desc>
                </draw:g>
              </table:table-cell>
              <table:table-cell office:value-type="float" office:value="24">
                <text:p>24</text:p>
                <draw:g>
                  <svg:desc>energyComparison.H4:energyComparison.H9</svg:desc>
                </draw:g>
              </table:table-cell>
            </table:table-row>
            <table:table-row>
              <table:table-cell office:value-type="string">
                <text:p>-10&lt;x&lt;-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-5&lt;x&lt;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0&lt;x&lt;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&lt;x&lt;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&gt;1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